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1.73mm"/>
    </style:style>
    <style:style style:name="ro1" style:family="table-row">
      <style:table-row-properties style:row-height="4.52mm" fo:break-before="auto" style:use-optimal-row-height="true"/>
    </style:style>
    <style:style style:name="ro2" style:family="table-row">
      <style:table-row-properties style:row-height="8.41mm" fo:break-before="auto" style:use-optimal-row-height="true"/>
    </style:style>
    <style:style style:name="ro3" style:family="table-row">
      <style:table-row-properties style:row-height="12.36mm" fo:break-before="auto" style:use-optimal-row-height="true"/>
    </style:style>
    <style:style style:name="ta1" style:family="table" style:master-page-name="Default">
      <style:table-properties table:display="true" style:writing-mode="lr-tb"/>
    </style:style>
    <number:percentage-style style:name="N10">
      <number:number number:decimal-places="0" loext:min-decimal-places="0" number:min-integer-digits="1"/>
      <number:text>%</number:text>
    </number:percentag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CA"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Liberation Serif" fo:font-size="10pt" fo:language="en" fo:country="CA"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data-style-name="N10">
      <style:table-cell-properties style:text-align-source="fix" style:repeat-content="false" fo:wrap-option="wrap"/>
      <style:paragraph-properties fo:text-align="center"/>
      <style:text-properties style:use-window-font-color="true" style:text-outline="false" style:text-line-through-style="none" style:text-line-through-type="none" style:font-name="Liberation Serif" fo:font-size="10pt" fo:language="en" fo:country="CA"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data-style-name="N10"/>
  </office:automatic-styles>
  <office:body>
    <office:spreadsheet>
      <table:calculation-settings table:case-sensitive="false" table:automatic-find-labels="false" table:use-regular-expressions="false">
        <table:iteration table:maximum-difference="0.0001"/>
      </table:calculation-settings>
      <table:table table:name="weapon table" table:style-name="ta1">
        <table:table-column table:style-name="co1" table:default-cell-style-name="ce1"/>
        <table:table-column table:style-name="co1" table:number-columns-repeated="10" table:default-cell-style-name="ce2"/>
        <table:table-column table:style-name="co1" table:default-cell-style-name="ce1"/>
        <table:table-column table:style-name="co1" table:number-columns-repeated="2" table:default-cell-style-name="Default"/>
        <table:table-row table:style-name="ro1">
          <table:table-cell office:value-type="string" calcext:value-type="string">
            <text:p><text:a xlink:href="http://www.d20srd.org/srd/equipment/weapons.htm#gauntlet" xlink:type="simple">Gauntlet</text:a></text:p>
          </table:table-cell>
          <table:table-cell office:value-type="string" calcext:value-type="string">
            <text:p>2 gp</text:p>
          </table:table-cell>
          <table:table-cell office:value-type="float" office:value="4" calcext:value-type="float">
            <text:p>4</text:p>
          </table:table-cell>
          <table:table-cell table:formula="of:=[.C1]*350+400" office:value-type="float" office:value="1800" calcext:value-type="float">
            <text:p>1800</text:p>
          </table:table-cell>
          <table:table-cell office:value-type="string" calcext:value-type="string">
            <text:p>1d2</text:p>
          </table:table-cell>
          <table:table-cell table:formula="of:=COM.MICROSOFT.CONCAT(SUBSTITUTE([.E1]; &quot;/&quot;; &quot;+3/&quot;);&quot;+3&quot;)" office:value-type="string" office:string-value="1d2+3" calcext:value-type="string">
            <text:p>1d2+3</text:p>
          </table:table-cell>
          <table:table-cell office:value-type="string" calcext:value-type="string">
            <text:p>1d3</text:p>
          </table:table-cell>
          <table:table-cell office:value-type="string" calcext:value-type="string">
            <text:p>×2</text:p>
          </table:table-cell>
          <table:table-cell office:value-type="string" calcext:value-type="string">
            <text:p>—</text:p>
          </table:table-cell>
          <table:table-cell office:value-type="string" calcext:value-type="string">
            <text:p>1 lb.</text:p>
          </table:table-cell>
          <table:table-cell table:formula="of:=COM.MICROSOFT.CONCAT(SUBSTITUTE([.J1]; &quot; lb.&quot;; &quot;&quot;)/2;&quot; lb.&quot;)" office:value-type="string" office:string-value="0.5 lb." calcext:value-type="string">
            <text:p>0.5 lb.</text:p>
          </table:table-cell>
          <table:table-cell office:value-type="string" calcext:value-type="string">
            <text:p>Bludgeoning</text:p>
          </table:table-cell>
          <table:table-cell table:formula="of:=COM.MICROSOFT.CONCAT(&quot;this simple, light, one handed melee weapon does &quot; ; [.F1]; &quot; &quot; ; [.L1]; &quot; damage with a &quot; ; [.H1]; &quot; crit. &quot;; IF([.I1]=&quot;—&quot;; &quot;&quot;; COM.MICROSOFT.CONCAT(&quot;it can be thrown with a range increment of &quot;;[.I1]; &quot; &quot;)); &quot;and weighs &quot;;[.K1];&quot; it is made out of bronze and is the normal, default type from the players handbook.&quot;)" office:value-type="string" office:string-value="this simple, light, one handed melee weapon does 1d2+3 Bludgeoning damage with a ×2 crit. and weighs 0.5 lb. it is made out of bronze and is the normal, default type from the players handbook." calcext:value-type="string">
            <text:p>this simple, light, one handed melee weapon does 1d2+3 Bludgeoning damage with a ×2 crit. and weighs 0.5 lb. it is made out of bronze and is the normal, default type from the players handbook.</text:p>
          </table:table-cell>
          <table:table-cell table:formula="of:=SUBSTITUTE([.M1]; &quot;bronze and is the normal, default type from the players handbook.&quot;; &quot;Tritanium and is made by Blacksmiths. It can overcome DR/Adamantine&quot;)" office:value-type="string" office:string-value="this simple, light, one handed melee weapon does 1d2+3 Bludgeoning damage with a ×2 crit. and weighs 0.5 lb. it is made out of Tritanium and is made by Blacksmiths. It can overcome DR/Adamantine" calcext:value-type="string">
            <text:p>this simple, light, one handed melee weapon does 1d2+3 Bludgeoning damage with a ×2 crit. and weighs 0.5 lb. it is made out of Tritanium and is made by Blacksmiths. It can overcome DR/Adamantine</text:p>
          </table:table-cell>
        </table:table-row>
        <table:table-row table:style-name="ro2">
          <table:table-cell office:value-type="string" calcext:value-type="string">
            <text:p><text:a xlink:href="http://www.d20srd.org/srd/equipment/weapons.htm#dagger" xlink:type="simple">Dagger</text:a></text:p>
          </table:table-cell>
          <table:table-cell office:value-type="string" calcext:value-type="string">
            <text:p>2 gp</text:p>
          </table:table-cell>
          <table:table-cell office:value-type="float" office:value="4" calcext:value-type="float">
            <text:p>4</text:p>
          </table:table-cell>
          <table:table-cell table:formula="of:=[.C2]*350+400" office:value-type="float" office:value="1800" calcext:value-type="float">
            <text:p>1800</text:p>
          </table:table-cell>
          <table:table-cell office:value-type="string" calcext:value-type="string">
            <text:p>1d3</text:p>
          </table:table-cell>
          <table:table-cell table:formula="of:=COM.MICROSOFT.CONCAT(SUBSTITUTE([.E2]; &quot;/&quot;; &quot;+3/&quot;);&quot;+3&quot;)" office:value-type="string" office:string-value="1d3+3" calcext:value-type="string">
            <text:p>1d3+3</text:p>
          </table:table-cell>
          <table:table-cell office:value-type="string" calcext:value-type="string">
            <text:p>1d4</text:p>
          </table:table-cell>
          <table:table-cell office:value-type="string" calcext:value-type="string">
            <text:p>19-20/×2</text:p>
          </table:table-cell>
          <table:table-cell office:value-type="string" calcext:value-type="string">
            <text:p>10 ft.</text:p>
          </table:table-cell>
          <table:table-cell office:value-type="string" calcext:value-type="string">
            <text:p>1 lb.</text:p>
          </table:table-cell>
          <table:table-cell table:formula="of:=COM.MICROSOFT.CONCAT(SUBSTITUTE([.J2]; &quot; lb.&quot;; &quot;&quot;)/2;&quot; lb.&quot;)" office:value-type="string" office:string-value="0.5 lb." calcext:value-type="string">
            <text:p>0.5 lb.</text:p>
          </table:table-cell>
          <table:table-cell office:value-type="string" calcext:value-type="string">
            <text:p>Piercing or slashing</text:p>
          </table:table-cell>
          <table:table-cell table:formula="of:=COM.MICROSOFT.CONCAT(&quot;this simple, light, one handed melee weapon does &quot; ; [.F2]; &quot; &quot; ; [.L2]; &quot; damage with a &quot; ; [.H2]; &quot; crit. &quot;; IF([.I2]=&quot;—&quot;; &quot;&quot;; COM.MICROSOFT.CONCAT(&quot;it can be thrown with a range increment of &quot;;[.I2]; &quot; &quot;)); &quot;and weighs &quot;;[.K2];&quot; it is made out of bronze and is the normal, default type from the players handbook.&quot;)" office:value-type="string" office:string-value="this simple, light, one handed melee weapon does 1d3+3 Piercing or slashing damage with a 19-20/×2 crit. it can be thrown with a range increment of 10 ft. and weighs 0.5 lb. it is made out of bronze and is the normal, default type from the players handbook." calcext:value-type="string">
            <text:p>this simple, light, one handed melee weapon does 1d3+3 Piercing or slashing damage with a 19-20/×2 crit. it can be thrown with a range increment of 10 ft. and weighs 0.5 lb. it is made out of bronze and is the normal, default type from the players handbook.</text:p>
          </table:table-cell>
          <table:table-cell table:formula="of:=SUBSTITUTE([.M2]; &quot;bronze and is the normal, default type from the players handbook.&quot;; &quot;Tritanium and is made by Blacksmiths. It can overcome DR/Adamantine&quot;)" office:value-type="string" office:string-value="this simple, light, one handed melee weapon does 1d3+3 Piercing or slashing damage with a 19-20/×2 crit. it can be thrown with a range increment of 10 ft. and weighs 0.5 lb. it is made out of Tritanium and is made by Blacksmiths. It can overcome DR/Adamantine" calcext:value-type="string">
            <text:p>this simple, light, one handed melee weapon does 1d3+3 Piercing or slashing damage with a 19-20/×2 crit. it can be thrown with a range increment of 10 ft. and weighs 0.5 lb. it is made out of Tritanium and is made by Blacksmiths. It can overcome DR/Adamantine</text:p>
          </table:table-cell>
        </table:table-row>
        <table:table-row table:style-name="ro2">
          <table:table-cell office:value-type="string" calcext:value-type="string">
            <text:p>Punching Dagger</text:p>
          </table:table-cell>
          <table:table-cell office:value-type="string" calcext:value-type="string">
            <text:p>2 gp</text:p>
          </table:table-cell>
          <table:table-cell office:value-type="float" office:value="4" calcext:value-type="float">
            <text:p>4</text:p>
          </table:table-cell>
          <table:table-cell table:formula="of:=[.C3]*350+400" office:value-type="float" office:value="1800" calcext:value-type="float">
            <text:p>1800</text:p>
          </table:table-cell>
          <table:table-cell office:value-type="string" calcext:value-type="string">
            <text:p>1d3</text:p>
          </table:table-cell>
          <table:table-cell table:formula="of:=COM.MICROSOFT.CONCAT(SUBSTITUTE([.E3]; &quot;/&quot;; &quot;+3/&quot;);&quot;+3&quot;)" office:value-type="string" office:string-value="1d3+3" calcext:value-type="string">
            <text:p>1d3+3</text:p>
          </table:table-cell>
          <table:table-cell office:value-type="string" calcext:value-type="string">
            <text:p>1d4</text:p>
          </table:table-cell>
          <table:table-cell office:value-type="string" calcext:value-type="string">
            <text:p>×3</text:p>
          </table:table-cell>
          <table:table-cell office:value-type="string" calcext:value-type="string">
            <text:p>—</text:p>
          </table:table-cell>
          <table:table-cell office:value-type="string" calcext:value-type="string">
            <text:p>1 lb.</text:p>
          </table:table-cell>
          <table:table-cell table:formula="of:=COM.MICROSOFT.CONCAT(SUBSTITUTE([.J3]; &quot; lb.&quot;; &quot;&quot;)/2;&quot; lb.&quot;)" office:value-type="string" office:string-value="0.5 lb." calcext:value-type="string">
            <text:p>0.5 lb.</text:p>
          </table:table-cell>
          <table:table-cell office:value-type="string" calcext:value-type="string">
            <text:p>Piercing</text:p>
          </table:table-cell>
          <table:table-cell table:formula="of:=COM.MICROSOFT.CONCAT(&quot;this simple, light, one handed melee weapon does &quot; ; [.F3]; &quot; &quot; ; [.L3]; &quot; damage with a &quot; ; [.H3]; &quot; crit. &quot;; IF([.I3]=&quot;—&quot;; &quot;&quot;; COM.MICROSOFT.CONCAT(&quot;it can be thrown with a range increment of &quot;;[.I3]; &quot; &quot;)); &quot;and weighs &quot;;[.K3];&quot; it is made out of bronze and is the normal, default type from the players handbook.&quot;)" office:value-type="string" office:string-value="this simple, light, one handed melee weapon does 1d3+3 Piercing damage with a ×3 crit. and weighs 0.5 lb. it is made out of bronze and is the normal, default type from the players handbook." calcext:value-type="string">
            <text:p>this simple, light, one handed melee weapon does 1d3+3 Piercing damage with a ×3 crit. and weighs 0.5 lb. it is made out of bronze and is the normal, default type from the players handbook.</text:p>
          </table:table-cell>
          <table:table-cell table:formula="of:=SUBSTITUTE([.M3]; &quot;bronze and is the normal, default type from the players handbook.&quot;; &quot;Tritanium and is made by Blacksmiths. It can overcome DR/Adamantine&quot;)" office:value-type="string" office:string-value="this simple, light, one handed melee weapon does 1d3+3 Piercing damage with a ×3 crit. and weighs 0.5 lb. it is made out of Tritanium and is made by Blacksmiths. It can overcome DR/Adamantine" calcext:value-type="string">
            <text:p>this simple, light, one handed melee weapon does 1d3+3 Piercing damage with a ×3 crit. and weighs 0.5 lb. it is made out of Tritanium and is made by Blacksmiths. It can overcome DR/Adamantine</text:p>
          </table:table-cell>
        </table:table-row>
        <table:table-row table:style-name="ro2">
          <table:table-cell office:value-type="string" calcext:value-type="string">
            <text:p>Spiked Gauntlet</text:p>
          </table:table-cell>
          <table:table-cell office:value-type="string" calcext:value-type="string">
            <text:p>5 gp</text:p>
          </table:table-cell>
          <table:table-cell office:value-type="float" office:value="4" calcext:value-type="float">
            <text:p>4</text:p>
          </table:table-cell>
          <table:table-cell table:formula="of:=[.C4]*350+400" office:value-type="float" office:value="1800" calcext:value-type="float">
            <text:p>1800</text:p>
          </table:table-cell>
          <table:table-cell office:value-type="string" calcext:value-type="string">
            <text:p>1d3</text:p>
          </table:table-cell>
          <table:table-cell table:formula="of:=COM.MICROSOFT.CONCAT(SUBSTITUTE([.E4]; &quot;/&quot;; &quot;+3/&quot;);&quot;+3&quot;)" office:value-type="string" office:string-value="1d3+3" calcext:value-type="string">
            <text:p>1d3+3</text:p>
          </table:table-cell>
          <table:table-cell office:value-type="string" calcext:value-type="string">
            <text:p>1d4</text:p>
          </table:table-cell>
          <table:table-cell office:value-type="string" calcext:value-type="string">
            <text:p>×2</text:p>
          </table:table-cell>
          <table:table-cell office:value-type="string" calcext:value-type="string">
            <text:p>—</text:p>
          </table:table-cell>
          <table:table-cell office:value-type="string" calcext:value-type="string">
            <text:p>1 lb.</text:p>
          </table:table-cell>
          <table:table-cell table:formula="of:=COM.MICROSOFT.CONCAT(SUBSTITUTE([.J4]; &quot; lb.&quot;; &quot;&quot;)/2;&quot; lb.&quot;)" office:value-type="string" office:string-value="0.5 lb." calcext:value-type="string">
            <text:p>0.5 lb.</text:p>
          </table:table-cell>
          <table:table-cell office:value-type="string" calcext:value-type="string">
            <text:p>Piercing</text:p>
          </table:table-cell>
          <table:table-cell table:formula="of:=COM.MICROSOFT.CONCAT(&quot;this simple, light, one handed melee weapon does &quot; ; [.F4]; &quot; &quot; ; [.L4]; &quot; damage with a &quot; ; [.H4]; &quot; crit. &quot;; IF([.I4]=&quot;—&quot;; &quot;&quot;; COM.MICROSOFT.CONCAT(&quot;it can be thrown with a range increment of &quot;;[.I4]; &quot; &quot;)); &quot;and weighs &quot;;[.K4];&quot; it is made out of bronze and is the normal, default type from the players handbook.&quot;)" office:value-type="string" office:string-value="this simple, light, one handed melee weapon does 1d3+3 Piercing damage with a ×2 crit. and weighs 0.5 lb. it is made out of bronze and is the normal, default type from the players handbook." calcext:value-type="string">
            <text:p>this simple, light, one handed melee weapon does 1d3+3 Piercing damage with a ×2 crit. and weighs 0.5 lb. it is made out of bronze and is the normal, default type from the players handbook.</text:p>
          </table:table-cell>
          <table:table-cell table:formula="of:=SUBSTITUTE([.M4]; &quot;bronze and is the normal, default type from the players handbook.&quot;; &quot;Tritanium and is made by Blacksmiths. It can overcome DR/Adamantine&quot;)" office:value-type="string" office:string-value="this simple, light, one handed melee weapon does 1d3+3 Piercing damage with a ×2 crit. and weighs 0.5 lb. it is made out of Tritanium and is made by Blacksmiths. It can overcome DR/Adamantine" calcext:value-type="string">
            <text:p>this simple, light, one handed melee weapon does 1d3+3 Piercing damage with a ×2 crit. and weighs 0.5 lb. it is made out of Tritanium and is made by Blacksmiths. It can overcome DR/Adamantine</text:p>
          </table:table-cell>
        </table:table-row>
        <table:table-row table:style-name="ro1">
          <table:table-cell office:value-type="string" calcext:value-type="string">
            <text:p>Light Mace</text:p>
          </table:table-cell>
          <table:table-cell office:value-type="string" calcext:value-type="string">
            <text:p>5 gp</text:p>
          </table:table-cell>
          <table:table-cell office:value-type="float" office:value="4" calcext:value-type="float">
            <text:p>4</text:p>
          </table:table-cell>
          <table:table-cell table:formula="of:=[.C5]*350+400" office:value-type="float" office:value="1800" calcext:value-type="float">
            <text:p>1800</text:p>
          </table:table-cell>
          <table:table-cell office:value-type="string" calcext:value-type="string">
            <text:p>1d4</text:p>
          </table:table-cell>
          <table:table-cell table:formula="of:=COM.MICROSOFT.CONCAT(SUBSTITUTE([.E5]; &quot;/&quot;; &quot;+3/&quot;);&quot;+3&quot;)" office:value-type="string" office:string-value="1d4+3" calcext:value-type="string">
            <text:p>1d4+3</text:p>
          </table:table-cell>
          <table:table-cell office:value-type="string" calcext:value-type="string">
            <text:p>1d6</text:p>
          </table:table-cell>
          <table:table-cell office:value-type="string" calcext:value-type="string">
            <text:p>×2</text:p>
          </table:table-cell>
          <table:table-cell office:value-type="string" calcext:value-type="string">
            <text:p>—</text:p>
          </table:table-cell>
          <table:table-cell office:value-type="string" calcext:value-type="string">
            <text:p>4 lb.</text:p>
          </table:table-cell>
          <table:table-cell table:formula="of:=COM.MICROSOFT.CONCAT(SUBSTITUTE([.J5]; &quot; lb.&quot;; &quot;&quot;)/2;&quot; lb.&quot;)" office:value-type="string" office:string-value="2 lb." calcext:value-type="string">
            <text:p>2 lb.</text:p>
          </table:table-cell>
          <table:table-cell office:value-type="string" calcext:value-type="string">
            <text:p>Bludgeoning</text:p>
          </table:table-cell>
          <table:table-cell table:formula="of:=COM.MICROSOFT.CONCAT(&quot;this simple, light, one handed melee weapon does &quot; ; [.F5]; &quot; &quot; ; [.L5]; &quot; damage with a &quot; ; [.H5]; &quot; crit. &quot;; IF([.I5]=&quot;—&quot;; &quot;&quot;; COM.MICROSOFT.CONCAT(&quot;it can be thrown with a range increment of &quot;;[.I5]; &quot; &quot;)); &quot;and weighs &quot;;[.K5];&quot; it is made out of bronze and is the normal, default type from the players handbook.&quot;)" office:value-type="string" office:string-value="this simple, light, one handed melee weapon does 1d4+3 Bludgeoning damage with a ×2 crit. and weighs 2 lb. it is made out of bronze and is the normal, default type from the players handbook." calcext:value-type="string">
            <text:p>this simple, light, one handed melee weapon does 1d4+3 Bludgeoning damage with a ×2 crit. and weighs 2 lb. it is made out of bronze and is the normal, default type from the players handbook.</text:p>
          </table:table-cell>
          <table:table-cell table:formula="of:=SUBSTITUTE([.M5]; &quot;bronze and is the normal, default type from the players handbook.&quot;; &quot;Tritanium and is made by Blacksmiths. It can overcome DR/Adamantine&quot;)" office:value-type="string" office:string-value="this simple, light, one handed melee weapon does 1d4+3 Bludgeoning damage with a ×2 crit. and weighs 2 lb. it is made out of Tritanium and is made by Blacksmiths. It can overcome DR/Adamantine" calcext:value-type="string">
            <text:p>this simple, light, one handed melee weapon does 1d4+3 Bludgeoning damage with a ×2 crit. and weighs 2 lb. it is made out of Tritanium and is made by Blacksmiths. It can overcome DR/Adamantine</text:p>
          </table:table-cell>
        </table:table-row>
        <table:table-row table:style-name="ro1">
          <table:table-cell office:value-type="string" calcext:value-type="string">
            <text:p><text:a xlink:href="http://www.d20srd.org/srd/equipment/weapons.htm#sickle" xlink:type="simple">Sickle</text:a></text:p>
          </table:table-cell>
          <table:table-cell office:value-type="string" calcext:value-type="string">
            <text:p>6 gp</text:p>
          </table:table-cell>
          <table:table-cell office:value-type="float" office:value="4" calcext:value-type="float">
            <text:p>4</text:p>
          </table:table-cell>
          <table:table-cell table:formula="of:=[.C6]*350+400" office:value-type="float" office:value="1800" calcext:value-type="float">
            <text:p>1800</text:p>
          </table:table-cell>
          <table:table-cell office:value-type="string" calcext:value-type="string">
            <text:p>1d4</text:p>
          </table:table-cell>
          <table:table-cell table:formula="of:=COM.MICROSOFT.CONCAT(SUBSTITUTE([.E6]; &quot;/&quot;; &quot;+3/&quot;);&quot;+3&quot;)" office:value-type="string" office:string-value="1d4+3" calcext:value-type="string">
            <text:p>1d4+3</text:p>
          </table:table-cell>
          <table:table-cell office:value-type="string" calcext:value-type="string">
            <text:p>1d6</text:p>
          </table:table-cell>
          <table:table-cell office:value-type="string" calcext:value-type="string">
            <text:p>×2</text:p>
          </table:table-cell>
          <table:table-cell office:value-type="string" calcext:value-type="string">
            <text:p>—</text:p>
          </table:table-cell>
          <table:table-cell office:value-type="string" calcext:value-type="string">
            <text:p>2 lb.</text:p>
          </table:table-cell>
          <table:table-cell table:formula="of:=COM.MICROSOFT.CONCAT(SUBSTITUTE([.J6]; &quot; lb.&quot;; &quot;&quot;)/2;&quot; lb.&quot;)" office:value-type="string" office:string-value="1 lb." calcext:value-type="string">
            <text:p>1 lb.</text:p>
          </table:table-cell>
          <table:table-cell office:value-type="string" calcext:value-type="string">
            <text:p>Slashing</text:p>
          </table:table-cell>
          <table:table-cell table:formula="of:=COM.MICROSOFT.CONCAT(&quot;this simple, light, one handed melee weapon does &quot; ; [.F6]; &quot; &quot; ; [.L6]; &quot; damage with a &quot; ; [.H6]; &quot; crit. &quot;; IF([.I6]=&quot;—&quot;; &quot;&quot;; COM.MICROSOFT.CONCAT(&quot;it can be thrown with a range increment of &quot;;[.I6]; &quot; &quot;)); &quot;and weighs &quot;;[.K6];&quot; it is made out of bronze and is the normal, default type from the players handbook.&quot;)" office:value-type="string" office:string-value="this simple, light, one handed melee weapon does 1d4+3 Slashing damage with a ×2 crit. and weighs 1 lb. it is made out of bronze and is the normal, default type from the players handbook." calcext:value-type="string">
            <text:p>this simple, light, one handed melee weapon does 1d4+3 Slashing damage with a ×2 crit. and weighs 1 lb. it is made out of bronze and is the normal, default type from the players handbook.</text:p>
          </table:table-cell>
          <table:table-cell table:formula="of:=SUBSTITUTE([.M6]; &quot;bronze and is the normal, default type from the players handbook.&quot;; &quot;Tritanium and is made by Blacksmiths. It can overcome DR/Adamantine&quot;)" office:value-type="string" office:string-value="this simple, light, one handed melee weapon does 1d4+3 Slashing damage with a ×2 crit. and weighs 1 lb. it is made out of Tritanium and is made by Blacksmiths. It can overcome DR/Adamantine" calcext:value-type="string">
            <text:p>this simple, light, one handed melee weapon does 1d4+3 Slashing damage with a ×2 crit. and weighs 1 lb. it is made out of Tritanium and is made by Blacksmiths. It can overcome DR/Adamantine</text:p>
          </table:table-cell>
        </table:table-row>
        <table:table-row table:style-name="ro1">
          <table:table-cell office:value-type="string" calcext:value-type="string">
            <text:p>Heavy Mace</text:p>
          </table:table-cell>
          <table:table-cell office:value-type="string" calcext:value-type="string">
            <text:p>12 gp</text:p>
          </table:table-cell>
          <table:table-cell office:value-type="float" office:value="6" calcext:value-type="float">
            <text:p>6</text:p>
          </table:table-cell>
          <table:table-cell table:formula="of:=[.C7]*350+400" office:value-type="float" office:value="2500" calcext:value-type="float">
            <text:p>2500</text:p>
          </table:table-cell>
          <table:table-cell office:value-type="string" calcext:value-type="string">
            <text:p>1d6</text:p>
          </table:table-cell>
          <table:table-cell table:formula="of:=COM.MICROSOFT.CONCAT(SUBSTITUTE([.E7]; &quot;/&quot;; &quot;+3/&quot;);&quot;+3&quot;)" office:value-type="string" office:string-value="1d6+3" calcext:value-type="string">
            <text:p>1d6+3</text:p>
          </table:table-cell>
          <table:table-cell office:value-type="string" calcext:value-type="string">
            <text:p>1d8</text:p>
          </table:table-cell>
          <table:table-cell office:value-type="string" calcext:value-type="string">
            <text:p>×2</text:p>
          </table:table-cell>
          <table:table-cell office:value-type="string" calcext:value-type="string">
            <text:p>—</text:p>
          </table:table-cell>
          <table:table-cell office:value-type="string" calcext:value-type="string">
            <text:p>8 lb.</text:p>
          </table:table-cell>
          <table:table-cell table:formula="of:=COM.MICROSOFT.CONCAT(SUBSTITUTE([.J7]; &quot; lb.&quot;; &quot;&quot;)/2;&quot; lb.&quot;)" office:value-type="string" office:string-value="4 lb." calcext:value-type="string">
            <text:p>4 lb.</text:p>
          </table:table-cell>
          <table:table-cell office:value-type="string" calcext:value-type="string">
            <text:p>Bludgeoning</text:p>
          </table:table-cell>
          <table:table-cell table:formula="of:=COM.MICROSOFT.CONCAT(&quot;this simple, one handed melee weapon does &quot; ; [.F7]; &quot; &quot; ; [.L7]; &quot; damage with a &quot; ; [.H7]; &quot; crit. &quot;; IF([.I7]=&quot;—&quot;; &quot;&quot;; COM.MICROSOFT.CONCAT(&quot;it can be thrown with a range increment of &quot;;[.I7]; &quot; &quot;)); &quot;and weighs &quot;;[.K7];&quot; it is made out of birch/bronze and is the normal, default type from the players handbook.&quot;)" office:value-type="string" office:string-value="this simple, one handed melee weapon does 1d6+3 Bludgeoning damage with a ×2 crit. and weighs 4 lb. it is made out of birch/bronze and is the normal, default type from the players handbook." calcext:value-type="string">
            <text:p>this simple, one handed melee weapon does 1d6+3 Bludgeoning damage with a ×2 crit. and weighs 4 lb. it is made out of birch/bronze and is the normal, default type from the players handbook.</text:p>
          </table:table-cell>
          <table:table-cell table:formula="of:=SUBSTITUTE([.M7]; &quot;bronze and is the normal, default type from the players handbook.&quot;; &quot;Tritanium and is made by Blacksmiths. It can overcome DR/Adamantine&quot;)" office:value-type="string" office:string-value="this simple, one handed melee weapon does 1d6+3 Bludgeoning damage with a ×2 crit. and weighs 4 lb. it is made out of birch/Tritanium and is made by Blacksmiths. It can overcome DR/Adamantine" calcext:value-type="string">
            <text:p>this simple, one handed melee weapon does 1d6+3 Bludgeoning damage with a ×2 crit. and weighs 4 lb. it is made out of birch/Tritanium and is made by Blacksmiths. It can overcome DR/Adamantine</text:p>
          </table:table-cell>
        </table:table-row>
        <table:table-row table:style-name="ro2">
          <table:table-cell office:value-type="string" calcext:value-type="string">
            <text:p>Morningstar</text:p>
          </table:table-cell>
          <table:table-cell office:value-type="string" calcext:value-type="string">
            <text:p>8 gp</text:p>
          </table:table-cell>
          <table:table-cell office:value-type="float" office:value="6" calcext:value-type="float">
            <text:p>6</text:p>
          </table:table-cell>
          <table:table-cell table:formula="of:=[.C8]*350+400" office:value-type="float" office:value="2500" calcext:value-type="float">
            <text:p>2500</text:p>
          </table:table-cell>
          <table:table-cell office:value-type="string" calcext:value-type="string">
            <text:p>1d6</text:p>
          </table:table-cell>
          <table:table-cell table:formula="of:=COM.MICROSOFT.CONCAT(SUBSTITUTE([.E8]; &quot;/&quot;; &quot;+3/&quot;);&quot;+3&quot;)" office:value-type="string" office:string-value="1d6+3" calcext:value-type="string">
            <text:p>1d6+3</text:p>
          </table:table-cell>
          <table:table-cell office:value-type="string" calcext:value-type="string">
            <text:p>1d8</text:p>
          </table:table-cell>
          <table:table-cell office:value-type="string" calcext:value-type="string">
            <text:p>×2</text:p>
          </table:table-cell>
          <table:table-cell office:value-type="string" calcext:value-type="string">
            <text:p>—</text:p>
          </table:table-cell>
          <table:table-cell office:value-type="string" calcext:value-type="string">
            <text:p>6 lb.</text:p>
          </table:table-cell>
          <table:table-cell table:formula="of:=COM.MICROSOFT.CONCAT(SUBSTITUTE([.J8]; &quot; lb.&quot;; &quot;&quot;)/2;&quot; lb.&quot;)" office:value-type="string" office:string-value="3 lb." calcext:value-type="string">
            <text:p>3 lb.</text:p>
          </table:table-cell>
          <table:table-cell office:value-type="string" calcext:value-type="string">
            <text:p>Bludgeoning and piercing</text:p>
          </table:table-cell>
          <table:table-cell table:formula="of:=COM.MICROSOFT.CONCAT(&quot;this simple, one handed melee weapon does &quot; ; [.F8]; &quot; &quot; ; [.L8]; &quot; damage with a &quot; ; [.H8]; &quot; crit. &quot;; IF([.I8]=&quot;—&quot;; &quot;&quot;; COM.MICROSOFT.CONCAT(&quot;it can be thrown with a range increment of &quot;;[.I8]; &quot; &quot;)); &quot;and weighs &quot;;[.K8];&quot; it is made out of birch/bronze and is the normal, default type from the players handbook.&quot;)" office:value-type="string" office:string-value="this simple, one handed melee weapon does 1d6+3 Bludgeoning and piercing damage with a ×2 crit. and weighs 3 lb. it is made out of birch/bronze and is the normal, default type from the players handbook." calcext:value-type="string">
            <text:p>this simple, one handed melee weapon does 1d6+3 Bludgeoning and piercing damage with a ×2 crit. and weighs 3 lb. it is made out of birch/bronze and is the normal, default type from the players handbook.</text:p>
          </table:table-cell>
          <table:table-cell table:formula="of:=SUBSTITUTE([.M8]; &quot;bronze and is the normal, default type from the players handbook.&quot;; &quot;Tritanium and is made by Blacksmiths. It can overcome DR/Adamantine&quot;)" office:value-type="string" office:string-value="this simple, one handed melee weapon does 1d6+3 Bludgeoning and piercing damage with a ×2 crit. and weighs 3 lb. it is made out of birch/Tritanium and is made by Blacksmiths. It can overcome DR/Adamantine" calcext:value-type="string">
            <text:p>this simple, one handed melee weapon does 1d6+3 Bludgeoning and piercing damage with a ×2 crit. and weighs 3 lb. it is made out of birch/Tritanium and is made by Blacksmiths. It can overcome DR/Adamantine</text:p>
          </table:table-cell>
        </table:table-row>
        <table:table-row table:style-name="ro1">
          <table:table-cell office:value-type="string" calcext:value-type="string">
            <text:p><text:a xlink:href="http://www.d20srd.org/srd/equipment/weapons.htm#shortspear" xlink:type="simple">Shortspear</text:a></text:p>
          </table:table-cell>
          <table:table-cell office:value-type="string" calcext:value-type="string">
            <text:p>1 gp</text:p>
          </table:table-cell>
          <table:table-cell office:value-type="float" office:value="6" calcext:value-type="float">
            <text:p>6</text:p>
          </table:table-cell>
          <table:table-cell table:formula="of:=[.C9]*350+400" office:value-type="float" office:value="2500" calcext:value-type="float">
            <text:p>2500</text:p>
          </table:table-cell>
          <table:table-cell office:value-type="string" calcext:value-type="string">
            <text:p>1d4</text:p>
          </table:table-cell>
          <table:table-cell table:formula="of:=COM.MICROSOFT.CONCAT(SUBSTITUTE([.E9]; &quot;/&quot;; &quot;+3/&quot;);&quot;+3&quot;)" office:value-type="string" office:string-value="1d4+3" calcext:value-type="string">
            <text:p>1d4+3</text:p>
          </table:table-cell>
          <table:table-cell office:value-type="string" calcext:value-type="string">
            <text:p>1d6</text:p>
          </table:table-cell>
          <table:table-cell office:value-type="string" calcext:value-type="string">
            <text:p>×2</text:p>
          </table:table-cell>
          <table:table-cell office:value-type="string" calcext:value-type="string">
            <text:p>20 ft.</text:p>
          </table:table-cell>
          <table:table-cell office:value-type="string" calcext:value-type="string">
            <text:p>3 lb.</text:p>
          </table:table-cell>
          <table:table-cell table:formula="of:=COM.MICROSOFT.CONCAT(SUBSTITUTE([.J9]; &quot; lb.&quot;; &quot;&quot;)/2;&quot; lb.&quot;)" office:value-type="string" office:string-value="1.5 lb." calcext:value-type="string">
            <text:p>1.5 lb.</text:p>
          </table:table-cell>
          <table:table-cell office:value-type="string" calcext:value-type="string">
            <text:p>Piercing</text:p>
          </table:table-cell>
          <table:table-cell table:formula="of:=COM.MICROSOFT.CONCAT(&quot;this simple, one handed melee weapon does &quot; ; [.F9]; &quot; &quot; ; [.L9]; &quot; damage with a &quot; ; [.H9]; &quot; crit. &quot;; IF([.I9]=&quot;—&quot;; &quot;&quot;; COM.MICROSOFT.CONCAT(&quot;it can be thrown with a range increment of &quot;;[.I9]; &quot; &quot;)); &quot;and weighs &quot;;[.K9];&quot; it is made out of birch/bronze and is the normal, default type from the players handbook.&quot;)" office:value-type="string" office:string-value="this simple, one handed melee weapon does 1d4+3 Piercing damage with a ×2 crit. it can be thrown with a range increment of 20 ft. and weighs 1.5 lb. it is made out of birch/bronze and is the normal, default type from the players handbook." calcext:value-type="string">
            <text:p>this simple, one handed melee weapon does 1d4+3 Piercing damage with a ×2 crit. it can be thrown with a range increment of 20 ft. and weighs 1.5 lb. it is made out of birch/bronze and is the normal, default type from the players handbook.</text:p>
          </table:table-cell>
          <table:table-cell table:formula="of:=SUBSTITUTE([.M9]; &quot;bronze and is the normal, default type from the players handbook.&quot;; &quot;Tritanium and is made by Blacksmiths. It can overcome DR/Adamantine&quot;)" office:value-type="string" office:string-value="this simple, one handed melee weapon does 1d4+3 Piercing damage with a ×2 crit. it can be thrown with a range increment of 20 ft. and weighs 1.5 lb. it is made out of birch/Tritanium and is made by Blacksmiths. It can overcome DR/Adamantine" calcext:value-type="string">
            <text:p>this simple, one handed melee weapon does 1d4+3 Piercing damage with a ×2 crit. it can be thrown with a range increment of 20 ft. and weighs 1.5 lb. it is made out of birch/Tritanium and is made by Blacksmiths. It can overcome DR/Adamantine</text:p>
          </table:table-cell>
        </table:table-row>
        <table:table-row table:style-name="ro1">
          <table:table-cell office:value-type="string" calcext:value-type="string">
            <text:p><text:a xlink:href="http://www.d20srd.org/srd/equipment/weapons.htm#longspear" xlink:type="simple">Longspear</text:a></text:p>
          </table:table-cell>
          <table:table-cell office:value-type="string" calcext:value-type="string">
            <text:p>5 gp</text:p>
          </table:table-cell>
          <table:table-cell office:value-type="float" office:value="8" calcext:value-type="float">
            <text:p>8</text:p>
          </table:table-cell>
          <table:table-cell table:formula="of:=[.C10]*350+400" office:value-type="float" office:value="3200" calcext:value-type="float">
            <text:p>3200</text:p>
          </table:table-cell>
          <table:table-cell office:value-type="string" calcext:value-type="string">
            <text:p>1d6</text:p>
          </table:table-cell>
          <table:table-cell table:formula="of:=COM.MICROSOFT.CONCAT(SUBSTITUTE([.E10]; &quot;/&quot;; &quot;+3/&quot;);&quot;+3&quot;)" office:value-type="string" office:string-value="1d6+3" calcext:value-type="string">
            <text:p>1d6+3</text:p>
          </table:table-cell>
          <table:table-cell office:value-type="string" calcext:value-type="string">
            <text:p>1d8</text:p>
          </table:table-cell>
          <table:table-cell office:value-type="string" calcext:value-type="string">
            <text:p>×3</text:p>
          </table:table-cell>
          <table:table-cell office:value-type="string" calcext:value-type="string">
            <text:p>—</text:p>
          </table:table-cell>
          <table:table-cell office:value-type="string" calcext:value-type="string">
            <text:p>9 lb.</text:p>
          </table:table-cell>
          <table:table-cell table:formula="of:=COM.MICROSOFT.CONCAT(SUBSTITUTE([.J10]; &quot; lb.&quot;; &quot;&quot;)/2;&quot; lb.&quot;)" office:value-type="string" office:string-value="4.5 lb." calcext:value-type="string">
            <text:p>4.5 lb.</text:p>
          </table:table-cell>
          <table:table-cell office:value-type="string" calcext:value-type="string">
            <text:p>Piercing</text:p>
          </table:table-cell>
          <table:table-cell table:formula="of:=COM.MICROSOFT.CONCAT(&quot;this simple, two handed melee reach weapon does &quot; ; [.F10]; &quot; &quot; ; [.L10]; &quot; damage with a &quot; ; [.H10]; &quot; crit. &quot;; IF([.I10]=&quot;—&quot;; &quot;&quot;; COM.MICROSOFT.CONCAT(&quot;it can be thrown with a range increment of &quot;;[.I10]; &quot; &quot;)); &quot;and weighs &quot;;[.K10];&quot; it is made out of birch/bronze and is the normal, default type from the players handbook.&quot;)" office:value-type="string" office:string-value="this simple, two handed melee reach weapon does 1d6+3 Piercing damage with a ×3 crit. and weighs 4.5 lb. it is made out of birch/bronze and is the normal, default type from the players handbook." calcext:value-type="string">
            <text:p>this simple, two handed melee reach weapon does 1d6+3 Piercing damage with a ×3 crit. and weighs 4.5 lb. it is made out of birch/bronze and is the normal, default type from the players handbook.</text:p>
          </table:table-cell>
          <table:table-cell table:formula="of:=SUBSTITUTE([.M10]; &quot;bronze and is the normal, default type from the players handbook.&quot;; &quot;Tritanium and is made by Blacksmiths. It can overcome DR/Adamantine&quot;)" office:value-type="string" office:string-value="this simple, two handed melee reach weapon does 1d6+3 Piercing damage with a ×3 crit. and weighs 4.5 lb. it is made out of birch/Tritanium and is made by Blacksmiths. It can overcome DR/Adamantine" calcext:value-type="string">
            <text:p>this simple, two handed melee reach weapon does 1d6+3 Piercing damage with a ×3 crit. and weighs 4.5 lb. it is made out of birch/Tritanium and is made by Blacksmiths. It can overcome DR/Adamantine</text:p>
          </table:table-cell>
        </table:table-row>
        <table:table-row table:style-name="ro1">
          <table:table-cell office:value-type="string" calcext:value-type="string">
            <text:p><text:a xlink:href="http://www.d20srd.org/srd/equipment/weapons.htm#quarterstaff" xlink:type="simple">Quarterstaff</text:a></text:p>
          </table:table-cell>
          <table:table-cell office:value-type="string" calcext:value-type="string">
            <text:p>0 gp</text:p>
          </table:table-cell>
          <table:table-cell office:value-type="float" office:value="8" calcext:value-type="float">
            <text:p>8</text:p>
          </table:table-cell>
          <table:table-cell table:formula="of:=[.C11]*350+400" office:value-type="float" office:value="3200" calcext:value-type="float">
            <text:p>3200</text:p>
          </table:table-cell>
          <table:table-cell office:value-type="string" calcext:value-type="string">
            <text:p>1d4/1d4</text:p>
          </table:table-cell>
          <table:table-cell table:formula="of:=COM.MICROSOFT.CONCAT(SUBSTITUTE([.E11]; &quot;/&quot;; &quot;+3/&quot;);&quot;+3&quot;)" office:value-type="string" office:string-value="1d4+3/1d4+3" calcext:value-type="string">
            <text:p>1d4+3/1d4+3</text:p>
          </table:table-cell>
          <table:table-cell office:value-type="string" calcext:value-type="string">
            <text:p>1d6/1d6</text:p>
          </table:table-cell>
          <table:table-cell office:value-type="string" calcext:value-type="string">
            <text:p>×2</text:p>
          </table:table-cell>
          <table:table-cell office:value-type="string" calcext:value-type="string">
            <text:p>—</text:p>
          </table:table-cell>
          <table:table-cell office:value-type="string" calcext:value-type="string">
            <text:p>4 lb.</text:p>
          </table:table-cell>
          <table:table-cell table:formula="of:=COM.MICROSOFT.CONCAT(SUBSTITUTE([.J11]; &quot; lb.&quot;; &quot;&quot;)/2;&quot; lb.&quot;)" office:value-type="string" office:string-value="2 lb." calcext:value-type="string">
            <text:p>2 lb.</text:p>
          </table:table-cell>
          <table:table-cell office:value-type="string" calcext:value-type="string">
            <text:p>Bludgeoning</text:p>
          </table:table-cell>
          <table:table-cell table:formula="of:=COM.MICROSOFT.CONCAT(&quot;this simple double weapon can be used two handed or each end can act as it's own melee weapon and does &quot; ; [.F11]; &quot; &quot; ; [.L11]; &quot; damage with a &quot; ; [.H11]; &quot; crit. &quot;; IF([.I11]=&quot;—&quot;; &quot;&quot;; COM.MICROSOFT.CONCAT(&quot;it can be thrown with a range increment of &quot;;[.I11]; &quot; &quot;)); &quot;and weighs &quot;;[.K11];&quot; it is made out of bronze and is the normal, default type from the players handbook.&quot;)" office:value-type="string" office:string-value="this simple double weapon can be used two handed or each end can act as it's own melee weapon and does 1d4+3/1d4+3 Bludgeoning damage with a ×2 crit. and weighs 2 lb. it is made out of bronze and is the normal, default type from the players handbook." calcext:value-type="string">
            <text:p>this simple double weapon can be used two handed or each end can act as it's own melee weapon and does 1d4+3/1d4+3 Bludgeoning damage with a ×2 crit. and weighs 2 lb. it is made out of bronze and is the normal, default type from the players handbook.</text:p>
          </table:table-cell>
          <table:table-cell table:formula="of:=SUBSTITUTE([.M11]; &quot;bronze and is the normal, default type from the players handbook.&quot;; &quot;Tritanium and is made by Blacksmiths. It can overcome DR/Adamantine&quot;)" office:value-type="string" office:string-value="this simple double weapon can be used two handed or each end can act as it's own melee weapon and does 1d4+3/1d4+3 Bludgeoning damage with a ×2 crit. and weighs 2 lb. it is made out of Tritanium and is made by Blacksmiths. It can overcome DR/Adamantine" calcext:value-type="string">
            <text:p>this simple double weapon can be used two handed or each end can act as it's own melee weapon and does 1d4+3/1d4+3 Bludgeoning damage with a ×2 crit. and weighs 2 lb. it is made out of Tritanium and is made by Blacksmiths. It can overcome DR/Adamantine</text:p>
          </table:table-cell>
        </table:table-row>
        <table:table-row table:style-name="ro1">
          <table:table-cell office:value-type="string" calcext:value-type="string">
            <text:p>Spear</text:p>
          </table:table-cell>
          <table:table-cell office:value-type="string" calcext:value-type="string">
            <text:p>2 gp</text:p>
          </table:table-cell>
          <table:table-cell office:value-type="float" office:value="8" calcext:value-type="float">
            <text:p>8</text:p>
          </table:table-cell>
          <table:table-cell table:formula="of:=[.C12]*350+400" office:value-type="float" office:value="3200" calcext:value-type="float">
            <text:p>3200</text:p>
          </table:table-cell>
          <table:table-cell office:value-type="string" calcext:value-type="string">
            <text:p>1d6</text:p>
          </table:table-cell>
          <table:table-cell table:formula="of:=COM.MICROSOFT.CONCAT(SUBSTITUTE([.E12]; &quot;/&quot;; &quot;+3/&quot;);&quot;+3&quot;)" office:value-type="string" office:string-value="1d6+3" calcext:value-type="string">
            <text:p>1d6+3</text:p>
          </table:table-cell>
          <table:table-cell office:value-type="string" calcext:value-type="string">
            <text:p>1d8</text:p>
          </table:table-cell>
          <table:table-cell office:value-type="string" calcext:value-type="string">
            <text:p>×3</text:p>
          </table:table-cell>
          <table:table-cell office:value-type="string" calcext:value-type="string">
            <text:p>20 ft.</text:p>
          </table:table-cell>
          <table:table-cell office:value-type="string" calcext:value-type="string">
            <text:p>6 lb.</text:p>
          </table:table-cell>
          <table:table-cell table:formula="of:=COM.MICROSOFT.CONCAT(SUBSTITUTE([.J12]; &quot; lb.&quot;; &quot;&quot;)/2;&quot; lb.&quot;)" office:value-type="string" office:string-value="3 lb." calcext:value-type="string">
            <text:p>3 lb.</text:p>
          </table:table-cell>
          <table:table-cell office:value-type="string" calcext:value-type="string">
            <text:p>Piercing</text:p>
          </table:table-cell>
          <table:table-cell table:formula="of:=COM.MICROSOFT.CONCAT(&quot;this simple, two handed melee weapon does &quot; ; [.F12]; &quot; &quot; ; [.L12]; &quot; damage with a &quot; ; [.H12]; &quot; crit. &quot;; IF([.I12]=&quot;—&quot;; &quot;&quot;; COM.MICROSOFT.CONCAT(&quot;it can be thrown with a range increment of &quot;;[.I12]; &quot; &quot;)); &quot;and weighs &quot;;[.K12];&quot; it is made out of birch/bronze and is the normal, default type from the players handbook.&quot;)" office:value-type="string" office:string-value="this simple, two handed melee weapon does 1d6+3 Piercing damage with a ×3 crit. it can be thrown with a range increment of 20 ft. and weighs 3 lb. it is made out of birch/bronze and is the normal, default type from the players handbook." calcext:value-type="string">
            <text:p>this simple, two handed melee weapon does 1d6+3 Piercing damage with a ×3 crit. it can be thrown with a range increment of 20 ft. and weighs 3 lb. it is made out of birch/bronze and is the normal, default type from the players handbook.</text:p>
          </table:table-cell>
          <table:table-cell table:formula="of:=SUBSTITUTE([.M12]; &quot;bronze and is the normal, default type from the players handbook.&quot;; &quot;Tritanium and is made by Blacksmiths. It can overcome DR/Adamantine&quot;)" office:value-type="string" office:string-value="this simple, two handed melee weapon does 1d6+3 Piercing damage with a ×3 crit. it can be thrown with a range increment of 20 ft. and weighs 3 lb. it is made out of birch/Tritanium and is made by Blacksmiths. It can overcome DR/Adamantine" calcext:value-type="string">
            <text:p>this simple, two handed melee weapon does 1d6+3 Piercing damage with a ×3 crit. it can be thrown with a range increment of 20 ft. and weighs 3 lb. it is made out of birch/Tritanium and is made by Blacksmiths. It can overcome DR/Adamantine</text:p>
          </table:table-cell>
        </table:table-row>
        <table:table-row table:style-name="ro1">
          <table:table-cell office:value-type="string" calcext:value-type="string">
            <text:p>Dart</text:p>
          </table:table-cell>
          <table:table-cell office:value-type="string" calcext:value-type="string">
            <text:p>0 gp</text:p>
          </table:table-cell>
          <table:table-cell office:value-type="float" office:value="4" calcext:value-type="float">
            <text:p>4</text:p>
          </table:table-cell>
          <table:table-cell table:formula="of:=[.C13]*350+400" office:value-type="float" office:value="1800" calcext:value-type="float">
            <text:p>1800</text:p>
          </table:table-cell>
          <table:table-cell office:value-type="string" calcext:value-type="string">
            <text:p>1d3</text:p>
          </table:table-cell>
          <table:table-cell table:formula="of:=COM.MICROSOFT.CONCAT(SUBSTITUTE([.E13]; &quot;/&quot;; &quot;+3/&quot;);&quot;+3&quot;)" office:value-type="string" office:string-value="1d3+3" calcext:value-type="string">
            <text:p>1d3+3</text:p>
          </table:table-cell>
          <table:table-cell office:value-type="string" calcext:value-type="string">
            <text:p>1d4</text:p>
          </table:table-cell>
          <table:table-cell office:value-type="string" calcext:value-type="string">
            <text:p>×2</text:p>
          </table:table-cell>
          <table:table-cell office:value-type="string" calcext:value-type="string">
            <text:p>20 ft.</text:p>
          </table:table-cell>
          <table:table-cell office:value-type="string" calcext:value-type="string">
            <text:p>0.5 lb.</text:p>
          </table:table-cell>
          <table:table-cell table:formula="of:=COM.MICROSOFT.CONCAT(SUBSTITUTE([.J13]; &quot; lb.&quot;; &quot;&quot;)/2;&quot; lb.&quot;)" office:value-type="string" office:string-value="0.25 lb." calcext:value-type="string">
            <text:p>0.25 lb.</text:p>
          </table:table-cell>
          <table:table-cell office:value-type="string" calcext:value-type="string">
            <text:p>Piercing</text:p>
          </table:table-cell>
          <table:table-cell table:formula="of:=COM.MICROSOFT.CONCAT(&quot;Darts cost 1/2 gold each this simple, one handed ranged weapon does &quot; ; [.F13]; &quot; &quot; ; [.L13]; &quot; damage with a &quot; ; [.H13]; &quot; crit. &quot;; IF([.I13]=&quot;—&quot;; &quot;&quot;; COM.MICROSOFT.CONCAT(&quot;it can be thrown with a range increment of &quot;;[.I13]; &quot; &quot;)); &quot;and weighs &quot;;[.K13];&quot; it is made out of bronze and is the normal, default type from the players handbook.&quot;)" office:value-type="string" office:string-value="Darts cost 1/2 gold each this simple, one handed ranged weapon does 1d3+3 Piercing damage with a ×2 crit. it can be thrown with a range increment of 20 ft. and weighs 0.25 lb. it is made out of bronze and is the normal, default type from the players handbook." calcext:value-type="string">
            <text:p>Darts cost 1/2 gold each this simple, one handed ranged weapon does 1d3+3 Piercing damage with a ×2 crit. it can be thrown with a range increment of 20 ft. and weighs 0.25 lb. it is made out of bronze and is the normal, default type from the players handbook.</text:p>
          </table:table-cell>
          <table:table-cell table:formula="of:=SUBSTITUTE([.M13]; &quot;bronze and is the normal, default type from the players handbook.&quot;; &quot;Tritanium and is made by Blacksmiths. It can overcome DR/Adamantine&quot;)" office:value-type="string" office:string-value="Darts cost 1/2 gold each this simple, one handed ranged weapon does 1d3+3 Piercing damage with a ×2 crit. it can be thrown with a range increment of 20 ft. and weighs 0.25 lb. it is made out of Tritanium and is made by Blacksmiths. It can overcome DR/Adamantine" calcext:value-type="string">
            <text:p>Darts cost 1/2 gold each this simple, one handed ranged weapon does 1d3+3 Piercing damage with a ×2 crit. it can be thrown with a range increment of 20 ft. and weighs 0.25 lb. it is made out of Tritanium and is made by Blacksmiths. It can overcome DR/Adamantine</text:p>
          </table:table-cell>
        </table:table-row>
        <table:table-row table:style-name="ro1">
          <table:table-cell office:value-type="string" calcext:value-type="string">
            <text:p><text:a xlink:href="http://www.d20srd.org/srd/equipment/weapons.htm#javelin" xlink:type="simple">Javelin</text:a></text:p>
          </table:table-cell>
          <table:table-cell office:value-type="string" calcext:value-type="string">
            <text:p>1 gp</text:p>
          </table:table-cell>
          <table:table-cell office:value-type="float" office:value="6" calcext:value-type="float">
            <text:p>6</text:p>
          </table:table-cell>
          <table:table-cell table:formula="of:=[.C14]*350+400" office:value-type="float" office:value="2500" calcext:value-type="float">
            <text:p>2500</text:p>
          </table:table-cell>
          <table:table-cell office:value-type="string" calcext:value-type="string">
            <text:p>1d4</text:p>
          </table:table-cell>
          <table:table-cell table:formula="of:=COM.MICROSOFT.CONCAT(SUBSTITUTE([.E14]; &quot;/&quot;; &quot;+3/&quot;);&quot;+3&quot;)" office:value-type="string" office:string-value="1d4+3" calcext:value-type="string">
            <text:p>1d4+3</text:p>
          </table:table-cell>
          <table:table-cell office:value-type="string" calcext:value-type="string">
            <text:p>1d6</text:p>
          </table:table-cell>
          <table:table-cell office:value-type="string" calcext:value-type="string">
            <text:p>×2</text:p>
          </table:table-cell>
          <table:table-cell office:value-type="string" calcext:value-type="string">
            <text:p>30 ft.</text:p>
          </table:table-cell>
          <table:table-cell office:value-type="string" calcext:value-type="string">
            <text:p>2 lb.</text:p>
          </table:table-cell>
          <table:table-cell table:formula="of:=COM.MICROSOFT.CONCAT(SUBSTITUTE([.J14]; &quot; lb.&quot;; &quot;&quot;)/2;&quot; lb.&quot;)" office:value-type="string" office:string-value="1 lb." calcext:value-type="string">
            <text:p>1 lb.</text:p>
          </table:table-cell>
          <table:table-cell office:value-type="string" calcext:value-type="string">
            <text:p>Piercing</text:p>
          </table:table-cell>
          <table:table-cell table:formula="of:=COM.MICROSOFT.CONCAT(&quot;this simple, one handed ranged weapon does &quot; ; [.F14]; &quot; &quot; ; [.L14]; &quot; damage with a &quot; ; [.H14]; &quot; crit. &quot;; IF([.I14]=&quot;—&quot;; &quot;&quot;; COM.MICROSOFT.CONCAT(&quot;it can be thrown with a range increment of &quot;;[.I14]; &quot; &quot;)); &quot;and weighs &quot;;[.K14];&quot; it is made out of birch/bronze and is the normal, default type from the players handbook.&quot;)" office:value-type="string" office:string-value="this simple, one handed ranged weapon does 1d4+3 Piercing damage with a ×2 crit. it can be thrown with a range increment of 30 ft. and weighs 1 lb. it is made out of birch/bronze and is the normal, default type from the players handbook." calcext:value-type="string">
            <text:p>this simple, one handed ranged weapon does 1d4+3 Piercing damage with a ×2 crit. it can be thrown with a range increment of 30 ft. and weighs 1 lb. it is made out of birch/bronze and is the normal, default type from the players handbook.</text:p>
          </table:table-cell>
          <table:table-cell table:formula="of:=SUBSTITUTE([.M14]; &quot;bronze and is the normal, default type from the players handbook.&quot;; &quot;Tritanium and is made by Blacksmiths. It can overcome DR/Adamantine&quot;)" office:value-type="string" office:string-value="this simple, one handed ranged weapon does 1d4+3 Piercing damage with a ×2 crit. it can be thrown with a range increment of 30 ft. and weighs 1 lb. it is made out of birch/Tritanium and is made by Blacksmiths. It can overcome DR/Adamantine" calcext:value-type="string">
            <text:p>this simple, one handed ranged weapon does 1d4+3 Piercing damage with a ×2 crit. it can be thrown with a range increment of 30 ft. and weighs 1 lb. it is made out of birch/Tritanium and is made by Blacksmiths. It can overcome DR/Adamantine</text:p>
          </table:table-cell>
        </table:table-row>
        <table:table-row table:style-name="ro1">
          <table:table-cell office:value-type="string" calcext:value-type="string">
            <text:p>Throwing Axe</text:p>
          </table:table-cell>
          <table:table-cell office:value-type="string" calcext:value-type="string">
            <text:p>8 gp</text:p>
          </table:table-cell>
          <table:table-cell office:value-type="float" office:value="4" calcext:value-type="float">
            <text:p>4</text:p>
          </table:table-cell>
          <table:table-cell table:formula="of:=[.C15]*350+400" office:value-type="float" office:value="1800" calcext:value-type="float">
            <text:p>1800</text:p>
          </table:table-cell>
          <table:table-cell office:value-type="string" calcext:value-type="string">
            <text:p>1d4</text:p>
          </table:table-cell>
          <table:table-cell table:formula="of:=COM.MICROSOFT.CONCAT(SUBSTITUTE([.E15]; &quot;/&quot;; &quot;+3/&quot;);&quot;+3&quot;)" office:value-type="string" office:string-value="1d4+3" calcext:value-type="string">
            <text:p>1d4+3</text:p>
          </table:table-cell>
          <table:table-cell office:value-type="string" calcext:value-type="string">
            <text:p>1d6</text:p>
          </table:table-cell>
          <table:table-cell office:value-type="string" calcext:value-type="string">
            <text:p>×2</text:p>
          </table:table-cell>
          <table:table-cell office:value-type="string" calcext:value-type="string">
            <text:p>10 ft.</text:p>
          </table:table-cell>
          <table:table-cell office:value-type="string" calcext:value-type="string">
            <text:p>2 lb.</text:p>
          </table:table-cell>
          <table:table-cell table:formula="of:=COM.MICROSOFT.CONCAT(SUBSTITUTE([.J15]; &quot; lb.&quot;; &quot;&quot;)/2;&quot; lb.&quot;)" office:value-type="string" office:string-value="1 lb." calcext:value-type="string">
            <text:p>1 lb.</text:p>
          </table:table-cell>
          <table:table-cell office:value-type="string" calcext:value-type="string">
            <text:p>Slashing</text:p>
          </table:table-cell>
          <table:table-cell table:formula="of:=COM.MICROSOFT.CONCAT(&quot;this martial, light, one handed melee weapon does &quot; ; [.F15]; &quot; &quot; ; [.L15]; &quot; damage with a &quot; ; [.H15]; &quot; crit. &quot;; IF([.I15]=&quot;—&quot;; &quot;&quot;; COM.MICROSOFT.CONCAT(&quot;it can be thrown with a range increment of &quot;;[.I15]; &quot; &quot;)); &quot;and weighs &quot;;[.K15];&quot; it is made out of birch/bronze and is the normal, default type from the players handbook.&quot;)" office:value-type="string" office:string-value="this martial, light, one handed melee weapon does 1d4+3 Slashing damage with a ×2 crit. it can be thrown with a range increment of 10 ft. and weighs 1 lb. it is made out of birch/bronze and is the normal, default type from the players handbook." calcext:value-type="string">
            <text:p>this martial, light, one handed melee weapon does 1d4+3 Slashing damage with a ×2 crit. it can be thrown with a range increment of 10 ft. and weighs 1 lb. it is made out of birch/bronze and is the normal, default type from the players handbook.</text:p>
          </table:table-cell>
          <table:table-cell table:formula="of:=SUBSTITUTE([.M15]; &quot;bronze and is the normal, default type from the players handbook.&quot;; &quot;Tritanium and is made by Blacksmiths. It can overcome DR/Adamantine&quot;)" office:value-type="string" office:string-value="this martial, light, one handed melee weapon does 1d4+3 Slashing damage with a ×2 crit. it can be thrown with a range increment of 10 ft. and weighs 1 lb. it is made out of birch/Tritanium and is made by Blacksmiths. It can overcome DR/Adamantine" calcext:value-type="string">
            <text:p>this martial, light, one handed melee weapon does 1d4+3 Slashing damage with a ×2 crit. it can be thrown with a range increment of 10 ft. and weighs 1 lb. it is made out of birch/Tritanium and is made by Blacksmiths. It can overcome DR/Adamantine</text:p>
          </table:table-cell>
        </table:table-row>
        <table:table-row table:style-name="ro1">
          <table:table-cell office:value-type="string" calcext:value-type="string">
            <text:p>Light Hammer</text:p>
          </table:table-cell>
          <table:table-cell office:value-type="string" calcext:value-type="string">
            <text:p>1 gp</text:p>
          </table:table-cell>
          <table:table-cell office:value-type="float" office:value="4" calcext:value-type="float">
            <text:p>4</text:p>
          </table:table-cell>
          <table:table-cell table:formula="of:=[.C16]*350+400" office:value-type="float" office:value="1800" calcext:value-type="float">
            <text:p>1800</text:p>
          </table:table-cell>
          <table:table-cell office:value-type="string" calcext:value-type="string">
            <text:p>1d3</text:p>
          </table:table-cell>
          <table:table-cell table:formula="of:=COM.MICROSOFT.CONCAT(SUBSTITUTE([.E16]; &quot;/&quot;; &quot;+3/&quot;);&quot;+3&quot;)" office:value-type="string" office:string-value="1d3+3" calcext:value-type="string">
            <text:p>1d3+3</text:p>
          </table:table-cell>
          <table:table-cell office:value-type="string" calcext:value-type="string">
            <text:p>1d4</text:p>
          </table:table-cell>
          <table:table-cell office:value-type="string" calcext:value-type="string">
            <text:p>×2</text:p>
          </table:table-cell>
          <table:table-cell office:value-type="string" calcext:value-type="string">
            <text:p>20 ft.</text:p>
          </table:table-cell>
          <table:table-cell office:value-type="string" calcext:value-type="string">
            <text:p>2 lb.</text:p>
          </table:table-cell>
          <table:table-cell table:formula="of:=COM.MICROSOFT.CONCAT(SUBSTITUTE([.J16]; &quot; lb.&quot;; &quot;&quot;)/2;&quot; lb.&quot;)" office:value-type="string" office:string-value="1 lb." calcext:value-type="string">
            <text:p>1 lb.</text:p>
          </table:table-cell>
          <table:table-cell office:value-type="string" calcext:value-type="string">
            <text:p>Bludgeoning</text:p>
          </table:table-cell>
          <table:table-cell table:formula="of:=COM.MICROSOFT.CONCAT(&quot;this martial, light, one handed melee weapon does &quot; ; [.F16]; &quot; &quot; ; [.L16]; &quot; damage with a &quot; ; [.H16]; &quot; crit. &quot;; IF([.I16]=&quot;—&quot;; &quot;&quot;; COM.MICROSOFT.CONCAT(&quot;it can be thrown with a range increment of &quot;;[.I16]; &quot; &quot;)); &quot;and weighs &quot;;[.K16];&quot; it is made out of bronze and is the normal, default type from the players handbook.&quot;)" office:value-type="string" office:string-value="this martial, light, one handed melee weapon does 1d3+3 Bludgeoning damage with a ×2 crit. it can be thrown with a range increment of 20 ft. and weighs 1 lb. it is made out of bronze and is the normal, default type from the players handbook." calcext:value-type="string">
            <text:p>this martial, light, one handed melee weapon does 1d3+3 Bludgeoning damage with a ×2 crit. it can be thrown with a range increment of 20 ft. and weighs 1 lb. it is made out of bronze and is the normal, default type from the players handbook.</text:p>
          </table:table-cell>
          <table:table-cell table:formula="of:=SUBSTITUTE([.M16]; &quot;bronze and is the normal, default type from the players handbook.&quot;; &quot;Tritanium and is made by Blacksmiths. It can overcome DR/Adamantine&quot;)" office:value-type="string" office:string-value="this martial, light, one handed melee weapon does 1d3+3 Bludgeoning damage with a ×2 crit. it can be thrown with a range increment of 20 ft. and weighs 1 lb. it is made out of Tritanium and is made by Blacksmiths. It can overcome DR/Adamantine" calcext:value-type="string">
            <text:p>this martial, light, one handed melee weapon does 1d3+3 Bludgeoning damage with a ×2 crit. it can be thrown with a range increment of 20 ft. and weighs 1 lb. it is made out of Tritanium and is made by Blacksmiths. It can overcome DR/Adamantine</text:p>
          </table:table-cell>
        </table:table-row>
        <table:table-row table:style-name="ro1">
          <table:table-cell office:value-type="string" calcext:value-type="string">
            <text:p>Handaxe</text:p>
          </table:table-cell>
          <table:table-cell office:value-type="string" calcext:value-type="string">
            <text:p>6 gp</text:p>
          </table:table-cell>
          <table:table-cell office:value-type="float" office:value="4" calcext:value-type="float">
            <text:p>4</text:p>
          </table:table-cell>
          <table:table-cell table:formula="of:=[.C17]*350+400" office:value-type="float" office:value="1800" calcext:value-type="float">
            <text:p>1800</text:p>
          </table:table-cell>
          <table:table-cell office:value-type="string" calcext:value-type="string">
            <text:p>1d4</text:p>
          </table:table-cell>
          <table:table-cell table:formula="of:=COM.MICROSOFT.CONCAT(SUBSTITUTE([.E17]; &quot;/&quot;; &quot;+3/&quot;);&quot;+3&quot;)" office:value-type="string" office:string-value="1d4+3" calcext:value-type="string">
            <text:p>1d4+3</text:p>
          </table:table-cell>
          <table:table-cell office:value-type="string" calcext:value-type="string">
            <text:p>1d6</text:p>
          </table:table-cell>
          <table:table-cell office:value-type="string" calcext:value-type="string">
            <text:p>×3</text:p>
          </table:table-cell>
          <table:table-cell office:value-type="string" calcext:value-type="string">
            <text:p>—</text:p>
          </table:table-cell>
          <table:table-cell office:value-type="string" calcext:value-type="string">
            <text:p>3 lb.</text:p>
          </table:table-cell>
          <table:table-cell table:formula="of:=COM.MICROSOFT.CONCAT(SUBSTITUTE([.J17]; &quot; lb.&quot;; &quot;&quot;)/2;&quot; lb.&quot;)" office:value-type="string" office:string-value="1.5 lb." calcext:value-type="string">
            <text:p>1.5 lb.</text:p>
          </table:table-cell>
          <table:table-cell office:value-type="string" calcext:value-type="string">
            <text:p>Slashing</text:p>
          </table:table-cell>
          <table:table-cell table:formula="of:=COM.MICROSOFT.CONCAT(&quot;this martial, light, one handed melee weapon does &quot; ; [.F17]; &quot; &quot; ; [.L17]; &quot; damage with a &quot; ; [.H17]; &quot; crit. &quot;; IF([.I17]=&quot;—&quot;; &quot;&quot;; COM.MICROSOFT.CONCAT(&quot;it can be thrown with a range increment of &quot;;[.I17]; &quot; &quot;)); &quot;and weighs &quot;;[.K17];&quot; it is made out of birch/bronze and is the normal, default type from the players handbook.&quot;)" office:value-type="string" office:string-value="this martial, light, one handed melee weapon does 1d4+3 Slashing damage with a ×3 crit. and weighs 1.5 lb. it is made out of birch/bronze and is the normal, default type from the players handbook." calcext:value-type="string">
            <text:p>this martial, light, one handed melee weapon does 1d4+3 Slashing damage with a ×3 crit. and weighs 1.5 lb. it is made out of birch/bronze and is the normal, default type from the players handbook.</text:p>
          </table:table-cell>
          <table:table-cell table:formula="of:=SUBSTITUTE([.M17]; &quot;bronze and is the normal, default type from the players handbook.&quot;; &quot;Tritanium and is made by Blacksmiths. It can overcome DR/Adamantine&quot;)" office:value-type="string" office:string-value="this martial, light, one handed melee weapon does 1d4+3 Slashing damage with a ×3 crit. and weighs 1.5 lb. it is made out of birch/Tritanium and is made by Blacksmiths. It can overcome DR/Adamantine" calcext:value-type="string">
            <text:p>this martial, light, one handed melee weapon does 1d4+3 Slashing damage with a ×3 crit. and weighs 1.5 lb. it is made out of birch/Tritanium and is made by Blacksmiths. It can overcome DR/Adamantine</text:p>
          </table:table-cell>
        </table:table-row>
        <table:table-row table:style-name="ro1">
          <table:table-cell office:value-type="string" calcext:value-type="string">
            <text:p>Kukri</text:p>
          </table:table-cell>
          <table:table-cell office:value-type="string" calcext:value-type="string">
            <text:p>8 gp</text:p>
          </table:table-cell>
          <table:table-cell office:value-type="float" office:value="4" calcext:value-type="float">
            <text:p>4</text:p>
          </table:table-cell>
          <table:table-cell table:formula="of:=[.C18]*350+400" office:value-type="float" office:value="1800" calcext:value-type="float">
            <text:p>1800</text:p>
          </table:table-cell>
          <table:table-cell office:value-type="string" calcext:value-type="string">
            <text:p>1d3</text:p>
          </table:table-cell>
          <table:table-cell table:formula="of:=COM.MICROSOFT.CONCAT(SUBSTITUTE([.E18]; &quot;/&quot;; &quot;+3/&quot;);&quot;+3&quot;)" office:value-type="string" office:string-value="1d3+3" calcext:value-type="string">
            <text:p>1d3+3</text:p>
          </table:table-cell>
          <table:table-cell office:value-type="string" calcext:value-type="string">
            <text:p>1d4</text:p>
          </table:table-cell>
          <table:table-cell office:value-type="string" calcext:value-type="string">
            <text:p>18-20/×2</text:p>
          </table:table-cell>
          <table:table-cell office:value-type="string" calcext:value-type="string">
            <text:p>—</text:p>
          </table:table-cell>
          <table:table-cell office:value-type="string" calcext:value-type="string">
            <text:p>2 lb.</text:p>
          </table:table-cell>
          <table:table-cell table:formula="of:=COM.MICROSOFT.CONCAT(SUBSTITUTE([.J18]; &quot; lb.&quot;; &quot;&quot;)/2;&quot; lb.&quot;)" office:value-type="string" office:string-value="1 lb." calcext:value-type="string">
            <text:p>1 lb.</text:p>
          </table:table-cell>
          <table:table-cell office:value-type="string" calcext:value-type="string">
            <text:p>Slashing</text:p>
          </table:table-cell>
          <table:table-cell table:formula="of:=COM.MICROSOFT.CONCAT(&quot;this martial, light, one handed melee weapon does &quot; ; [.F18]; &quot; &quot; ; [.L18]; &quot; damage with a &quot; ; [.H18]; &quot; crit. &quot;; IF([.I18]=&quot;—&quot;; &quot;&quot;; COM.MICROSOFT.CONCAT(&quot;it can be thrown with a range increment of &quot;;[.I18]; &quot; &quot;)); &quot;and weighs &quot;;[.K18];&quot; it is made out of bronze and is the normal, default type from the players handbook.&quot;)" office:value-type="string" office:string-value="this martial, light, one handed melee weapon does 1d3+3 Slashing damage with a 18-20/×2 crit. and weighs 1 lb. it is made out of bronze and is the normal, default type from the players handbook." calcext:value-type="string">
            <text:p>this martial, light, one handed melee weapon does 1d3+3 Slashing damage with a 18-20/×2 crit. and weighs 1 lb. it is made out of bronze and is the normal, default type from the players handbook.</text:p>
          </table:table-cell>
          <table:table-cell table:formula="of:=SUBSTITUTE([.M18]; &quot;bronze and is the normal, default type from the players handbook.&quot;; &quot;Tritanium and is made by Blacksmiths. It can overcome DR/Adamantine&quot;)" office:value-type="string" office:string-value="this martial, light, one handed melee weapon does 1d3+3 Slashing damage with a 18-20/×2 crit. and weighs 1 lb. it is made out of Tritanium and is made by Blacksmiths. It can overcome DR/Adamantine" calcext:value-type="string">
            <text:p>this martial, light, one handed melee weapon does 1d3+3 Slashing damage with a 18-20/×2 crit. and weighs 1 lb. it is made out of Tritanium and is made by Blacksmiths. It can overcome DR/Adamantine</text:p>
          </table:table-cell>
        </table:table-row>
        <table:table-row table:style-name="ro1">
          <table:table-cell office:value-type="string" calcext:value-type="string">
            <text:p>Pick, light</text:p>
          </table:table-cell>
          <table:table-cell office:value-type="string" calcext:value-type="string">
            <text:p>4 gp</text:p>
          </table:table-cell>
          <table:table-cell office:value-type="float" office:value="4" calcext:value-type="float">
            <text:p>4</text:p>
          </table:table-cell>
          <table:table-cell table:formula="of:=[.C19]*350+400" office:value-type="float" office:value="1800" calcext:value-type="float">
            <text:p>1800</text:p>
          </table:table-cell>
          <table:table-cell office:value-type="string" calcext:value-type="string">
            <text:p>1d3</text:p>
          </table:table-cell>
          <table:table-cell table:formula="of:=COM.MICROSOFT.CONCAT(SUBSTITUTE([.E19]; &quot;/&quot;; &quot;+3/&quot;);&quot;+3&quot;)" office:value-type="string" office:string-value="1d3+3" calcext:value-type="string">
            <text:p>1d3+3</text:p>
          </table:table-cell>
          <table:table-cell office:value-type="string" calcext:value-type="string">
            <text:p>1d4</text:p>
          </table:table-cell>
          <table:table-cell office:value-type="string" calcext:value-type="string">
            <text:p>×4</text:p>
          </table:table-cell>
          <table:table-cell office:value-type="string" calcext:value-type="string">
            <text:p>—</text:p>
          </table:table-cell>
          <table:table-cell office:value-type="string" calcext:value-type="string">
            <text:p>3 lb.</text:p>
          </table:table-cell>
          <table:table-cell table:formula="of:=COM.MICROSOFT.CONCAT(SUBSTITUTE([.J19]; &quot; lb.&quot;; &quot;&quot;)/2;&quot; lb.&quot;)" office:value-type="string" office:string-value="1.5 lb." calcext:value-type="string">
            <text:p>1.5 lb.</text:p>
          </table:table-cell>
          <table:table-cell office:value-type="string" calcext:value-type="string">
            <text:p>Piercing</text:p>
          </table:table-cell>
          <table:table-cell table:formula="of:=COM.MICROSOFT.CONCAT(&quot;this martial, light, one handed melee weapon does &quot; ; [.F19]; &quot; &quot; ; [.L19]; &quot; damage with a &quot; ; [.H19]; &quot; crit. &quot;; IF([.I19]=&quot;—&quot;; &quot;&quot;; COM.MICROSOFT.CONCAT(&quot;it can be thrown with a range increment of &quot;;[.I19]; &quot; &quot;)); &quot;and weighs &quot;;[.K19];&quot; it is made out of birch/bronze and is the normal, default type from the players handbook.&quot;)" office:value-type="string" office:string-value="this martial, light, one handed melee weapon does 1d3+3 Piercing damage with a ×4 crit. and weighs 1.5 lb. it is made out of birch/bronze and is the normal, default type from the players handbook." calcext:value-type="string">
            <text:p>this martial, light, one handed melee weapon does 1d3+3 Piercing damage with a ×4 crit. and weighs 1.5 lb. it is made out of birch/bronze and is the normal, default type from the players handbook.</text:p>
          </table:table-cell>
          <table:table-cell table:formula="of:=SUBSTITUTE([.M19]; &quot;bronze and is the normal, default type from the players handbook.&quot;; &quot;Tritanium and is made by Blacksmiths. It can overcome DR/Adamantine&quot;)" office:value-type="string" office:string-value="this martial, light, one handed melee weapon does 1d3+3 Piercing damage with a ×4 crit. and weighs 1.5 lb. it is made out of birch/Tritanium and is made by Blacksmiths. It can overcome DR/Adamantine" calcext:value-type="string">
            <text:p>this martial, light, one handed melee weapon does 1d3+3 Piercing damage with a ×4 crit. and weighs 1.5 lb. it is made out of birch/Tritanium and is made by Blacksmiths. It can overcome DR/Adamantine</text:p>
          </table:table-cell>
        </table:table-row>
        <table:table-row table:style-name="ro1">
          <table:table-cell office:value-type="string" calcext:value-type="string">
            <text:p>shortsword</text:p>
          </table:table-cell>
          <table:table-cell office:value-type="string" calcext:value-type="string">
            <text:p>10 gp</text:p>
          </table:table-cell>
          <table:table-cell office:value-type="float" office:value="4" calcext:value-type="float">
            <text:p>4</text:p>
          </table:table-cell>
          <table:table-cell table:formula="of:=[.C20]*350+400" office:value-type="float" office:value="1800" calcext:value-type="float">
            <text:p>1800</text:p>
          </table:table-cell>
          <table:table-cell office:value-type="string" calcext:value-type="string">
            <text:p>1d4</text:p>
          </table:table-cell>
          <table:table-cell table:formula="of:=COM.MICROSOFT.CONCAT(SUBSTITUTE([.E20]; &quot;/&quot;; &quot;+3/&quot;);&quot;+3&quot;)" office:value-type="string" office:string-value="1d4+3" calcext:value-type="string">
            <text:p>1d4+3</text:p>
          </table:table-cell>
          <table:table-cell office:value-type="string" calcext:value-type="string">
            <text:p>1d6</text:p>
          </table:table-cell>
          <table:table-cell office:value-type="string" calcext:value-type="string">
            <text:p>19-20/×2</text:p>
          </table:table-cell>
          <table:table-cell office:value-type="string" calcext:value-type="string">
            <text:p>—</text:p>
          </table:table-cell>
          <table:table-cell office:value-type="string" calcext:value-type="string">
            <text:p>2 lb.</text:p>
          </table:table-cell>
          <table:table-cell table:formula="of:=COM.MICROSOFT.CONCAT(SUBSTITUTE([.J20]; &quot; lb.&quot;; &quot;&quot;)/2;&quot; lb.&quot;)" office:value-type="string" office:string-value="1 lb." calcext:value-type="string">
            <text:p>1 lb.</text:p>
          </table:table-cell>
          <table:table-cell office:value-type="string" calcext:value-type="string">
            <text:p>Piercing</text:p>
          </table:table-cell>
          <table:table-cell table:formula="of:=COM.MICROSOFT.CONCAT(&quot;this martial, light, one handed melee weapon does &quot; ; [.F20]; &quot; &quot; ; [.L20]; &quot; damage with a &quot; ; [.H20]; &quot; crit. &quot;; IF([.I20]=&quot;—&quot;; &quot;&quot;; COM.MICROSOFT.CONCAT(&quot;it can be thrown with a range increment of &quot;;[.I20]; &quot; &quot;)); &quot;and weighs &quot;;[.K20];&quot; it is made out of bronze and is the normal, default type from the players handbook.&quot;)" office:value-type="string" office:string-value="this martial, light, one handed melee weapon does 1d4+3 Piercing damage with a 19-20/×2 crit. and weighs 1 lb. it is made out of bronze and is the normal, default type from the players handbook." calcext:value-type="string">
            <text:p>this martial, light, one handed melee weapon does 1d4+3 Piercing damage with a 19-20/×2 crit. and weighs 1 lb. it is made out of bronze and is the normal, default type from the players handbook.</text:p>
          </table:table-cell>
          <table:table-cell table:formula="of:=SUBSTITUTE([.M20]; &quot;bronze and is the normal, default type from the players handbook.&quot;; &quot;Tritanium and is made by Blacksmiths. It can overcome DR/Adamantine&quot;)" office:value-type="string" office:string-value="this martial, light, one handed melee weapon does 1d4+3 Piercing damage with a 19-20/×2 crit. and weighs 1 lb. it is made out of Tritanium and is made by Blacksmiths. It can overcome DR/Adamantine" calcext:value-type="string">
            <text:p>this martial, light, one handed melee weapon does 1d4+3 Piercing damage with a 19-20/×2 crit. and weighs 1 lb. it is made out of Tritanium and is made by Blacksmiths. It can overcome DR/Adamantine</text:p>
          </table:table-cell>
        </table:table-row>
        <table:table-row table:style-name="ro1">
          <table:table-cell office:value-type="string" calcext:value-type="string">
            <text:p>Battleaxe</text:p>
          </table:table-cell>
          <table:table-cell office:value-type="string" calcext:value-type="string">
            <text:p>10 gp</text:p>
          </table:table-cell>
          <table:table-cell office:value-type="float" office:value="6" calcext:value-type="float">
            <text:p>6</text:p>
          </table:table-cell>
          <table:table-cell table:formula="of:=[.C21]*350+400" office:value-type="float" office:value="2500" calcext:value-type="float">
            <text:p>2500</text:p>
          </table:table-cell>
          <table:table-cell office:value-type="string" calcext:value-type="string">
            <text:p>1d6</text:p>
          </table:table-cell>
          <table:table-cell table:formula="of:=COM.MICROSOFT.CONCAT(SUBSTITUTE([.E21]; &quot;/&quot;; &quot;+3/&quot;);&quot;+3&quot;)" office:value-type="string" office:string-value="1d6+3" calcext:value-type="string">
            <text:p>1d6+3</text:p>
          </table:table-cell>
          <table:table-cell office:value-type="string" calcext:value-type="string">
            <text:p>1d8</text:p>
          </table:table-cell>
          <table:table-cell office:value-type="string" calcext:value-type="string">
            <text:p>×3</text:p>
          </table:table-cell>
          <table:table-cell office:value-type="string" calcext:value-type="string">
            <text:p>—</text:p>
          </table:table-cell>
          <table:table-cell office:value-type="string" calcext:value-type="string">
            <text:p>6 lb.</text:p>
          </table:table-cell>
          <table:table-cell table:formula="of:=COM.MICROSOFT.CONCAT(SUBSTITUTE([.J21]; &quot; lb.&quot;; &quot;&quot;)/2;&quot; lb.&quot;)" office:value-type="string" office:string-value="3 lb." calcext:value-type="string">
            <text:p>3 lb.</text:p>
          </table:table-cell>
          <table:table-cell office:value-type="string" calcext:value-type="string">
            <text:p>Slashing</text:p>
          </table:table-cell>
          <table:table-cell table:formula="of:=COM.MICROSOFT.CONCAT(&quot;this martial, one handed melee weapon does &quot; ; [.F21]; &quot; &quot; ; [.L21]; &quot; damage with a &quot; ; [.H21]; &quot; crit. &quot;; IF([.I21]=&quot;—&quot;; &quot;&quot;; COM.MICROSOFT.CONCAT(&quot;it can be thrown with a range increment of &quot;;[.I21]; &quot; &quot;)); &quot;and weighs &quot;;[.K21];&quot; it is made out of birch/bronze and is the normal, default type from the players handbook.&quot;)" office:value-type="string" office:string-value="this martial, one handed melee weapon does 1d6+3 Slashing damage with a ×3 crit. and weighs 3 lb. it is made out of birch/bronze and is the normal, default type from the players handbook." calcext:value-type="string">
            <text:p>this martial, one handed melee weapon does 1d6+3 Slashing damage with a ×3 crit. and weighs 3 lb. it is made out of birch/bronze and is the normal, default type from the players handbook.</text:p>
          </table:table-cell>
          <table:table-cell table:formula="of:=SUBSTITUTE([.M21]; &quot;bronze and is the normal, default type from the players handbook.&quot;; &quot;Tritanium and is made by Blacksmiths. It can overcome DR/Adamantine&quot;)" office:value-type="string" office:string-value="this martial, one handed melee weapon does 1d6+3 Slashing damage with a ×3 crit. and weighs 3 lb. it is made out of birch/Tritanium and is made by Blacksmiths. It can overcome DR/Adamantine" calcext:value-type="string">
            <text:p>this martial, one handed melee weapon does 1d6+3 Slashing damage with a ×3 crit. and weighs 3 lb. it is made out of birch/Tritanium and is made by Blacksmiths. It can overcome DR/Adamantine</text:p>
          </table:table-cell>
        </table:table-row>
        <table:table-row table:style-name="ro1">
          <table:table-cell office:value-type="string" calcext:value-type="string">
            <text:p><text:a xlink:href="http://www.d20srd.org/srd/equipment/weapons.htm#flailorHeavyFlail" xlink:type="simple">Flail</text:a></text:p>
          </table:table-cell>
          <table:table-cell office:value-type="string" calcext:value-type="string">
            <text:p>8 gp</text:p>
          </table:table-cell>
          <table:table-cell office:value-type="float" office:value="6" calcext:value-type="float">
            <text:p>6</text:p>
          </table:table-cell>
          <table:table-cell table:formula="of:=[.C22]*350+400" office:value-type="float" office:value="2500" calcext:value-type="float">
            <text:p>2500</text:p>
          </table:table-cell>
          <table:table-cell office:value-type="string" calcext:value-type="string">
            <text:p>1d6</text:p>
          </table:table-cell>
          <table:table-cell table:formula="of:=COM.MICROSOFT.CONCAT(SUBSTITUTE([.E22]; &quot;/&quot;; &quot;+3/&quot;);&quot;+3&quot;)" office:value-type="string" office:string-value="1d6+3" calcext:value-type="string">
            <text:p>1d6+3</text:p>
          </table:table-cell>
          <table:table-cell office:value-type="string" calcext:value-type="string">
            <text:p>1d8</text:p>
          </table:table-cell>
          <table:table-cell office:value-type="string" calcext:value-type="string">
            <text:p>×2</text:p>
          </table:table-cell>
          <table:table-cell office:value-type="string" calcext:value-type="string">
            <text:p>—</text:p>
          </table:table-cell>
          <table:table-cell office:value-type="string" calcext:value-type="string">
            <text:p>5 lb.</text:p>
          </table:table-cell>
          <table:table-cell table:formula="of:=COM.MICROSOFT.CONCAT(SUBSTITUTE([.J22]; &quot; lb.&quot;; &quot;&quot;)/2;&quot; lb.&quot;)" office:value-type="string" office:string-value="2.5 lb." calcext:value-type="string">
            <text:p>2.5 lb.</text:p>
          </table:table-cell>
          <table:table-cell office:value-type="string" calcext:value-type="string">
            <text:p>Bludgeoning</text:p>
          </table:table-cell>
          <table:table-cell table:formula="of:=COM.MICROSOFT.CONCAT(&quot;this martial, one handed melee weapon does &quot; ; [.F22]; &quot; &quot; ; [.L22]; &quot; damage with a &quot; ; [.H22]; &quot; crit. &quot;; IF([.I22]=&quot;—&quot;; &quot;&quot;; COM.MICROSOFT.CONCAT(&quot;it can be thrown with a range increment of &quot;;[.I22]; &quot; &quot;)); &quot;and weighs &quot;;[.K22];&quot; it is made out of birch/bronze and is the normal, default type from the players handbook.&quot;)" office:value-type="string" office:string-value="this martial, one handed melee weapon does 1d6+3 Bludgeoning damage with a ×2 crit. and weighs 2.5 lb. it is made out of birch/bronze and is the normal, default type from the players handbook." calcext:value-type="string">
            <text:p>this martial, one handed melee weapon does 1d6+3 Bludgeoning damage with a ×2 crit. and weighs 2.5 lb. it is made out of birch/bronze and is the normal, default type from the players handbook.</text:p>
          </table:table-cell>
          <table:table-cell table:formula="of:=SUBSTITUTE([.M22]; &quot;bronze and is the normal, default type from the players handbook.&quot;; &quot;Tritanium and is made by Blacksmiths. It can overcome DR/Adamantine&quot;)" office:value-type="string" office:string-value="this martial, one handed melee weapon does 1d6+3 Bludgeoning damage with a ×2 crit. and weighs 2.5 lb. it is made out of birch/Tritanium and is made by Blacksmiths. It can overcome DR/Adamantine" calcext:value-type="string">
            <text:p>this martial, one handed melee weapon does 1d6+3 Bludgeoning damage with a ×2 crit. and weighs 2.5 lb. it is made out of birch/Tritanium and is made by Blacksmiths. It can overcome DR/Adamantine</text:p>
          </table:table-cell>
        </table:table-row>
        <table:table-row table:style-name="ro1">
          <table:table-cell office:value-type="string" calcext:value-type="string">
            <text:p>Longsword</text:p>
          </table:table-cell>
          <table:table-cell office:value-type="string" calcext:value-type="string">
            <text:p>15 gp</text:p>
          </table:table-cell>
          <table:table-cell office:value-type="float" office:value="6" calcext:value-type="float">
            <text:p>6</text:p>
          </table:table-cell>
          <table:table-cell table:formula="of:=[.C23]*350+400" office:value-type="float" office:value="2500" calcext:value-type="float">
            <text:p>2500</text:p>
          </table:table-cell>
          <table:table-cell office:value-type="string" calcext:value-type="string">
            <text:p>1d6</text:p>
          </table:table-cell>
          <table:table-cell table:formula="of:=COM.MICROSOFT.CONCAT(SUBSTITUTE([.E23]; &quot;/&quot;; &quot;+3/&quot;);&quot;+3&quot;)" office:value-type="string" office:string-value="1d6+3" calcext:value-type="string">
            <text:p>1d6+3</text:p>
          </table:table-cell>
          <table:table-cell office:value-type="string" calcext:value-type="string">
            <text:p>1d8</text:p>
          </table:table-cell>
          <table:table-cell office:value-type="string" calcext:value-type="string">
            <text:p>19-20/×2</text:p>
          </table:table-cell>
          <table:table-cell office:value-type="string" calcext:value-type="string">
            <text:p>—</text:p>
          </table:table-cell>
          <table:table-cell office:value-type="string" calcext:value-type="string">
            <text:p>4 lb.</text:p>
          </table:table-cell>
          <table:table-cell table:formula="of:=COM.MICROSOFT.CONCAT(SUBSTITUTE([.J23]; &quot; lb.&quot;; &quot;&quot;)/2;&quot; lb.&quot;)" office:value-type="string" office:string-value="2 lb." calcext:value-type="string">
            <text:p>2 lb.</text:p>
          </table:table-cell>
          <table:table-cell office:value-type="string" calcext:value-type="string">
            <text:p>Slashing</text:p>
          </table:table-cell>
          <table:table-cell table:formula="of:=COM.MICROSOFT.CONCAT(&quot;this martial, one handed melee weapon does &quot; ; [.F23]; &quot; &quot; ; [.L23]; &quot; damage with a &quot; ; [.H23]; &quot; crit. &quot;; IF([.I23]=&quot;—&quot;; &quot;&quot;; COM.MICROSOFT.CONCAT(&quot;it can be thrown with a range increment of &quot;;[.I23]; &quot; &quot;)); &quot;and weighs &quot;;[.K23];&quot; it is made out of bronze and is the normal, default type from the players handbook.&quot;)" office:value-type="string" office:string-value="this martial, one handed melee weapon does 1d6+3 Slashing damage with a 19-20/×2 crit. and weighs 2 lb. it is made out of bronze and is the normal, default type from the players handbook." calcext:value-type="string">
            <text:p>this martial, one handed melee weapon does 1d6+3 Slashing damage with a 19-20/×2 crit. and weighs 2 lb. it is made out of bronze and is the normal, default type from the players handbook.</text:p>
          </table:table-cell>
          <table:table-cell table:formula="of:=SUBSTITUTE([.M23]; &quot;bronze and is the normal, default type from the players handbook.&quot;; &quot;Tritanium and is made by Blacksmiths. It can overcome DR/Adamantine&quot;)" office:value-type="string" office:string-value="this martial, one handed melee weapon does 1d6+3 Slashing damage with a 19-20/×2 crit. and weighs 2 lb. it is made out of Tritanium and is made by Blacksmiths. It can overcome DR/Adamantine" calcext:value-type="string">
            <text:p>this martial, one handed melee weapon does 1d6+3 Slashing damage with a 19-20/×2 crit. and weighs 2 lb. it is made out of Tritanium and is made by Blacksmiths. It can overcome DR/Adamantine</text:p>
          </table:table-cell>
        </table:table-row>
        <table:table-row table:style-name="ro1">
          <table:table-cell office:value-type="string" calcext:value-type="string">
            <text:p>Pick, heavy</text:p>
          </table:table-cell>
          <table:table-cell office:value-type="string" calcext:value-type="string">
            <text:p>8 gp</text:p>
          </table:table-cell>
          <table:table-cell office:value-type="float" office:value="6" calcext:value-type="float">
            <text:p>6</text:p>
          </table:table-cell>
          <table:table-cell table:formula="of:=[.C24]*350+400" office:value-type="float" office:value="2500" calcext:value-type="float">
            <text:p>2500</text:p>
          </table:table-cell>
          <table:table-cell office:value-type="string" calcext:value-type="string">
            <text:p>1d4</text:p>
          </table:table-cell>
          <table:table-cell table:formula="of:=COM.MICROSOFT.CONCAT(SUBSTITUTE([.E24]; &quot;/&quot;; &quot;+3/&quot;);&quot;+3&quot;)" office:value-type="string" office:string-value="1d4+3" calcext:value-type="string">
            <text:p>1d4+3</text:p>
          </table:table-cell>
          <table:table-cell office:value-type="string" calcext:value-type="string">
            <text:p>1d6</text:p>
          </table:table-cell>
          <table:table-cell office:value-type="string" calcext:value-type="string">
            <text:p>×4</text:p>
          </table:table-cell>
          <table:table-cell office:value-type="string" calcext:value-type="string">
            <text:p>—</text:p>
          </table:table-cell>
          <table:table-cell office:value-type="string" calcext:value-type="string">
            <text:p>6 lb.</text:p>
          </table:table-cell>
          <table:table-cell table:formula="of:=COM.MICROSOFT.CONCAT(SUBSTITUTE([.J24]; &quot; lb.&quot;; &quot;&quot;)/2;&quot; lb.&quot;)" office:value-type="string" office:string-value="3 lb." calcext:value-type="string">
            <text:p>3 lb.</text:p>
          </table:table-cell>
          <table:table-cell office:value-type="string" calcext:value-type="string">
            <text:p>Piercing</text:p>
          </table:table-cell>
          <table:table-cell table:formula="of:=COM.MICROSOFT.CONCAT(&quot;this martial, one handed melee weapon does &quot; ; [.F24]; &quot; &quot; ; [.L24]; &quot; damage with a &quot; ; [.H24]; &quot; crit. &quot;; IF([.I24]=&quot;—&quot;; &quot;&quot;; COM.MICROSOFT.CONCAT(&quot;it can be thrown with a range increment of &quot;;[.I24]; &quot; &quot;)); &quot;and weighs &quot;;[.K24];&quot; it is made out of birch/bronze and is the normal, default type from the players handbook.&quot;)" office:value-type="string" office:string-value="this martial, one handed melee weapon does 1d4+3 Piercing damage with a ×4 crit. and weighs 3 lb. it is made out of birch/bronze and is the normal, default type from the players handbook." calcext:value-type="string">
            <text:p>this martial, one handed melee weapon does 1d4+3 Piercing damage with a ×4 crit. and weighs 3 lb. it is made out of birch/bronze and is the normal, default type from the players handbook.</text:p>
          </table:table-cell>
          <table:table-cell table:formula="of:=SUBSTITUTE([.M24]; &quot;bronze and is the normal, default type from the players handbook.&quot;; &quot;Tritanium and is made by Blacksmiths. It can overcome DR/Adamantine&quot;)" office:value-type="string" office:string-value="this martial, one handed melee weapon does 1d4+3 Piercing damage with a ×4 crit. and weighs 3 lb. it is made out of birch/Tritanium and is made by Blacksmiths. It can overcome DR/Adamantine" calcext:value-type="string">
            <text:p>this martial, one handed melee weapon does 1d4+3 Piercing damage with a ×4 crit. and weighs 3 lb. it is made out of birch/Tritanium and is made by Blacksmiths. It can overcome DR/Adamantine</text:p>
          </table:table-cell>
        </table:table-row>
        <table:table-row table:style-name="ro1">
          <table:table-cell office:value-type="string" calcext:value-type="string">
            <text:p><text:a xlink:href="http://www.d20srd.org/srd/equipment/weapons.htm#rapier" xlink:type="simple">Rapier</text:a></text:p>
          </table:table-cell>
          <table:table-cell office:value-type="string" calcext:value-type="string">
            <text:p>20 gp</text:p>
          </table:table-cell>
          <table:table-cell office:value-type="float" office:value="6" calcext:value-type="float">
            <text:p>6</text:p>
          </table:table-cell>
          <table:table-cell table:formula="of:=[.C25]*350+400" office:value-type="float" office:value="2500" calcext:value-type="float">
            <text:p>2500</text:p>
          </table:table-cell>
          <table:table-cell office:value-type="string" calcext:value-type="string">
            <text:p>1d4</text:p>
          </table:table-cell>
          <table:table-cell table:formula="of:=COM.MICROSOFT.CONCAT(SUBSTITUTE([.E25]; &quot;/&quot;; &quot;+3/&quot;);&quot;+3&quot;)" office:value-type="string" office:string-value="1d4+3" calcext:value-type="string">
            <text:p>1d4+3</text:p>
          </table:table-cell>
          <table:table-cell office:value-type="string" calcext:value-type="string">
            <text:p>1d6</text:p>
          </table:table-cell>
          <table:table-cell office:value-type="string" calcext:value-type="string">
            <text:p>18-20/×2</text:p>
          </table:table-cell>
          <table:table-cell office:value-type="string" calcext:value-type="string">
            <text:p>—</text:p>
          </table:table-cell>
          <table:table-cell office:value-type="string" calcext:value-type="string">
            <text:p>2 lb.</text:p>
          </table:table-cell>
          <table:table-cell table:formula="of:=COM.MICROSOFT.CONCAT(SUBSTITUTE([.J25]; &quot; lb.&quot;; &quot;&quot;)/2;&quot; lb.&quot;)" office:value-type="string" office:string-value="1 lb." calcext:value-type="string">
            <text:p>1 lb.</text:p>
          </table:table-cell>
          <table:table-cell office:value-type="string" calcext:value-type="string">
            <text:p>Piercing</text:p>
          </table:table-cell>
          <table:table-cell table:formula="of:=COM.MICROSOFT.CONCAT(&quot;this martial, one handed melee weapon does &quot; ; [.F25]; &quot; &quot; ; [.L25]; &quot; damage with a &quot; ; [.H25]; &quot; crit. &quot;; IF([.I25]=&quot;—&quot;; &quot;&quot;; COM.MICROSOFT.CONCAT(&quot;it can be thrown with a range increment of &quot;;[.I25]; &quot; &quot;)); &quot;and weighs &quot;;[.K25];&quot; it is made out of bronze and is the normal, default type from the players handbook.&quot;)" office:value-type="string" office:string-value="this martial, one handed melee weapon does 1d4+3 Piercing damage with a 18-20/×2 crit. and weighs 1 lb. it is made out of bronze and is the normal, default type from the players handbook." calcext:value-type="string">
            <text:p>this martial, one handed melee weapon does 1d4+3 Piercing damage with a 18-20/×2 crit. and weighs 1 lb. it is made out of bronze and is the normal, default type from the players handbook.</text:p>
          </table:table-cell>
          <table:table-cell table:formula="of:=SUBSTITUTE([.M25]; &quot;bronze and is the normal, default type from the players handbook.&quot;; &quot;Tritanium and is made by Blacksmiths. It can overcome DR/Adamantine&quot;)" office:value-type="string" office:string-value="this martial, one handed melee weapon does 1d4+3 Piercing damage with a 18-20/×2 crit. and weighs 1 lb. it is made out of Tritanium and is made by Blacksmiths. It can overcome DR/Adamantine" calcext:value-type="string">
            <text:p>this martial, one handed melee weapon does 1d4+3 Piercing damage with a 18-20/×2 crit. and weighs 1 lb. it is made out of Tritanium and is made by Blacksmiths. It can overcome DR/Adamantine</text:p>
          </table:table-cell>
        </table:table-row>
        <table:table-row table:style-name="ro1">
          <table:table-cell office:value-type="string" calcext:value-type="string">
            <text:p>Scimitar</text:p>
          </table:table-cell>
          <table:table-cell office:value-type="string" calcext:value-type="string">
            <text:p>15 gp</text:p>
          </table:table-cell>
          <table:table-cell office:value-type="float" office:value="6" calcext:value-type="float">
            <text:p>6</text:p>
          </table:table-cell>
          <table:table-cell table:formula="of:=[.C26]*350+400" office:value-type="float" office:value="2500" calcext:value-type="float">
            <text:p>2500</text:p>
          </table:table-cell>
          <table:table-cell office:value-type="string" calcext:value-type="string">
            <text:p>1d4</text:p>
          </table:table-cell>
          <table:table-cell table:formula="of:=COM.MICROSOFT.CONCAT(SUBSTITUTE([.E26]; &quot;/&quot;; &quot;+3/&quot;);&quot;+3&quot;)" office:value-type="string" office:string-value="1d4+3" calcext:value-type="string">
            <text:p>1d4+3</text:p>
          </table:table-cell>
          <table:table-cell office:value-type="string" calcext:value-type="string">
            <text:p>1d6</text:p>
          </table:table-cell>
          <table:table-cell office:value-type="string" calcext:value-type="string">
            <text:p>18-20/×2</text:p>
          </table:table-cell>
          <table:table-cell office:value-type="string" calcext:value-type="string">
            <text:p>—</text:p>
          </table:table-cell>
          <table:table-cell office:value-type="string" calcext:value-type="string">
            <text:p>4 lb.</text:p>
          </table:table-cell>
          <table:table-cell table:formula="of:=COM.MICROSOFT.CONCAT(SUBSTITUTE([.J26]; &quot; lb.&quot;; &quot;&quot;)/2;&quot; lb.&quot;)" office:value-type="string" office:string-value="2 lb." calcext:value-type="string">
            <text:p>2 lb.</text:p>
          </table:table-cell>
          <table:table-cell office:value-type="string" calcext:value-type="string">
            <text:p>Slashing</text:p>
          </table:table-cell>
          <table:table-cell table:formula="of:=COM.MICROSOFT.CONCAT(&quot;this martial, one handed melee weapon does &quot; ; [.F26]; &quot; &quot; ; [.L26]; &quot; damage with a &quot; ; [.H26]; &quot; crit. &quot;; IF([.I26]=&quot;—&quot;; &quot;&quot;; COM.MICROSOFT.CONCAT(&quot;it can be thrown with a range increment of &quot;;[.I26]; &quot; &quot;)); &quot;and weighs &quot;;[.K26];&quot; it is made out of bronze and is the normal, default type from the players handbook.&quot;)" office:value-type="string" office:string-value="this martial, one handed melee weapon does 1d4+3 Slashing damage with a 18-20/×2 crit. and weighs 2 lb. it is made out of bronze and is the normal, default type from the players handbook." calcext:value-type="string">
            <text:p>this martial, one handed melee weapon does 1d4+3 Slashing damage with a 18-20/×2 crit. and weighs 2 lb. it is made out of bronze and is the normal, default type from the players handbook.</text:p>
          </table:table-cell>
          <table:table-cell table:formula="of:=SUBSTITUTE([.M26]; &quot;bronze and is the normal, default type from the players handbook.&quot;; &quot;Tritanium and is made by Blacksmiths. It can overcome DR/Adamantine&quot;)" office:value-type="string" office:string-value="this martial, one handed melee weapon does 1d4+3 Slashing damage with a 18-20/×2 crit. and weighs 2 lb. it is made out of Tritanium and is made by Blacksmiths. It can overcome DR/Adamantine" calcext:value-type="string">
            <text:p>this martial, one handed melee weapon does 1d4+3 Slashing damage with a 18-20/×2 crit. and weighs 2 lb. it is made out of Tritanium and is made by Blacksmiths. It can overcome DR/Adamantine</text:p>
          </table:table-cell>
        </table:table-row>
        <table:table-row table:style-name="ro1">
          <table:table-cell office:value-type="string" calcext:value-type="string">
            <text:p><text:a xlink:href="http://www.d20srd.org/srd/equipment/weapons.htm#trident" xlink:type="simple">Trident</text:a></text:p>
          </table:table-cell>
          <table:table-cell office:value-type="string" calcext:value-type="string">
            <text:p>15 gp</text:p>
          </table:table-cell>
          <table:table-cell office:value-type="float" office:value="6" calcext:value-type="float">
            <text:p>6</text:p>
          </table:table-cell>
          <table:table-cell table:formula="of:=[.C27]*350+400" office:value-type="float" office:value="2500" calcext:value-type="float">
            <text:p>2500</text:p>
          </table:table-cell>
          <table:table-cell office:value-type="string" calcext:value-type="string">
            <text:p>1d6</text:p>
          </table:table-cell>
          <table:table-cell table:formula="of:=COM.MICROSOFT.CONCAT(SUBSTITUTE([.E27]; &quot;/&quot;; &quot;+3/&quot;);&quot;+3&quot;)" office:value-type="string" office:string-value="1d6+3" calcext:value-type="string">
            <text:p>1d6+3</text:p>
          </table:table-cell>
          <table:table-cell office:value-type="string" calcext:value-type="string">
            <text:p>1d8</text:p>
          </table:table-cell>
          <table:table-cell office:value-type="string" calcext:value-type="string">
            <text:p>×2</text:p>
          </table:table-cell>
          <table:table-cell office:value-type="string" calcext:value-type="string">
            <text:p>10 ft.</text:p>
          </table:table-cell>
          <table:table-cell office:value-type="string" calcext:value-type="string">
            <text:p>4 lb.</text:p>
          </table:table-cell>
          <table:table-cell table:formula="of:=COM.MICROSOFT.CONCAT(SUBSTITUTE([.J27]; &quot; lb.&quot;; &quot;&quot;)/2;&quot; lb.&quot;)" office:value-type="string" office:string-value="2 lb." calcext:value-type="string">
            <text:p>2 lb.</text:p>
          </table:table-cell>
          <table:table-cell office:value-type="string" calcext:value-type="string">
            <text:p>Piercing</text:p>
          </table:table-cell>
          <table:table-cell table:formula="of:=COM.MICROSOFT.CONCAT(&quot;this martial, one handed melee weapon does &quot; ; [.F27]; &quot; &quot; ; [.L27]; &quot; damage with a &quot; ; [.H27]; &quot; crit. &quot;; IF([.I27]=&quot;—&quot;; &quot;&quot;; COM.MICROSOFT.CONCAT(&quot;it can be thrown with a range increment of &quot;;[.I27]; &quot; &quot;)); &quot;and weighs &quot;;[.K27];&quot; it is made out of bronze and is the normal, default type from the players handbook.&quot;)" office:value-type="string" office:string-value="this martial, one handed melee weapon does 1d6+3 Piercing damage with a ×2 crit. it can be thrown with a range increment of 10 ft. and weighs 2 lb. it is made out of bronze and is the normal, default type from the players handbook." calcext:value-type="string">
            <text:p>this martial, one handed melee weapon does 1d6+3 Piercing damage with a ×2 crit. it can be thrown with a range increment of 10 ft. and weighs 2 lb. it is made out of bronze and is the normal, default type from the players handbook.</text:p>
          </table:table-cell>
          <table:table-cell table:formula="of:=SUBSTITUTE([.M27]; &quot;bronze and is the normal, default type from the players handbook.&quot;; &quot;Tritanium and is made by Blacksmiths. It can overcome DR/Adamantine&quot;)" office:value-type="string" office:string-value="this martial, one handed melee weapon does 1d6+3 Piercing damage with a ×2 crit. it can be thrown with a range increment of 10 ft. and weighs 2 lb. it is made out of Tritanium and is made by Blacksmiths. It can overcome DR/Adamantine" calcext:value-type="string">
            <text:p>this martial, one handed melee weapon does 1d6+3 Piercing damage with a ×2 crit. it can be thrown with a range increment of 10 ft. and weighs 2 lb. it is made out of Tritanium and is made by Blacksmiths. It can overcome DR/Adamantine</text:p>
          </table:table-cell>
        </table:table-row>
        <table:table-row table:style-name="ro1">
          <table:table-cell office:value-type="string" calcext:value-type="string">
            <text:p>Warhammer</text:p>
          </table:table-cell>
          <table:table-cell office:value-type="string" calcext:value-type="string">
            <text:p>12 gp</text:p>
          </table:table-cell>
          <table:table-cell office:value-type="float" office:value="6" calcext:value-type="float">
            <text:p>6</text:p>
          </table:table-cell>
          <table:table-cell table:formula="of:=[.C28]*350+400" office:value-type="float" office:value="2500" calcext:value-type="float">
            <text:p>2500</text:p>
          </table:table-cell>
          <table:table-cell office:value-type="string" calcext:value-type="string">
            <text:p>1d6</text:p>
          </table:table-cell>
          <table:table-cell table:formula="of:=COM.MICROSOFT.CONCAT(SUBSTITUTE([.E28]; &quot;/&quot;; &quot;+3/&quot;);&quot;+3&quot;)" office:value-type="string" office:string-value="1d6+3" calcext:value-type="string">
            <text:p>1d6+3</text:p>
          </table:table-cell>
          <table:table-cell office:value-type="string" calcext:value-type="string">
            <text:p>1d8</text:p>
          </table:table-cell>
          <table:table-cell office:value-type="string" calcext:value-type="string">
            <text:p>×3</text:p>
          </table:table-cell>
          <table:table-cell office:value-type="string" calcext:value-type="string">
            <text:p>—</text:p>
          </table:table-cell>
          <table:table-cell office:value-type="string" calcext:value-type="string">
            <text:p>5 lb.</text:p>
          </table:table-cell>
          <table:table-cell table:formula="of:=COM.MICROSOFT.CONCAT(SUBSTITUTE([.J28]; &quot; lb.&quot;; &quot;&quot;)/2;&quot; lb.&quot;)" office:value-type="string" office:string-value="2.5 lb." calcext:value-type="string">
            <text:p>2.5 lb.</text:p>
          </table:table-cell>
          <table:table-cell office:value-type="string" calcext:value-type="string">
            <text:p>Bludgeoning</text:p>
          </table:table-cell>
          <table:table-cell table:formula="of:=COM.MICROSOFT.CONCAT(&quot;this martial, one handed melee weapon does &quot; ; [.F28]; &quot; &quot; ; [.L28]; &quot; damage with a &quot; ; [.H28]; &quot; crit. &quot;; IF([.I28]=&quot;—&quot;; &quot;&quot;; COM.MICROSOFT.CONCAT(&quot;it can be thrown with a range increment of &quot;;[.I28]; &quot; &quot;)); &quot;and weighs &quot;;[.K28];&quot; it is made out of bronze and is the normal, default type from the players handbook.&quot;)" office:value-type="string" office:string-value="this martial, one handed melee weapon does 1d6+3 Bludgeoning damage with a ×3 crit. and weighs 2.5 lb. it is made out of bronze and is the normal, default type from the players handbook." calcext:value-type="string">
            <text:p>this martial, one handed melee weapon does 1d6+3 Bludgeoning damage with a ×3 crit. and weighs 2.5 lb. it is made out of bronze and is the normal, default type from the players handbook.</text:p>
          </table:table-cell>
          <table:table-cell table:formula="of:=SUBSTITUTE([.M28]; &quot;bronze and is the normal, default type from the players handbook.&quot;; &quot;Tritanium and is made by Blacksmiths. It can overcome DR/Adamantine&quot;)" office:value-type="string" office:string-value="this martial, one handed melee weapon does 1d6+3 Bludgeoning damage with a ×3 crit. and weighs 2.5 lb. it is made out of Tritanium and is made by Blacksmiths. It can overcome DR/Adamantine" calcext:value-type="string">
            <text:p>this martial, one handed melee weapon does 1d6+3 Bludgeoning damage with a ×3 crit. and weighs 2.5 lb. it is made out of Tritanium and is made by Blacksmiths. It can overcome DR/Adamantine</text:p>
          </table:table-cell>
        </table:table-row>
        <table:table-row table:style-name="ro1">
          <table:table-cell office:value-type="string" calcext:value-type="string">
            <text:p>Falchion</text:p>
          </table:table-cell>
          <table:table-cell office:value-type="string" calcext:value-type="string">
            <text:p>75 gp</text:p>
          </table:table-cell>
          <table:table-cell office:value-type="float" office:value="8" calcext:value-type="float">
            <text:p>8</text:p>
          </table:table-cell>
          <table:table-cell table:formula="of:=[.C29]*350+400" office:value-type="float" office:value="3200" calcext:value-type="float">
            <text:p>3200</text:p>
          </table:table-cell>
          <table:table-cell office:value-type="string" calcext:value-type="string">
            <text:p>1d6</text:p>
          </table:table-cell>
          <table:table-cell table:formula="of:=COM.MICROSOFT.CONCAT(SUBSTITUTE([.E29]; &quot;/&quot;; &quot;+3/&quot;);&quot;+3&quot;)" office:value-type="string" office:string-value="1d6+3" calcext:value-type="string">
            <text:p>1d6+3</text:p>
          </table:table-cell>
          <table:table-cell office:value-type="string" calcext:value-type="string">
            <text:p>2d4</text:p>
          </table:table-cell>
          <table:table-cell office:value-type="string" calcext:value-type="string">
            <text:p>18-20/×2</text:p>
          </table:table-cell>
          <table:table-cell office:value-type="string" calcext:value-type="string">
            <text:p>—</text:p>
          </table:table-cell>
          <table:table-cell office:value-type="string" calcext:value-type="string">
            <text:p>8 lb.</text:p>
          </table:table-cell>
          <table:table-cell table:formula="of:=COM.MICROSOFT.CONCAT(SUBSTITUTE([.J29]; &quot; lb.&quot;; &quot;&quot;)/2;&quot; lb.&quot;)" office:value-type="string" office:string-value="4 lb." calcext:value-type="string">
            <text:p>4 lb.</text:p>
          </table:table-cell>
          <table:table-cell office:value-type="string" calcext:value-type="string">
            <text:p>Slashing</text:p>
          </table:table-cell>
          <table:table-cell table:formula="of:=COM.MICROSOFT.CONCAT(&quot;this martial, two handed melee weapon does &quot; ; [.F29]; &quot; &quot; ; [.L29]; &quot; damage with a &quot; ; [.H29]; &quot; crit. &quot;; IF([.I29]=&quot;—&quot;; &quot;&quot;; COM.MICROSOFT.CONCAT(&quot;it can be thrown with a range increment of &quot;;[.I29]; &quot; &quot;)); &quot;and weighs &quot;;[.K29];&quot; it is made out of bronze and is the normal, default type from the players handbook.&quot;)" office:value-type="string" office:string-value="this martial, two handed melee weapon does 1d6+3 Slashing damage with a 18-20/×2 crit. and weighs 4 lb. it is made out of bronze and is the normal, default type from the players handbook." calcext:value-type="string">
            <text:p>this martial, two handed melee weapon does 1d6+3 Slashing damage with a 18-20/×2 crit. and weighs 4 lb. it is made out of bronze and is the normal, default type from the players handbook.</text:p>
          </table:table-cell>
          <table:table-cell table:formula="of:=SUBSTITUTE([.M29]; &quot;bronze and is the normal, default type from the players handbook.&quot;; &quot;Tritanium and is made by Blacksmiths. It can overcome DR/Adamantine&quot;)" office:value-type="string" office:string-value="this martial, two handed melee weapon does 1d6+3 Slashing damage with a 18-20/×2 crit. and weighs 4 lb. it is made out of Tritanium and is made by Blacksmiths. It can overcome DR/Adamantine" calcext:value-type="string">
            <text:p>this martial, two handed melee weapon does 1d6+3 Slashing damage with a 18-20/×2 crit. and weighs 4 lb. it is made out of Tritanium and is made by Blacksmiths. It can overcome DR/Adamantine</text:p>
          </table:table-cell>
        </table:table-row>
        <table:table-row table:style-name="ro1">
          <table:table-cell office:value-type="string" calcext:value-type="string">
            <text:p><text:a xlink:href="http://www.d20srd.org/srd/equipment/weapons.htm#glaive" xlink:type="simple">Glaive</text:a></text:p>
          </table:table-cell>
          <table:table-cell office:value-type="string" calcext:value-type="string">
            <text:p>8 gp</text:p>
          </table:table-cell>
          <table:table-cell office:value-type="float" office:value="8" calcext:value-type="float">
            <text:p>8</text:p>
          </table:table-cell>
          <table:table-cell table:formula="of:=[.C30]*350+400" office:value-type="float" office:value="3200" calcext:value-type="float">
            <text:p>3200</text:p>
          </table:table-cell>
          <table:table-cell office:value-type="string" calcext:value-type="string">
            <text:p>1d8</text:p>
          </table:table-cell>
          <table:table-cell table:formula="of:=COM.MICROSOFT.CONCAT(SUBSTITUTE([.E30]; &quot;/&quot;; &quot;+3/&quot;);&quot;+3&quot;)" office:value-type="string" office:string-value="1d8+3" calcext:value-type="string">
            <text:p>1d8+3</text:p>
          </table:table-cell>
          <table:table-cell office:value-type="string" calcext:value-type="string">
            <text:p>1d10</text:p>
          </table:table-cell>
          <table:table-cell office:value-type="string" calcext:value-type="string">
            <text:p>×3</text:p>
          </table:table-cell>
          <table:table-cell office:value-type="string" calcext:value-type="string">
            <text:p>—</text:p>
          </table:table-cell>
          <table:table-cell office:value-type="string" calcext:value-type="string">
            <text:p>10 lb.</text:p>
          </table:table-cell>
          <table:table-cell table:formula="of:=COM.MICROSOFT.CONCAT(SUBSTITUTE([.J30]; &quot; lb.&quot;; &quot;&quot;)/2;&quot; lb.&quot;)" office:value-type="string" office:string-value="5 lb." calcext:value-type="string">
            <text:p>5 lb.</text:p>
          </table:table-cell>
          <table:table-cell office:value-type="string" calcext:value-type="string">
            <text:p>Slashing</text:p>
          </table:table-cell>
          <table:table-cell table:formula="of:=COM.MICROSOFT.CONCAT(&quot;this martial, two handed melee reach weapon does &quot; ; [.F30]; &quot; &quot; ; [.L30]; &quot; damage with a &quot; ; [.H30]; &quot; crit. &quot;; IF([.I30]=&quot;—&quot;; &quot;&quot;; COM.MICROSOFT.CONCAT(&quot;it can be thrown with a range increment of &quot;;[.I30]; &quot; &quot;)); &quot;and weighs &quot;;[.K30];&quot; it is made out of bronze and is the normal, default type from the players handbook.&quot;)" office:value-type="string" office:string-value="this martial, two handed melee reach weapon does 1d8+3 Slashing damage with a ×3 crit. and weighs 5 lb. it is made out of bronze and is the normal, default type from the players handbook." calcext:value-type="string">
            <text:p>this martial, two handed melee reach weapon does 1d8+3 Slashing damage with a ×3 crit. and weighs 5 lb. it is made out of bronze and is the normal, default type from the players handbook.</text:p>
          </table:table-cell>
          <table:table-cell table:formula="of:=SUBSTITUTE([.M30]; &quot;bronze and is the normal, default type from the players handbook.&quot;; &quot;Tritanium and is made by Blacksmiths. It can overcome DR/Adamantine&quot;)" office:value-type="string" office:string-value="this martial, two handed melee reach weapon does 1d8+3 Slashing damage with a ×3 crit. and weighs 5 lb. it is made out of Tritanium and is made by Blacksmiths. It can overcome DR/Adamantine" calcext:value-type="string">
            <text:p>this martial, two handed melee reach weapon does 1d8+3 Slashing damage with a ×3 crit. and weighs 5 lb. it is made out of Tritanium and is made by Blacksmiths. It can overcome DR/Adamantine</text:p>
          </table:table-cell>
        </table:table-row>
        <table:table-row table:style-name="ro1">
          <table:table-cell office:value-type="string" calcext:value-type="string">
            <text:p>Greataxe</text:p>
          </table:table-cell>
          <table:table-cell office:value-type="string" calcext:value-type="string">
            <text:p>20 gp</text:p>
          </table:table-cell>
          <table:table-cell office:value-type="float" office:value="8" calcext:value-type="float">
            <text:p>8</text:p>
          </table:table-cell>
          <table:table-cell table:formula="of:=[.C31]*350+400" office:value-type="float" office:value="3200" calcext:value-type="float">
            <text:p>3200</text:p>
          </table:table-cell>
          <table:table-cell office:value-type="string" calcext:value-type="string">
            <text:p>1d10</text:p>
          </table:table-cell>
          <table:table-cell table:formula="of:=COM.MICROSOFT.CONCAT(SUBSTITUTE([.E31]; &quot;/&quot;; &quot;+3/&quot;);&quot;+3&quot;)" office:value-type="string" office:string-value="1d10+3" calcext:value-type="string">
            <text:p>1d10+3</text:p>
          </table:table-cell>
          <table:table-cell office:value-type="string" calcext:value-type="string">
            <text:p>1d12</text:p>
          </table:table-cell>
          <table:table-cell office:value-type="string" calcext:value-type="string">
            <text:p>×3</text:p>
          </table:table-cell>
          <table:table-cell office:value-type="string" calcext:value-type="string">
            <text:p>—</text:p>
          </table:table-cell>
          <table:table-cell office:value-type="string" calcext:value-type="string">
            <text:p>12 lb.</text:p>
          </table:table-cell>
          <table:table-cell table:formula="of:=COM.MICROSOFT.CONCAT(SUBSTITUTE([.J31]; &quot; lb.&quot;; &quot;&quot;)/2;&quot; lb.&quot;)" office:value-type="string" office:string-value="6 lb." calcext:value-type="string">
            <text:p>6 lb.</text:p>
          </table:table-cell>
          <table:table-cell office:value-type="string" calcext:value-type="string">
            <text:p>Slashing</text:p>
          </table:table-cell>
          <table:table-cell table:formula="of:=COM.MICROSOFT.CONCAT(&quot;this martial, two handed melee weapon does &quot; ; [.F31]; &quot; &quot; ; [.L31]; &quot; damage with a &quot; ; [.H31]; &quot; crit. &quot;; IF([.I31]=&quot;—&quot;; &quot;&quot;; COM.MICROSOFT.CONCAT(&quot;it can be thrown with a range increment of &quot;;[.I31]; &quot; &quot;)); &quot;and weighs &quot;;[.K31];&quot; it is made out of bronze and is the normal, default type from the players handbook.&quot;)" office:value-type="string" office:string-value="this martial, two handed melee weapon does 1d10+3 Slashing damage with a ×3 crit. and weighs 6 lb. it is made out of bronze and is the normal, default type from the players handbook." calcext:value-type="string">
            <text:p>this martial, two handed melee weapon does 1d10+3 Slashing damage with a ×3 crit. and weighs 6 lb. it is made out of bronze and is the normal, default type from the players handbook.</text:p>
          </table:table-cell>
          <table:table-cell table:formula="of:=SUBSTITUTE([.M31]; &quot;bronze and is the normal, default type from the players handbook.&quot;; &quot;Tritanium and is made by Blacksmiths. It can overcome DR/Adamantine&quot;)" office:value-type="string" office:string-value="this martial, two handed melee weapon does 1d10+3 Slashing damage with a ×3 crit. and weighs 6 lb. it is made out of Tritanium and is made by Blacksmiths. It can overcome DR/Adamantine" calcext:value-type="string">
            <text:p>this martial, two handed melee weapon does 1d10+3 Slashing damage with a ×3 crit. and weighs 6 lb. it is made out of Tritanium and is made by Blacksmiths. It can overcome DR/Adamantine</text:p>
          </table:table-cell>
        </table:table-row>
        <table:table-row table:style-name="ro1">
          <table:table-cell office:value-type="string" calcext:value-type="string">
            <text:p>Greatclub</text:p>
          </table:table-cell>
          <table:table-cell office:value-type="string" calcext:value-type="string">
            <text:p>5 gp</text:p>
          </table:table-cell>
          <table:table-cell office:value-type="float" office:value="8" calcext:value-type="float">
            <text:p>8</text:p>
          </table:table-cell>
          <table:table-cell table:formula="of:=[.C32]*350+400" office:value-type="float" office:value="3200" calcext:value-type="float">
            <text:p>3200</text:p>
          </table:table-cell>
          <table:table-cell office:value-type="string" calcext:value-type="string">
            <text:p>1d8</text:p>
          </table:table-cell>
          <table:table-cell table:formula="of:=COM.MICROSOFT.CONCAT(SUBSTITUTE([.E32]; &quot;/&quot;; &quot;+3/&quot;);&quot;+3&quot;)" office:value-type="string" office:string-value="1d8+3" calcext:value-type="string">
            <text:p>1d8+3</text:p>
          </table:table-cell>
          <table:table-cell office:value-type="string" calcext:value-type="string">
            <text:p>1d10</text:p>
          </table:table-cell>
          <table:table-cell office:value-type="string" calcext:value-type="string">
            <text:p>×2</text:p>
          </table:table-cell>
          <table:table-cell office:value-type="string" calcext:value-type="string">
            <text:p>—</text:p>
          </table:table-cell>
          <table:table-cell office:value-type="string" calcext:value-type="string">
            <text:p>8 lb.</text:p>
          </table:table-cell>
          <table:table-cell table:formula="of:=COM.MICROSOFT.CONCAT(SUBSTITUTE([.J32]; &quot; lb.&quot;; &quot;&quot;)/2;&quot; lb.&quot;)" office:value-type="string" office:string-value="4 lb." calcext:value-type="string">
            <text:p>4 lb.</text:p>
          </table:table-cell>
          <table:table-cell office:value-type="string" calcext:value-type="string">
            <text:p>Bludgeoning</text:p>
          </table:table-cell>
          <table:table-cell table:formula="of:=COM.MICROSOFT.CONCAT(&quot;this martial, two handed melee weapon does &quot; ; [.F32]; &quot; &quot; ; [.L32]; &quot; damage with a &quot; ; [.H32]; &quot; crit. &quot;; IF([.I32]=&quot;—&quot;; &quot;&quot;; COM.MICROSOFT.CONCAT(&quot;it can be thrown with a range increment of &quot;;[.I32]; &quot; &quot;)); &quot;and weighs &quot;;[.K32];&quot; it is made out of bronze and is the normal, default type from the players handbook.&quot;)" office:value-type="string" office:string-value="this martial, two handed melee weapon does 1d8+3 Bludgeoning damage with a ×2 crit. and weighs 4 lb. it is made out of bronze and is the normal, default type from the players handbook." calcext:value-type="string">
            <text:p>this martial, two handed melee weapon does 1d8+3 Bludgeoning damage with a ×2 crit. and weighs 4 lb. it is made out of bronze and is the normal, default type from the players handbook.</text:p>
          </table:table-cell>
          <table:table-cell table:formula="of:=SUBSTITUTE([.M32]; &quot;bronze and is the normal, default type from the players handbook.&quot;; &quot;Tritanium and is made by Blacksmiths. It can overcome DR/Adamantine&quot;)" office:value-type="string" office:string-value="this martial, two handed melee weapon does 1d8+3 Bludgeoning damage with a ×2 crit. and weighs 4 lb. it is made out of Tritanium and is made by Blacksmiths. It can overcome DR/Adamantine" calcext:value-type="string">
            <text:p>this martial, two handed melee weapon does 1d8+3 Bludgeoning damage with a ×2 crit. and weighs 4 lb. it is made out of Tritanium and is made by Blacksmiths. It can overcome DR/Adamantine</text:p>
          </table:table-cell>
        </table:table-row>
        <table:table-row table:style-name="ro1">
          <table:table-cell office:value-type="string" calcext:value-type="string">
            <text:p><text:a xlink:href="http://www.d20srd.org/srd/equipment/weapons.htm#flailorHeavyFlail" xlink:type="simple">Flail, heavy</text:a></text:p>
          </table:table-cell>
          <table:table-cell office:value-type="string" calcext:value-type="string">
            <text:p>15 gp</text:p>
          </table:table-cell>
          <table:table-cell office:value-type="float" office:value="8" calcext:value-type="float">
            <text:p>8</text:p>
          </table:table-cell>
          <table:table-cell table:formula="of:=[.C33]*350+400" office:value-type="float" office:value="3200" calcext:value-type="float">
            <text:p>3200</text:p>
          </table:table-cell>
          <table:table-cell office:value-type="string" calcext:value-type="string">
            <text:p>1d8</text:p>
          </table:table-cell>
          <table:table-cell table:formula="of:=COM.MICROSOFT.CONCAT(SUBSTITUTE([.E33]; &quot;/&quot;; &quot;+3/&quot;);&quot;+3&quot;)" office:value-type="string" office:string-value="1d8+3" calcext:value-type="string">
            <text:p>1d8+3</text:p>
          </table:table-cell>
          <table:table-cell office:value-type="string" calcext:value-type="string">
            <text:p>1d10</text:p>
          </table:table-cell>
          <table:table-cell office:value-type="string" calcext:value-type="string">
            <text:p>19-20/×2</text:p>
          </table:table-cell>
          <table:table-cell office:value-type="string" calcext:value-type="string">
            <text:p>—</text:p>
          </table:table-cell>
          <table:table-cell office:value-type="string" calcext:value-type="string">
            <text:p>10 lb.</text:p>
          </table:table-cell>
          <table:table-cell table:formula="of:=COM.MICROSOFT.CONCAT(SUBSTITUTE([.J33]; &quot; lb.&quot;; &quot;&quot;)/2;&quot; lb.&quot;)" office:value-type="string" office:string-value="5 lb." calcext:value-type="string">
            <text:p>5 lb.</text:p>
          </table:table-cell>
          <table:table-cell office:value-type="string" calcext:value-type="string">
            <text:p>Bludgeoning</text:p>
          </table:table-cell>
          <table:table-cell table:formula="of:=COM.MICROSOFT.CONCAT(&quot;this martial, two handed melee weapon does &quot; ; [.F33]; &quot; &quot; ; [.L33]; &quot; damage with a &quot; ; [.H33]; &quot; crit. &quot;; IF([.I33]=&quot;—&quot;; &quot;&quot;; COM.MICROSOFT.CONCAT(&quot;it can be thrown with a range increment of &quot;;[.I33]; &quot; &quot;)); &quot;and weighs &quot;;[.K33];&quot; it is made out of bronze and is the normal, default type from the players handbook.&quot;)" office:value-type="string" office:string-value="this martial, two handed melee weapon does 1d8+3 Bludgeoning damage with a 19-20/×2 crit. and weighs 5 lb. it is made out of bronze and is the normal, default type from the players handbook." calcext:value-type="string">
            <text:p>this martial, two handed melee weapon does 1d8+3 Bludgeoning damage with a 19-20/×2 crit. and weighs 5 lb. it is made out of bronze and is the normal, default type from the players handbook.</text:p>
          </table:table-cell>
          <table:table-cell table:formula="of:=SUBSTITUTE([.M33]; &quot;bronze and is the normal, default type from the players handbook.&quot;; &quot;Tritanium and is made by Blacksmiths. It can overcome DR/Adamantine&quot;)" office:value-type="string" office:string-value="this martial, two handed melee weapon does 1d8+3 Bludgeoning damage with a 19-20/×2 crit. and weighs 5 lb. it is made out of Tritanium and is made by Blacksmiths. It can overcome DR/Adamantine" calcext:value-type="string">
            <text:p>this martial, two handed melee weapon does 1d8+3 Bludgeoning damage with a 19-20/×2 crit. and weighs 5 lb. it is made out of Tritanium and is made by Blacksmiths. It can overcome DR/Adamantine</text:p>
          </table:table-cell>
        </table:table-row>
        <table:table-row table:style-name="ro1">
          <table:table-cell office:value-type="string" calcext:value-type="string">
            <text:p>Greatsword</text:p>
          </table:table-cell>
          <table:table-cell office:value-type="string" calcext:value-type="string">
            <text:p>50 gp</text:p>
          </table:table-cell>
          <table:table-cell office:value-type="float" office:value="8" calcext:value-type="float">
            <text:p>8</text:p>
          </table:table-cell>
          <table:table-cell table:formula="of:=[.C34]*350+400" office:value-type="float" office:value="3200" calcext:value-type="float">
            <text:p>3200</text:p>
          </table:table-cell>
          <table:table-cell office:value-type="string" calcext:value-type="string">
            <text:p>1d10</text:p>
          </table:table-cell>
          <table:table-cell table:formula="of:=COM.MICROSOFT.CONCAT(SUBSTITUTE([.E34]; &quot;/&quot;; &quot;+3/&quot;);&quot;+3&quot;)" office:value-type="string" office:string-value="1d10+3" calcext:value-type="string">
            <text:p>1d10+3</text:p>
          </table:table-cell>
          <table:table-cell office:value-type="string" calcext:value-type="string">
            <text:p>2d6</text:p>
          </table:table-cell>
          <table:table-cell office:value-type="string" calcext:value-type="string">
            <text:p>19-20/×2</text:p>
          </table:table-cell>
          <table:table-cell office:value-type="string" calcext:value-type="string">
            <text:p>—</text:p>
          </table:table-cell>
          <table:table-cell office:value-type="string" calcext:value-type="string">
            <text:p>8 lb.</text:p>
          </table:table-cell>
          <table:table-cell table:formula="of:=COM.MICROSOFT.CONCAT(SUBSTITUTE([.J34]; &quot; lb.&quot;; &quot;&quot;)/2;&quot; lb.&quot;)" office:value-type="string" office:string-value="4 lb." calcext:value-type="string">
            <text:p>4 lb.</text:p>
          </table:table-cell>
          <table:table-cell office:value-type="string" calcext:value-type="string">
            <text:p>Slashing</text:p>
          </table:table-cell>
          <table:table-cell table:formula="of:=COM.MICROSOFT.CONCAT(&quot;this martial, two handed melee weapon does &quot; ; [.F34]; &quot; &quot; ; [.L34]; &quot; damage with a &quot; ; [.H34]; &quot; crit. &quot;; IF([.I34]=&quot;—&quot;; &quot;&quot;; COM.MICROSOFT.CONCAT(&quot;it can be thrown with a range increment of &quot;;[.I34]; &quot; &quot;)); &quot;and weighs &quot;;[.K34];&quot; it is made out of bronze and is the normal, default type from the players handbook.&quot;)" office:value-type="string" office:string-value="this martial, two handed melee weapon does 1d10+3 Slashing damage with a 19-20/×2 crit. and weighs 4 lb. it is made out of bronze and is the normal, default type from the players handbook." calcext:value-type="string">
            <text:p>this martial, two handed melee weapon does 1d10+3 Slashing damage with a 19-20/×2 crit. and weighs 4 lb. it is made out of bronze and is the normal, default type from the players handbook.</text:p>
          </table:table-cell>
          <table:table-cell table:formula="of:=SUBSTITUTE([.M34]; &quot;bronze and is the normal, default type from the players handbook.&quot;; &quot;Tritanium and is made by Blacksmiths. It can overcome DR/Adamantine&quot;)" office:value-type="string" office:string-value="this martial, two handed melee weapon does 1d10+3 Slashing damage with a 19-20/×2 crit. and weighs 4 lb. it is made out of Tritanium and is made by Blacksmiths. It can overcome DR/Adamantine" calcext:value-type="string">
            <text:p>this martial, two handed melee weapon does 1d10+3 Slashing damage with a 19-20/×2 crit. and weighs 4 lb. it is made out of Tritanium and is made by Blacksmiths. It can overcome DR/Adamantine</text:p>
          </table:table-cell>
        </table:table-row>
        <table:table-row table:style-name="ro1">
          <table:table-cell office:value-type="string" calcext:value-type="string">
            <text:p><text:a xlink:href="http://www.d20srd.org/srd/equipment/weapons.htm#guisarme" xlink:type="simple">Guisarme</text:a></text:p>
          </table:table-cell>
          <table:table-cell office:value-type="string" calcext:value-type="string">
            <text:p>9 gp</text:p>
          </table:table-cell>
          <table:table-cell office:value-type="float" office:value="8" calcext:value-type="float">
            <text:p>8</text:p>
          </table:table-cell>
          <table:table-cell table:formula="of:=[.C35]*350+400" office:value-type="float" office:value="3200" calcext:value-type="float">
            <text:p>3200</text:p>
          </table:table-cell>
          <table:table-cell office:value-type="string" calcext:value-type="string">
            <text:p>1d6</text:p>
          </table:table-cell>
          <table:table-cell table:formula="of:=COM.MICROSOFT.CONCAT(SUBSTITUTE([.E35]; &quot;/&quot;; &quot;+3/&quot;);&quot;+3&quot;)" office:value-type="string" office:string-value="1d6+3" calcext:value-type="string">
            <text:p>1d6+3</text:p>
          </table:table-cell>
          <table:table-cell office:value-type="string" calcext:value-type="string">
            <text:p>2d4</text:p>
          </table:table-cell>
          <table:table-cell office:value-type="string" calcext:value-type="string">
            <text:p>×3</text:p>
          </table:table-cell>
          <table:table-cell office:value-type="string" calcext:value-type="string">
            <text:p>—</text:p>
          </table:table-cell>
          <table:table-cell office:value-type="string" calcext:value-type="string">
            <text:p>12 lb.</text:p>
          </table:table-cell>
          <table:table-cell table:formula="of:=COM.MICROSOFT.CONCAT(SUBSTITUTE([.J35]; &quot; lb.&quot;; &quot;&quot;)/2;&quot; lb.&quot;)" office:value-type="string" office:string-value="6 lb." calcext:value-type="string">
            <text:p>6 lb.</text:p>
          </table:table-cell>
          <table:table-cell office:value-type="string" calcext:value-type="string">
            <text:p>Slashing</text:p>
          </table:table-cell>
          <table:table-cell table:formula="of:=COM.MICROSOFT.CONCAT(&quot;this martial, two handed melee reach weapon does &quot; ; [.F35]; &quot; &quot; ; [.L35]; &quot; damage with a &quot; ; [.H35]; &quot; crit. &quot;; IF([.I35]=&quot;—&quot;; &quot;&quot;; COM.MICROSOFT.CONCAT(&quot;it can be thrown with a range increment of &quot;;[.I35]; &quot; &quot;)); &quot;and weighs &quot;;[.K35];&quot; it is made out of bronze and is the normal, default type from the players handbook.&quot;)" office:value-type="string" office:string-value="this martial, two handed melee reach weapon does 1d6+3 Slashing damage with a ×3 crit. and weighs 6 lb. it is made out of bronze and is the normal, default type from the players handbook." calcext:value-type="string">
            <text:p>this martial, two handed melee reach weapon does 1d6+3 Slashing damage with a ×3 crit. and weighs 6 lb. it is made out of bronze and is the normal, default type from the players handbook.</text:p>
          </table:table-cell>
          <table:table-cell table:formula="of:=SUBSTITUTE([.M35]; &quot;bronze and is the normal, default type from the players handbook.&quot;; &quot;Tritanium and is made by Blacksmiths. It can overcome DR/Adamantine&quot;)" office:value-type="string" office:string-value="this martial, two handed melee reach weapon does 1d6+3 Slashing damage with a ×3 crit. and weighs 6 lb. it is made out of Tritanium and is made by Blacksmiths. It can overcome DR/Adamantine" calcext:value-type="string">
            <text:p>this martial, two handed melee reach weapon does 1d6+3 Slashing damage with a ×3 crit. and weighs 6 lb. it is made out of Tritanium and is made by Blacksmiths. It can overcome DR/Adamantine</text:p>
          </table:table-cell>
        </table:table-row>
        <table:table-row table:style-name="ro2">
          <table:table-cell office:value-type="string" calcext:value-type="string">
            <text:p><text:a xlink:href="http://www.d20srd.org/srd/equipment/weapons.htm#halberd" xlink:type="simple">Halberd</text:a></text:p>
          </table:table-cell>
          <table:table-cell office:value-type="string" calcext:value-type="string">
            <text:p>10 gp</text:p>
          </table:table-cell>
          <table:table-cell office:value-type="float" office:value="8" calcext:value-type="float">
            <text:p>8</text:p>
          </table:table-cell>
          <table:table-cell table:formula="of:=[.C36]*350+400" office:value-type="float" office:value="3200" calcext:value-type="float">
            <text:p>3200</text:p>
          </table:table-cell>
          <table:table-cell office:value-type="string" calcext:value-type="string">
            <text:p>1d8</text:p>
          </table:table-cell>
          <table:table-cell table:formula="of:=COM.MICROSOFT.CONCAT(SUBSTITUTE([.E36]; &quot;/&quot;; &quot;+3/&quot;);&quot;+3&quot;)" office:value-type="string" office:string-value="1d8+3" calcext:value-type="string">
            <text:p>1d8+3</text:p>
          </table:table-cell>
          <table:table-cell office:value-type="string" calcext:value-type="string">
            <text:p>1d10</text:p>
          </table:table-cell>
          <table:table-cell office:value-type="string" calcext:value-type="string">
            <text:p>×3</text:p>
          </table:table-cell>
          <table:table-cell office:value-type="string" calcext:value-type="string">
            <text:p>—</text:p>
          </table:table-cell>
          <table:table-cell office:value-type="string" calcext:value-type="string">
            <text:p>12 lb.</text:p>
          </table:table-cell>
          <table:table-cell table:formula="of:=COM.MICROSOFT.CONCAT(SUBSTITUTE([.J36]; &quot; lb.&quot;; &quot;&quot;)/2;&quot; lb.&quot;)" office:value-type="string" office:string-value="6 lb." calcext:value-type="string">
            <text:p>6 lb.</text:p>
          </table:table-cell>
          <table:table-cell office:value-type="string" calcext:value-type="string">
            <text:p>Piercing or slashing</text:p>
          </table:table-cell>
          <table:table-cell table:formula="of:=COM.MICROSOFT.CONCAT(&quot;this martial, two handed melee weapon does &quot; ; [.F36]; &quot; &quot; ; [.L36]; &quot; damage with a &quot; ; [.H36]; &quot; crit. &quot;; IF([.I36]=&quot;—&quot;; &quot;&quot;; COM.MICROSOFT.CONCAT(&quot;it can be thrown with a range increment of &quot;;[.I36]; &quot; &quot;)); &quot;and weighs &quot;;[.K36];&quot; it is made out of bronze and is the normal, default type from the players handbook.&quot;)" office:value-type="string" office:string-value="this martial, two handed melee weapon does 1d8+3 Piercing or slashing damage with a ×3 crit. and weighs 6 lb. it is made out of bronze and is the normal, default type from the players handbook." calcext:value-type="string">
            <text:p>this martial, two handed melee weapon does 1d8+3 Piercing or slashing damage with a ×3 crit. and weighs 6 lb. it is made out of bronze and is the normal, default type from the players handbook.</text:p>
          </table:table-cell>
          <table:table-cell table:formula="of:=SUBSTITUTE([.M36]; &quot;bronze and is the normal, default type from the players handbook.&quot;; &quot;Tritanium and is made by Blacksmiths. It can overcome DR/Adamantine&quot;)" office:value-type="string" office:string-value="this martial, two handed melee weapon does 1d8+3 Piercing or slashing damage with a ×3 crit. and weighs 6 lb. it is made out of Tritanium and is made by Blacksmiths. It can overcome DR/Adamantine" calcext:value-type="string">
            <text:p>this martial, two handed melee weapon does 1d8+3 Piercing or slashing damage with a ×3 crit. and weighs 6 lb. it is made out of Tritanium and is made by Blacksmiths. It can overcome DR/Adamantine</text:p>
          </table:table-cell>
        </table:table-row>
        <table:table-row table:style-name="ro1">
          <table:table-cell office:value-type="string" calcext:value-type="string">
            <text:p><text:a xlink:href="http://www.d20srd.org/srd/equipment/weapons.htm#lance" xlink:type="simple">Lance</text:a></text:p>
          </table:table-cell>
          <table:table-cell office:value-type="string" calcext:value-type="string">
            <text:p>10 gp</text:p>
          </table:table-cell>
          <table:table-cell office:value-type="float" office:value="8" calcext:value-type="float">
            <text:p>8</text:p>
          </table:table-cell>
          <table:table-cell table:formula="of:=[.C37]*350+400" office:value-type="float" office:value="3200" calcext:value-type="float">
            <text:p>3200</text:p>
          </table:table-cell>
          <table:table-cell office:value-type="string" calcext:value-type="string">
            <text:p>1d6</text:p>
          </table:table-cell>
          <table:table-cell table:formula="of:=COM.MICROSOFT.CONCAT(SUBSTITUTE([.E37]; &quot;/&quot;; &quot;+3/&quot;);&quot;+3&quot;)" office:value-type="string" office:string-value="1d6+3" calcext:value-type="string">
            <text:p>1d6+3</text:p>
          </table:table-cell>
          <table:table-cell office:value-type="string" calcext:value-type="string">
            <text:p>1d8</text:p>
          </table:table-cell>
          <table:table-cell office:value-type="string" calcext:value-type="string">
            <text:p>×3</text:p>
          </table:table-cell>
          <table:table-cell office:value-type="string" calcext:value-type="string">
            <text:p>—</text:p>
          </table:table-cell>
          <table:table-cell office:value-type="string" calcext:value-type="string">
            <text:p>10 lb.</text:p>
          </table:table-cell>
          <table:table-cell table:formula="of:=COM.MICROSOFT.CONCAT(SUBSTITUTE([.J37]; &quot; lb.&quot;; &quot;&quot;)/2;&quot; lb.&quot;)" office:value-type="string" office:string-value="5 lb." calcext:value-type="string">
            <text:p>5 lb.</text:p>
          </table:table-cell>
          <table:table-cell office:value-type="string" calcext:value-type="string">
            <text:p>Piercing</text:p>
          </table:table-cell>
          <table:table-cell table:formula="of:=COM.MICROSOFT.CONCAT(&quot;this martial, two handed melee reach weapon does &quot; ; [.F37]; &quot; &quot; ; [.L37]; &quot; damage with a &quot; ; [.H37]; &quot; crit. &quot;; IF([.I37]=&quot;—&quot;; &quot;&quot;; COM.MICROSOFT.CONCAT(&quot;it can be thrown with a range increment of &quot;;[.I37]; &quot; &quot;)); &quot;and weighs &quot;;[.K37];&quot; it is made out of bronze and is the normal, default type from the players handbook.&quot;)" office:value-type="string" office:string-value="this martial, two handed melee reach weapon does 1d6+3 Piercing damage with a ×3 crit. and weighs 5 lb. it is made out of bronze and is the normal, default type from the players handbook." calcext:value-type="string">
            <text:p>this martial, two handed melee reach weapon does 1d6+3 Piercing damage with a ×3 crit. and weighs 5 lb. it is made out of bronze and is the normal, default type from the players handbook.</text:p>
          </table:table-cell>
          <table:table-cell table:formula="of:=SUBSTITUTE([.M37]; &quot;bronze and is the normal, default type from the players handbook.&quot;; &quot;Tritanium and is made by Blacksmiths. It can overcome DR/Adamantine&quot;)" office:value-type="string" office:string-value="this martial, two handed melee reach weapon does 1d6+3 Piercing damage with a ×3 crit. and weighs 5 lb. it is made out of Tritanium and is made by Blacksmiths. It can overcome DR/Adamantine" calcext:value-type="string">
            <text:p>this martial, two handed melee reach weapon does 1d6+3 Piercing damage with a ×3 crit. and weighs 5 lb. it is made out of Tritanium and is made by Blacksmiths. It can overcome DR/Adamantine</text:p>
          </table:table-cell>
        </table:table-row>
        <table:table-row table:style-name="ro1">
          <table:table-cell office:value-type="string" calcext:value-type="string">
            <text:p><text:a xlink:href="http://www.d20srd.org/srd/equipment/weapons.htm#ranseur" xlink:type="simple">Ranseur</text:a></text:p>
          </table:table-cell>
          <table:table-cell office:value-type="string" calcext:value-type="string">
            <text:p>10 gp</text:p>
          </table:table-cell>
          <table:table-cell office:value-type="float" office:value="8" calcext:value-type="float">
            <text:p>8</text:p>
          </table:table-cell>
          <table:table-cell table:formula="of:=[.C38]*350+400" office:value-type="float" office:value="3200" calcext:value-type="float">
            <text:p>3200</text:p>
          </table:table-cell>
          <table:table-cell office:value-type="string" calcext:value-type="string">
            <text:p>1d6</text:p>
          </table:table-cell>
          <table:table-cell table:formula="of:=COM.MICROSOFT.CONCAT(SUBSTITUTE([.E38]; &quot;/&quot;; &quot;+3/&quot;);&quot;+3&quot;)" office:value-type="string" office:string-value="1d6+3" calcext:value-type="string">
            <text:p>1d6+3</text:p>
          </table:table-cell>
          <table:table-cell office:value-type="string" calcext:value-type="string">
            <text:p>2d4</text:p>
          </table:table-cell>
          <table:table-cell office:value-type="string" calcext:value-type="string">
            <text:p>×3</text:p>
          </table:table-cell>
          <table:table-cell office:value-type="string" calcext:value-type="string">
            <text:p>—</text:p>
          </table:table-cell>
          <table:table-cell office:value-type="string" calcext:value-type="string">
            <text:p>12 lb.</text:p>
          </table:table-cell>
          <table:table-cell table:formula="of:=COM.MICROSOFT.CONCAT(SUBSTITUTE([.J38]; &quot; lb.&quot;; &quot;&quot;)/2;&quot; lb.&quot;)" office:value-type="string" office:string-value="6 lb." calcext:value-type="string">
            <text:p>6 lb.</text:p>
          </table:table-cell>
          <table:table-cell office:value-type="string" calcext:value-type="string">
            <text:p>Piercing</text:p>
          </table:table-cell>
          <table:table-cell table:formula="of:=COM.MICROSOFT.CONCAT(&quot;this martial, two handed melee reach weapon does &quot; ; [.F38]; &quot; &quot; ; [.L38]; &quot; damage with a &quot; ; [.H38]; &quot; crit. &quot;; IF([.I38]=&quot;—&quot;; &quot;&quot;; COM.MICROSOFT.CONCAT(&quot;it can be thrown with a range increment of &quot;;[.I38]; &quot; &quot;)); &quot;and weighs &quot;;[.K38];&quot; it is made out of bronze and is the normal, default type from the players handbook.&quot;)" office:value-type="string" office:string-value="this martial, two handed melee reach weapon does 1d6+3 Piercing damage with a ×3 crit. and weighs 6 lb. it is made out of bronze and is the normal, default type from the players handbook." calcext:value-type="string">
            <text:p>this martial, two handed melee reach weapon does 1d6+3 Piercing damage with a ×3 crit. and weighs 6 lb. it is made out of bronze and is the normal, default type from the players handbook.</text:p>
          </table:table-cell>
          <table:table-cell table:formula="of:=SUBSTITUTE([.M38]; &quot;bronze and is the normal, default type from the players handbook.&quot;; &quot;Tritanium and is made by Blacksmiths. It can overcome DR/Adamantine&quot;)" office:value-type="string" office:string-value="this martial, two handed melee reach weapon does 1d6+3 Piercing damage with a ×3 crit. and weighs 6 lb. it is made out of Tritanium and is made by Blacksmiths. It can overcome DR/Adamantine" calcext:value-type="string">
            <text:p>this martial, two handed melee reach weapon does 1d6+3 Piercing damage with a ×3 crit. and weighs 6 lb. it is made out of Tritanium and is made by Blacksmiths. It can overcome DR/Adamantine</text:p>
          </table:table-cell>
        </table:table-row>
        <table:table-row table:style-name="ro2">
          <table:table-cell office:value-type="string" calcext:value-type="string">
            <text:p><text:a xlink:href="http://www.d20srd.org/srd/equipment/weapons.htm#scythe" xlink:type="simple">Scythe</text:a></text:p>
          </table:table-cell>
          <table:table-cell office:value-type="string" calcext:value-type="string">
            <text:p>18 gp</text:p>
          </table:table-cell>
          <table:table-cell office:value-type="float" office:value="8" calcext:value-type="float">
            <text:p>8</text:p>
          </table:table-cell>
          <table:table-cell table:formula="of:=[.C39]*350+400" office:value-type="float" office:value="3200" calcext:value-type="float">
            <text:p>3200</text:p>
          </table:table-cell>
          <table:table-cell office:value-type="string" calcext:value-type="string">
            <text:p>1d6</text:p>
          </table:table-cell>
          <table:table-cell table:formula="of:=COM.MICROSOFT.CONCAT(SUBSTITUTE([.E39]; &quot;/&quot;; &quot;+3/&quot;);&quot;+3&quot;)" office:value-type="string" office:string-value="1d6+3" calcext:value-type="string">
            <text:p>1d6+3</text:p>
          </table:table-cell>
          <table:table-cell office:value-type="string" calcext:value-type="string">
            <text:p>2d4</text:p>
          </table:table-cell>
          <table:table-cell office:value-type="string" calcext:value-type="string">
            <text:p>×4</text:p>
          </table:table-cell>
          <table:table-cell office:value-type="string" calcext:value-type="string">
            <text:p>—</text:p>
          </table:table-cell>
          <table:table-cell office:value-type="string" calcext:value-type="string">
            <text:p>10 lb.</text:p>
          </table:table-cell>
          <table:table-cell table:formula="of:=COM.MICROSOFT.CONCAT(SUBSTITUTE([.J39]; &quot; lb.&quot;; &quot;&quot;)/2;&quot; lb.&quot;)" office:value-type="string" office:string-value="5 lb." calcext:value-type="string">
            <text:p>5 lb.</text:p>
          </table:table-cell>
          <table:table-cell office:value-type="string" calcext:value-type="string">
            <text:p>Piercing or slashing</text:p>
          </table:table-cell>
          <table:table-cell table:formula="of:=COM.MICROSOFT.CONCAT(&quot;this martial, two handed melee weapon does &quot; ; [.F39]; &quot; &quot; ; [.L39]; &quot; damage with a &quot; ; [.H39]; &quot; crit. &quot;; IF([.I39]=&quot;—&quot;; &quot;&quot;; COM.MICROSOFT.CONCAT(&quot;it can be thrown with a range increment of &quot;;[.I39]; &quot; &quot;)); &quot;and weighs &quot;;[.K39];&quot; it is made out of bronze and is the normal, default type from the players handbook.&quot;)" office:value-type="string" office:string-value="this martial, two handed melee weapon does 1d6+3 Piercing or slashing damage with a ×4 crit. and weighs 5 lb. it is made out of bronze and is the normal, default type from the players handbook." calcext:value-type="string">
            <text:p>this martial, two handed melee weapon does 1d6+3 Piercing or slashing damage with a ×4 crit. and weighs 5 lb. it is made out of bronze and is the normal, default type from the players handbook.</text:p>
          </table:table-cell>
          <table:table-cell table:formula="of:=SUBSTITUTE([.M39]; &quot;bronze and is the normal, default type from the players handbook.&quot;; &quot;Tritanium and is made by Blacksmiths. It can overcome DR/Adamantine&quot;)" office:value-type="string" office:string-value="this martial, two handed melee weapon does 1d6+3 Piercing or slashing damage with a ×4 crit. and weighs 5 lb. it is made out of Tritanium and is made by Blacksmiths. It can overcome DR/Adamantine" calcext:value-type="string">
            <text:p>this martial, two handed melee weapon does 1d6+3 Piercing or slashing damage with a ×4 crit. and weighs 5 lb. it is made out of Tritanium and is made by Blacksmiths. It can overcome DR/Adamantine</text:p>
          </table:table-cell>
        </table:table-row>
        <table:table-row table:style-name="ro1">
          <table:table-cell office:value-type="string" calcext:value-type="string">
            <text:p><text:a xlink:href="http://www.d20srd.org/srd/equipment/weapons.htm#kama" xlink:type="simple">Kama</text:a></text:p>
          </table:table-cell>
          <table:table-cell office:value-type="string" calcext:value-type="string">
            <text:p>2 gp</text:p>
          </table:table-cell>
          <table:table-cell office:value-type="float" office:value="4" calcext:value-type="float">
            <text:p>4</text:p>
          </table:table-cell>
          <table:table-cell table:formula="of:=[.C40]*350+400" office:value-type="float" office:value="1800" calcext:value-type="float">
            <text:p>1800</text:p>
          </table:table-cell>
          <table:table-cell office:value-type="string" calcext:value-type="string">
            <text:p>1d4</text:p>
          </table:table-cell>
          <table:table-cell table:formula="of:=COM.MICROSOFT.CONCAT(SUBSTITUTE([.E40]; &quot;/&quot;; &quot;+3/&quot;);&quot;+3&quot;)" office:value-type="string" office:string-value="1d4+3" calcext:value-type="string">
            <text:p>1d4+3</text:p>
          </table:table-cell>
          <table:table-cell office:value-type="string" calcext:value-type="string">
            <text:p>1d6</text:p>
          </table:table-cell>
          <table:table-cell office:value-type="string" calcext:value-type="string">
            <text:p>×2</text:p>
          </table:table-cell>
          <table:table-cell office:value-type="string" calcext:value-type="string">
            <text:p>—</text:p>
          </table:table-cell>
          <table:table-cell office:value-type="string" calcext:value-type="string">
            <text:p>2 lb.</text:p>
          </table:table-cell>
          <table:table-cell table:formula="of:=COM.MICROSOFT.CONCAT(SUBSTITUTE([.J40]; &quot; lb.&quot;; &quot;&quot;)/2;&quot; lb.&quot;)" office:value-type="string" office:string-value="1 lb." calcext:value-type="string">
            <text:p>1 lb.</text:p>
          </table:table-cell>
          <table:table-cell office:value-type="string" calcext:value-type="string">
            <text:p>Slashing</text:p>
          </table:table-cell>
          <table:table-cell table:formula="of:=COM.MICROSOFT.CONCAT(&quot;this exotic, light, one handed melee weapon does &quot; ; [.F40]; &quot; &quot; ; [.L40]; &quot; damage with a &quot; ; [.H40]; &quot; crit. &quot;; IF([.I40]=&quot;—&quot;; &quot;&quot;; COM.MICROSOFT.CONCAT(&quot;it can be thrown with a range increment of &quot;;[.I40]; &quot; &quot;)); &quot;and weighs &quot;;[.K40];&quot; it is made out of bronze and is the normal, default type from the players handbook.&quot;)" office:value-type="string" office:string-value="this exotic, light, one handed melee weapon does 1d4+3 Slashing damage with a ×2 crit. and weighs 1 lb. it is made out of bronze and is the normal, default type from the players handbook." calcext:value-type="string">
            <text:p>this exotic, light, one handed melee weapon does 1d4+3 Slashing damage with a ×2 crit. and weighs 1 lb. it is made out of bronze and is the normal, default type from the players handbook.</text:p>
          </table:table-cell>
          <table:table-cell table:formula="of:=SUBSTITUTE([.M40]; &quot;bronze and is the normal, default type from the players handbook.&quot;; &quot;Tritanium and is made by Blacksmiths. It can overcome DR/Adamantine&quot;)" office:value-type="string" office:string-value="this exotic, light, one handed melee weapon does 1d4+3 Slashing damage with a ×2 crit. and weighs 1 lb. it is made out of Tritanium and is made by Blacksmiths. It can overcome DR/Adamantine" calcext:value-type="string">
            <text:p>this exotic, light, one handed melee weapon does 1d4+3 Slashing damage with a ×2 crit. and weighs 1 lb. it is made out of Tritanium and is made by Blacksmiths. It can overcome DR/Adamantine</text:p>
          </table:table-cell>
        </table:table-row>
        <table:table-row table:style-name="ro1">
          <table:table-cell office:value-type="string" calcext:value-type="string">
            <text:p><text:a xlink:href="http://www.d20srd.org/srd/equipment/weapons.htm#nunchaku" xlink:type="simple">Nunchaku</text:a></text:p>
          </table:table-cell>
          <table:table-cell office:value-type="string" calcext:value-type="string">
            <text:p>2 gp</text:p>
          </table:table-cell>
          <table:table-cell office:value-type="float" office:value="4" calcext:value-type="float">
            <text:p>4</text:p>
          </table:table-cell>
          <table:table-cell table:formula="of:=[.C41]*350+400" office:value-type="float" office:value="1800" calcext:value-type="float">
            <text:p>1800</text:p>
          </table:table-cell>
          <table:table-cell office:value-type="string" calcext:value-type="string">
            <text:p>1d4</text:p>
          </table:table-cell>
          <table:table-cell table:formula="of:=COM.MICROSOFT.CONCAT(SUBSTITUTE([.E41]; &quot;/&quot;; &quot;+3/&quot;);&quot;+3&quot;)" office:value-type="string" office:string-value="1d4+3" calcext:value-type="string">
            <text:p>1d4+3</text:p>
          </table:table-cell>
          <table:table-cell office:value-type="string" calcext:value-type="string">
            <text:p>1d6</text:p>
          </table:table-cell>
          <table:table-cell office:value-type="string" calcext:value-type="string">
            <text:p>×2</text:p>
          </table:table-cell>
          <table:table-cell office:value-type="string" calcext:value-type="string">
            <text:p>—</text:p>
          </table:table-cell>
          <table:table-cell office:value-type="string" calcext:value-type="string">
            <text:p>2 lb.</text:p>
          </table:table-cell>
          <table:table-cell table:formula="of:=COM.MICROSOFT.CONCAT(SUBSTITUTE([.J41]; &quot; lb.&quot;; &quot;&quot;)/2;&quot; lb.&quot;)" office:value-type="string" office:string-value="1 lb." calcext:value-type="string">
            <text:p>1 lb.</text:p>
          </table:table-cell>
          <table:table-cell office:value-type="string" calcext:value-type="string">
            <text:p>Bludgeoning</text:p>
          </table:table-cell>
          <table:table-cell table:formula="of:=COM.MICROSOFT.CONCAT(&quot;this exotic, light, one handed melee weapon does &quot; ; [.F41]; &quot; &quot; ; [.L41]; &quot; damage with a &quot; ; [.H41]; &quot; crit. &quot;; IF([.I41]=&quot;—&quot;; &quot;&quot;; COM.MICROSOFT.CONCAT(&quot;it can be thrown with a range increment of &quot;;[.I41]; &quot; &quot;)); &quot;and weighs &quot;;[.K41];&quot; it is made out of bronze and is the normal, default type from the players handbook.&quot;)" office:value-type="string" office:string-value="this exotic, light, one handed melee weapon does 1d4+3 Bludgeoning damage with a ×2 crit. and weighs 1 lb. it is made out of bronze and is the normal, default type from the players handbook." calcext:value-type="string">
            <text:p>this exotic, light, one handed melee weapon does 1d4+3 Bludgeoning damage with a ×2 crit. and weighs 1 lb. it is made out of bronze and is the normal, default type from the players handbook.</text:p>
          </table:table-cell>
          <table:table-cell table:formula="of:=SUBSTITUTE([.M41]; &quot;bronze and is the normal, default type from the players handbook.&quot;; &quot;Tritanium and is made by Blacksmiths. It can overcome DR/Adamantine&quot;)" office:value-type="string" office:string-value="this exotic, light, one handed melee weapon does 1d4+3 Bludgeoning damage with a ×2 crit. and weighs 1 lb. it is made out of Tritanium and is made by Blacksmiths. It can overcome DR/Adamantine" calcext:value-type="string">
            <text:p>this exotic, light, one handed melee weapon does 1d4+3 Bludgeoning damage with a ×2 crit. and weighs 1 lb. it is made out of Tritanium and is made by Blacksmiths. It can overcome DR/Adamantine</text:p>
          </table:table-cell>
        </table:table-row>
        <table:table-row table:style-name="ro1">
          <table:table-cell office:value-type="string" calcext:value-type="string">
            <text:p><text:a xlink:href="http://www.d20srd.org/srd/equipment/weapons.htm#sai" xlink:type="simple">Sai</text:a></text:p>
          </table:table-cell>
          <table:table-cell office:value-type="string" calcext:value-type="string">
            <text:p>1 gp</text:p>
          </table:table-cell>
          <table:table-cell office:value-type="float" office:value="4" calcext:value-type="float">
            <text:p>4</text:p>
          </table:table-cell>
          <table:table-cell table:formula="of:=[.C42]*350+400" office:value-type="float" office:value="1800" calcext:value-type="float">
            <text:p>1800</text:p>
          </table:table-cell>
          <table:table-cell office:value-type="string" calcext:value-type="string">
            <text:p>1d3</text:p>
          </table:table-cell>
          <table:table-cell table:formula="of:=COM.MICROSOFT.CONCAT(SUBSTITUTE([.E42]; &quot;/&quot;; &quot;+3/&quot;);&quot;+3&quot;)" office:value-type="string" office:string-value="1d3+3" calcext:value-type="string">
            <text:p>1d3+3</text:p>
          </table:table-cell>
          <table:table-cell office:value-type="string" calcext:value-type="string">
            <text:p>1d4</text:p>
          </table:table-cell>
          <table:table-cell office:value-type="string" calcext:value-type="string">
            <text:p>×2</text:p>
          </table:table-cell>
          <table:table-cell office:value-type="string" calcext:value-type="string">
            <text:p>10 ft.</text:p>
          </table:table-cell>
          <table:table-cell office:value-type="string" calcext:value-type="string">
            <text:p>1 lb.</text:p>
          </table:table-cell>
          <table:table-cell table:formula="of:=COM.MICROSOFT.CONCAT(SUBSTITUTE([.J42]; &quot; lb.&quot;; &quot;&quot;)/2;&quot; lb.&quot;)" office:value-type="string" office:string-value="0.5 lb." calcext:value-type="string">
            <text:p>0.5 lb.</text:p>
          </table:table-cell>
          <table:table-cell office:value-type="string" calcext:value-type="string">
            <text:p>Bludgeoning</text:p>
          </table:table-cell>
          <table:table-cell table:formula="of:=COM.MICROSOFT.CONCAT(&quot;this exotic, light, one handed melee weapon does &quot; ; [.F42]; &quot; &quot; ; [.L42]; &quot; damage with a &quot; ; [.H42]; &quot; crit. &quot;; IF([.I42]=&quot;—&quot;; &quot;&quot;; COM.MICROSOFT.CONCAT(&quot;it can be thrown with a range increment of &quot;;[.I42]; &quot; &quot;)); &quot;and weighs &quot;;[.K42];&quot; it is made out of bronze and is the normal, default type from the players handbook.&quot;)" office:value-type="string" office:string-value="this exotic, light, one handed melee weapon does 1d3+3 Bludgeoning damage with a ×2 crit. it can be thrown with a range increment of 10 ft. and weighs 0.5 lb. it is made out of bronze and is the normal, default type from the players handbook." calcext:value-type="string">
            <text:p>this exotic, light, one handed melee weapon does 1d3+3 Bludgeoning damage with a ×2 crit. it can be thrown with a range increment of 10 ft. and weighs 0.5 lb. it is made out of bronze and is the normal, default type from the players handbook.</text:p>
          </table:table-cell>
          <table:table-cell table:formula="of:=SUBSTITUTE([.M42]; &quot;bronze and is the normal, default type from the players handbook.&quot;; &quot;Tritanium and is made by Blacksmiths. It can overcome DR/Adamantine&quot;)" office:value-type="string" office:string-value="this exotic, light, one handed melee weapon does 1d3+3 Bludgeoning damage with a ×2 crit. it can be thrown with a range increment of 10 ft. and weighs 0.5 lb. it is made out of Tritanium and is made by Blacksmiths. It can overcome DR/Adamantine" calcext:value-type="string">
            <text:p>this exotic, light, one handed melee weapon does 1d3+3 Bludgeoning damage with a ×2 crit. it can be thrown with a range increment of 10 ft. and weighs 0.5 lb. it is made out of Tritanium and is made by Blacksmiths. It can overcome DR/Adamantine</text:p>
          </table:table-cell>
        </table:table-row>
        <table:table-row table:style-name="ro1">
          <table:table-cell office:value-type="string" calcext:value-type="string">
            <text:p><text:a xlink:href="http://www.d20srd.org/srd/equipment/weapons.htm#siangham" xlink:type="simple">Siangham</text:a></text:p>
          </table:table-cell>
          <table:table-cell office:value-type="string" calcext:value-type="string">
            <text:p>3 gp</text:p>
          </table:table-cell>
          <table:table-cell office:value-type="float" office:value="4" calcext:value-type="float">
            <text:p>4</text:p>
          </table:table-cell>
          <table:table-cell table:formula="of:=[.C43]*350+400" office:value-type="float" office:value="1800" calcext:value-type="float">
            <text:p>1800</text:p>
          </table:table-cell>
          <table:table-cell office:value-type="string" calcext:value-type="string">
            <text:p>1d4</text:p>
          </table:table-cell>
          <table:table-cell table:formula="of:=COM.MICROSOFT.CONCAT(SUBSTITUTE([.E43]; &quot;/&quot;; &quot;+3/&quot;);&quot;+3&quot;)" office:value-type="string" office:string-value="1d4+3" calcext:value-type="string">
            <text:p>1d4+3</text:p>
          </table:table-cell>
          <table:table-cell office:value-type="string" calcext:value-type="string">
            <text:p>1d6</text:p>
          </table:table-cell>
          <table:table-cell office:value-type="string" calcext:value-type="string">
            <text:p>×2</text:p>
          </table:table-cell>
          <table:table-cell office:value-type="string" calcext:value-type="string">
            <text:p>—</text:p>
          </table:table-cell>
          <table:table-cell office:value-type="string" calcext:value-type="string">
            <text:p>1 lb.</text:p>
          </table:table-cell>
          <table:table-cell table:formula="of:=COM.MICROSOFT.CONCAT(SUBSTITUTE([.J43]; &quot; lb.&quot;; &quot;&quot;)/2;&quot; lb.&quot;)" office:value-type="string" office:string-value="0.5 lb." calcext:value-type="string">
            <text:p>0.5 lb.</text:p>
          </table:table-cell>
          <table:table-cell office:value-type="string" calcext:value-type="string">
            <text:p>Piercing</text:p>
          </table:table-cell>
          <table:table-cell table:formula="of:=COM.MICROSOFT.CONCAT(&quot;this exotic, light, one handed melee weapon does &quot; ; [.F43]; &quot; &quot; ; [.L43]; &quot; damage with a &quot; ; [.H43]; &quot; crit. &quot;; IF([.I43]=&quot;—&quot;; &quot;&quot;; COM.MICROSOFT.CONCAT(&quot;it can be thrown with a range increment of &quot;;[.I43]; &quot; &quot;)); &quot;and weighs &quot;;[.K43];&quot; it is made out of bronze and is the normal, default type from the players handbook.&quot;)" office:value-type="string" office:string-value="this exotic, light, one handed melee weapon does 1d4+3 Piercing damage with a ×2 crit. and weighs 0.5 lb. it is made out of bronze and is the normal, default type from the players handbook." calcext:value-type="string">
            <text:p>this exotic, light, one handed melee weapon does 1d4+3 Piercing damage with a ×2 crit. and weighs 0.5 lb. it is made out of bronze and is the normal, default type from the players handbook.</text:p>
          </table:table-cell>
          <table:table-cell table:formula="of:=SUBSTITUTE([.M43]; &quot;bronze and is the normal, default type from the players handbook.&quot;; &quot;Tritanium and is made by Blacksmiths. It can overcome DR/Adamantine&quot;)" office:value-type="string" office:string-value="this exotic, light, one handed melee weapon does 1d4+3 Piercing damage with a ×2 crit. and weighs 0.5 lb. it is made out of Tritanium and is made by Blacksmiths. It can overcome DR/Adamantine" calcext:value-type="string">
            <text:p>this exotic, light, one handed melee weapon does 1d4+3 Piercing damage with a ×2 crit. and weighs 0.5 lb. it is made out of Tritanium and is made by Blacksmiths. It can overcome DR/Adamantine</text:p>
          </table:table-cell>
        </table:table-row>
        <table:table-row table:style-name="ro1">
          <table:table-cell office:value-type="string" calcext:value-type="string">
            <text:p>Bastard Sword</text:p>
          </table:table-cell>
          <table:table-cell office:value-type="string" calcext:value-type="string">
            <text:p>35 gp</text:p>
          </table:table-cell>
          <table:table-cell office:value-type="float" office:value="6" calcext:value-type="float">
            <text:p>6</text:p>
          </table:table-cell>
          <table:table-cell table:formula="of:=[.C44]*350+400" office:value-type="float" office:value="2500" calcext:value-type="float">
            <text:p>2500</text:p>
          </table:table-cell>
          <table:table-cell office:value-type="string" calcext:value-type="string">
            <text:p>1d8</text:p>
          </table:table-cell>
          <table:table-cell table:formula="of:=COM.MICROSOFT.CONCAT(SUBSTITUTE([.E44]; &quot;/&quot;; &quot;+3/&quot;);&quot;+3&quot;)" office:value-type="string" office:string-value="1d8+3" calcext:value-type="string">
            <text:p>1d8+3</text:p>
          </table:table-cell>
          <table:table-cell office:value-type="string" calcext:value-type="string">
            <text:p>1d10</text:p>
          </table:table-cell>
          <table:table-cell office:value-type="string" calcext:value-type="string">
            <text:p>19-20/×2</text:p>
          </table:table-cell>
          <table:table-cell office:value-type="string" calcext:value-type="string">
            <text:p>—</text:p>
          </table:table-cell>
          <table:table-cell office:value-type="string" calcext:value-type="string">
            <text:p>6 lb.</text:p>
          </table:table-cell>
          <table:table-cell table:formula="of:=COM.MICROSOFT.CONCAT(SUBSTITUTE([.J44]; &quot; lb.&quot;; &quot;&quot;)/2;&quot; lb.&quot;)" office:value-type="string" office:string-value="3 lb." calcext:value-type="string">
            <text:p>3 lb.</text:p>
          </table:table-cell>
          <table:table-cell office:value-type="string" calcext:value-type="string">
            <text:p>Slashing</text:p>
          </table:table-cell>
          <table:table-cell table:formula="of:=COM.MICROSOFT.CONCAT(&quot;this exotic, one handed melee weapon does &quot; ; [.F44]; &quot; &quot; ; [.L44]; &quot; damage with a &quot; ; [.H44]; &quot; crit. &quot;; IF([.I44]=&quot;—&quot;; &quot;&quot;; COM.MICROSOFT.CONCAT(&quot;it can be thrown with a range increment of &quot;;[.I44]; &quot; &quot;)); &quot;and weighs &quot;;[.K44];&quot; it is made out of bronze and is the normal, default type from the players handbook. It can be used as a martial weapon two handed&quot;)" office:value-type="string" office:string-value="this exotic, one handed melee weapon does 1d8+3 Slashing damage with a 19-20/×2 crit. and weighs 3 lb. it is made out of bronze and is the normal, default type from the players handbook. It can be used as a martial weapon two handed" calcext:value-type="string">
            <text:p>this exotic, one handed melee weapon does 1d8+3 Slashing damage with a 19-20/×2 crit. and weighs 3 lb. it is made out of bronze and is the normal, default type from the players handbook. It can be used as a martial weapon two handed</text:p>
          </table:table-cell>
          <table:table-cell table:formula="of:=SUBSTITUTE([.M44]; &quot;bronze and is the normal, default type from the players handbook.&quot;; &quot;Tritanium and is made by Blacksmiths. It can overcome DR/Adamantine&quot;)" office:value-type="string" office:string-value="this exotic, one handed melee weapon does 1d8+3 Slashing damage with a 19-20/×2 crit. and weighs 3 lb. it is made out of Tritanium and is made by Blacksmiths. It can overcome DR/Adamantine It can be used as a martial weapon two handed" calcext:value-type="string">
            <text:p>this exotic, one handed melee weapon does 1d8+3 Slashing damage with a 19-20/×2 crit. and weighs 3 lb. it is made out of Tritanium and is made by Blacksmiths. It can overcome DR/Adamantine It can be used as a martial weapon two handed</text:p>
          </table:table-cell>
        </table:table-row>
        <table:table-row table:style-name="ro2">
          <table:table-cell office:value-type="string" calcext:value-type="string">
            <text:p>Dwarven Waraxe</text:p>
          </table:table-cell>
          <table:table-cell office:value-type="string" calcext:value-type="string">
            <text:p>30 gp</text:p>
          </table:table-cell>
          <table:table-cell office:value-type="float" office:value="6" calcext:value-type="float">
            <text:p>6</text:p>
          </table:table-cell>
          <table:table-cell table:formula="of:=[.C45]*350+400" office:value-type="float" office:value="2500" calcext:value-type="float">
            <text:p>2500</text:p>
          </table:table-cell>
          <table:table-cell office:value-type="string" calcext:value-type="string">
            <text:p>1d8</text:p>
          </table:table-cell>
          <table:table-cell table:formula="of:=COM.MICROSOFT.CONCAT(SUBSTITUTE([.E45]; &quot;/&quot;; &quot;+3/&quot;);&quot;+3&quot;)" office:value-type="string" office:string-value="1d8+3" calcext:value-type="string">
            <text:p>1d8+3</text:p>
          </table:table-cell>
          <table:table-cell office:value-type="string" calcext:value-type="string">
            <text:p>1d10</text:p>
          </table:table-cell>
          <table:table-cell office:value-type="string" calcext:value-type="string">
            <text:p>×3</text:p>
          </table:table-cell>
          <table:table-cell office:value-type="string" calcext:value-type="string">
            <text:p>—</text:p>
          </table:table-cell>
          <table:table-cell office:value-type="string" calcext:value-type="string">
            <text:p>8 lb.</text:p>
          </table:table-cell>
          <table:table-cell table:formula="of:=COM.MICROSOFT.CONCAT(SUBSTITUTE([.J45]; &quot; lb.&quot;; &quot;&quot;)/2;&quot; lb.&quot;)" office:value-type="string" office:string-value="4 lb." calcext:value-type="string">
            <text:p>4 lb.</text:p>
          </table:table-cell>
          <table:table-cell office:value-type="string" calcext:value-type="string">
            <text:p>Slashing</text:p>
          </table:table-cell>
          <table:table-cell table:formula="of:=COM.MICROSOFT.CONCAT(&quot;this exotic, one handed melee weapon does &quot; ; [.F45]; &quot; &quot; ; [.L45]; &quot; damage with a &quot; ; [.H45]; &quot; crit. &quot;; IF([.I45]=&quot;—&quot;; &quot;&quot;; COM.MICROSOFT.CONCAT(&quot;it can be thrown with a range increment of &quot;;[.I45]; &quot; &quot;)); &quot;and weighs &quot;;[.K45];&quot; it is made out of bronze and is the normal, default type from the players handbook. It is a martial weapon for Dwarves&quot;)" office:value-type="string" office:string-value="this exotic, one handed melee weapon does 1d8+3 Slashing damage with a ×3 crit. and weighs 4 lb. it is made out of bronze and is the normal, default type from the players handbook. It is a martial weapon for Dwarves" calcext:value-type="string">
            <text:p>this exotic, one handed melee weapon does 1d8+3 Slashing damage with a ×3 crit. and weighs 4 lb. it is made out of bronze and is the normal, default type from the players handbook. It is a martial weapon for Dwarves</text:p>
          </table:table-cell>
          <table:table-cell table:formula="of:=SUBSTITUTE([.M45]; &quot;bronze and is the normal, default type from the players handbook.&quot;; &quot;Tritanium and is made by Blacksmiths. It can overcome DR/Adamantine&quot;)" office:value-type="string" office:string-value="this exotic, one handed melee weapon does 1d8+3 Slashing damage with a ×3 crit. and weighs 4 lb. it is made out of Tritanium and is made by Blacksmiths. It can overcome DR/Adamantine It is a martial weapon for Dwarves" calcext:value-type="string">
            <text:p>this exotic, one handed melee weapon does 1d8+3 Slashing damage with a ×3 crit. and weighs 4 lb. it is made out of Tritanium and is made by Blacksmiths. It can overcome DR/Adamantine It is a martial weapon for Dwarves</text:p>
          </table:table-cell>
        </table:table-row>
        <table:table-row table:style-name="ro1">
          <table:table-cell office:value-type="string" calcext:value-type="string">
            <text:p><text:a xlink:href="http://www.d20srd.org/srd/equipment/weapons.htm#axeOrcDouble" xlink:type="simple">Axe, orc double</text:a></text:p>
          </table:table-cell>
          <table:table-cell office:value-type="string" calcext:value-type="string">
            <text:p>60 gp</text:p>
          </table:table-cell>
          <table:table-cell office:value-type="float" office:value="8" calcext:value-type="float">
            <text:p>8</text:p>
          </table:table-cell>
          <table:table-cell table:formula="of:=[.C46]*350+400" office:value-type="float" office:value="3200" calcext:value-type="float">
            <text:p>3200</text:p>
          </table:table-cell>
          <table:table-cell office:value-type="string" calcext:value-type="string">
            <text:p>1d6/1d6</text:p>
          </table:table-cell>
          <table:table-cell table:formula="of:=COM.MICROSOFT.CONCAT(SUBSTITUTE([.E46]; &quot;/&quot;; &quot;+3/&quot;);&quot;+3&quot;)" office:value-type="string" office:string-value="1d6+3/1d6+3" calcext:value-type="string">
            <text:p>1d6+3/1d6+3</text:p>
          </table:table-cell>
          <table:table-cell office:value-type="string" calcext:value-type="string">
            <text:p>1d8/1d8</text:p>
          </table:table-cell>
          <table:table-cell office:value-type="string" calcext:value-type="string">
            <text:p>×3</text:p>
          </table:table-cell>
          <table:table-cell office:value-type="string" calcext:value-type="string">
            <text:p>—</text:p>
          </table:table-cell>
          <table:table-cell office:value-type="string" calcext:value-type="string">
            <text:p>15 lb.</text:p>
          </table:table-cell>
          <table:table-cell table:formula="of:=COM.MICROSOFT.CONCAT(SUBSTITUTE([.J46]; &quot; lb.&quot;; &quot;&quot;)/2;&quot; lb.&quot;)" office:value-type="string" office:string-value="7.5 lb." calcext:value-type="string">
            <text:p>7.5 lb.</text:p>
          </table:table-cell>
          <table:table-cell office:value-type="string" calcext:value-type="string">
            <text:p>Slashing</text:p>
          </table:table-cell>
          <table:table-cell table:formula="of:=COM.MICROSOFT.CONCAT(&quot;this exotic, double weapon can be used two handed or each end can act as it's own melee weapon and does &quot; ; [.F46]; &quot; &quot; ; [.L46]; &quot; damage with a &quot; ; [.H46]; &quot; crit. &quot;; IF([.I46]=&quot;—&quot;; &quot;&quot;; COM.MICROSOFT.CONCAT(&quot;it can be thrown with a range increment of &quot;;[.I46]; &quot; &quot;)); &quot;and weighs &quot;;[.K46];&quot; it is made out of bronze and is the normal, default type from the players handbook. It can be used as a martial weapon two handed&quot;)" office:value-type="string" office:string-value="this exotic, double weapon can be used two handed or each end can act as it's own melee weapon and does 1d6+3/1d6+3 Slashing damage with a ×3 crit. and weighs 7.5 lb. it is made out of bronze and is the normal, default type from the players handbook. It can be used as a martial weapon two handed" calcext:value-type="string">
            <text:p>this exotic, double weapon can be used two handed or each end can act as it's own melee weapon and does 1d6+3/1d6+3 Slashing damage with a ×3 crit. and weighs 7.5 lb. it is made out of bronze and is the normal, default type from the players handbook. It can be used as a martial weapon two handed</text:p>
          </table:table-cell>
          <table:table-cell table:formula="of:=SUBSTITUTE([.M46]; &quot;bronze and is the normal, default type from the players handbook.&quot;; &quot;Tritanium and is made by Blacksmiths. It can overcome DR/Adamantine&quot;)" office:value-type="string" office:string-value="this exotic, double weapon can be used two handed or each end can act as it's own melee weapon and does 1d6+3/1d6+3 Slashing damage with a ×3 crit. and weighs 7.5 lb. it is made out of Tritanium and is made by Blacksmiths. It can overcome DR/Adamantine It can be used as a martial weapon two handed" calcext:value-type="string">
            <text:p>this exotic, double weapon can be used two handed or each end can act as it's own melee weapon and does 1d6+3/1d6+3 Slashing damage with a ×3 crit. and weighs 7.5 lb. it is made out of Tritanium and is made by Blacksmiths. It can overcome DR/Adamantine It can be used as a martial weapon two handed</text:p>
          </table:table-cell>
        </table:table-row>
        <table:table-row table:style-name="ro1">
          <table:table-cell office:value-type="string" calcext:value-type="string">
            <text:p><text:a xlink:href="http://www.d20srd.org/srd/equipment/weapons.htm#chainSpiked" xlink:type="simple">Chain, spiked</text:a></text:p>
          </table:table-cell>
          <table:table-cell office:value-type="string" calcext:value-type="string">
            <text:p>25 gp</text:p>
          </table:table-cell>
          <table:table-cell office:value-type="float" office:value="8" calcext:value-type="float">
            <text:p>8</text:p>
          </table:table-cell>
          <table:table-cell table:formula="of:=[.C47]*350+400" office:value-type="float" office:value="3200" calcext:value-type="float">
            <text:p>3200</text:p>
          </table:table-cell>
          <table:table-cell office:value-type="string" calcext:value-type="string">
            <text:p>1d6</text:p>
          </table:table-cell>
          <table:table-cell table:formula="of:=COM.MICROSOFT.CONCAT(SUBSTITUTE([.E47]; &quot;/&quot;; &quot;+3/&quot;);&quot;+3&quot;)" office:value-type="string" office:string-value="1d6+3" calcext:value-type="string">
            <text:p>1d6+3</text:p>
          </table:table-cell>
          <table:table-cell office:value-type="string" calcext:value-type="string">
            <text:p>2d4</text:p>
          </table:table-cell>
          <table:table-cell office:value-type="string" calcext:value-type="string">
            <text:p>×2</text:p>
          </table:table-cell>
          <table:table-cell office:value-type="string" calcext:value-type="string">
            <text:p>—</text:p>
          </table:table-cell>
          <table:table-cell office:value-type="string" calcext:value-type="string">
            <text:p>10 lb.</text:p>
          </table:table-cell>
          <table:table-cell table:formula="of:=COM.MICROSOFT.CONCAT(SUBSTITUTE([.J47]; &quot; lb.&quot;; &quot;&quot;)/2;&quot; lb.&quot;)" office:value-type="string" office:string-value="5 lb." calcext:value-type="string">
            <text:p>5 lb.</text:p>
          </table:table-cell>
          <table:table-cell office:value-type="string" calcext:value-type="string">
            <text:p>Piercing</text:p>
          </table:table-cell>
          <table:table-cell table:formula="of:=COM.MICROSOFT.CONCAT(&quot;this exotic, two handed melee reach weapon does &quot; ; [.F47]; &quot; &quot; ; [.L47]; &quot; damage with a &quot; ; [.H47]; &quot; crit. &quot;; IF([.I47]=&quot;—&quot;; &quot;&quot;; COM.MICROSOFT.CONCAT(&quot;it can be thrown with a range increment of &quot;;[.I47]; &quot; &quot;)); &quot;and weighs &quot;;[.K47];&quot; it is made out of bronze and is the normal, default type from the players handbook. You can use it against adjacent foes. Weapon Finesse applies to it&quot;)" office:value-type="string" office:string-value="this exotic, two handed melee reach weapon does 1d6+3 Piercing damage with a ×2 crit. and weighs 5 lb. it is made out of bronze and is the normal, default type from the players handbook. You can use it against adjacent foes. Weapon Finesse applies to it" calcext:value-type="string">
            <text:p>this exotic, two handed melee reach weapon does 1d6+3 Piercing damage with a ×2 crit. and weighs 5 lb. it is made out of bronze and is the normal, default type from the players handbook. You can use it against adjacent foes. Weapon Finesse applies to it</text:p>
          </table:table-cell>
          <table:table-cell table:formula="of:=SUBSTITUTE([.M47]; &quot;bronze and is the normal, default type from the players handbook.&quot;; &quot;Tritanium and is made by Blacksmiths. It can overcome DR/Adamantine&quot;)" office:value-type="string" office:string-value="this exotic, two handed melee reach weapon does 1d6+3 Piercing damage with a ×2 crit. and weighs 5 lb. it is made out of Tritanium and is made by Blacksmiths. It can overcome DR/Adamantine You can use it against adjacent foes. Weapon Finesse applies to it" calcext:value-type="string">
            <text:p>this exotic, two handed melee reach weapon does 1d6+3 Piercing damage with a ×2 crit. and weighs 5 lb. it is made out of Tritanium and is made by Blacksmiths. It can overcome DR/Adamantine You can use it against adjacent foes. Weapon Finesse applies to it</text:p>
          </table:table-cell>
        </table:table-row>
        <table:table-row table:style-name="ro1">
          <table:table-cell office:value-type="string" calcext:value-type="string">
            <text:p><text:a xlink:href="http://www.d20srd.org/srd/equipment/weapons.htm#flailDire" xlink:type="simple">Flail, dire</text:a></text:p>
          </table:table-cell>
          <table:table-cell office:value-type="string" calcext:value-type="string">
            <text:p>90 gp</text:p>
          </table:table-cell>
          <table:table-cell office:value-type="float" office:value="8" calcext:value-type="float">
            <text:p>8</text:p>
          </table:table-cell>
          <table:table-cell table:formula="of:=[.C48]*350+400" office:value-type="float" office:value="3200" calcext:value-type="float">
            <text:p>3200</text:p>
          </table:table-cell>
          <table:table-cell office:value-type="string" calcext:value-type="string">
            <text:p>1d6/1d6</text:p>
          </table:table-cell>
          <table:table-cell table:formula="of:=COM.MICROSOFT.CONCAT(SUBSTITUTE([.E48]; &quot;/&quot;; &quot;+3/&quot;);&quot;+3&quot;)" office:value-type="string" office:string-value="1d6+3/1d6+3" calcext:value-type="string">
            <text:p>1d6+3/1d6+3</text:p>
          </table:table-cell>
          <table:table-cell office:value-type="string" calcext:value-type="string">
            <text:p>1d8/1d8</text:p>
          </table:table-cell>
          <table:table-cell office:value-type="string" calcext:value-type="string">
            <text:p>×2</text:p>
          </table:table-cell>
          <table:table-cell office:value-type="string" calcext:value-type="string">
            <text:p>—</text:p>
          </table:table-cell>
          <table:table-cell office:value-type="string" calcext:value-type="string">
            <text:p>10 lb.</text:p>
          </table:table-cell>
          <table:table-cell table:formula="of:=COM.MICROSOFT.CONCAT(SUBSTITUTE([.J48]; &quot; lb.&quot;; &quot;&quot;)/2;&quot; lb.&quot;)" office:value-type="string" office:string-value="5 lb." calcext:value-type="string">
            <text:p>5 lb.</text:p>
          </table:table-cell>
          <table:table-cell office:value-type="string" calcext:value-type="string">
            <text:p>Bludgeoning</text:p>
          </table:table-cell>
          <table:table-cell table:formula="of:=COM.MICROSOFT.CONCAT(&quot;this exotic, double weapon can be used two handed or each end can act as it's own melee weapon and does &quot; ; [.F48]; &quot; &quot; ; [.L48]; &quot; damage with a &quot; ; [.H48]; &quot; crit. &quot;; IF([.I48]=&quot;—&quot;; &quot;&quot;; COM.MICROSOFT.CONCAT(&quot;it can be thrown with a range increment of &quot;;[.I48]; &quot; &quot;)); &quot;and weighs &quot;;[.K48];&quot; it is made out of bronze and is the normal, default type from the players handbook. It can be used as a martial weapon two handed&quot;)" office:value-type="string" office:string-value="this exotic, double weapon can be used two handed or each end can act as it's own melee weapon and does 1d6+3/1d6+3 Bludgeoning damage with a ×2 crit. and weighs 5 lb. it is made out of bronze and is the normal, default type from the players handbook. It can be used as a martial weapon two handed" calcext:value-type="string">
            <text:p>this exotic, double weapon can be used two handed or each end can act as it's own melee weapon and does 1d6+3/1d6+3 Bludgeoning damage with a ×2 crit. and weighs 5 lb. it is made out of bronze and is the normal, default type from the players handbook. It can be used as a martial weapon two handed</text:p>
          </table:table-cell>
          <table:table-cell table:formula="of:=SUBSTITUTE([.M48]; &quot;bronze and is the normal, default type from the players handbook.&quot;; &quot;Tritanium and is made by Blacksmiths. It can overcome DR/Adamantine&quot;)" office:value-type="string" office:string-value="this exotic, double weapon can be used two handed or each end can act as it's own melee weapon and does 1d6+3/1d6+3 Bludgeoning damage with a ×2 crit. and weighs 5 lb. it is made out of Tritanium and is made by Blacksmiths. It can overcome DR/Adamantine It can be used as a martial weapon two handed" calcext:value-type="string">
            <text:p>this exotic, double weapon can be used two handed or each end can act as it's own melee weapon and does 1d6+3/1d6+3 Bludgeoning damage with a ×2 crit. and weighs 5 lb. it is made out of Tritanium and is made by Blacksmiths. It can overcome DR/Adamantine It can be used as a martial weapon two handed</text:p>
          </table:table-cell>
        </table:table-row>
        <table:table-row table:style-name="ro3">
          <table:table-cell office:value-type="string" calcext:value-type="string">
            <text:p>gnome hooked Hammer</text:p>
          </table:table-cell>
          <table:table-cell office:value-type="string" calcext:value-type="string">
            <text:p>20 gp</text:p>
          </table:table-cell>
          <table:table-cell office:value-type="float" office:value="8" calcext:value-type="float">
            <text:p>8</text:p>
          </table:table-cell>
          <table:table-cell table:formula="of:=[.C49]*350+400" office:value-type="float" office:value="3200" calcext:value-type="float">
            <text:p>3200</text:p>
          </table:table-cell>
          <table:table-cell office:value-type="string" calcext:value-type="string">
            <text:p>1d6/1d4</text:p>
          </table:table-cell>
          <table:table-cell table:formula="of:=COM.MICROSOFT.CONCAT(SUBSTITUTE([.E49]; &quot;/&quot;; &quot;+3/&quot;);&quot;+3&quot;)" office:value-type="string" office:string-value="1d6+3/1d4+3" calcext:value-type="string">
            <text:p>1d6+3/1d4+3</text:p>
          </table:table-cell>
          <table:table-cell office:value-type="string" calcext:value-type="string">
            <text:p>1d8/1d6</text:p>
          </table:table-cell>
          <table:table-cell office:value-type="string" calcext:value-type="string">
            <text:p>×3/×4</text:p>
          </table:table-cell>
          <table:table-cell office:value-type="string" calcext:value-type="string">
            <text:p>—</text:p>
          </table:table-cell>
          <table:table-cell office:value-type="string" calcext:value-type="string">
            <text:p>6 lb.</text:p>
          </table:table-cell>
          <table:table-cell table:formula="of:=COM.MICROSOFT.CONCAT(SUBSTITUTE([.J49]; &quot; lb.&quot;; &quot;&quot;)/2;&quot; lb.&quot;)" office:value-type="string" office:string-value="3 lb." calcext:value-type="string">
            <text:p>3 lb.</text:p>
          </table:table-cell>
          <table:table-cell office:value-type="string" calcext:value-type="string">
            <text:p>Bludgeoning/Piercing</text:p>
          </table:table-cell>
          <table:table-cell table:formula="of:=COM.MICROSOFT.CONCAT(&quot;this exotic, double weapon can be used two handed or each end can act as it's own melee weapon and does &quot; ; [.F49]; &quot; &quot; ; [.L49]; &quot; damage with a &quot; ; [.H49]; &quot; crit. &quot;; IF([.I49]=&quot;—&quot;; &quot;&quot;; COM.MICROSOFT.CONCAT(&quot;it can be thrown with a range increment of &quot;;[.I49]; &quot; &quot;)); &quot;and weighs &quot;;[.K49];&quot; it is made out of bronze and is the normal, default type from the players handbook. It can be used as a martial weapon two handed&quot;)" office:value-type="string" office:string-value="this exotic, double weapon can be used two handed or each end can act as it's own melee weapon and does 1d6+3/1d4+3 Bludgeoning/Piercing damage with a ×3/×4 crit. and weighs 3 lb. it is made out of bronze and is the normal, default type from the players handbook. It can be used as a martial weapon two handed" calcext:value-type="string">
            <text:p>this exotic, double weapon can be used two handed or each end can act as it's own melee weapon and does 1d6+3/1d4+3 Bludgeoning/Piercing damage with a ×3/×4 crit. and weighs 3 lb. it is made out of bronze and is the normal, default type from the players handbook. It can be used as a martial weapon two handed</text:p>
          </table:table-cell>
          <table:table-cell table:formula="of:=SUBSTITUTE([.M49]; &quot;bronze and is the normal, default type from the players handbook.&quot;; &quot;Tritanium and is made by Blacksmiths. It can overcome DR/Adamantine&quot;)" office:value-type="string" office:string-value="this exotic, double weapon can be used two handed or each end can act as it's own melee weapon and does 1d6+3/1d4+3 Bludgeoning/Piercing damage with a ×3/×4 crit. and weighs 3 lb. it is made out of Tritanium and is made by Blacksmiths. It can overcome DR/Adamantine It can be used as a martial weapon two handed" calcext:value-type="string">
            <text:p>this exotic, double weapon can be used two handed or each end can act as it's own melee weapon and does 1d6+3/1d4+3 Bludgeoning/Piercing damage with a ×3/×4 crit. and weighs 3 lb. it is made out of Tritanium and is made by Blacksmiths. It can overcome DR/Adamantine It can be used as a martial weapon two handed</text:p>
          </table:table-cell>
        </table:table-row>
        <table:table-row table:style-name="ro2">
          <table:table-cell office:value-type="string" calcext:value-type="string">
            <text:p>Sword Two-bladed</text:p>
          </table:table-cell>
          <table:table-cell office:value-type="string" calcext:value-type="string">
            <text:p>100 gp</text:p>
          </table:table-cell>
          <table:table-cell office:value-type="float" office:value="8" calcext:value-type="float">
            <text:p>8</text:p>
          </table:table-cell>
          <table:table-cell table:formula="of:=[.C50]*350+400" office:value-type="float" office:value="3200" calcext:value-type="float">
            <text:p>3200</text:p>
          </table:table-cell>
          <table:table-cell office:value-type="string" calcext:value-type="string">
            <text:p>1d6/1d6</text:p>
          </table:table-cell>
          <table:table-cell table:formula="of:=COM.MICROSOFT.CONCAT(SUBSTITUTE([.E50]; &quot;/&quot;; &quot;+3/&quot;);&quot;+3&quot;)" office:value-type="string" office:string-value="1d6+3/1d6+3" calcext:value-type="string">
            <text:p>1d6+3/1d6+3</text:p>
          </table:table-cell>
          <table:table-cell office:value-type="string" calcext:value-type="string">
            <text:p>1d8/1d8</text:p>
          </table:table-cell>
          <table:table-cell office:value-type="string" calcext:value-type="string">
            <text:p>19-20/×2</text:p>
          </table:table-cell>
          <table:table-cell office:value-type="string" calcext:value-type="string">
            <text:p>—</text:p>
          </table:table-cell>
          <table:table-cell office:value-type="string" calcext:value-type="string">
            <text:p>10 lb.</text:p>
          </table:table-cell>
          <table:table-cell table:formula="of:=COM.MICROSOFT.CONCAT(SUBSTITUTE([.J50]; &quot; lb.&quot;; &quot;&quot;)/2;&quot; lb.&quot;)" office:value-type="string" office:string-value="5 lb." calcext:value-type="string">
            <text:p>5 lb.</text:p>
          </table:table-cell>
          <table:table-cell office:value-type="string" calcext:value-type="string">
            <text:p>Slashing</text:p>
          </table:table-cell>
          <table:table-cell table:formula="of:=COM.MICROSOFT.CONCAT(&quot;this exotic, double weapon can be used two handed or each end can act as it's own melee weapon and does &quot; ; [.F50]; &quot; &quot; ; [.L50]; &quot; damage with a &quot; ; [.H50]; &quot; crit. &quot;; IF([.I50]=&quot;—&quot;; &quot;&quot;; COM.MICROSOFT.CONCAT(&quot;it can be thrown with a range increment of &quot;;[.I50]; &quot; &quot;)); &quot;and weighs &quot;;[.K50];&quot; it is made out of bronze and is the normal, default type from the players handbook. It can be used as a martial weapon two handed&quot;)" office:value-type="string" office:string-value="this exotic, double weapon can be used two handed or each end can act as it's own melee weapon and does 1d6+3/1d6+3 Slashing damage with a 19-20/×2 crit. and weighs 5 lb. it is made out of bronze and is the normal, default type from the players handbook. It can be used as a martial weapon two handed" calcext:value-type="string">
            <text:p>this exotic, double weapon can be used two handed or each end can act as it's own melee weapon and does 1d6+3/1d6+3 Slashing damage with a 19-20/×2 crit. and weighs 5 lb. it is made out of bronze and is the normal, default type from the players handbook. It can be used as a martial weapon two handed</text:p>
          </table:table-cell>
          <table:table-cell table:formula="of:=SUBSTITUTE([.M50]; &quot;bronze and is the normal, default type from the players handbook.&quot;; &quot;Tritanium and is made by Blacksmiths. It can overcome DR/Adamantine&quot;)" office:value-type="string" office:string-value="this exotic, double weapon can be used two handed or each end can act as it's own melee weapon and does 1d6+3/1d6+3 Slashing damage with a 19-20/×2 crit. and weighs 5 lb. it is made out of Tritanium and is made by Blacksmiths. It can overcome DR/Adamantine It can be used as a martial weapon two handed" calcext:value-type="string">
            <text:p>this exotic, double weapon can be used two handed or each end can act as it's own melee weapon and does 1d6+3/1d6+3 Slashing damage with a 19-20/×2 crit. and weighs 5 lb. it is made out of Tritanium and is made by Blacksmiths. It can overcome DR/Adamantine It can be used as a martial weapon two handed</text:p>
          </table:table-cell>
        </table:table-row>
        <table:table-row table:style-name="ro2">
          <table:table-cell office:value-type="string" calcext:value-type="string">
            <text:p>Dwarven Ungrosh</text:p>
          </table:table-cell>
          <table:table-cell office:value-type="string" calcext:value-type="string">
            <text:p>50 gp</text:p>
          </table:table-cell>
          <table:table-cell office:value-type="float" office:value="8" calcext:value-type="float">
            <text:p>8</text:p>
          </table:table-cell>
          <table:table-cell table:formula="of:=[.C51]*350+400" office:value-type="float" office:value="3200" calcext:value-type="float">
            <text:p>3200</text:p>
          </table:table-cell>
          <table:table-cell office:value-type="string" calcext:value-type="string">
            <text:p>1d6/1d4</text:p>
          </table:table-cell>
          <table:table-cell table:formula="of:=COM.MICROSOFT.CONCAT(SUBSTITUTE([.E51]; &quot;/&quot;; &quot;+3/&quot;);&quot;+3&quot;)" office:value-type="string" office:string-value="1d6+3/1d4+3" calcext:value-type="string">
            <text:p>1d6+3/1d4+3</text:p>
          </table:table-cell>
          <table:table-cell office:value-type="string" calcext:value-type="string">
            <text:p>1d8/1d6</text:p>
          </table:table-cell>
          <table:table-cell office:value-type="string" calcext:value-type="string">
            <text:p>×3</text:p>
          </table:table-cell>
          <table:table-cell office:value-type="string" calcext:value-type="string">
            <text:p>—</text:p>
          </table:table-cell>
          <table:table-cell office:value-type="string" calcext:value-type="string">
            <text:p>12 lb.</text:p>
          </table:table-cell>
          <table:table-cell table:formula="of:=COM.MICROSOFT.CONCAT(SUBSTITUTE([.J51]; &quot; lb.&quot;; &quot;&quot;)/2;&quot; lb.&quot;)" office:value-type="string" office:string-value="6 lb." calcext:value-type="string">
            <text:p>6 lb.</text:p>
          </table:table-cell>
          <table:table-cell office:value-type="string" calcext:value-type="string">
            <text:p>Slashing or piercing</text:p>
          </table:table-cell>
          <table:table-cell table:formula="of:=COM.MICROSOFT.CONCAT(&quot;this exotic, double weapon can be used two handed or each end can act as it's own melee weapon and does &quot; ; [.F51]; &quot; &quot; ; [.L51]; &quot; damage with a &quot; ; [.H51]; &quot; crit. &quot;; IF([.I51]=&quot;—&quot;; &quot;&quot;; COM.MICROSOFT.CONCAT(&quot;it can be thrown with a range increment of &quot;;[.I51]; &quot; &quot;)); &quot;and weighs &quot;;[.K51];&quot; it is made out of bronze and is the normal, default type from the players handbook. It can be used as a martial weapon two handed&quot;)" office:value-type="string" office:string-value="this exotic, double weapon can be used two handed or each end can act as it's own melee weapon and does 1d6+3/1d4+3 Slashing or piercing damage with a ×3 crit. and weighs 6 lb. it is made out of bronze and is the normal, default type from the players handbook. It can be used as a martial weapon two handed" calcext:value-type="string">
            <text:p>this exotic, double weapon can be used two handed or each end can act as it's own melee weapon and does 1d6+3/1d4+3 Slashing or piercing damage with a ×3 crit. and weighs 6 lb. it is made out of bronze and is the normal, default type from the players handbook. It can be used as a martial weapon two handed</text:p>
          </table:table-cell>
          <table:table-cell table:formula="of:=SUBSTITUTE([.M51]; &quot;bronze and is the normal, default type from the players handbook.&quot;; &quot;Tritanium and is made by Blacksmiths. It can overcome DR/Adamantine&quot;)" office:value-type="string" office:string-value="this exotic, double weapon can be used two handed or each end can act as it's own melee weapon and does 1d6+3/1d4+3 Slashing or piercing damage with a ×3 crit. and weighs 6 lb. it is made out of Tritanium and is made by Blacksmiths. It can overcome DR/Adamantine It can be used as a martial weapon two handed" calcext:value-type="string">
            <text:p>this exotic, double weapon can be used two handed or each end can act as it's own melee weapon and does 1d6+3/1d4+3 Slashing or piercing damage with a ×3 crit. and weighs 6 lb. it is made out of Tritanium and is made by Blacksmiths. It can overcome DR/Adamantine It can be used as a martial weapon two handed</text:p>
          </table:table-cell>
        </table:table-row>
        <table:table-row table:style-name="ro1">
          <table:table-cell office:value-type="string" calcext:value-type="string">
            <text:p><text:a xlink:href="http://www.d20srd.org/srd/equipment/weapons.htm#bolas" xlink:type="simple">Bolas</text:a></text:p>
          </table:table-cell>
          <table:table-cell office:value-type="string" calcext:value-type="string">
            <text:p>5 gp</text:p>
          </table:table-cell>
          <table:table-cell office:value-type="float" office:value="6" calcext:value-type="float">
            <text:p>6</text:p>
          </table:table-cell>
          <table:table-cell table:formula="of:=[.C52]*350+400" office:value-type="float" office:value="2500" calcext:value-type="float">
            <text:p>2500</text:p>
          </table:table-cell>
          <table:table-cell office:value-type="string" calcext:value-type="string">
            <text:p>1d3</text:p>
          </table:table-cell>
          <table:table-cell table:formula="of:=COM.MICROSOFT.CONCAT(SUBSTITUTE([.E52]; &quot;/&quot;; &quot;+3/&quot;);&quot;+3&quot;)" office:value-type="string" office:string-value="1d3+3" calcext:value-type="string">
            <text:p>1d3+3</text:p>
          </table:table-cell>
          <table:table-cell office:value-type="string" calcext:value-type="string">
            <text:p>1d4</text:p>
          </table:table-cell>
          <table:table-cell office:value-type="string" calcext:value-type="string">
            <text:p>×2</text:p>
          </table:table-cell>
          <table:table-cell office:value-type="string" calcext:value-type="string">
            <text:p>10 ft.</text:p>
          </table:table-cell>
          <table:table-cell office:value-type="string" calcext:value-type="string">
            <text:p>2 lb.</text:p>
          </table:table-cell>
          <table:table-cell table:formula="of:=COM.MICROSOFT.CONCAT(SUBSTITUTE([.J52]; &quot; lb.&quot;; &quot;&quot;)/2;&quot; lb.&quot;)" office:value-type="string" office:string-value="1 lb." calcext:value-type="string">
            <text:p>1 lb.</text:p>
          </table:table-cell>
          <table:table-cell office:value-type="string" calcext:value-type="string">
            <text:p>Bludgeoning</text:p>
          </table:table-cell>
          <table:table-cell table:formula="of:=COM.MICROSOFT.CONCAT(&quot;this exotic, one handed ranged weapon does &quot; ; [.F52]; &quot; &quot; ; [.L52]; &quot; damage with a &quot; ; [.H52]; &quot; crit. &quot;; IF([.I52]=&quot;—&quot;; &quot;&quot;; COM.MICROSOFT.CONCAT(&quot;it has a range increment of &quot;;[.I52]; &quot; &quot;)); &quot;and weighs &quot;;[.K52];&quot; it is made out of rope and bronze and is the normal, default type from the players handbook. You can make a trip attempt with it with no risk of being tripped yourself&quot;)" office:value-type="string" office:string-value="this exotic, one handed ranged weapon does 1d3+3 Bludgeoning damage with a ×2 crit. it has a range increment of 10 ft. and weighs 1 lb. it is made out of rope and bronze and is the normal, default type from the players handbook. You can make a trip attempt with it with no risk of being tripped yourself" calcext:value-type="string">
            <text:p>this exotic, one handed ranged weapon does 1d3+3 Bludgeoning damage with a ×2 crit. it has a range increment of 10 ft. and weighs 1 lb. it is made out of rope and bronze and is the normal, default type from the players handbook. You can make a trip attempt with it with no risk of being tripped yourself</text:p>
          </table:table-cell>
          <table:table-cell table:formula="of:=SUBSTITUTE([.M52]; &quot;bronze and is the normal, default type from the players handbook.&quot;; &quot;Tritanium and is made by Blacksmiths. It can overcome DR/Adamantine&quot;)" office:value-type="string" office:string-value="this exotic, one handed ranged weapon does 1d3+3 Bludgeoning damage with a ×2 crit. it has a range increment of 10 ft. and weighs 1 lb. it is made out of rope and Tritanium and is made by Blacksmiths. It can overcome DR/Adamantine You can make a trip attempt with it with no risk of being tripped yourself" calcext:value-type="string">
            <text:p>this exotic, one handed ranged weapon does 1d3+3 Bludgeoning damage with a ×2 crit. it has a range increment of 10 ft. and weighs 1 lb. it is made out of rope and Tritanium and is made by Blacksmiths. It can overcome DR/Adamantine You can make a trip attempt with it with no risk of being tripped yourself</text:p>
          </table:table-cell>
        </table:table-row>
        <table:table-row table:style-name="ro1">
          <table:table-cell office:value-type="string" calcext:value-type="string">
            <text:p><text:a xlink:href="http://www.d20srd.org/srd/equipment/weapons.htm#shuriken" xlink:type="simple">Shuriken</text:a></text:p>
          </table:table-cell>
          <table:table-cell office:value-type="string" calcext:value-type="string">
            <text:p>0 gp</text:p>
          </table:table-cell>
          <table:table-cell table:formula="of:=4/5" office:value-type="float" office:value="0.8" calcext:value-type="float">
            <text:p>0.8</text:p>
          </table:table-cell>
          <table:table-cell table:formula="of:=[.C53]*350+400" office:value-type="float" office:value="680" calcext:value-type="float">
            <text:p>680</text:p>
          </table:table-cell>
          <table:table-cell office:value-type="float" office:value="1" calcext:value-type="float">
            <text:p>1</text:p>
          </table:table-cell>
          <table:table-cell table:formula="of:=COM.MICROSOFT.CONCAT(SUBSTITUTE([.E53]; &quot;/&quot;; &quot;+3/&quot;);&quot;+3&quot;)" office:value-type="string" office:string-value="1+3" calcext:value-type="string">
            <text:p>1+3</text:p>
          </table:table-cell>
          <table:table-cell office:value-type="string" calcext:value-type="string">
            <text:p>1d2</text:p>
          </table:table-cell>
          <table:table-cell office:value-type="string" calcext:value-type="string">
            <text:p>×2</text:p>
          </table:table-cell>
          <table:table-cell office:value-type="string" calcext:value-type="string">
            <text:p>10 ft.</text:p>
          </table:table-cell>
          <table:table-cell office:value-type="string" calcext:value-type="string">
            <text:p>0.5 lb.</text:p>
          </table:table-cell>
          <table:table-cell table:formula="of:=COM.MICROSOFT.CONCAT(SUBSTITUTE([.J53]; &quot; lb.&quot;; &quot;&quot;)/2;&quot; lb.&quot;)" office:value-type="string" office:string-value="0.25 lb." calcext:value-type="string">
            <text:p>0.25 lb.</text:p>
          </table:table-cell>
          <table:table-cell office:value-type="string" calcext:value-type="string">
            <text:p>Piercing</text:p>
          </table:table-cell>
          <table:table-cell table:formula="of:=COM.MICROSOFT.CONCAT(&quot;A Shuriken costs 1/5g each this exotic, monk, one handed ranged weapon does &quot; ; [.F53]; &quot; &quot; ; [.L53]; &quot; damage with a &quot; ; [.H53]; &quot; crit. &quot;; IF([.I53]=&quot;—&quot;; &quot;&quot;; COM.MICROSOFT.CONCAT(&quot;it can be thrown with a range increment of &quot;;[.I53]; &quot; &quot;)); &quot;and weighs &quot;;[.K53];&quot; it is made out of bronze and is the normal, default type from the players handbook.&quot;)" office:value-type="string" office:string-value="A Shuriken costs 1/5g each this exotic, monk, one handed ranged weapon does 1+3 Piercing damage with a ×2 crit. it can be thrown with a range increment of 10 ft. and weighs 0.25 lb. it is made out of bronze and is the normal, default type from the players handbook." calcext:value-type="string">
            <text:p>A Shuriken costs 1/5g each this exotic, monk, one handed ranged weapon does 1+3 Piercing damage with a ×2 crit. it can be thrown with a range increment of 10 ft. and weighs 0.25 lb. it is made out of bronze and is the normal, default type from the players handbook.</text:p>
          </table:table-cell>
          <table:table-cell table:formula="of:=SUBSTITUTE([.M53]; &quot;bronze and is the normal, default type from the players handbook.&quot;; &quot;Tritanium and is made by Blacksmiths. It can overcome DR/Adamantine&quot;)" office:value-type="string" office:string-value="A Shuriken costs 1/5g each this exotic, monk, one handed ranged weapon does 1+3 Piercing damage with a ×2 crit. it can be thrown with a range increment of 10 ft. and weighs 0.25 lb. it is made out of Tritanium and is made by Blacksmiths. It can overcome DR/Adamantine" calcext:value-type="string">
            <text:p>A Shuriken costs 1/5g each this exotic, monk, one handed ranged weapon does 1+3 Piercing damage with a ×2 crit. it can be thrown with a range increment of 10 ft. and weighs 0.25 lb. it is made out of Tritanium and is made by Blacksmiths. It can overcome DR/Adamantine</text:p>
          </table:table-cell>
        </table:table-row>
      </table:table>
      <table:table table:name="insert weapon" table:style-name="ta1">
        <table:table-column table:style-name="co1" table:default-cell-style-name="Default"/>
        <table:table-row table:style-name="ro1">
          <table:table-cell table:formula="of:=COM.MICROSOFT.CONCAT(&quot;insert into items (name, description, cost, usable)    values('&quot;; ['weapon table'.A1]; &quot;, small tritanium', '&quot;;SUBSTITUTE(['weapon table'.N1];&quot;'&quot;;&quot;''&quot;);&quot;', &quot;;SUBSTITUTE(['weapon table'.D1];&quot; gp&quot;;&quot;&quot;);&quot;,1)&quot;)" office:value-type="string" office:string-value="insert into items (name, description, cost, usable)    values('Gauntlet, small tritanium', 'this simple, light, one handed melee weapon does 1d2+3 Bludgeoning damage with a ×2 crit. and weighs 0.5 lb. it is made out of Tritanium and is made by Blacksmiths. It can overcome DR/Adamantine', 1800,1)" calcext:value-type="string">
            <text:p>insert into items (name, description, cost, usable) <text:s text:c="3"/>values('Gauntlet, small tritanium', 'this simple, light, one handed melee weapon does 1d2+3 Bludgeoning damage with a ×2 crit. and weighs 0.5 lb. it is made out of Tritanium and is made by Blacksmiths. It can overcome DR/Adamantine', 1800,1)</text:p>
          </table:table-cell>
        </table:table-row>
        <table:table-row table:style-name="ro1">
          <table:table-cell table:formula="of:=COM.MICROSOFT.CONCAT(&quot;insert into items (name, description, cost, usable)    values('&quot;; ['weapon table'.A2]; &quot;, small tritanium', '&quot;;SUBSTITUTE(['weapon table'.N2];&quot;'&quot;;&quot;''&quot;);&quot;', &quot;;SUBSTITUTE(['weapon table'.D2];&quot; gp&quot;;&quot;&quot;);&quot;,1)&quot;)" office:value-type="string" office:string-value="insert into items (name, description, cost, usable)    values('Dagger, small tritanium', 'this simple, light, one handed melee weapon does 1d3+3 Piercing or slashing damage with a 19-20/×2 crit. it can be thrown with a range increment of 10 ft. and weighs 0.5 lb. it is made out of Tritanium and is made by Blacksmiths. It can overcome DR/Adamantine', 1800,1)" calcext:value-type="string">
            <text:p>insert into items (name, description, cost, usable) <text:s text:c="3"/>values('Dagger, small tritanium', 'this simple, light, one handed melee weapon does 1d3+3 Piercing or slashing damage with a 19-20/×2 crit. it can be thrown with a range increment of 10 ft. and weighs 0.5 lb. it is made out of Tritanium and is made by Blacksmiths. It can overcome DR/Adamantine', 1800,1)</text:p>
          </table:table-cell>
        </table:table-row>
        <table:table-row table:style-name="ro1">
          <table:table-cell table:formula="of:=COM.MICROSOFT.CONCAT(&quot;insert into items (name, description, cost, usable)    values('&quot;; ['weapon table'.A3]; &quot;, small tritanium', '&quot;;SUBSTITUTE(['weapon table'.N3];&quot;'&quot;;&quot;''&quot;);&quot;', &quot;;SUBSTITUTE(['weapon table'.D3];&quot; gp&quot;;&quot;&quot;);&quot;,1)&quot;)" office:value-type="string" office:string-value="insert into items (name, description, cost, usable)    values('Punching Dagger, small tritanium', 'this simple, light, one handed melee weapon does 1d3+3 Piercing damage with a ×3 crit. and weighs 0.5 lb. it is made out of Tritanium and is made by Blacksmiths. It can overcome DR/Adamantine', 1800,1)" calcext:value-type="string">
            <text:p>insert into items (name, description, cost, usable) <text:s text:c="3"/>values('Punching Dagger, small tritanium', 'this simple, light, one handed melee weapon does 1d3+3 Piercing damage with a ×3 crit. and weighs 0.5 lb. it is made out of Tritanium and is made by Blacksmiths. It can overcome DR/Adamantine', 1800,1)</text:p>
          </table:table-cell>
        </table:table-row>
        <table:table-row table:style-name="ro1">
          <table:table-cell table:formula="of:=COM.MICROSOFT.CONCAT(&quot;insert into items (name, description, cost, usable)    values('&quot;; ['weapon table'.A4]; &quot;, small tritanium', '&quot;;SUBSTITUTE(['weapon table'.N4];&quot;'&quot;;&quot;''&quot;);&quot;', &quot;;SUBSTITUTE(['weapon table'.D4];&quot; gp&quot;;&quot;&quot;);&quot;,1)&quot;)" office:value-type="string" office:string-value="insert into items (name, description, cost, usable)    values('Spiked Gauntlet, small tritanium', 'this simple, light, one handed melee weapon does 1d3+3 Piercing damage with a ×2 crit. and weighs 0.5 lb. it is made out of Tritanium and is made by Blacksmiths. It can overcome DR/Adamantine', 1800,1)" calcext:value-type="string">
            <text:p>insert into items (name, description, cost, usable) <text:s text:c="3"/>values('Spiked Gauntlet, small tritanium', 'this simple, light, one handed melee weapon does 1d3+3 Piercing damage with a ×2 crit. and weighs 0.5 lb. it is made out of Tritanium and is made by Blacksmiths. It can overcome DR/Adamantine', 1800,1)</text:p>
          </table:table-cell>
        </table:table-row>
        <table:table-row table:style-name="ro1">
          <table:table-cell table:formula="of:=COM.MICROSOFT.CONCAT(&quot;insert into items (name, description, cost, usable)    values('&quot;; ['weapon table'.A5]; &quot;, small tritanium', '&quot;;SUBSTITUTE(['weapon table'.N5];&quot;'&quot;;&quot;''&quot;);&quot;', &quot;;SUBSTITUTE(['weapon table'.D5];&quot; gp&quot;;&quot;&quot;);&quot;,1)&quot;)" office:value-type="string" office:string-value="insert into items (name, description, cost, usable)    values('Light Mace, small tritanium', 'this simple, light, one handed melee weapon does 1d4+3 Bludgeoning damage with a ×2 crit. and weighs 2 lb. it is made out of Tritanium and is made by Blacksmiths. It can overcome DR/Adamantine', 1800,1)" calcext:value-type="string">
            <text:p>insert into items (name, description, cost, usable) <text:s text:c="3"/>values('Light Mace, small tritanium', 'this simple, light, one handed melee weapon does 1d4+3 Bludgeoning damage with a ×2 crit. and weighs 2 lb. it is made out of Tritanium and is made by Blacksmiths. It can overcome DR/Adamantine', 1800,1)</text:p>
          </table:table-cell>
        </table:table-row>
        <table:table-row table:style-name="ro1">
          <table:table-cell table:formula="of:=COM.MICROSOFT.CONCAT(&quot;insert into items (name, description, cost, usable)    values('&quot;; ['weapon table'.A6]; &quot;, small tritanium', '&quot;;SUBSTITUTE(['weapon table'.N6];&quot;'&quot;;&quot;''&quot;);&quot;', &quot;;SUBSTITUTE(['weapon table'.D6];&quot; gp&quot;;&quot;&quot;);&quot;,1)&quot;)" office:value-type="string" office:string-value="insert into items (name, description, cost, usable)    values('Sickle, small tritanium', 'this simple, light, one handed melee weapon does 1d4+3 Slashing damage with a ×2 crit. and weighs 1 lb. it is made out of Tritanium and is made by Blacksmiths. It can overcome DR/Adamantine', 1800,1)" calcext:value-type="string">
            <text:p>insert into items (name, description, cost, usable) <text:s text:c="3"/>values('Sickle, small tritanium', 'this simple, light, one handed melee weapon does 1d4+3 Slashing damage with a ×2 crit. and weighs 1 lb. it is made out of Tritanium and is made by Blacksmiths. It can overcome DR/Adamantine', 1800,1)</text:p>
          </table:table-cell>
        </table:table-row>
        <table:table-row table:style-name="ro1">
          <table:table-cell table:formula="of:=COM.MICROSOFT.CONCAT(&quot;insert into items (name, description, cost, usable)    values('&quot;; ['weapon table'.A7]; &quot;, small tritanium', '&quot;;SUBSTITUTE(['weapon table'.N7];&quot;'&quot;;&quot;''&quot;);&quot;', &quot;;SUBSTITUTE(['weapon table'.D7];&quot; gp&quot;;&quot;&quot;);&quot;,1)&quot;)" office:value-type="string" office:string-value="insert into items (name, description, cost, usable)    values('Heavy Mace, small tritanium', 'this simple, one handed melee weapon does 1d6+3 Bludgeoning damage with a ×2 crit. and weighs 4 lb. it is made out of birch/Tritanium and is made by Blacksmiths. It can overcome DR/Adamantine', 2500,1)" calcext:value-type="string">
            <text:p>insert into items (name, description, cost, usable) <text:s text:c="3"/>values('Heavy Mace, small tritanium', 'this simple, one handed melee weapon does 1d6+3 Bludgeoning damage with a ×2 crit. and weighs 4 lb. it is made out of birch/Tritanium and is made by Blacksmiths. It can overcome DR/Adamantine', 2500,1)</text:p>
          </table:table-cell>
        </table:table-row>
        <table:table-row table:style-name="ro1">
          <table:table-cell table:formula="of:=COM.MICROSOFT.CONCAT(&quot;insert into items (name, description, cost, usable)    values('&quot;; ['weapon table'.A8]; &quot;, small tritanium', '&quot;;SUBSTITUTE(['weapon table'.N8];&quot;'&quot;;&quot;''&quot;);&quot;', &quot;;SUBSTITUTE(['weapon table'.D8];&quot; gp&quot;;&quot;&quot;);&quot;,1)&quot;)" office:value-type="string" office:string-value="insert into items (name, description, cost, usable)    values('Morningstar, small tritanium', 'this simple, one handed melee weapon does 1d6+3 Bludgeoning and piercing damage with a ×2 crit. and weighs 3 lb. it is made out of birch/Tritanium and is made by Blacksmiths. It can overcome DR/Adamantine', 2500,1)" calcext:value-type="string">
            <text:p>insert into items (name, description, cost, usable) <text:s text:c="3"/>values('Morningstar, small tritanium', 'this simple, one handed melee weapon does 1d6+3 Bludgeoning and piercing damage with a ×2 crit. and weighs 3 lb. it is made out of birch/Tritanium and is made by Blacksmiths. It can overcome DR/Adamantine', 2500,1)</text:p>
          </table:table-cell>
        </table:table-row>
        <table:table-row table:style-name="ro1">
          <table:table-cell table:formula="of:=COM.MICROSOFT.CONCAT(&quot;insert into items (name, description, cost, usable)    values('&quot;; ['weapon table'.A9]; &quot;, small tritanium', '&quot;;SUBSTITUTE(['weapon table'.N9];&quot;'&quot;;&quot;''&quot;);&quot;', &quot;;SUBSTITUTE(['weapon table'.D9];&quot; gp&quot;;&quot;&quot;);&quot;,1)&quot;)" office:value-type="string" office:string-value="insert into items (name, description, cost, usable)    values('Shortspear, small tritanium', 'this simple, one handed melee weapon does 1d4+3 Piercing damage with a ×2 crit. it can be thrown with a range increment of 20 ft. and weighs 1.5 lb. it is made out of birch/Tritanium and is made by Blacksmiths. It can overcome DR/Adamantine', 2500,1)" calcext:value-type="string">
            <text:p>insert into items (name, description, cost, usable) <text:s text:c="3"/>values('Shortspear, small tritanium', 'this simple, one handed melee weapon does 1d4+3 Piercing damage with a ×2 crit. it can be thrown with a range increment of 20 ft. and weighs 1.5 lb. it is made out of birch/Tritanium and is made by Blacksmiths. It can overcome DR/Adamantine', 2500,1)</text:p>
          </table:table-cell>
        </table:table-row>
        <table:table-row table:style-name="ro1">
          <table:table-cell table:formula="of:=COM.MICROSOFT.CONCAT(&quot;insert into items (name, description, cost, usable)    values('&quot;; ['weapon table'.A10]; &quot;, small tritanium', '&quot;;SUBSTITUTE(['weapon table'.N10];&quot;'&quot;;&quot;''&quot;);&quot;', &quot;;SUBSTITUTE(['weapon table'.D10];&quot; gp&quot;;&quot;&quot;);&quot;,1)&quot;)" office:value-type="string" office:string-value="insert into items (name, description, cost, usable)    values('Longspear, small tritanium', 'this simple, two handed melee reach weapon does 1d6+3 Piercing damage with a ×3 crit. and weighs 4.5 lb. it is made out of birch/Tritanium and is made by Blacksmiths. It can overcome DR/Adamantine', 3200,1)" calcext:value-type="string">
            <text:p>insert into items (name, description, cost, usable) <text:s text:c="3"/>values('Longspear, small tritanium', 'this simple, two handed melee reach weapon does 1d6+3 Piercing damage with a ×3 crit. and weighs 4.5 lb. it is made out of birch/Tritanium and is made by Blacksmiths. It can overcome DR/Adamantine', 3200,1)</text:p>
          </table:table-cell>
        </table:table-row>
        <table:table-row table:style-name="ro1">
          <table:table-cell table:formula="of:=COM.MICROSOFT.CONCAT(&quot;insert into items (name, description, cost, usable)    values('&quot;; ['weapon table'.A11]; &quot;, small tritanium', '&quot;;SUBSTITUTE(['weapon table'.N11];&quot;'&quot;;&quot;''&quot;);&quot;', &quot;;SUBSTITUTE(['weapon table'.D11];&quot; gp&quot;;&quot;&quot;);&quot;,1)&quot;)" office:value-type="string" office:string-value="insert into items (name, description, cost, usable)    values('Quarterstaff, small tritanium', 'this simple double weapon can be used two handed or each end can act as it''s own melee weapon and does 1d4+3/1d4+3 Bludgeoning damage with a ×2 crit. and weighs 2 lb. it is made out of Tritanium and is made by Blacksmiths. It can overcome DR/Adamantine', 3200,1)" calcext:value-type="string">
            <text:p>insert into items (name, description, cost, usable) <text:s text:c="3"/>values('Quarterstaff, small tritanium', 'this simple double weapon can be used two handed or each end can act as it''s own melee weapon and does 1d4+3/1d4+3 Bludgeoning damage with a ×2 crit. and weighs 2 lb. it is made out of Tritanium and is made by Blacksmiths. It can overcome DR/Adamantine', 3200,1)</text:p>
          </table:table-cell>
        </table:table-row>
        <table:table-row table:style-name="ro1">
          <table:table-cell table:formula="of:=COM.MICROSOFT.CONCAT(&quot;insert into items (name, description, cost, usable)    values('&quot;; ['weapon table'.A12]; &quot;, small tritanium', '&quot;;SUBSTITUTE(['weapon table'.N12];&quot;'&quot;;&quot;''&quot;);&quot;', &quot;;SUBSTITUTE(['weapon table'.D12];&quot; gp&quot;;&quot;&quot;);&quot;,1)&quot;)" office:value-type="string" office:string-value="insert into items (name, description, cost, usable)    values('Spear, small tritanium', 'this simple, two handed melee weapon does 1d6+3 Piercing damage with a ×3 crit. it can be thrown with a range increment of 20 ft. and weighs 3 lb. it is made out of birch/Tritanium and is made by Blacksmiths. It can overcome DR/Adamantine', 3200,1)" calcext:value-type="string">
            <text:p>insert into items (name, description, cost, usable) <text:s text:c="3"/>values('Spear, small tritanium', 'this simple, two handed melee weapon does 1d6+3 Piercing damage with a ×3 crit. it can be thrown with a range increment of 20 ft. and weighs 3 lb. it is made out of birch/Tritanium and is made by Blacksmiths. It can overcome DR/Adamantine', 3200,1)</text:p>
          </table:table-cell>
        </table:table-row>
        <table:table-row table:style-name="ro1">
          <table:table-cell table:formula="of:=COM.MICROSOFT.CONCAT(&quot;insert into items (name, description, cost, usable)    values('&quot;; ['weapon table'.A13]; &quot;, small tritanium', '&quot;;SUBSTITUTE(['weapon table'.N13];&quot;'&quot;;&quot;''&quot;);&quot;', &quot;;SUBSTITUTE(['weapon table'.D13];&quot; gp&quot;;&quot;&quot;);&quot;,1)&quot;)" office:value-type="string" office:string-value="insert into items (name, description, cost, usable)    values('Dart, small tritanium', 'Darts cost 1/2 gold each this simple, one handed ranged weapon does 1d3+3 Piercing damage with a ×2 crit. it can be thrown with a range increment of 20 ft. and weighs 0.25 lb. it is made out of Tritanium and is made by Blacksmiths. It can overcome DR/Adamantine', 1800,1)" calcext:value-type="string">
            <text:p>insert into items (name, description, cost, usable) <text:s text:c="3"/>values('Dart, small tritanium', 'Darts cost 1/2 gold each this simple, one handed ranged weapon does 1d3+3 Piercing damage with a ×2 crit. it can be thrown with a range increment of 20 ft. and weighs 0.25 lb. it is made out of Tritanium and is made by Blacksmiths. It can overcome DR/Adamantine', 1800,1)</text:p>
          </table:table-cell>
        </table:table-row>
        <table:table-row table:style-name="ro1">
          <table:table-cell table:formula="of:=COM.MICROSOFT.CONCAT(&quot;insert into items (name, description, cost, usable)    values('&quot;; ['weapon table'.A14]; &quot;, small tritanium', '&quot;;SUBSTITUTE(['weapon table'.N14];&quot;'&quot;;&quot;''&quot;);&quot;', &quot;;SUBSTITUTE(['weapon table'.D14];&quot; gp&quot;;&quot;&quot;);&quot;,1)&quot;)" office:value-type="string" office:string-value="insert into items (name, description, cost, usable)    values('Javelin, small tritanium', 'this simple, one handed ranged weapon does 1d4+3 Piercing damage with a ×2 crit. it can be thrown with a range increment of 30 ft. and weighs 1 lb. it is made out of birch/Tritanium and is made by Blacksmiths. It can overcome DR/Adamantine', 2500,1)" calcext:value-type="string">
            <text:p>insert into items (name, description, cost, usable) <text:s text:c="3"/>values('Javelin, small tritanium', 'this simple, one handed ranged weapon does 1d4+3 Piercing damage with a ×2 crit. it can be thrown with a range increment of 30 ft. and weighs 1 lb. it is made out of birch/Tritanium and is made by Blacksmiths. It can overcome DR/Adamantine', 2500,1)</text:p>
          </table:table-cell>
        </table:table-row>
        <table:table-row table:style-name="ro1">
          <table:table-cell table:formula="of:=COM.MICROSOFT.CONCAT(&quot;insert into items (name, description, cost, usable)    values('&quot;; ['weapon table'.A15]; &quot;, small tritanium', '&quot;;SUBSTITUTE(['weapon table'.N15];&quot;'&quot;;&quot;''&quot;);&quot;', &quot;;SUBSTITUTE(['weapon table'.D15];&quot; gp&quot;;&quot;&quot;);&quot;,1)&quot;)" office:value-type="string" office:string-value="insert into items (name, description, cost, usable)    values('Throwing Axe, small tritanium', 'this martial, light, one handed melee weapon does 1d4+3 Slashing damage with a ×2 crit. it can be thrown with a range increment of 10 ft. and weighs 1 lb. it is made out of birch/Tritanium and is made by Blacksmiths. It can overcome DR/Adamantine', 1800,1)" calcext:value-type="string">
            <text:p>insert into items (name, description, cost, usable) <text:s text:c="3"/>values('Throwing Axe, small tritanium', 'this martial, light, one handed melee weapon does 1d4+3 Slashing damage with a ×2 crit. it can be thrown with a range increment of 10 ft. and weighs 1 lb. it is made out of birch/Tritanium and is made by Blacksmiths. It can overcome DR/Adamantine', 1800,1)</text:p>
          </table:table-cell>
        </table:table-row>
        <table:table-row table:style-name="ro1">
          <table:table-cell table:formula="of:=COM.MICROSOFT.CONCAT(&quot;insert into items (name, description, cost, usable)    values('&quot;; ['weapon table'.A16]; &quot;, small tritanium', '&quot;;SUBSTITUTE(['weapon table'.N16];&quot;'&quot;;&quot;''&quot;);&quot;', &quot;;SUBSTITUTE(['weapon table'.D16];&quot; gp&quot;;&quot;&quot;);&quot;,1)&quot;)" office:value-type="string" office:string-value="insert into items (name, description, cost, usable)    values('Light Hammer, small tritanium', 'this martial, light, one handed melee weapon does 1d3+3 Bludgeoning damage with a ×2 crit. it can be thrown with a range increment of 20 ft. and weighs 1 lb. it is made out of Tritanium and is made by Blacksmiths. It can overcome DR/Adamantine', 1800,1)" calcext:value-type="string">
            <text:p>insert into items (name, description, cost, usable) <text:s text:c="3"/>values('Light Hammer, small tritanium', 'this martial, light, one handed melee weapon does 1d3+3 Bludgeoning damage with a ×2 crit. it can be thrown with a range increment of 20 ft. and weighs 1 lb. it is made out of Tritanium and is made by Blacksmiths. It can overcome DR/Adamantine', 1800,1)</text:p>
          </table:table-cell>
        </table:table-row>
        <table:table-row table:style-name="ro1">
          <table:table-cell table:formula="of:=COM.MICROSOFT.CONCAT(&quot;insert into items (name, description, cost, usable)    values('&quot;; ['weapon table'.A17]; &quot;, small tritanium', '&quot;;SUBSTITUTE(['weapon table'.N17];&quot;'&quot;;&quot;''&quot;);&quot;', &quot;;SUBSTITUTE(['weapon table'.D17];&quot; gp&quot;;&quot;&quot;);&quot;,1)&quot;)" office:value-type="string" office:string-value="insert into items (name, description, cost, usable)    values('Handaxe, small tritanium', 'this martial, light, one handed melee weapon does 1d4+3 Slashing damage with a ×3 crit. and weighs 1.5 lb. it is made out of birch/Tritanium and is made by Blacksmiths. It can overcome DR/Adamantine', 1800,1)" calcext:value-type="string">
            <text:p>insert into items (name, description, cost, usable) <text:s text:c="3"/>values('Handaxe, small tritanium', 'this martial, light, one handed melee weapon does 1d4+3 Slashing damage with a ×3 crit. and weighs 1.5 lb. it is made out of birch/Tritanium and is made by Blacksmiths. It can overcome DR/Adamantine', 1800,1)</text:p>
          </table:table-cell>
        </table:table-row>
        <table:table-row table:style-name="ro1">
          <table:table-cell table:formula="of:=COM.MICROSOFT.CONCAT(&quot;insert into items (name, description, cost, usable)    values('&quot;; ['weapon table'.A18]; &quot;, small tritanium', '&quot;;SUBSTITUTE(['weapon table'.N18];&quot;'&quot;;&quot;''&quot;);&quot;', &quot;;SUBSTITUTE(['weapon table'.D18];&quot; gp&quot;;&quot;&quot;);&quot;,1)&quot;)" office:value-type="string" office:string-value="insert into items (name, description, cost, usable)    values('Kukri, small tritanium', 'this martial, light, one handed melee weapon does 1d3+3 Slashing damage with a 18-20/×2 crit. and weighs 1 lb. it is made out of Tritanium and is made by Blacksmiths. It can overcome DR/Adamantine', 1800,1)" calcext:value-type="string">
            <text:p>insert into items (name, description, cost, usable) <text:s text:c="3"/>values('Kukri, small tritanium', 'this martial, light, one handed melee weapon does 1d3+3 Slashing damage with a 18-20/×2 crit. and weighs 1 lb. it is made out of Tritanium and is made by Blacksmiths. It can overcome DR/Adamantine', 1800,1)</text:p>
          </table:table-cell>
        </table:table-row>
        <table:table-row table:style-name="ro1">
          <table:table-cell table:formula="of:=COM.MICROSOFT.CONCAT(&quot;insert into items (name, description, cost, usable)    values('&quot;; ['weapon table'.A19]; &quot;, small tritanium', '&quot;;SUBSTITUTE(['weapon table'.N19];&quot;'&quot;;&quot;''&quot;);&quot;', &quot;;SUBSTITUTE(['weapon table'.D19];&quot; gp&quot;;&quot;&quot;);&quot;,1)&quot;)" office:value-type="string" office:string-value="insert into items (name, description, cost, usable)    values('Pick, light, small tritanium', 'this martial, light, one handed melee weapon does 1d3+3 Piercing damage with a ×4 crit. and weighs 1.5 lb. it is made out of birch/Tritanium and is made by Blacksmiths. It can overcome DR/Adamantine', 1800,1)" calcext:value-type="string">
            <text:p>insert into items (name, description, cost, usable) <text:s text:c="3"/>values('Pick, light, small tritanium', 'this martial, light, one handed melee weapon does 1d3+3 Piercing damage with a ×4 crit. and weighs 1.5 lb. it is made out of birch/Tritanium and is made by Blacksmiths. It can overcome DR/Adamantine', 1800,1)</text:p>
          </table:table-cell>
        </table:table-row>
        <table:table-row table:style-name="ro1">
          <table:table-cell table:formula="of:=COM.MICROSOFT.CONCAT(&quot;insert into items (name, description, cost, usable)    values('&quot;; ['weapon table'.A20]; &quot;, small tritanium', '&quot;;SUBSTITUTE(['weapon table'.N20];&quot;'&quot;;&quot;''&quot;);&quot;', &quot;;SUBSTITUTE(['weapon table'.D20];&quot; gp&quot;;&quot;&quot;);&quot;,1)&quot;)" office:value-type="string" office:string-value="insert into items (name, description, cost, usable)    values('shortsword, small tritanium', 'this martial, light, one handed melee weapon does 1d4+3 Piercing damage with a 19-20/×2 crit. and weighs 1 lb. it is made out of Tritanium and is made by Blacksmiths. It can overcome DR/Adamantine', 1800,1)" calcext:value-type="string">
            <text:p>insert into items (name, description, cost, usable) <text:s text:c="3"/>values('shortsword, small tritanium', 'this martial, light, one handed melee weapon does 1d4+3 Piercing damage with a 19-20/×2 crit. and weighs 1 lb. it is made out of Tritanium and is made by Blacksmiths. It can overcome DR/Adamantine', 1800,1)</text:p>
          </table:table-cell>
        </table:table-row>
        <table:table-row table:style-name="ro1">
          <table:table-cell table:formula="of:=COM.MICROSOFT.CONCAT(&quot;insert into items (name, description, cost, usable)    values('&quot;; ['weapon table'.A21]; &quot;, small tritanium', '&quot;;SUBSTITUTE(['weapon table'.N21];&quot;'&quot;;&quot;''&quot;);&quot;', &quot;;SUBSTITUTE(['weapon table'.D21];&quot; gp&quot;;&quot;&quot;);&quot;,1)&quot;)" office:value-type="string" office:string-value="insert into items (name, description, cost, usable)    values('Battleaxe, small tritanium', 'this martial, one handed melee weapon does 1d6+3 Slashing damage with a ×3 crit. and weighs 3 lb. it is made out of birch/Tritanium and is made by Blacksmiths. It can overcome DR/Adamantine', 2500,1)" calcext:value-type="string">
            <text:p>insert into items (name, description, cost, usable) <text:s text:c="3"/>values('Battleaxe, small tritanium', 'this martial, one handed melee weapon does 1d6+3 Slashing damage with a ×3 crit. and weighs 3 lb. it is made out of birch/Tritanium and is made by Blacksmiths. It can overcome DR/Adamantine', 2500,1)</text:p>
          </table:table-cell>
        </table:table-row>
        <table:table-row table:style-name="ro1">
          <table:table-cell table:formula="of:=COM.MICROSOFT.CONCAT(&quot;insert into items (name, description, cost, usable)    values('&quot;; ['weapon table'.A22]; &quot;, small tritanium', '&quot;;SUBSTITUTE(['weapon table'.N22];&quot;'&quot;;&quot;''&quot;);&quot;', &quot;;SUBSTITUTE(['weapon table'.D22];&quot; gp&quot;;&quot;&quot;);&quot;,1)&quot;)" office:value-type="string" office:string-value="insert into items (name, description, cost, usable)    values('Flail, small tritanium', 'this martial, one handed melee weapon does 1d6+3 Bludgeoning damage with a ×2 crit. and weighs 2.5 lb. it is made out of birch/Tritanium and is made by Blacksmiths. It can overcome DR/Adamantine', 2500,1)" calcext:value-type="string">
            <text:p>insert into items (name, description, cost, usable) <text:s text:c="3"/>values('Flail, small tritanium', 'this martial, one handed melee weapon does 1d6+3 Bludgeoning damage with a ×2 crit. and weighs 2.5 lb. it is made out of birch/Tritanium and is made by Blacksmiths. It can overcome DR/Adamantine', 2500,1)</text:p>
          </table:table-cell>
        </table:table-row>
        <table:table-row table:style-name="ro1">
          <table:table-cell table:formula="of:=COM.MICROSOFT.CONCAT(&quot;insert into items (name, description, cost, usable)    values('&quot;; ['weapon table'.A23]; &quot;, small tritanium', '&quot;;SUBSTITUTE(['weapon table'.N23];&quot;'&quot;;&quot;''&quot;);&quot;', &quot;;SUBSTITUTE(['weapon table'.D23];&quot; gp&quot;;&quot;&quot;);&quot;,1)&quot;)" office:value-type="string" office:string-value="insert into items (name, description, cost, usable)    values('Longsword, small tritanium', 'this martial, one handed melee weapon does 1d6+3 Slashing damage with a 19-20/×2 crit. and weighs 2 lb. it is made out of Tritanium and is made by Blacksmiths. It can overcome DR/Adamantine', 2500,1)" calcext:value-type="string">
            <text:p>insert into items (name, description, cost, usable) <text:s text:c="3"/>values('Longsword, small tritanium', 'this martial, one handed melee weapon does 1d6+3 Slashing damage with a 19-20/×2 crit. and weighs 2 lb. it is made out of Tritanium and is made by Blacksmiths. It can overcome DR/Adamantine', 2500,1)</text:p>
          </table:table-cell>
        </table:table-row>
        <table:table-row table:style-name="ro1">
          <table:table-cell table:formula="of:=COM.MICROSOFT.CONCAT(&quot;insert into items (name, description, cost, usable)    values('&quot;; ['weapon table'.A24]; &quot;, small tritanium', '&quot;;SUBSTITUTE(['weapon table'.N24];&quot;'&quot;;&quot;''&quot;);&quot;', &quot;;SUBSTITUTE(['weapon table'.D24];&quot; gp&quot;;&quot;&quot;);&quot;,1)&quot;)" office:value-type="string" office:string-value="insert into items (name, description, cost, usable)    values('Pick, heavy, small tritanium', 'this martial, one handed melee weapon does 1d4+3 Piercing damage with a ×4 crit. and weighs 3 lb. it is made out of birch/Tritanium and is made by Blacksmiths. It can overcome DR/Adamantine', 2500,1)" calcext:value-type="string">
            <text:p>insert into items (name, description, cost, usable) <text:s text:c="3"/>values('Pick, heavy, small tritanium', 'this martial, one handed melee weapon does 1d4+3 Piercing damage with a ×4 crit. and weighs 3 lb. it is made out of birch/Tritanium and is made by Blacksmiths. It can overcome DR/Adamantine', 2500,1)</text:p>
          </table:table-cell>
        </table:table-row>
        <table:table-row table:style-name="ro1">
          <table:table-cell table:formula="of:=COM.MICROSOFT.CONCAT(&quot;insert into items (name, description, cost, usable)    values('&quot;; ['weapon table'.A25]; &quot;, small tritanium', '&quot;;SUBSTITUTE(['weapon table'.N25];&quot;'&quot;;&quot;''&quot;);&quot;', &quot;;SUBSTITUTE(['weapon table'.D25];&quot; gp&quot;;&quot;&quot;);&quot;,1)&quot;)" office:value-type="string" office:string-value="insert into items (name, description, cost, usable)    values('Rapier, small tritanium', 'this martial, one handed melee weapon does 1d4+3 Piercing damage with a 18-20/×2 crit. and weighs 1 lb. it is made out of Tritanium and is made by Blacksmiths. It can overcome DR/Adamantine', 2500,1)" calcext:value-type="string">
            <text:p>insert into items (name, description, cost, usable) <text:s text:c="3"/>values('Rapier, small tritanium', 'this martial, one handed melee weapon does 1d4+3 Piercing damage with a 18-20/×2 crit. and weighs 1 lb. it is made out of Tritanium and is made by Blacksmiths. It can overcome DR/Adamantine', 2500,1)</text:p>
          </table:table-cell>
        </table:table-row>
        <table:table-row table:style-name="ro1">
          <table:table-cell table:formula="of:=COM.MICROSOFT.CONCAT(&quot;insert into items (name, description, cost, usable)    values('&quot;; ['weapon table'.A26]; &quot;, small tritanium', '&quot;;SUBSTITUTE(['weapon table'.N26];&quot;'&quot;;&quot;''&quot;);&quot;', &quot;;SUBSTITUTE(['weapon table'.D26];&quot; gp&quot;;&quot;&quot;);&quot;,1)&quot;)" office:value-type="string" office:string-value="insert into items (name, description, cost, usable)    values('Scimitar, small tritanium', 'this martial, one handed melee weapon does 1d4+3 Slashing damage with a 18-20/×2 crit. and weighs 2 lb. it is made out of Tritanium and is made by Blacksmiths. It can overcome DR/Adamantine', 2500,1)" calcext:value-type="string">
            <text:p>insert into items (name, description, cost, usable) <text:s text:c="3"/>values('Scimitar, small tritanium', 'this martial, one handed melee weapon does 1d4+3 Slashing damage with a 18-20/×2 crit. and weighs 2 lb. it is made out of Tritanium and is made by Blacksmiths. It can overcome DR/Adamantine', 2500,1)</text:p>
          </table:table-cell>
        </table:table-row>
        <table:table-row table:style-name="ro1">
          <table:table-cell table:formula="of:=COM.MICROSOFT.CONCAT(&quot;insert into items (name, description, cost, usable)    values('&quot;; ['weapon table'.A27]; &quot;, small tritanium', '&quot;;SUBSTITUTE(['weapon table'.N27];&quot;'&quot;;&quot;''&quot;);&quot;', &quot;;SUBSTITUTE(['weapon table'.D27];&quot; gp&quot;;&quot;&quot;);&quot;,1)&quot;)" office:value-type="string" office:string-value="insert into items (name, description, cost, usable)    values('Trident, small tritanium', 'this martial, one handed melee weapon does 1d6+3 Piercing damage with a ×2 crit. it can be thrown with a range increment of 10 ft. and weighs 2 lb. it is made out of Tritanium and is made by Blacksmiths. It can overcome DR/Adamantine', 2500,1)" calcext:value-type="string">
            <text:p>insert into items (name, description, cost, usable) <text:s text:c="3"/>values('Trident, small tritanium', 'this martial, one handed melee weapon does 1d6+3 Piercing damage with a ×2 crit. it can be thrown with a range increment of 10 ft. and weighs 2 lb. it is made out of Tritanium and is made by Blacksmiths. It can overcome DR/Adamantine', 2500,1)</text:p>
          </table:table-cell>
        </table:table-row>
        <table:table-row table:style-name="ro1">
          <table:table-cell table:formula="of:=COM.MICROSOFT.CONCAT(&quot;insert into items (name, description, cost, usable)    values('&quot;; ['weapon table'.A28]; &quot;, small tritanium', '&quot;;SUBSTITUTE(['weapon table'.N28];&quot;'&quot;;&quot;''&quot;);&quot;', &quot;;SUBSTITUTE(['weapon table'.D28];&quot; gp&quot;;&quot;&quot;);&quot;,1)&quot;)" office:value-type="string" office:string-value="insert into items (name, description, cost, usable)    values('Warhammer, small tritanium', 'this martial, one handed melee weapon does 1d6+3 Bludgeoning damage with a ×3 crit. and weighs 2.5 lb. it is made out of Tritanium and is made by Blacksmiths. It can overcome DR/Adamantine', 2500,1)" calcext:value-type="string">
            <text:p>insert into items (name, description, cost, usable) <text:s text:c="3"/>values('Warhammer, small tritanium', 'this martial, one handed melee weapon does 1d6+3 Bludgeoning damage with a ×3 crit. and weighs 2.5 lb. it is made out of Tritanium and is made by Blacksmiths. It can overcome DR/Adamantine', 2500,1)</text:p>
          </table:table-cell>
        </table:table-row>
        <table:table-row table:style-name="ro1">
          <table:table-cell table:formula="of:=COM.MICROSOFT.CONCAT(&quot;insert into items (name, description, cost, usable)    values('&quot;; ['weapon table'.A29]; &quot;, small tritanium', '&quot;;SUBSTITUTE(['weapon table'.N29];&quot;'&quot;;&quot;''&quot;);&quot;', &quot;;SUBSTITUTE(['weapon table'.D29];&quot; gp&quot;;&quot;&quot;);&quot;,1)&quot;)" office:value-type="string" office:string-value="insert into items (name, description, cost, usable)    values('Falchion, small tritanium', 'this martial, two handed melee weapon does 1d6+3 Slashing damage with a 18-20/×2 crit. and weighs 4 lb. it is made out of Tritanium and is made by Blacksmiths. It can overcome DR/Adamantine', 3200,1)" calcext:value-type="string">
            <text:p>insert into items (name, description, cost, usable) <text:s text:c="3"/>values('Falchion, small tritanium', 'this martial, two handed melee weapon does 1d6+3 Slashing damage with a 18-20/×2 crit. and weighs 4 lb. it is made out of Tritanium and is made by Blacksmiths. It can overcome DR/Adamantine', 3200,1)</text:p>
          </table:table-cell>
        </table:table-row>
        <table:table-row table:style-name="ro1">
          <table:table-cell table:formula="of:=COM.MICROSOFT.CONCAT(&quot;insert into items (name, description, cost, usable)    values('&quot;; ['weapon table'.A30]; &quot;, small tritanium', '&quot;;SUBSTITUTE(['weapon table'.N30];&quot;'&quot;;&quot;''&quot;);&quot;', &quot;;SUBSTITUTE(['weapon table'.D30];&quot; gp&quot;;&quot;&quot;);&quot;,1)&quot;)" office:value-type="string" office:string-value="insert into items (name, description, cost, usable)    values('Glaive, small tritanium', 'this martial, two handed melee reach weapon does 1d8+3 Slashing damage with a ×3 crit. and weighs 5 lb. it is made out of Tritanium and is made by Blacksmiths. It can overcome DR/Adamantine', 3200,1)" calcext:value-type="string">
            <text:p>insert into items (name, description, cost, usable) <text:s text:c="3"/>values('Glaive, small tritanium', 'this martial, two handed melee reach weapon does 1d8+3 Slashing damage with a ×3 crit. and weighs 5 lb. it is made out of Tritanium and is made by Blacksmiths. It can overcome DR/Adamantine', 3200,1)</text:p>
          </table:table-cell>
        </table:table-row>
        <table:table-row table:style-name="ro1">
          <table:table-cell table:formula="of:=COM.MICROSOFT.CONCAT(&quot;insert into items (name, description, cost, usable)    values('&quot;; ['weapon table'.A31]; &quot;, small tritanium', '&quot;;SUBSTITUTE(['weapon table'.N31];&quot;'&quot;;&quot;''&quot;);&quot;', &quot;;SUBSTITUTE(['weapon table'.D31];&quot; gp&quot;;&quot;&quot;);&quot;,1)&quot;)" office:value-type="string" office:string-value="insert into items (name, description, cost, usable)    values('Greataxe, small tritanium', 'this martial, two handed melee weapon does 1d10+3 Slashing damage with a ×3 crit. and weighs 6 lb. it is made out of Tritanium and is made by Blacksmiths. It can overcome DR/Adamantine', 3200,1)" calcext:value-type="string">
            <text:p>insert into items (name, description, cost, usable) <text:s text:c="3"/>values('Greataxe, small tritanium', 'this martial, two handed melee weapon does 1d10+3 Slashing damage with a ×3 crit. and weighs 6 lb. it is made out of Tritanium and is made by Blacksmiths. It can overcome DR/Adamantine', 3200,1)</text:p>
          </table:table-cell>
        </table:table-row>
        <table:table-row table:style-name="ro1">
          <table:table-cell table:formula="of:=COM.MICROSOFT.CONCAT(&quot;insert into items (name, description, cost, usable)    values('&quot;; ['weapon table'.A32]; &quot;, small tritanium', '&quot;;SUBSTITUTE(['weapon table'.N32];&quot;'&quot;;&quot;''&quot;);&quot;', &quot;;SUBSTITUTE(['weapon table'.D32];&quot; gp&quot;;&quot;&quot;);&quot;,1)&quot;)" office:value-type="string" office:string-value="insert into items (name, description, cost, usable)    values('Greatclub, small tritanium', 'this martial, two handed melee weapon does 1d8+3 Bludgeoning damage with a ×2 crit. and weighs 4 lb. it is made out of Tritanium and is made by Blacksmiths. It can overcome DR/Adamantine', 3200,1)" calcext:value-type="string">
            <text:p>insert into items (name, description, cost, usable) <text:s text:c="3"/>values('Greatclub, small tritanium', 'this martial, two handed melee weapon does 1d8+3 Bludgeoning damage with a ×2 crit. and weighs 4 lb. it is made out of Tritanium and is made by Blacksmiths. It can overcome DR/Adamantine', 3200,1)</text:p>
          </table:table-cell>
        </table:table-row>
        <table:table-row table:style-name="ro1">
          <table:table-cell table:formula="of:=COM.MICROSOFT.CONCAT(&quot;insert into items (name, description, cost, usable)    values('&quot;; ['weapon table'.A33]; &quot;, small tritanium', '&quot;;SUBSTITUTE(['weapon table'.N33];&quot;'&quot;;&quot;''&quot;);&quot;', &quot;;SUBSTITUTE(['weapon table'.D33];&quot; gp&quot;;&quot;&quot;);&quot;,1)&quot;)" office:value-type="string" office:string-value="insert into items (name, description, cost, usable)    values('Flail, heavy, small tritanium', 'this martial, two handed melee weapon does 1d8+3 Bludgeoning damage with a 19-20/×2 crit. and weighs 5 lb. it is made out of Tritanium and is made by Blacksmiths. It can overcome DR/Adamantine', 3200,1)" calcext:value-type="string">
            <text:p>insert into items (name, description, cost, usable) <text:s text:c="3"/>values('Flail, heavy, small tritanium', 'this martial, two handed melee weapon does 1d8+3 Bludgeoning damage with a 19-20/×2 crit. and weighs 5 lb. it is made out of Tritanium and is made by Blacksmiths. It can overcome DR/Adamantine', 3200,1)</text:p>
          </table:table-cell>
        </table:table-row>
        <table:table-row table:style-name="ro1">
          <table:table-cell table:formula="of:=COM.MICROSOFT.CONCAT(&quot;insert into items (name, description, cost, usable)    values('&quot;; ['weapon table'.A34]; &quot;, small tritanium', '&quot;;SUBSTITUTE(['weapon table'.N34];&quot;'&quot;;&quot;''&quot;);&quot;', &quot;;SUBSTITUTE(['weapon table'.D34];&quot; gp&quot;;&quot;&quot;);&quot;,1)&quot;)" office:value-type="string" office:string-value="insert into items (name, description, cost, usable)    values('Greatsword, small tritanium', 'this martial, two handed melee weapon does 1d10+3 Slashing damage with a 19-20/×2 crit. and weighs 4 lb. it is made out of Tritanium and is made by Blacksmiths. It can overcome DR/Adamantine', 3200,1)" calcext:value-type="string">
            <text:p>insert into items (name, description, cost, usable) <text:s text:c="3"/>values('Greatsword, small tritanium', 'this martial, two handed melee weapon does 1d10+3 Slashing damage with a 19-20/×2 crit. and weighs 4 lb. it is made out of Tritanium and is made by Blacksmiths. It can overcome DR/Adamantine', 3200,1)</text:p>
          </table:table-cell>
        </table:table-row>
        <table:table-row table:style-name="ro1">
          <table:table-cell table:formula="of:=COM.MICROSOFT.CONCAT(&quot;insert into items (name, description, cost, usable)    values('&quot;; ['weapon table'.A35]; &quot;, small tritanium', '&quot;;SUBSTITUTE(['weapon table'.N35];&quot;'&quot;;&quot;''&quot;);&quot;', &quot;;SUBSTITUTE(['weapon table'.D35];&quot; gp&quot;;&quot;&quot;);&quot;,1)&quot;)" office:value-type="string" office:string-value="insert into items (name, description, cost, usable)    values('Guisarme, small tritanium', 'this martial, two handed melee reach weapon does 1d6+3 Slashing damage with a ×3 crit. and weighs 6 lb. it is made out of Tritanium and is made by Blacksmiths. It can overcome DR/Adamantine', 3200,1)" calcext:value-type="string">
            <text:p>insert into items (name, description, cost, usable) <text:s text:c="3"/>values('Guisarme, small tritanium', 'this martial, two handed melee reach weapon does 1d6+3 Slashing damage with a ×3 crit. and weighs 6 lb. it is made out of Tritanium and is made by Blacksmiths. It can overcome DR/Adamantine', 3200,1)</text:p>
          </table:table-cell>
        </table:table-row>
        <table:table-row table:style-name="ro1">
          <table:table-cell table:formula="of:=COM.MICROSOFT.CONCAT(&quot;insert into items (name, description, cost, usable)    values('&quot;; ['weapon table'.A36]; &quot;, small tritanium', '&quot;;SUBSTITUTE(['weapon table'.N36];&quot;'&quot;;&quot;''&quot;);&quot;', &quot;;SUBSTITUTE(['weapon table'.D36];&quot; gp&quot;;&quot;&quot;);&quot;,1)&quot;)" office:value-type="string" office:string-value="insert into items (name, description, cost, usable)    values('Halberd, small tritanium', 'this martial, two handed melee weapon does 1d8+3 Piercing or slashing damage with a ×3 crit. and weighs 6 lb. it is made out of Tritanium and is made by Blacksmiths. It can overcome DR/Adamantine', 3200,1)" calcext:value-type="string">
            <text:p>insert into items (name, description, cost, usable) <text:s text:c="3"/>values('Halberd, small tritanium', 'this martial, two handed melee weapon does 1d8+3 Piercing or slashing damage with a ×3 crit. and weighs 6 lb. it is made out of Tritanium and is made by Blacksmiths. It can overcome DR/Adamantine', 3200,1)</text:p>
          </table:table-cell>
        </table:table-row>
        <table:table-row table:style-name="ro1">
          <table:table-cell table:formula="of:=COM.MICROSOFT.CONCAT(&quot;insert into items (name, description, cost, usable)    values('&quot;; ['weapon table'.A37]; &quot;, small tritanium', '&quot;;SUBSTITUTE(['weapon table'.N37];&quot;'&quot;;&quot;''&quot;);&quot;', &quot;;SUBSTITUTE(['weapon table'.D37];&quot; gp&quot;;&quot;&quot;);&quot;,1)&quot;)" office:value-type="string" office:string-value="insert into items (name, description, cost, usable)    values('Lance, small tritanium', 'this martial, two handed melee reach weapon does 1d6+3 Piercing damage with a ×3 crit. and weighs 5 lb. it is made out of Tritanium and is made by Blacksmiths. It can overcome DR/Adamantine', 3200,1)" calcext:value-type="string">
            <text:p>insert into items (name, description, cost, usable) <text:s text:c="3"/>values('Lance, small tritanium', 'this martial, two handed melee reach weapon does 1d6+3 Piercing damage with a ×3 crit. and weighs 5 lb. it is made out of Tritanium and is made by Blacksmiths. It can overcome DR/Adamantine', 3200,1)</text:p>
          </table:table-cell>
        </table:table-row>
        <table:table-row table:style-name="ro1">
          <table:table-cell table:formula="of:=COM.MICROSOFT.CONCAT(&quot;insert into items (name, description, cost, usable)    values('&quot;; ['weapon table'.A38]; &quot;, small tritanium', '&quot;;SUBSTITUTE(['weapon table'.N38];&quot;'&quot;;&quot;''&quot;);&quot;', &quot;;SUBSTITUTE(['weapon table'.D38];&quot; gp&quot;;&quot;&quot;);&quot;,1)&quot;)" office:value-type="string" office:string-value="insert into items (name, description, cost, usable)    values('Ranseur, small tritanium', 'this martial, two handed melee reach weapon does 1d6+3 Piercing damage with a ×3 crit. and weighs 6 lb. it is made out of Tritanium and is made by Blacksmiths. It can overcome DR/Adamantine', 3200,1)" calcext:value-type="string">
            <text:p>insert into items (name, description, cost, usable) <text:s text:c="3"/>values('Ranseur, small tritanium', 'this martial, two handed melee reach weapon does 1d6+3 Piercing damage with a ×3 crit. and weighs 6 lb. it is made out of Tritanium and is made by Blacksmiths. It can overcome DR/Adamantine', 3200,1)</text:p>
          </table:table-cell>
        </table:table-row>
        <table:table-row table:style-name="ro1">
          <table:table-cell table:formula="of:=COM.MICROSOFT.CONCAT(&quot;insert into items (name, description, cost, usable)    values('&quot;; ['weapon table'.A39]; &quot;, small tritanium', '&quot;;SUBSTITUTE(['weapon table'.N39];&quot;'&quot;;&quot;''&quot;);&quot;', &quot;;SUBSTITUTE(['weapon table'.D39];&quot; gp&quot;;&quot;&quot;);&quot;,1)&quot;)" office:value-type="string" office:string-value="insert into items (name, description, cost, usable)    values('Scythe, small tritanium', 'this martial, two handed melee weapon does 1d6+3 Piercing or slashing damage with a ×4 crit. and weighs 5 lb. it is made out of Tritanium and is made by Blacksmiths. It can overcome DR/Adamantine', 3200,1)" calcext:value-type="string">
            <text:p>insert into items (name, description, cost, usable) <text:s text:c="3"/>values('Scythe, small tritanium', 'this martial, two handed melee weapon does 1d6+3 Piercing or slashing damage with a ×4 crit. and weighs 5 lb. it is made out of Tritanium and is made by Blacksmiths. It can overcome DR/Adamantine', 3200,1)</text:p>
          </table:table-cell>
        </table:table-row>
        <table:table-row table:style-name="ro1">
          <table:table-cell table:formula="of:=COM.MICROSOFT.CONCAT(&quot;insert into items (name, description, cost, usable)    values('&quot;; ['weapon table'.A40]; &quot;, small tritanium', '&quot;;SUBSTITUTE(['weapon table'.N40];&quot;'&quot;;&quot;''&quot;);&quot;', &quot;;SUBSTITUTE(['weapon table'.D40];&quot; gp&quot;;&quot;&quot;);&quot;,1)&quot;)" office:value-type="string" office:string-value="insert into items (name, description, cost, usable)    values('Kama, small tritanium', 'this exotic, light, one handed melee weapon does 1d4+3 Slashing damage with a ×2 crit. and weighs 1 lb. it is made out of Tritanium and is made by Blacksmiths. It can overcome DR/Adamantine', 1800,1)" calcext:value-type="string">
            <text:p>insert into items (name, description, cost, usable) <text:s text:c="3"/>values('Kama, small tritanium', 'this exotic, light, one handed melee weapon does 1d4+3 Slashing damage with a ×2 crit. and weighs 1 lb. it is made out of Tritanium and is made by Blacksmiths. It can overcome DR/Adamantine', 1800,1)</text:p>
          </table:table-cell>
        </table:table-row>
        <table:table-row table:style-name="ro1">
          <table:table-cell table:formula="of:=COM.MICROSOFT.CONCAT(&quot;insert into items (name, description, cost, usable)    values('&quot;; ['weapon table'.A41]; &quot;, small tritanium', '&quot;;SUBSTITUTE(['weapon table'.N41];&quot;'&quot;;&quot;''&quot;);&quot;', &quot;;SUBSTITUTE(['weapon table'.D41];&quot; gp&quot;;&quot;&quot;);&quot;,1)&quot;)" office:value-type="string" office:string-value="insert into items (name, description, cost, usable)    values('Nunchaku, small tritanium', 'this exotic, light, one handed melee weapon does 1d4+3 Bludgeoning damage with a ×2 crit. and weighs 1 lb. it is made out of Tritanium and is made by Blacksmiths. It can overcome DR/Adamantine', 1800,1)" calcext:value-type="string">
            <text:p>insert into items (name, description, cost, usable) <text:s text:c="3"/>values('Nunchaku, small tritanium', 'this exotic, light, one handed melee weapon does 1d4+3 Bludgeoning damage with a ×2 crit. and weighs 1 lb. it is made out of Tritanium and is made by Blacksmiths. It can overcome DR/Adamantine', 1800,1)</text:p>
          </table:table-cell>
        </table:table-row>
        <table:table-row table:style-name="ro1">
          <table:table-cell table:formula="of:=COM.MICROSOFT.CONCAT(&quot;insert into items (name, description, cost, usable)    values('&quot;; ['weapon table'.A42]; &quot;, small tritanium', '&quot;;SUBSTITUTE(['weapon table'.N42];&quot;'&quot;;&quot;''&quot;);&quot;', &quot;;SUBSTITUTE(['weapon table'.D42];&quot; gp&quot;;&quot;&quot;);&quot;,1)&quot;)" office:value-type="string" office:string-value="insert into items (name, description, cost, usable)    values('Sai, small tritanium', 'this exotic, light, one handed melee weapon does 1d3+3 Bludgeoning damage with a ×2 crit. it can be thrown with a range increment of 10 ft. and weighs 0.5 lb. it is made out of Tritanium and is made by Blacksmiths. It can overcome DR/Adamantine', 1800,1)" calcext:value-type="string">
            <text:p>insert into items (name, description, cost, usable) <text:s text:c="3"/>values('Sai, small tritanium', 'this exotic, light, one handed melee weapon does 1d3+3 Bludgeoning damage with a ×2 crit. it can be thrown with a range increment of 10 ft. and weighs 0.5 lb. it is made out of Tritanium and is made by Blacksmiths. It can overcome DR/Adamantine', 1800,1)</text:p>
          </table:table-cell>
        </table:table-row>
        <table:table-row table:style-name="ro1">
          <table:table-cell table:formula="of:=COM.MICROSOFT.CONCAT(&quot;insert into items (name, description, cost, usable)    values('&quot;; ['weapon table'.A43]; &quot;, small tritanium', '&quot;;SUBSTITUTE(['weapon table'.N43];&quot;'&quot;;&quot;''&quot;);&quot;', &quot;;SUBSTITUTE(['weapon table'.D43];&quot; gp&quot;;&quot;&quot;);&quot;,1)&quot;)" office:value-type="string" office:string-value="insert into items (name, description, cost, usable)    values('Siangham, small tritanium', 'this exotic, light, one handed melee weapon does 1d4+3 Piercing damage with a ×2 crit. and weighs 0.5 lb. it is made out of Tritanium and is made by Blacksmiths. It can overcome DR/Adamantine', 1800,1)" calcext:value-type="string">
            <text:p>insert into items (name, description, cost, usable) <text:s text:c="3"/>values('Siangham, small tritanium', 'this exotic, light, one handed melee weapon does 1d4+3 Piercing damage with a ×2 crit. and weighs 0.5 lb. it is made out of Tritanium and is made by Blacksmiths. It can overcome DR/Adamantine', 1800,1)</text:p>
          </table:table-cell>
        </table:table-row>
        <table:table-row table:style-name="ro1">
          <table:table-cell table:formula="of:=COM.MICROSOFT.CONCAT(&quot;insert into items (name, description, cost, usable)    values('&quot;; ['weapon table'.A44]; &quot;, small tritanium', '&quot;;SUBSTITUTE(['weapon table'.N44];&quot;'&quot;;&quot;''&quot;);&quot;', &quot;;SUBSTITUTE(['weapon table'.D44];&quot; gp&quot;;&quot;&quot;);&quot;,1)&quot;)" office:value-type="string" office:string-value="insert into items (name, description, cost, usable)    values('Bastard Sword, small tritanium', 'this exotic, one handed melee weapon does 1d8+3 Slashing damage with a 19-20/×2 crit. and weighs 3 lb. it is made out of Tritanium and is made by Blacksmiths. It can overcome DR/Adamantine It can be used as a martial weapon two handed', 2500,1)" calcext:value-type="string">
            <text:p>insert into items (name, description, cost, usable) <text:s text:c="3"/>values('Bastard Sword, small tritanium', 'this exotic, one handed melee weapon does 1d8+3 Slashing damage with a 19-20/×2 crit. and weighs 3 lb. it is made out of Tritanium and is made by Blacksmiths. It can overcome DR/Adamantine It can be used as a martial weapon two handed', 2500,1)</text:p>
          </table:table-cell>
        </table:table-row>
        <table:table-row table:style-name="ro1">
          <table:table-cell table:formula="of:=COM.MICROSOFT.CONCAT(&quot;insert into items (name, description, cost, usable)    values('&quot;; ['weapon table'.A45]; &quot;, small tritanium', '&quot;;SUBSTITUTE(['weapon table'.N45];&quot;'&quot;;&quot;''&quot;);&quot;', &quot;;SUBSTITUTE(['weapon table'.D45];&quot; gp&quot;;&quot;&quot;);&quot;,1)&quot;)" office:value-type="string" office:string-value="insert into items (name, description, cost, usable)    values('Dwarven Waraxe, small tritanium', 'this exotic, one handed melee weapon does 1d8+3 Slashing damage with a ×3 crit. and weighs 4 lb. it is made out of Tritanium and is made by Blacksmiths. It can overcome DR/Adamantine It is a martial weapon for Dwarves', 2500,1)" calcext:value-type="string">
            <text:p>insert into items (name, description, cost, usable) <text:s text:c="3"/>values('Dwarven Waraxe, small tritanium', 'this exotic, one handed melee weapon does 1d8+3 Slashing damage with a ×3 crit. and weighs 4 lb. it is made out of Tritanium and is made by Blacksmiths. It can overcome DR/Adamantine It is a martial weapon for Dwarves', 2500,1)</text:p>
          </table:table-cell>
        </table:table-row>
        <table:table-row table:style-name="ro1">
          <table:table-cell table:formula="of:=COM.MICROSOFT.CONCAT(&quot;insert into items (name, description, cost, usable)    values('&quot;; ['weapon table'.A46]; &quot;, small tritanium', '&quot;;SUBSTITUTE(['weapon table'.N46];&quot;'&quot;;&quot;''&quot;);&quot;', &quot;;SUBSTITUTE(['weapon table'.D46];&quot; gp&quot;;&quot;&quot;);&quot;,1)&quot;)" office:value-type="string" office:string-value="insert into items (name, description, cost, usable)    values('Axe, orc double, small tritanium', 'this exotic, double weapon can be used two handed or each end can act as it''s own melee weapon and does 1d6+3/1d6+3 Slashing damage with a ×3 crit. and weighs 7.5 lb. it is made out of Tritanium and is made by Blacksmiths. It can overcome DR/Adamantine It can be used as a martial weapon two handed', 3200,1)" calcext:value-type="string">
            <text:p>insert into items (name, description, cost, usable) <text:s text:c="3"/>values('Axe, orc double, small tritanium', 'this exotic, double weapon can be used two handed or each end can act as it''s own melee weapon and does 1d6+3/1d6+3 Slashing damage with a ×3 crit. and weighs 7.5 lb. it is made out of Tritanium and is made by Blacksmiths. It can overcome DR/Adamantine It can be used as a martial weapon two handed', 3200,1)</text:p>
          </table:table-cell>
        </table:table-row>
        <table:table-row table:style-name="ro1">
          <table:table-cell table:formula="of:=COM.MICROSOFT.CONCAT(&quot;insert into items (name, description, cost, usable)    values('&quot;; ['weapon table'.A47]; &quot;, small tritanium', '&quot;;SUBSTITUTE(['weapon table'.N47];&quot;'&quot;;&quot;''&quot;);&quot;', &quot;;SUBSTITUTE(['weapon table'.D47];&quot; gp&quot;;&quot;&quot;);&quot;,1)&quot;)" office:value-type="string" office:string-value="insert into items (name, description, cost, usable)    values('Chain, spiked, small tritanium', 'this exotic, two handed melee reach weapon does 1d6+3 Piercing damage with a ×2 crit. and weighs 5 lb. it is made out of Tritanium and is made by Blacksmiths. It can overcome DR/Adamantine You can use it against adjacent foes. Weapon Finesse applies to it', 3200,1)" calcext:value-type="string">
            <text:p>insert into items (name, description, cost, usable) <text:s text:c="3"/>values('Chain, spiked, small tritanium', 'this exotic, two handed melee reach weapon does 1d6+3 Piercing damage with a ×2 crit. and weighs 5 lb. it is made out of Tritanium and is made by Blacksmiths. It can overcome DR/Adamantine You can use it against adjacent foes. Weapon Finesse applies to it', 3200,1)</text:p>
          </table:table-cell>
        </table:table-row>
        <table:table-row table:style-name="ro1">
          <table:table-cell table:formula="of:=COM.MICROSOFT.CONCAT(&quot;insert into items (name, description, cost, usable)    values('&quot;; ['weapon table'.A48]; &quot;, small tritanium', '&quot;;SUBSTITUTE(['weapon table'.N48];&quot;'&quot;;&quot;''&quot;);&quot;', &quot;;SUBSTITUTE(['weapon table'.D48];&quot; gp&quot;;&quot;&quot;);&quot;,1)&quot;)" office:value-type="string" office:string-value="insert into items (name, description, cost, usable)    values('Flail, dire, small tritanium', 'this exotic, double weapon can be used two handed or each end can act as it''s own melee weapon and does 1d6+3/1d6+3 Bludgeoning damage with a ×2 crit. and weighs 5 lb. it is made out of Tritanium and is made by Blacksmiths. It can overcome DR/Adamantine It can be used as a martial weapon two handed', 3200,1)" calcext:value-type="string">
            <text:p>insert into items (name, description, cost, usable) <text:s text:c="3"/>values('Flail, dire, small tritanium', 'this exotic, double weapon can be used two handed or each end can act as it''s own melee weapon and does 1d6+3/1d6+3 Bludgeoning damage with a ×2 crit. and weighs 5 lb. it is made out of Tritanium and is made by Blacksmiths. It can overcome DR/Adamantine It can be used as a martial weapon two handed', 3200,1)</text:p>
          </table:table-cell>
        </table:table-row>
        <table:table-row table:style-name="ro1">
          <table:table-cell table:formula="of:=COM.MICROSOFT.CONCAT(&quot;insert into items (name, description, cost, usable)    values('&quot;; ['weapon table'.A49]; &quot;, small tritanium', '&quot;;SUBSTITUTE(['weapon table'.N49];&quot;'&quot;;&quot;''&quot;);&quot;', &quot;;SUBSTITUTE(['weapon table'.D49];&quot; gp&quot;;&quot;&quot;);&quot;,1)&quot;)" office:value-type="string" office:string-value="insert into items (name, description, cost, usable)    values('gnome hooked Hammer, small tritanium', 'this exotic, double weapon can be used two handed or each end can act as it''s own melee weapon and does 1d6+3/1d4+3 Bludgeoning/Piercing damage with a ×3/×4 crit. and weighs 3 lb. it is made out of Tritanium and is made by Blacksmiths. It can overcome DR/Adamantine It can be used as a martial weapon two handed', 3200,1)" calcext:value-type="string">
            <text:p>insert into items (name, description, cost, usable) <text:s text:c="3"/>values('gnome hooked Hammer, small tritanium', 'this exotic, double weapon can be used two handed or each end can act as it''s own melee weapon and does 1d6+3/1d4+3 Bludgeoning/Piercing damage with a ×3/×4 crit. and weighs 3 lb. it is made out of Tritanium and is made by Blacksmiths. It can overcome DR/Adamantine It can be used as a martial weapon two handed', 3200,1)</text:p>
          </table:table-cell>
        </table:table-row>
        <table:table-row table:style-name="ro1">
          <table:table-cell table:formula="of:=COM.MICROSOFT.CONCAT(&quot;insert into items (name, description, cost, usable)    values('&quot;; ['weapon table'.A50]; &quot;, small tritanium', '&quot;;SUBSTITUTE(['weapon table'.N50];&quot;'&quot;;&quot;''&quot;);&quot;', &quot;;SUBSTITUTE(['weapon table'.D50];&quot; gp&quot;;&quot;&quot;);&quot;,1)&quot;)" office:value-type="string" office:string-value="insert into items (name, description, cost, usable)    values('Sword Two-bladed, small tritanium', 'this exotic, double weapon can be used two handed or each end can act as it''s own melee weapon and does 1d6+3/1d6+3 Slashing damage with a 19-20/×2 crit. and weighs 5 lb. it is made out of Tritanium and is made by Blacksmiths. It can overcome DR/Adamantine It can be used as a martial weapon two handed', 3200,1)" calcext:value-type="string">
            <text:p>insert into items (name, description, cost, usable) <text:s text:c="3"/>values('Sword Two-bladed, small tritanium', 'this exotic, double weapon can be used two handed or each end can act as it''s own melee weapon and does 1d6+3/1d6+3 Slashing damage with a 19-20/×2 crit. and weighs 5 lb. it is made out of Tritanium and is made by Blacksmiths. It can overcome DR/Adamantine It can be used as a martial weapon two handed', 3200,1)</text:p>
          </table:table-cell>
        </table:table-row>
        <table:table-row table:style-name="ro1">
          <table:table-cell table:formula="of:=COM.MICROSOFT.CONCAT(&quot;insert into items (name, description, cost, usable)    values('&quot;; ['weapon table'.A51]; &quot;, small tritanium', '&quot;;SUBSTITUTE(['weapon table'.N51];&quot;'&quot;;&quot;''&quot;);&quot;', &quot;;SUBSTITUTE(['weapon table'.D51];&quot; gp&quot;;&quot;&quot;);&quot;,1)&quot;)" office:value-type="string" office:string-value="insert into items (name, description, cost, usable)    values('Dwarven Ungrosh, small tritanium', 'this exotic, double weapon can be used two handed or each end can act as it''s own melee weapon and does 1d6+3/1d4+3 Slashing or piercing damage with a ×3 crit. and weighs 6 lb. it is made out of Tritanium and is made by Blacksmiths. It can overcome DR/Adamantine It can be used as a martial weapon two handed', 3200,1)" calcext:value-type="string">
            <text:p>insert into items (name, description, cost, usable) <text:s text:c="3"/>values('Dwarven Ungrosh, small tritanium', 'this exotic, double weapon can be used two handed or each end can act as it''s own melee weapon and does 1d6+3/1d4+3 Slashing or piercing damage with a ×3 crit. and weighs 6 lb. it is made out of Tritanium and is made by Blacksmiths. It can overcome DR/Adamantine It can be used as a martial weapon two handed', 3200,1)</text:p>
          </table:table-cell>
        </table:table-row>
        <table:table-row table:style-name="ro1">
          <table:table-cell table:formula="of:=COM.MICROSOFT.CONCAT(&quot;insert into items (name, description, cost, usable)    values('&quot;; ['weapon table'.A52]; &quot;, small tritanium', '&quot;;SUBSTITUTE(['weapon table'.N52];&quot;'&quot;;&quot;''&quot;);&quot;', &quot;;SUBSTITUTE(['weapon table'.D52];&quot; gp&quot;;&quot;&quot;);&quot;,1)&quot;)" office:value-type="string" office:string-value="insert into items (name, description, cost, usable)    values('Bolas, small tritanium', 'this exotic, one handed ranged weapon does 1d3+3 Bludgeoning damage with a ×2 crit. it has a range increment of 10 ft. and weighs 1 lb. it is made out of rope and Tritanium and is made by Blacksmiths. It can overcome DR/Adamantine You can make a trip attempt with it with no risk of being tripped yourself', 2500,1)" calcext:value-type="string">
            <text:p>insert into items (name, description, cost, usable) <text:s text:c="3"/>values('Bolas, small tritanium', 'this exotic, one handed ranged weapon does 1d3+3 Bludgeoning damage with a ×2 crit. it has a range increment of 10 ft. and weighs 1 lb. it is made out of rope and Tritanium and is made by Blacksmiths. It can overcome DR/Adamantine You can make a trip attempt with it with no risk of being tripped yourself', 2500,1)</text:p>
          </table:table-cell>
        </table:table-row>
        <table:table-row table:style-name="ro1">
          <table:table-cell table:formula="of:=COM.MICROSOFT.CONCAT(&quot;insert into items (name, description, cost, usable)    values('&quot;; ['weapon table'.A53]; &quot;, small tritanium', '&quot;;SUBSTITUTE(['weapon table'.N53];&quot;'&quot;;&quot;''&quot;);&quot;', &quot;;SUBSTITUTE(['weapon table'.D53];&quot; gp&quot;;&quot;&quot;);&quot;,1)&quot;)" office:value-type="string" office:string-value="insert into items (name, description, cost, usable)    values('Shuriken, small tritanium', 'A Shuriken costs 1/5g each this exotic, monk, one handed ranged weapon does 1+3 Piercing damage with a ×2 crit. it can be thrown with a range increment of 10 ft. and weighs 0.25 lb. it is made out of Tritanium and is made by Blacksmiths. It can overcome DR/Adamantine', 680,1)" calcext:value-type="string">
            <text:p>insert into items (name, description, cost, usable) <text:s text:c="3"/>values('Shuriken, small tritanium', 'A Shuriken costs 1/5g each this exotic, monk, one handed ranged weapon does 1+3 Piercing damage with a ×2 crit. it can be thrown with a range increment of 10 ft. and weighs 0.25 lb. it is made out of Tritanium and is made by Blacksmiths. It can overcome DR/Adamantine', 680,1)</text:p>
          </table:table-cell>
        </table:table-row>
      </table:table>
      <table:table table:name="update weapon" table:style-name="ta1">
        <table:table-column table:style-name="co1" table:default-cell-style-name="Default"/>
        <table:table-row table:style-name="ro1">
          <table:table-cell table:formula="of:=COM.MICROSOFT.CONCAT(&quot;update items set  description = '&quot;; SUBSTITUTE(['weapon table'.M1];&quot;'&quot;;&quot;''&quot;);&quot;' WHERE Name = '&quot;; COM.MICROSOFT.CONCAT(['weapon table'.A1]; &quot;, small&quot;); &quot;'&quot;)" office:value-type="string" office:string-value="update items set  description = 'this simple, light, one handed melee weapon does 1d2+3 Bludgeoning damage with a ×2 crit. and weighs 0.5 lb. it is made out of bronze and is the normal, default type from the players handbook.' WHERE Name = 'Gauntlet, small'" calcext:value-type="string">
            <text:p>update items set <text:s/>description = 'this simple, light, one handed melee weapon does 1d2+3 Bludgeoning damage with a ×2 crit. and weighs 0.5 lb. it is made out of bronze and is the normal, default type from the players handbook.' WHERE Name = 'Gauntlet, small'</text:p>
          </table:table-cell>
        </table:table-row>
        <table:table-row table:style-name="ro1">
          <table:table-cell table:formula="of:=COM.MICROSOFT.CONCAT(&quot;update items set  description = '&quot;; SUBSTITUTE(['weapon table'.M2];&quot;'&quot;;&quot;''&quot;);&quot;' WHERE Name = '&quot;; COM.MICROSOFT.CONCAT(['weapon table'.A2]; &quot;, small&quot;); &quot;'&quot;)" office:value-type="string" office:string-value="update items set  description = 'this simple, light, one handed melee weapon does 1d3+3 Piercing or slashing damage with a 19-20/×2 crit. it can be thrown with a range increment of 10 ft. and weighs 0.5 lb. it is made out of bronze and is the normal, default type from the players handbook.' WHERE Name = 'Dagger, small'" calcext:value-type="string">
            <text:p>update items set <text:s/>description = 'this simple, light, one handed melee weapon does 1d3+3 Piercing or slashing damage with a 19-20/×2 crit. it can be thrown with a range increment of 10 ft. and weighs 0.5 lb. it is made out of bronze and is the normal, default type from the players handbook.' WHERE Name = 'Dagger, small'</text:p>
          </table:table-cell>
        </table:table-row>
        <table:table-row table:style-name="ro1">
          <table:table-cell table:formula="of:=COM.MICROSOFT.CONCAT(&quot;update items set  description = '&quot;; SUBSTITUTE(['weapon table'.M3];&quot;'&quot;;&quot;''&quot;);&quot;' WHERE Name = '&quot;; COM.MICROSOFT.CONCAT(['weapon table'.A3]; &quot;, small&quot;); &quot;'&quot;)" office:value-type="string" office:string-value="update items set  description = 'this simple, light, one handed melee weapon does 1d3+3 Piercing damage with a ×3 crit. and weighs 0.5 lb. it is made out of bronze and is the normal, default type from the players handbook.' WHERE Name = 'Punching Dagger, small'" calcext:value-type="string">
            <text:p>update items set <text:s/>description = 'this simple, light, one handed melee weapon does 1d3+3 Piercing damage with a ×3 crit. and weighs 0.5 lb. it is made out of bronze and is the normal, default type from the players handbook.' WHERE Name = 'Punching Dagger, small'</text:p>
          </table:table-cell>
        </table:table-row>
        <table:table-row table:style-name="ro1">
          <table:table-cell table:formula="of:=COM.MICROSOFT.CONCAT(&quot;update items set  description = '&quot;; SUBSTITUTE(['weapon table'.M4];&quot;'&quot;;&quot;''&quot;);&quot;' WHERE Name = '&quot;; COM.MICROSOFT.CONCAT(['weapon table'.A4]; &quot;, small&quot;); &quot;'&quot;)" office:value-type="string" office:string-value="update items set  description = 'this simple, light, one handed melee weapon does 1d3+3 Piercing damage with a ×2 crit. and weighs 0.5 lb. it is made out of bronze and is the normal, default type from the players handbook.' WHERE Name = 'Spiked Gauntlet, small'" calcext:value-type="string">
            <text:p>update items set <text:s/>description = 'this simple, light, one handed melee weapon does 1d3+3 Piercing damage with a ×2 crit. and weighs 0.5 lb. it is made out of bronze and is the normal, default type from the players handbook.' WHERE Name = 'Spiked Gauntlet, small'</text:p>
          </table:table-cell>
        </table:table-row>
        <table:table-row table:style-name="ro1">
          <table:table-cell table:formula="of:=COM.MICROSOFT.CONCAT(&quot;update items set  description = '&quot;; SUBSTITUTE(['weapon table'.M5];&quot;'&quot;;&quot;''&quot;);&quot;' WHERE Name = '&quot;; COM.MICROSOFT.CONCAT(['weapon table'.A5]; &quot;, small&quot;); &quot;'&quot;)" office:value-type="string" office:string-value="update items set  description = 'this simple, light, one handed melee weapon does 1d4+3 Bludgeoning damage with a ×2 crit. and weighs 2 lb. it is made out of bronze and is the normal, default type from the players handbook.' WHERE Name = 'Light Mace, small'" calcext:value-type="string">
            <text:p>update items set <text:s/>description = 'this simple, light, one handed melee weapon does 1d4+3 Bludgeoning damage with a ×2 crit. and weighs 2 lb. it is made out of bronze and is the normal, default type from the players handbook.' WHERE Name = 'Light Mace, small'</text:p>
          </table:table-cell>
        </table:table-row>
        <table:table-row table:style-name="ro1">
          <table:table-cell table:formula="of:=COM.MICROSOFT.CONCAT(&quot;update items set  description = '&quot;; SUBSTITUTE(['weapon table'.M6];&quot;'&quot;;&quot;''&quot;);&quot;' WHERE Name = '&quot;; COM.MICROSOFT.CONCAT(['weapon table'.A6]; &quot;, small&quot;); &quot;'&quot;)" office:value-type="string" office:string-value="update items set  description = 'this simple, light, one handed melee weapon does 1d4+3 Slashing damage with a ×2 crit. and weighs 1 lb. it is made out of bronze and is the normal, default type from the players handbook.' WHERE Name = 'Sickle, small'" calcext:value-type="string">
            <text:p>update items set <text:s/>description = 'this simple, light, one handed melee weapon does 1d4+3 Slashing damage with a ×2 crit. and weighs 1 lb. it is made out of bronze and is the normal, default type from the players handbook.' WHERE Name = 'Sickle, small'</text:p>
          </table:table-cell>
        </table:table-row>
        <table:table-row table:style-name="ro1">
          <table:table-cell table:formula="of:=COM.MICROSOFT.CONCAT(&quot;update items set  description = '&quot;; SUBSTITUTE(['weapon table'.M7];&quot;'&quot;;&quot;''&quot;);&quot;' WHERE Name = '&quot;; COM.MICROSOFT.CONCAT(['weapon table'.A7]; &quot;, small&quot;); &quot;'&quot;)" office:value-type="string" office:string-value="update items set  description = 'this simple, one handed melee weapon does 1d6+3 Bludgeoning damage with a ×2 crit. and weighs 4 lb. it is made out of birch/bronze and is the normal, default type from the players handbook.' WHERE Name = 'Heavy Mace, small'" calcext:value-type="string">
            <text:p>update items set <text:s/>description = 'this simple, one handed melee weapon does 1d6+3 Bludgeoning damage with a ×2 crit. and weighs 4 lb. it is made out of birch/bronze and is the normal, default type from the players handbook.' WHERE Name = 'Heavy Mace, small'</text:p>
          </table:table-cell>
        </table:table-row>
        <table:table-row table:style-name="ro1">
          <table:table-cell table:formula="of:=COM.MICROSOFT.CONCAT(&quot;update items set  description = '&quot;; SUBSTITUTE(['weapon table'.M8];&quot;'&quot;;&quot;''&quot;);&quot;' WHERE Name = '&quot;; COM.MICROSOFT.CONCAT(['weapon table'.A8]; &quot;, small&quot;); &quot;'&quot;)" office:value-type="string" office:string-value="update items set  description = 'this simple, one handed melee weapon does 1d6+3 Bludgeoning and piercing damage with a ×2 crit. and weighs 3 lb. it is made out of birch/bronze and is the normal, default type from the players handbook.' WHERE Name = 'Morningstar, small'" calcext:value-type="string">
            <text:p>update items set <text:s/>description = 'this simple, one handed melee weapon does 1d6+3 Bludgeoning and piercing damage with a ×2 crit. and weighs 3 lb. it is made out of birch/bronze and is the normal, default type from the players handbook.' WHERE Name = 'Morningstar, small'</text:p>
          </table:table-cell>
        </table:table-row>
        <table:table-row table:style-name="ro1">
          <table:table-cell table:formula="of:=COM.MICROSOFT.CONCAT(&quot;update items set  description = '&quot;; SUBSTITUTE(['weapon table'.M9];&quot;'&quot;;&quot;''&quot;);&quot;' WHERE Name = '&quot;; COM.MICROSOFT.CONCAT(['weapon table'.A9]; &quot;, small&quot;); &quot;'&quot;)" office:value-type="string" office:string-value="update items set  description = 'this simple, one handed melee weapon does 1d4+3 Piercing damage with a ×2 crit. it can be thrown with a range increment of 20 ft. and weighs 1.5 lb. it is made out of birch/bronze and is the normal, default type from the players handbook.' WHERE Name = 'Shortspear, small'" calcext:value-type="string">
            <text:p>update items set <text:s/>description = 'this simple, one handed melee weapon does 1d4+3 Piercing damage with a ×2 crit. it can be thrown with a range increment of 20 ft. and weighs 1.5 lb. it is made out of birch/bronze and is the normal, default type from the players handbook.' WHERE Name = 'Shortspear, small'</text:p>
          </table:table-cell>
        </table:table-row>
        <table:table-row table:style-name="ro1">
          <table:table-cell table:formula="of:=COM.MICROSOFT.CONCAT(&quot;update items set  description = '&quot;; SUBSTITUTE(['weapon table'.M10];&quot;'&quot;;&quot;''&quot;);&quot;' WHERE Name = '&quot;; COM.MICROSOFT.CONCAT(['weapon table'.A10]; &quot;, small&quot;); &quot;'&quot;)" office:value-type="string" office:string-value="update items set  description = 'this simple, two handed melee reach weapon does 1d6+3 Piercing damage with a ×3 crit. and weighs 4.5 lb. it is made out of birch/bronze and is the normal, default type from the players handbook.' WHERE Name = 'Longspear, small'" calcext:value-type="string">
            <text:p>update items set <text:s/>description = 'this simple, two handed melee reach weapon does 1d6+3 Piercing damage with a ×3 crit. and weighs 4.5 lb. it is made out of birch/bronze and is the normal, default type from the players handbook.' WHERE Name = 'Longspear, small'</text:p>
          </table:table-cell>
        </table:table-row>
        <table:table-row table:style-name="ro1">
          <table:table-cell table:formula="of:=COM.MICROSOFT.CONCAT(&quot;update items set  description = '&quot;; SUBSTITUTE(['weapon table'.M11];&quot;'&quot;;&quot;''&quot;);&quot;' WHERE Name = '&quot;; COM.MICROSOFT.CONCAT(['weapon table'.A11]; &quot;, small&quot;); &quot;'&quot;)" office:value-type="string" office:string-value="update items set  description = 'this simple double weapon can be used two handed or each end can act as it''s own melee weapon and does 1d4+3/1d4+3 Bludgeoning damage with a ×2 crit. and weighs 2 lb. it is made out of bronze and is the normal, default type from the players handbook.' WHERE Name = 'Quarterstaff, small'" calcext:value-type="string">
            <text:p>update items set <text:s/>description = 'this simple double weapon can be used two handed or each end can act as it''s own melee weapon and does 1d4+3/1d4+3 Bludgeoning damage with a ×2 crit. and weighs 2 lb. it is made out of bronze and is the normal, default type from the players handbook.' WHERE Name = 'Quarterstaff, small'</text:p>
          </table:table-cell>
        </table:table-row>
        <table:table-row table:style-name="ro1">
          <table:table-cell table:formula="of:=COM.MICROSOFT.CONCAT(&quot;update items set  description = '&quot;; SUBSTITUTE(['weapon table'.M12];&quot;'&quot;;&quot;''&quot;);&quot;' WHERE Name = '&quot;; COM.MICROSOFT.CONCAT(['weapon table'.A12]; &quot;, small&quot;); &quot;'&quot;)" office:value-type="string" office:string-value="update items set  description = 'this simple, two handed melee weapon does 1d6+3 Piercing damage with a ×3 crit. it can be thrown with a range increment of 20 ft. and weighs 3 lb. it is made out of birch/bronze and is the normal, default type from the players handbook.' WHERE Name = 'Spear, small'" calcext:value-type="string">
            <text:p>update items set <text:s/>description = 'this simple, two handed melee weapon does 1d6+3 Piercing damage with a ×3 crit. it can be thrown with a range increment of 20 ft. and weighs 3 lb. it is made out of birch/bronze and is the normal, default type from the players handbook.' WHERE Name = 'Spear, small'</text:p>
          </table:table-cell>
        </table:table-row>
        <table:table-row table:style-name="ro1">
          <table:table-cell table:formula="of:=COM.MICROSOFT.CONCAT(&quot;update items set  description = '&quot;; SUBSTITUTE(['weapon table'.M13];&quot;'&quot;;&quot;''&quot;);&quot;' WHERE Name = '&quot;; COM.MICROSOFT.CONCAT(['weapon table'.A13]; &quot;, small&quot;); &quot;'&quot;)" office:value-type="string" office:string-value="update items set  description = 'Darts cost 1/2 gold each this simple, one handed ranged weapon does 1d3+3 Piercing damage with a ×2 crit. it can be thrown with a range increment of 20 ft. and weighs 0.25 lb. it is made out of bronze and is the normal, default type from the players handbook.' WHERE Name = 'Dart, small'" calcext:value-type="string">
            <text:p>update items set <text:s/>description = 'Darts cost 1/2 gold each this simple, one handed ranged weapon does 1d3+3 Piercing damage with a ×2 crit. it can be thrown with a range increment of 20 ft. and weighs 0.25 lb. it is made out of bronze and is the normal, default type from the players handbook.' WHERE Name = 'Dart, small'</text:p>
          </table:table-cell>
        </table:table-row>
        <table:table-row table:style-name="ro1">
          <table:table-cell table:formula="of:=COM.MICROSOFT.CONCAT(&quot;update items set  description = '&quot;; SUBSTITUTE(['weapon table'.M14];&quot;'&quot;;&quot;''&quot;);&quot;' WHERE Name = '&quot;; COM.MICROSOFT.CONCAT(['weapon table'.A14]; &quot;, small&quot;); &quot;'&quot;)" office:value-type="string" office:string-value="update items set  description = 'this simple, one handed ranged weapon does 1d4+3 Piercing damage with a ×2 crit. it can be thrown with a range increment of 30 ft. and weighs 1 lb. it is made out of birch/bronze and is the normal, default type from the players handbook.' WHERE Name = 'Javelin, small'" calcext:value-type="string">
            <text:p>update items set <text:s/>description = 'this simple, one handed ranged weapon does 1d4+3 Piercing damage with a ×2 crit. it can be thrown with a range increment of 30 ft. and weighs 1 lb. it is made out of birch/bronze and is the normal, default type from the players handbook.' WHERE Name = 'Javelin, small'</text:p>
          </table:table-cell>
        </table:table-row>
        <table:table-row table:style-name="ro1">
          <table:table-cell table:formula="of:=COM.MICROSOFT.CONCAT(&quot;update items set  description = '&quot;; SUBSTITUTE(['weapon table'.M15];&quot;'&quot;;&quot;''&quot;);&quot;' WHERE Name = '&quot;; COM.MICROSOFT.CONCAT(['weapon table'.A15]; &quot;, small&quot;); &quot;'&quot;)" office:value-type="string" office:string-value="update items set  description = 'this martial, light, one handed melee weapon does 1d4+3 Slashing damage with a ×2 crit. it can be thrown with a range increment of 10 ft. and weighs 1 lb. it is made out of birch/bronze and is the normal, default type from the players handbook.' WHERE Name = 'Throwing Axe, small'" calcext:value-type="string">
            <text:p>update items set <text:s/>description = 'this martial, light, one handed melee weapon does 1d4+3 Slashing damage with a ×2 crit. it can be thrown with a range increment of 10 ft. and weighs 1 lb. it is made out of birch/bronze and is the normal, default type from the players handbook.' WHERE Name = 'Throwing Axe, small'</text:p>
          </table:table-cell>
        </table:table-row>
        <table:table-row table:style-name="ro1">
          <table:table-cell table:formula="of:=COM.MICROSOFT.CONCAT(&quot;update items set  description = '&quot;; SUBSTITUTE(['weapon table'.M16];&quot;'&quot;;&quot;''&quot;);&quot;' WHERE Name = '&quot;; COM.MICROSOFT.CONCAT(['weapon table'.A16]; &quot;, small&quot;); &quot;'&quot;)" office:value-type="string" office:string-value="update items set  description = 'this martial, light, one handed melee weapon does 1d3+3 Bludgeoning damage with a ×2 crit. it can be thrown with a range increment of 20 ft. and weighs 1 lb. it is made out of bronze and is the normal, default type from the players handbook.' WHERE Name = 'Light Hammer, small'" calcext:value-type="string">
            <text:p>update items set <text:s/>description = 'this martial, light, one handed melee weapon does 1d3+3 Bludgeoning damage with a ×2 crit. it can be thrown with a range increment of 20 ft. and weighs 1 lb. it is made out of bronze and is the normal, default type from the players handbook.' WHERE Name = 'Light Hammer, small'</text:p>
          </table:table-cell>
        </table:table-row>
        <table:table-row table:style-name="ro1">
          <table:table-cell table:formula="of:=COM.MICROSOFT.CONCAT(&quot;update items set  description = '&quot;; SUBSTITUTE(['weapon table'.M17];&quot;'&quot;;&quot;''&quot;);&quot;' WHERE Name = '&quot;; COM.MICROSOFT.CONCAT(['weapon table'.A17]; &quot;, small&quot;); &quot;'&quot;)" office:value-type="string" office:string-value="update items set  description = 'this martial, light, one handed melee weapon does 1d4+3 Slashing damage with a ×3 crit. and weighs 1.5 lb. it is made out of birch/bronze and is the normal, default type from the players handbook.' WHERE Name = 'Handaxe, small'" calcext:value-type="string">
            <text:p>update items set <text:s/>description = 'this martial, light, one handed melee weapon does 1d4+3 Slashing damage with a ×3 crit. and weighs 1.5 lb. it is made out of birch/bronze and is the normal, default type from the players handbook.' WHERE Name = 'Handaxe, small'</text:p>
          </table:table-cell>
        </table:table-row>
        <table:table-row table:style-name="ro1">
          <table:table-cell table:formula="of:=COM.MICROSOFT.CONCAT(&quot;update items set  description = '&quot;; SUBSTITUTE(['weapon table'.M18];&quot;'&quot;;&quot;''&quot;);&quot;' WHERE Name = '&quot;; COM.MICROSOFT.CONCAT(['weapon table'.A18]; &quot;, small&quot;); &quot;'&quot;)" office:value-type="string" office:string-value="update items set  description = 'this martial, light, one handed melee weapon does 1d3+3 Slashing damage with a 18-20/×2 crit. and weighs 1 lb. it is made out of bronze and is the normal, default type from the players handbook.' WHERE Name = 'Kukri, small'" calcext:value-type="string">
            <text:p>update items set <text:s/>description = 'this martial, light, one handed melee weapon does 1d3+3 Slashing damage with a 18-20/×2 crit. and weighs 1 lb. it is made out of bronze and is the normal, default type from the players handbook.' WHERE Name = 'Kukri, small'</text:p>
          </table:table-cell>
        </table:table-row>
        <table:table-row table:style-name="ro1">
          <table:table-cell table:formula="of:=COM.MICROSOFT.CONCAT(&quot;update items set  description = '&quot;; SUBSTITUTE(['weapon table'.M19];&quot;'&quot;;&quot;''&quot;);&quot;' WHERE Name = '&quot;; COM.MICROSOFT.CONCAT(['weapon table'.A19]; &quot;, small&quot;); &quot;'&quot;)" office:value-type="string" office:string-value="update items set  description = 'this martial, light, one handed melee weapon does 1d3+3 Piercing damage with a ×4 crit. and weighs 1.5 lb. it is made out of birch/bronze and is the normal, default type from the players handbook.' WHERE Name = 'Pick, light, small'" calcext:value-type="string">
            <text:p>update items set <text:s/>description = 'this martial, light, one handed melee weapon does 1d3+3 Piercing damage with a ×4 crit. and weighs 1.5 lb. it is made out of birch/bronze and is the normal, default type from the players handbook.' WHERE Name = 'Pick, light, small'</text:p>
          </table:table-cell>
        </table:table-row>
        <table:table-row table:style-name="ro1">
          <table:table-cell table:formula="of:=COM.MICROSOFT.CONCAT(&quot;update items set  description = '&quot;; SUBSTITUTE(['weapon table'.M20];&quot;'&quot;;&quot;''&quot;);&quot;' WHERE Name = '&quot;; COM.MICROSOFT.CONCAT(['weapon table'.A20]; &quot;, small&quot;); &quot;'&quot;)" office:value-type="string" office:string-value="update items set  description = 'this martial, light, one handed melee weapon does 1d4+3 Piercing damage with a 19-20/×2 crit. and weighs 1 lb. it is made out of bronze and is the normal, default type from the players handbook.' WHERE Name = 'shortsword, small'" calcext:value-type="string">
            <text:p>update items set <text:s/>description = 'this martial, light, one handed melee weapon does 1d4+3 Piercing damage with a 19-20/×2 crit. and weighs 1 lb. it is made out of bronze and is the normal, default type from the players handbook.' WHERE Name = 'shortsword, small'</text:p>
          </table:table-cell>
        </table:table-row>
        <table:table-row table:style-name="ro1">
          <table:table-cell table:formula="of:=COM.MICROSOFT.CONCAT(&quot;update items set  description = '&quot;; SUBSTITUTE(['weapon table'.M21];&quot;'&quot;;&quot;''&quot;);&quot;' WHERE Name = '&quot;; COM.MICROSOFT.CONCAT(['weapon table'.A21]; &quot;, small&quot;); &quot;'&quot;)" office:value-type="string" office:string-value="update items set  description = 'this martial, one handed melee weapon does 1d6+3 Slashing damage with a ×3 crit. and weighs 3 lb. it is made out of birch/bronze and is the normal, default type from the players handbook.' WHERE Name = 'Battleaxe, small'" calcext:value-type="string">
            <text:p>update items set <text:s/>description = 'this martial, one handed melee weapon does 1d6+3 Slashing damage with a ×3 crit. and weighs 3 lb. it is made out of birch/bronze and is the normal, default type from the players handbook.' WHERE Name = 'Battleaxe, small'</text:p>
          </table:table-cell>
        </table:table-row>
        <table:table-row table:style-name="ro1">
          <table:table-cell table:formula="of:=COM.MICROSOFT.CONCAT(&quot;update items set  description = '&quot;; SUBSTITUTE(['weapon table'.M22];&quot;'&quot;;&quot;''&quot;);&quot;' WHERE Name = '&quot;; COM.MICROSOFT.CONCAT(['weapon table'.A22]; &quot;, small&quot;); &quot;'&quot;)" office:value-type="string" office:string-value="update items set  description = 'this martial, one handed melee weapon does 1d6+3 Bludgeoning damage with a ×2 crit. and weighs 2.5 lb. it is made out of birch/bronze and is the normal, default type from the players handbook.' WHERE Name = 'Flail, small'" calcext:value-type="string">
            <text:p>update items set <text:s/>description = 'this martial, one handed melee weapon does 1d6+3 Bludgeoning damage with a ×2 crit. and weighs 2.5 lb. it is made out of birch/bronze and is the normal, default type from the players handbook.' WHERE Name = 'Flail, small'</text:p>
          </table:table-cell>
        </table:table-row>
        <table:table-row table:style-name="ro1">
          <table:table-cell table:formula="of:=COM.MICROSOFT.CONCAT(&quot;update items set  description = '&quot;; SUBSTITUTE(['weapon table'.M23];&quot;'&quot;;&quot;''&quot;);&quot;' WHERE Name = '&quot;; COM.MICROSOFT.CONCAT(['weapon table'.A23]; &quot;, small&quot;); &quot;'&quot;)" office:value-type="string" office:string-value="update items set  description = 'this martial, one handed melee weapon does 1d6+3 Slashing damage with a 19-20/×2 crit. and weighs 2 lb. it is made out of bronze and is the normal, default type from the players handbook.' WHERE Name = 'Longsword, small'" calcext:value-type="string">
            <text:p>update items set <text:s/>description = 'this martial, one handed melee weapon does 1d6+3 Slashing damage with a 19-20/×2 crit. and weighs 2 lb. it is made out of bronze and is the normal, default type from the players handbook.' WHERE Name = 'Longsword, small'</text:p>
          </table:table-cell>
        </table:table-row>
        <table:table-row table:style-name="ro1">
          <table:table-cell table:formula="of:=COM.MICROSOFT.CONCAT(&quot;update items set  description = '&quot;; SUBSTITUTE(['weapon table'.M24];&quot;'&quot;;&quot;''&quot;);&quot;' WHERE Name = '&quot;; COM.MICROSOFT.CONCAT(['weapon table'.A24]; &quot;, small&quot;); &quot;'&quot;)" office:value-type="string" office:string-value="update items set  description = 'this martial, one handed melee weapon does 1d4+3 Piercing damage with a ×4 crit. and weighs 3 lb. it is made out of birch/bronze and is the normal, default type from the players handbook.' WHERE Name = 'Pick, heavy, small'" calcext:value-type="string">
            <text:p>update items set <text:s/>description = 'this martial, one handed melee weapon does 1d4+3 Piercing damage with a ×4 crit. and weighs 3 lb. it is made out of birch/bronze and is the normal, default type from the players handbook.' WHERE Name = 'Pick, heavy, small'</text:p>
          </table:table-cell>
        </table:table-row>
        <table:table-row table:style-name="ro1">
          <table:table-cell table:formula="of:=COM.MICROSOFT.CONCAT(&quot;update items set  description = '&quot;; SUBSTITUTE(['weapon table'.M25];&quot;'&quot;;&quot;''&quot;);&quot;' WHERE Name = '&quot;; COM.MICROSOFT.CONCAT(['weapon table'.A25]; &quot;, small&quot;); &quot;'&quot;)" office:value-type="string" office:string-value="update items set  description = 'this martial, one handed melee weapon does 1d4+3 Piercing damage with a 18-20/×2 crit. and weighs 1 lb. it is made out of bronze and is the normal, default type from the players handbook.' WHERE Name = 'Rapier, small'" calcext:value-type="string">
            <text:p>update items set <text:s/>description = 'this martial, one handed melee weapon does 1d4+3 Piercing damage with a 18-20/×2 crit. and weighs 1 lb. it is made out of bronze and is the normal, default type from the players handbook.' WHERE Name = 'Rapier, small'</text:p>
          </table:table-cell>
        </table:table-row>
        <table:table-row table:style-name="ro1">
          <table:table-cell table:formula="of:=COM.MICROSOFT.CONCAT(&quot;update items set  description = '&quot;; SUBSTITUTE(['weapon table'.M26];&quot;'&quot;;&quot;''&quot;);&quot;' WHERE Name = '&quot;; COM.MICROSOFT.CONCAT(['weapon table'.A26]; &quot;, small&quot;); &quot;'&quot;)" office:value-type="string" office:string-value="update items set  description = 'this martial, one handed melee weapon does 1d4+3 Slashing damage with a 18-20/×2 crit. and weighs 2 lb. it is made out of bronze and is the normal, default type from the players handbook.' WHERE Name = 'Scimitar, small'" calcext:value-type="string">
            <text:p>update items set <text:s/>description = 'this martial, one handed melee weapon does 1d4+3 Slashing damage with a 18-20/×2 crit. and weighs 2 lb. it is made out of bronze and is the normal, default type from the players handbook.' WHERE Name = 'Scimitar, small'</text:p>
          </table:table-cell>
        </table:table-row>
        <table:table-row table:style-name="ro1">
          <table:table-cell table:formula="of:=COM.MICROSOFT.CONCAT(&quot;update items set  description = '&quot;; SUBSTITUTE(['weapon table'.M27];&quot;'&quot;;&quot;''&quot;);&quot;' WHERE Name = '&quot;; COM.MICROSOFT.CONCAT(['weapon table'.A27]; &quot;, small&quot;); &quot;'&quot;)" office:value-type="string" office:string-value="update items set  description = 'this martial, one handed melee weapon does 1d6+3 Piercing damage with a ×2 crit. it can be thrown with a range increment of 10 ft. and weighs 2 lb. it is made out of bronze and is the normal, default type from the players handbook.' WHERE Name = 'Trident, small'" calcext:value-type="string">
            <text:p>update items set <text:s/>description = 'this martial, one handed melee weapon does 1d6+3 Piercing damage with a ×2 crit. it can be thrown with a range increment of 10 ft. and weighs 2 lb. it is made out of bronze and is the normal, default type from the players handbook.' WHERE Name = 'Trident, small'</text:p>
          </table:table-cell>
        </table:table-row>
        <table:table-row table:style-name="ro1">
          <table:table-cell table:formula="of:=COM.MICROSOFT.CONCAT(&quot;update items set  description = '&quot;; SUBSTITUTE(['weapon table'.M28];&quot;'&quot;;&quot;''&quot;);&quot;' WHERE Name = '&quot;; COM.MICROSOFT.CONCAT(['weapon table'.A28]; &quot;, small&quot;); &quot;'&quot;)" office:value-type="string" office:string-value="update items set  description = 'this martial, one handed melee weapon does 1d6+3 Bludgeoning damage with a ×3 crit. and weighs 2.5 lb. it is made out of bronze and is the normal, default type from the players handbook.' WHERE Name = 'Warhammer, small'" calcext:value-type="string">
            <text:p>update items set <text:s/>description = 'this martial, one handed melee weapon does 1d6+3 Bludgeoning damage with a ×3 crit. and weighs 2.5 lb. it is made out of bronze and is the normal, default type from the players handbook.' WHERE Name = 'Warhammer, small'</text:p>
          </table:table-cell>
        </table:table-row>
        <table:table-row table:style-name="ro1">
          <table:table-cell table:formula="of:=COM.MICROSOFT.CONCAT(&quot;update items set  description = '&quot;; SUBSTITUTE(['weapon table'.M29];&quot;'&quot;;&quot;''&quot;);&quot;' WHERE Name = '&quot;; COM.MICROSOFT.CONCAT(['weapon table'.A29]; &quot;, small&quot;); &quot;'&quot;)" office:value-type="string" office:string-value="update items set  description = 'this martial, two handed melee weapon does 1d6+3 Slashing damage with a 18-20/×2 crit. and weighs 4 lb. it is made out of bronze and is the normal, default type from the players handbook.' WHERE Name = 'Falchion, small'" calcext:value-type="string">
            <text:p>update items set <text:s/>description = 'this martial, two handed melee weapon does 1d6+3 Slashing damage with a 18-20/×2 crit. and weighs 4 lb. it is made out of bronze and is the normal, default type from the players handbook.' WHERE Name = 'Falchion, small'</text:p>
          </table:table-cell>
        </table:table-row>
        <table:table-row table:style-name="ro1">
          <table:table-cell table:formula="of:=COM.MICROSOFT.CONCAT(&quot;update items set  description = '&quot;; SUBSTITUTE(['weapon table'.M30];&quot;'&quot;;&quot;''&quot;);&quot;' WHERE Name = '&quot;; COM.MICROSOFT.CONCAT(['weapon table'.A30]; &quot;, small&quot;); &quot;'&quot;)" office:value-type="string" office:string-value="update items set  description = 'this martial, two handed melee reach weapon does 1d8+3 Slashing damage with a ×3 crit. and weighs 5 lb. it is made out of bronze and is the normal, default type from the players handbook.' WHERE Name = 'Glaive, small'" calcext:value-type="string">
            <text:p>update items set <text:s/>description = 'this martial, two handed melee reach weapon does 1d8+3 Slashing damage with a ×3 crit. and weighs 5 lb. it is made out of bronze and is the normal, default type from the players handbook.' WHERE Name = 'Glaive, small'</text:p>
          </table:table-cell>
        </table:table-row>
        <table:table-row table:style-name="ro1">
          <table:table-cell table:formula="of:=COM.MICROSOFT.CONCAT(&quot;update items set  description = '&quot;; SUBSTITUTE(['weapon table'.M31];&quot;'&quot;;&quot;''&quot;);&quot;' WHERE Name = '&quot;; COM.MICROSOFT.CONCAT(['weapon table'.A31]; &quot;, small&quot;); &quot;'&quot;)" office:value-type="string" office:string-value="update items set  description = 'this martial, two handed melee weapon does 1d10+3 Slashing damage with a ×3 crit. and weighs 6 lb. it is made out of bronze and is the normal, default type from the players handbook.' WHERE Name = 'Greataxe, small'" calcext:value-type="string">
            <text:p>update items set <text:s/>description = 'this martial, two handed melee weapon does 1d10+3 Slashing damage with a ×3 crit. and weighs 6 lb. it is made out of bronze and is the normal, default type from the players handbook.' WHERE Name = 'Greataxe, small'</text:p>
          </table:table-cell>
        </table:table-row>
        <table:table-row table:style-name="ro1">
          <table:table-cell table:formula="of:=COM.MICROSOFT.CONCAT(&quot;update items set  description = '&quot;; SUBSTITUTE(['weapon table'.M32];&quot;'&quot;;&quot;''&quot;);&quot;' WHERE Name = '&quot;; COM.MICROSOFT.CONCAT(['weapon table'.A32]; &quot;, small&quot;); &quot;'&quot;)" office:value-type="string" office:string-value="update items set  description = 'this martial, two handed melee weapon does 1d8+3 Bludgeoning damage with a ×2 crit. and weighs 4 lb. it is made out of bronze and is the normal, default type from the players handbook.' WHERE Name = 'Greatclub, small'" calcext:value-type="string">
            <text:p>update items set <text:s/>description = 'this martial, two handed melee weapon does 1d8+3 Bludgeoning damage with a ×2 crit. and weighs 4 lb. it is made out of bronze and is the normal, default type from the players handbook.' WHERE Name = 'Greatclub, small'</text:p>
          </table:table-cell>
        </table:table-row>
        <table:table-row table:style-name="ro1">
          <table:table-cell table:formula="of:=COM.MICROSOFT.CONCAT(&quot;update items set  description = '&quot;; SUBSTITUTE(['weapon table'.M33];&quot;'&quot;;&quot;''&quot;);&quot;' WHERE Name = '&quot;; COM.MICROSOFT.CONCAT(['weapon table'.A33]; &quot;, small&quot;); &quot;'&quot;)" office:value-type="string" office:string-value="update items set  description = 'this martial, two handed melee weapon does 1d8+3 Bludgeoning damage with a 19-20/×2 crit. and weighs 5 lb. it is made out of bronze and is the normal, default type from the players handbook.' WHERE Name = 'Flail, heavy, small'" calcext:value-type="string">
            <text:p>update items set <text:s/>description = 'this martial, two handed melee weapon does 1d8+3 Bludgeoning damage with a 19-20/×2 crit. and weighs 5 lb. it is made out of bronze and is the normal, default type from the players handbook.' WHERE Name = 'Flail, heavy, small'</text:p>
          </table:table-cell>
        </table:table-row>
        <table:table-row table:style-name="ro1">
          <table:table-cell table:formula="of:=COM.MICROSOFT.CONCAT(&quot;update items set  description = '&quot;; SUBSTITUTE(['weapon table'.M34];&quot;'&quot;;&quot;''&quot;);&quot;' WHERE Name = '&quot;; COM.MICROSOFT.CONCAT(['weapon table'.A34]; &quot;, small&quot;); &quot;'&quot;)" office:value-type="string" office:string-value="update items set  description = 'this martial, two handed melee weapon does 1d10+3 Slashing damage with a 19-20/×2 crit. and weighs 4 lb. it is made out of bronze and is the normal, default type from the players handbook.' WHERE Name = 'Greatsword, small'" calcext:value-type="string">
            <text:p>update items set <text:s/>description = 'this martial, two handed melee weapon does 1d10+3 Slashing damage with a 19-20/×2 crit. and weighs 4 lb. it is made out of bronze and is the normal, default type from the players handbook.' WHERE Name = 'Greatsword, small'</text:p>
          </table:table-cell>
        </table:table-row>
        <table:table-row table:style-name="ro1">
          <table:table-cell table:formula="of:=COM.MICROSOFT.CONCAT(&quot;update items set  description = '&quot;; SUBSTITUTE(['weapon table'.M35];&quot;'&quot;;&quot;''&quot;);&quot;' WHERE Name = '&quot;; COM.MICROSOFT.CONCAT(['weapon table'.A35]; &quot;, small&quot;); &quot;'&quot;)" office:value-type="string" office:string-value="update items set  description = 'this martial, two handed melee reach weapon does 1d6+3 Slashing damage with a ×3 crit. and weighs 6 lb. it is made out of bronze and is the normal, default type from the players handbook.' WHERE Name = 'Guisarme, small'" calcext:value-type="string">
            <text:p>update items set <text:s/>description = 'this martial, two handed melee reach weapon does 1d6+3 Slashing damage with a ×3 crit. and weighs 6 lb. it is made out of bronze and is the normal, default type from the players handbook.' WHERE Name = 'Guisarme, small'</text:p>
          </table:table-cell>
        </table:table-row>
        <table:table-row table:style-name="ro1">
          <table:table-cell table:formula="of:=COM.MICROSOFT.CONCAT(&quot;update items set  description = '&quot;; SUBSTITUTE(['weapon table'.M36];&quot;'&quot;;&quot;''&quot;);&quot;' WHERE Name = '&quot;; COM.MICROSOFT.CONCAT(['weapon table'.A36]; &quot;, small&quot;); &quot;'&quot;)" office:value-type="string" office:string-value="update items set  description = 'this martial, two handed melee weapon does 1d8+3 Piercing or slashing damage with a ×3 crit. and weighs 6 lb. it is made out of bronze and is the normal, default type from the players handbook.' WHERE Name = 'Halberd, small'" calcext:value-type="string">
            <text:p>update items set <text:s/>description = 'this martial, two handed melee weapon does 1d8+3 Piercing or slashing damage with a ×3 crit. and weighs 6 lb. it is made out of bronze and is the normal, default type from the players handbook.' WHERE Name = 'Halberd, small'</text:p>
          </table:table-cell>
        </table:table-row>
        <table:table-row table:style-name="ro1">
          <table:table-cell table:formula="of:=COM.MICROSOFT.CONCAT(&quot;update items set  description = '&quot;; SUBSTITUTE(['weapon table'.M37];&quot;'&quot;;&quot;''&quot;);&quot;' WHERE Name = '&quot;; COM.MICROSOFT.CONCAT(['weapon table'.A37]; &quot;, small&quot;); &quot;'&quot;)" office:value-type="string" office:string-value="update items set  description = 'this martial, two handed melee reach weapon does 1d6+3 Piercing damage with a ×3 crit. and weighs 5 lb. it is made out of bronze and is the normal, default type from the players handbook.' WHERE Name = 'Lance, small'" calcext:value-type="string">
            <text:p>update items set <text:s/>description = 'this martial, two handed melee reach weapon does 1d6+3 Piercing damage with a ×3 crit. and weighs 5 lb. it is made out of bronze and is the normal, default type from the players handbook.' WHERE Name = 'Lance, small'</text:p>
          </table:table-cell>
        </table:table-row>
        <table:table-row table:style-name="ro1">
          <table:table-cell table:formula="of:=COM.MICROSOFT.CONCAT(&quot;update items set  description = '&quot;; SUBSTITUTE(['weapon table'.M38];&quot;'&quot;;&quot;''&quot;);&quot;' WHERE Name = '&quot;; COM.MICROSOFT.CONCAT(['weapon table'.A38]; &quot;, small&quot;); &quot;'&quot;)" office:value-type="string" office:string-value="update items set  description = 'this martial, two handed melee reach weapon does 1d6+3 Piercing damage with a ×3 crit. and weighs 6 lb. it is made out of bronze and is the normal, default type from the players handbook.' WHERE Name = 'Ranseur, small'" calcext:value-type="string">
            <text:p>update items set <text:s/>description = 'this martial, two handed melee reach weapon does 1d6+3 Piercing damage with a ×3 crit. and weighs 6 lb. it is made out of bronze and is the normal, default type from the players handbook.' WHERE Name = 'Ranseur, small'</text:p>
          </table:table-cell>
        </table:table-row>
        <table:table-row table:style-name="ro1">
          <table:table-cell table:formula="of:=COM.MICROSOFT.CONCAT(&quot;update items set  description = '&quot;; SUBSTITUTE(['weapon table'.M39];&quot;'&quot;;&quot;''&quot;);&quot;' WHERE Name = '&quot;; COM.MICROSOFT.CONCAT(['weapon table'.A39]; &quot;, small&quot;); &quot;'&quot;)" office:value-type="string" office:string-value="update items set  description = 'this martial, two handed melee weapon does 1d6+3 Piercing or slashing damage with a ×4 crit. and weighs 5 lb. it is made out of bronze and is the normal, default type from the players handbook.' WHERE Name = 'Scythe, small'" calcext:value-type="string">
            <text:p>update items set <text:s/>description = 'this martial, two handed melee weapon does 1d6+3 Piercing or slashing damage with a ×4 crit. and weighs 5 lb. it is made out of bronze and is the normal, default type from the players handbook.' WHERE Name = 'Scythe, small'</text:p>
          </table:table-cell>
        </table:table-row>
        <table:table-row table:style-name="ro1">
          <table:table-cell table:formula="of:=COM.MICROSOFT.CONCAT(&quot;update items set  description = '&quot;; SUBSTITUTE(['weapon table'.M40];&quot;'&quot;;&quot;''&quot;);&quot;' WHERE Name = '&quot;; COM.MICROSOFT.CONCAT(['weapon table'.A40]; &quot;, small&quot;); &quot;'&quot;)" office:value-type="string" office:string-value="update items set  description = 'this exotic, light, one handed melee weapon does 1d4+3 Slashing damage with a ×2 crit. and weighs 1 lb. it is made out of bronze and is the normal, default type from the players handbook.' WHERE Name = 'Kama, small'" calcext:value-type="string">
            <text:p>update items set <text:s/>description = 'this exotic, light, one handed melee weapon does 1d4+3 Slashing damage with a ×2 crit. and weighs 1 lb. it is made out of bronze and is the normal, default type from the players handbook.' WHERE Name = 'Kama, small'</text:p>
          </table:table-cell>
        </table:table-row>
        <table:table-row table:style-name="ro1">
          <table:table-cell table:formula="of:=COM.MICROSOFT.CONCAT(&quot;update items set  description = '&quot;; SUBSTITUTE(['weapon table'.M41];&quot;'&quot;;&quot;''&quot;);&quot;' WHERE Name = '&quot;; COM.MICROSOFT.CONCAT(['weapon table'.A41]; &quot;, small&quot;); &quot;'&quot;)" office:value-type="string" office:string-value="update items set  description = 'this exotic, light, one handed melee weapon does 1d4+3 Bludgeoning damage with a ×2 crit. and weighs 1 lb. it is made out of bronze and is the normal, default type from the players handbook.' WHERE Name = 'Nunchaku, small'" calcext:value-type="string">
            <text:p>update items set <text:s/>description = 'this exotic, light, one handed melee weapon does 1d4+3 Bludgeoning damage with a ×2 crit. and weighs 1 lb. it is made out of bronze and is the normal, default type from the players handbook.' WHERE Name = 'Nunchaku, small'</text:p>
          </table:table-cell>
        </table:table-row>
        <table:table-row table:style-name="ro1">
          <table:table-cell table:formula="of:=COM.MICROSOFT.CONCAT(&quot;update items set  description = '&quot;; SUBSTITUTE(['weapon table'.M42];&quot;'&quot;;&quot;''&quot;);&quot;' WHERE Name = '&quot;; COM.MICROSOFT.CONCAT(['weapon table'.A42]; &quot;, small&quot;); &quot;'&quot;)" office:value-type="string" office:string-value="update items set  description = 'this exotic, light, one handed melee weapon does 1d3+3 Bludgeoning damage with a ×2 crit. it can be thrown with a range increment of 10 ft. and weighs 0.5 lb. it is made out of bronze and is the normal, default type from the players handbook.' WHERE Name = 'Sai, small'" calcext:value-type="string">
            <text:p>update items set <text:s/>description = 'this exotic, light, one handed melee weapon does 1d3+3 Bludgeoning damage with a ×2 crit. it can be thrown with a range increment of 10 ft. and weighs 0.5 lb. it is made out of bronze and is the normal, default type from the players handbook.' WHERE Name = 'Sai, small'</text:p>
          </table:table-cell>
        </table:table-row>
        <table:table-row table:style-name="ro1">
          <table:table-cell table:formula="of:=COM.MICROSOFT.CONCAT(&quot;update items set  description = '&quot;; SUBSTITUTE(['weapon table'.M43];&quot;'&quot;;&quot;''&quot;);&quot;' WHERE Name = '&quot;; COM.MICROSOFT.CONCAT(['weapon table'.A43]; &quot;, small&quot;); &quot;'&quot;)" office:value-type="string" office:string-value="update items set  description = 'this exotic, light, one handed melee weapon does 1d4+3 Piercing damage with a ×2 crit. and weighs 0.5 lb. it is made out of bronze and is the normal, default type from the players handbook.' WHERE Name = 'Siangham, small'" calcext:value-type="string">
            <text:p>update items set <text:s/>description = 'this exotic, light, one handed melee weapon does 1d4+3 Piercing damage with a ×2 crit. and weighs 0.5 lb. it is made out of bronze and is the normal, default type from the players handbook.' WHERE Name = 'Siangham, small'</text:p>
          </table:table-cell>
        </table:table-row>
        <table:table-row table:style-name="ro1">
          <table:table-cell table:formula="of:=COM.MICROSOFT.CONCAT(&quot;update items set  description = '&quot;; SUBSTITUTE(['weapon table'.M44];&quot;'&quot;;&quot;''&quot;);&quot;' WHERE Name = '&quot;; COM.MICROSOFT.CONCAT(['weapon table'.A44]; &quot;, small&quot;); &quot;'&quot;)" office:value-type="string" office:string-value="update items set  description = 'this exotic, one handed melee weapon does 1d8+3 Slashing damage with a 19-20/×2 crit. and weighs 3 lb. it is made out of bronze and is the normal, default type from the players handbook. It can be used as a martial weapon two handed' WHERE Name = 'Bastard Sword, small'" calcext:value-type="string">
            <text:p>update items set <text:s/>description = 'this exotic, one handed melee weapon does 1d8+3 Slashing damage with a 19-20/×2 crit. and weighs 3 lb. it is made out of bronze and is the normal, default type from the players handbook. It can be used as a martial weapon two handed' WHERE Name = 'Bastard Sword, small'</text:p>
          </table:table-cell>
        </table:table-row>
        <table:table-row table:style-name="ro1">
          <table:table-cell table:formula="of:=COM.MICROSOFT.CONCAT(&quot;update items set  description = '&quot;; SUBSTITUTE(['weapon table'.M45];&quot;'&quot;;&quot;''&quot;);&quot;' WHERE Name = '&quot;; COM.MICROSOFT.CONCAT(['weapon table'.A45]; &quot;, small&quot;); &quot;'&quot;)" office:value-type="string" office:string-value="update items set  description = 'this exotic, one handed melee weapon does 1d8+3 Slashing damage with a ×3 crit. and weighs 4 lb. it is made out of bronze and is the normal, default type from the players handbook. It is a martial weapon for Dwarves' WHERE Name = 'Dwarven Waraxe, small'" calcext:value-type="string">
            <text:p>update items set <text:s/>description = 'this exotic, one handed melee weapon does 1d8+3 Slashing damage with a ×3 crit. and weighs 4 lb. it is made out of bronze and is the normal, default type from the players handbook. It is a martial weapon for Dwarves' WHERE Name = 'Dwarven Waraxe, small'</text:p>
          </table:table-cell>
        </table:table-row>
        <table:table-row table:style-name="ro1">
          <table:table-cell table:formula="of:=COM.MICROSOFT.CONCAT(&quot;update items set  description = '&quot;; SUBSTITUTE(['weapon table'.M46];&quot;'&quot;;&quot;''&quot;);&quot;' WHERE Name = '&quot;; COM.MICROSOFT.CONCAT(['weapon table'.A46]; &quot;, small&quot;); &quot;'&quot;)" office:value-type="string" office:string-value="update items set  description = 'this exotic, double weapon can be used two handed or each end can act as it''s own melee weapon and does 1d6+3/1d6+3 Slashing damage with a ×3 crit. and weighs 7.5 lb. it is made out of bronze and is the normal, default type from the players handbook. It can be used as a martial weapon two handed' WHERE Name = 'Axe, orc double, small'" calcext:value-type="string">
            <text:p>update items set <text:s/>description = 'this exotic, double weapon can be used two handed or each end can act as it''s own melee weapon and does 1d6+3/1d6+3 Slashing damage with a ×3 crit. and weighs 7.5 lb. it is made out of bronze and is the normal, default type from the players handbook. It can be used as a martial weapon two handed' WHERE Name = 'Axe, orc double, small'</text:p>
          </table:table-cell>
        </table:table-row>
        <table:table-row table:style-name="ro1">
          <table:table-cell table:formula="of:=COM.MICROSOFT.CONCAT(&quot;update items set  description = '&quot;; SUBSTITUTE(['weapon table'.M47];&quot;'&quot;;&quot;''&quot;);&quot;' WHERE Name = '&quot;; COM.MICROSOFT.CONCAT(['weapon table'.A47]; &quot;, small&quot;); &quot;'&quot;)" office:value-type="string" office:string-value="update items set  description = 'this exotic, two handed melee reach weapon does 1d6+3 Piercing damage with a ×2 crit. and weighs 5 lb. it is made out of bronze and is the normal, default type from the players handbook. You can use it against adjacent foes. Weapon Finesse applies to it' WHERE Name = 'Chain, spiked, small'" calcext:value-type="string">
            <text:p>update items set <text:s/>description = 'this exotic, two handed melee reach weapon does 1d6+3 Piercing damage with a ×2 crit. and weighs 5 lb. it is made out of bronze and is the normal, default type from the players handbook. You can use it against adjacent foes. Weapon Finesse applies to it' WHERE Name = 'Chain, spiked, small'</text:p>
          </table:table-cell>
        </table:table-row>
        <table:table-row table:style-name="ro1">
          <table:table-cell table:formula="of:=COM.MICROSOFT.CONCAT(&quot;update items set  description = '&quot;; SUBSTITUTE(['weapon table'.M48];&quot;'&quot;;&quot;''&quot;);&quot;' WHERE Name = '&quot;; COM.MICROSOFT.CONCAT(['weapon table'.A48]; &quot;, small&quot;); &quot;'&quot;)" office:value-type="string" office:string-value="update items set  description = 'this exotic, double weapon can be used two handed or each end can act as it''s own melee weapon and does 1d6+3/1d6+3 Bludgeoning damage with a ×2 crit. and weighs 5 lb. it is made out of bronze and is the normal, default type from the players handbook. It can be used as a martial weapon two handed' WHERE Name = 'Flail, dire, small'" calcext:value-type="string">
            <text:p>update items set <text:s/>description = 'this exotic, double weapon can be used two handed or each end can act as it''s own melee weapon and does 1d6+3/1d6+3 Bludgeoning damage with a ×2 crit. and weighs 5 lb. it is made out of bronze and is the normal, default type from the players handbook. It can be used as a martial weapon two handed' WHERE Name = 'Flail, dire, small'</text:p>
          </table:table-cell>
        </table:table-row>
        <table:table-row table:style-name="ro1">
          <table:table-cell table:formula="of:=COM.MICROSOFT.CONCAT(&quot;update items set  description = '&quot;; SUBSTITUTE(['weapon table'.M49];&quot;'&quot;;&quot;''&quot;);&quot;' WHERE Name = '&quot;; COM.MICROSOFT.CONCAT(['weapon table'.A49]; &quot;, small&quot;); &quot;'&quot;)" office:value-type="string" office:string-value="update items set  description = 'this exotic, double weapon can be used two handed or each end can act as it''s own melee weapon and does 1d6+3/1d4+3 Bludgeoning/Piercing damage with a ×3/×4 crit. and weighs 3 lb. it is made out of bronze and is the normal, default type from the players handbook. It can be used as a martial weapon two handed' WHERE Name = 'gnome hooked Hammer, small'" calcext:value-type="string">
            <text:p>update items set <text:s/>description = 'this exotic, double weapon can be used two handed or each end can act as it''s own melee weapon and does 1d6+3/1d4+3 Bludgeoning/Piercing damage with a ×3/×4 crit. and weighs 3 lb. it is made out of bronze and is the normal, default type from the players handbook. It can be used as a martial weapon two handed' WHERE Name = 'gnome hooked Hammer, small'</text:p>
          </table:table-cell>
        </table:table-row>
        <table:table-row table:style-name="ro1">
          <table:table-cell table:formula="of:=COM.MICROSOFT.CONCAT(&quot;update items set  description = '&quot;; SUBSTITUTE(['weapon table'.M50];&quot;'&quot;;&quot;''&quot;);&quot;' WHERE Name = '&quot;; COM.MICROSOFT.CONCAT(['weapon table'.A50]; &quot;, small&quot;); &quot;'&quot;)" office:value-type="string" office:string-value="update items set  description = 'this exotic, double weapon can be used two handed or each end can act as it''s own melee weapon and does 1d6+3/1d6+3 Slashing damage with a 19-20/×2 crit. and weighs 5 lb. it is made out of bronze and is the normal, default type from the players handbook. It can be used as a martial weapon two handed' WHERE Name = 'Sword Two-bladed, small'" calcext:value-type="string">
            <text:p>update items set <text:s/>description = 'this exotic, double weapon can be used two handed or each end can act as it''s own melee weapon and does 1d6+3/1d6+3 Slashing damage with a 19-20/×2 crit. and weighs 5 lb. it is made out of bronze and is the normal, default type from the players handbook. It can be used as a martial weapon two handed' WHERE Name = 'Sword Two-bladed, small'</text:p>
          </table:table-cell>
        </table:table-row>
        <table:table-row table:style-name="ro1">
          <table:table-cell table:formula="of:=COM.MICROSOFT.CONCAT(&quot;update items set  description = '&quot;; SUBSTITUTE(['weapon table'.M51];&quot;'&quot;;&quot;''&quot;);&quot;' WHERE Name = '&quot;; COM.MICROSOFT.CONCAT(['weapon table'.A51]; &quot;, small&quot;); &quot;'&quot;)" office:value-type="string" office:string-value="update items set  description = 'this exotic, double weapon can be used two handed or each end can act as it''s own melee weapon and does 1d6+3/1d4+3 Slashing or piercing damage with a ×3 crit. and weighs 6 lb. it is made out of bronze and is the normal, default type from the players handbook. It can be used as a martial weapon two handed' WHERE Name = 'Dwarven Ungrosh, small'" calcext:value-type="string">
            <text:p>update items set <text:s/>description = 'this exotic, double weapon can be used two handed or each end can act as it''s own melee weapon and does 1d6+3/1d4+3 Slashing or piercing damage with a ×3 crit. and weighs 6 lb. it is made out of bronze and is the normal, default type from the players handbook. It can be used as a martial weapon two handed' WHERE Name = 'Dwarven Ungrosh, small'</text:p>
          </table:table-cell>
        </table:table-row>
        <table:table-row table:style-name="ro1">
          <table:table-cell table:formula="of:=COM.MICROSOFT.CONCAT(&quot;update items set  description = '&quot;; SUBSTITUTE(['weapon table'.M52];&quot;'&quot;;&quot;''&quot;);&quot;' WHERE Name = '&quot;; COM.MICROSOFT.CONCAT(['weapon table'.A52]; &quot;, small&quot;); &quot;'&quot;)" office:value-type="string" office:string-value="update items set  description = 'this exotic, one handed ranged weapon does 1d3+3 Bludgeoning damage with a ×2 crit. it has a range increment of 10 ft. and weighs 1 lb. it is made out of rope and bronze and is the normal, default type from the players handbook. You can make a trip attempt with it with no risk of being tripped yourself' WHERE Name = 'Bolas, small'" calcext:value-type="string">
            <text:p>update items set <text:s/>description = 'this exotic, one handed ranged weapon does 1d3+3 Bludgeoning damage with a ×2 crit. it has a range increment of 10 ft. and weighs 1 lb. it is made out of rope and bronze and is the normal, default type from the players handbook. You can make a trip attempt with it with no risk of being tripped yourself' WHERE Name = 'Bolas, small'</text:p>
          </table:table-cell>
        </table:table-row>
        <table:table-row table:style-name="ro1">
          <table:table-cell table:formula="of:=COM.MICROSOFT.CONCAT(&quot;update items set  description = '&quot;; SUBSTITUTE(['weapon table'.M53];&quot;'&quot;;&quot;''&quot;);&quot;' WHERE Name = '&quot;; COM.MICROSOFT.CONCAT(['weapon table'.A53]; &quot;, small&quot;); &quot;'&quot;)" office:value-type="string" office:string-value="update items set  description = 'A Shuriken costs 1/5g each this exotic, monk, one handed ranged weapon does 1+3 Piercing damage with a ×2 crit. it can be thrown with a range increment of 10 ft. and weighs 0.25 lb. it is made out of bronze and is the normal, default type from the players handbook.' WHERE Name = 'Shuriken, small'" calcext:value-type="string">
            <text:p>update items set <text:s/>description = 'A Shuriken costs 1/5g each this exotic, monk, one handed ranged weapon does 1+3 Piercing damage with a ×2 crit. it can be thrown with a range increment of 10 ft. and weighs 0.25 lb. it is made out of bronze and is the normal, default type from the players handbook.' WHERE Name = 'Shuriken, small'</text:p>
          </table:table-cell>
        </table:table-row>
      </table:table>
      <table:table table:name="other goods table" table:style-name="ta1">
        <table:table-column table:style-name="co2" table:default-cell-style-name="ce1"/>
        <table:table-column table:style-name="co1" table:number-columns-repeated="2" table:default-cell-style-name="ce2"/>
        <table:table-column table:style-name="co1" table:number-columns-repeated="5" table:default-cell-style-name="Default"/>
        <table:table-row table:style-name="ro1">
          <table:table-cell office:value-type="string" calcext:value-type="string">
            <text:p>Backpack</text:p>
          </table:table-cell>
          <table:table-cell office:value-type="string" calcext:value-type="string">
            <text:p>2 gp</text:p>
          </table:table-cell>
          <table:table-cell office:value-type="string" calcext:value-type="string">
            <text:p>2 lb.</text:p>
          </table:table-cell>
          <table:table-cell table:formula="of:=IFERROR(FIND(&quot; sp&quot;;[.B1]);&quot;0&quot;)" office:value-type="string" office:string-value="0" calcext:value-type="string">
            <text:p>0</text:p>
          </table:table-cell>
          <table:table-cell table:formula="of:=IFERROR(FIND(&quot; cp&quot;;[.B1]);&quot;0&quot;)" office:value-type="string" office:string-value="0" calcext:value-type="string">
            <text:p>0</text:p>
          </table:table-cell>
          <table:table-cell table:formula="of:=IF(AND([.D1]=&quot;0&quot;;[.E1]=&quot;0&quot;);SUBSTITUTE([.B1];&quot; gp&quot;;&quot;&quot;);1)" office:value-type="string" office:string-value="2" calcext:value-type="string">
            <text:p>2</text:p>
          </table:table-cell>
          <table:table-cell/>
          <table:table-cell table:formula="of:=COM.MICROSOFT.CONCAT(&quot;insert into items (name, description, cost, usable) values('&quot;;[.A1];&quot;','',&quot;;[.F1];&quot;,1)&quot;)" office:value-type="string" office:string-value="insert into items (name, description, cost, usable) values('Backpack','',2,1)" calcext:value-type="string">
            <text:p>insert into items (name, description, cost, usable) values('Backpack','',2,1)</text:p>
          </table:table-cell>
        </table:table-row>
        <table:table-row table:style-name="ro1">
          <table:table-cell office:value-type="string" calcext:value-type="string">
            <text:p>Backpack, small</text:p>
          </table:table-cell>
          <table:table-cell office:value-type="string" calcext:value-type="string">
            <text:p>2 gp</text:p>
          </table:table-cell>
          <table:table-cell office:value-type="string" calcext:value-type="string">
            <text:p>0.5 lb.</text:p>
          </table:table-cell>
          <table:table-cell table:formula="of:=IFERROR(FIND(&quot; sp&quot;;[.B2]);&quot;0&quot;)" office:value-type="string" office:string-value="0" calcext:value-type="string">
            <text:p>0</text:p>
          </table:table-cell>
          <table:table-cell table:formula="of:=IFERROR(FIND(&quot; cp&quot;;[.B2]);&quot;0&quot;)" office:value-type="string" office:string-value="0" calcext:value-type="string">
            <text:p>0</text:p>
          </table:table-cell>
          <table:table-cell table:formula="of:=IF(AND([.D2]=&quot;0&quot;;[.E2]=&quot;0&quot;);SUBSTITUTE([.B2];&quot; gp&quot;;&quot;&quot;);1)" office:value-type="string" office:string-value="2" calcext:value-type="string">
            <text:p>2</text:p>
          </table:table-cell>
          <table:table-cell/>
          <table:table-cell table:formula="of:=COM.MICROSOFT.CONCAT(&quot;insert into items (name, description, cost, usable) values('&quot;;[.A2];&quot;','',&quot;;[.F2];&quot;,1)&quot;)" office:value-type="string" office:string-value="insert into items (name, description, cost, usable) values('Backpack, small','',2,1)" calcext:value-type="string">
            <text:p>insert into items (name, description, cost, usable) values('Backpack, small','',2,1)</text:p>
          </table:table-cell>
        </table:table-row>
        <table:table-row table:style-name="ro1">
          <table:table-cell office:value-type="string" calcext:value-type="string">
            <text:p>Barrel (empty)</text:p>
          </table:table-cell>
          <table:table-cell office:value-type="string" calcext:value-type="string">
            <text:p>2 gp</text:p>
          </table:table-cell>
          <table:table-cell office:value-type="string" calcext:value-type="string">
            <text:p>30 lb.</text:p>
          </table:table-cell>
          <table:table-cell table:formula="of:=IFERROR(FIND(&quot; sp&quot;;[.B3]);&quot;0&quot;)" office:value-type="string" office:string-value="0" calcext:value-type="string">
            <text:p>0</text:p>
          </table:table-cell>
          <table:table-cell table:formula="of:=IFERROR(FIND(&quot; cp&quot;;[.B3]);&quot;0&quot;)" office:value-type="string" office:string-value="0" calcext:value-type="string">
            <text:p>0</text:p>
          </table:table-cell>
          <table:table-cell table:formula="of:=IF(AND([.D3]=&quot;0&quot;;[.E3]=&quot;0&quot;);SUBSTITUTE([.B3];&quot; gp&quot;;&quot;&quot;);1)" office:value-type="string" office:string-value="2" calcext:value-type="string">
            <text:p>2</text:p>
          </table:table-cell>
          <table:table-cell/>
          <table:table-cell table:formula="of:=COM.MICROSOFT.CONCAT(&quot;insert into items (name, description, cost, usable) values('&quot;;[.A3];&quot;','',&quot;;[.F3];&quot;,1)&quot;)" office:value-type="string" office:string-value="insert into items (name, description, cost, usable) values('Barrel (empty)','',2,1)" calcext:value-type="string">
            <text:p>insert into items (name, description, cost, usable) values('Barrel (empty)','',2,1)</text:p>
          </table:table-cell>
        </table:table-row>
        <table:table-row table:style-name="ro1">
          <table:table-cell office:value-type="string" calcext:value-type="string">
            <text:p>Basket (empty)</text:p>
          </table:table-cell>
          <table:table-cell office:value-type="string" calcext:value-type="string">
            <text:p>4 sp</text:p>
          </table:table-cell>
          <table:table-cell office:value-type="string" calcext:value-type="string">
            <text:p>1 lb.</text:p>
          </table:table-cell>
          <table:table-cell table:formula="of:=IFERROR(FIND(&quot; sp&quot;;[.B4]);&quot;0&quot;)" office:value-type="float" office:value="2" calcext:value-type="float">
            <text:p>2</text:p>
          </table:table-cell>
          <table:table-cell table:formula="of:=IFERROR(FIND(&quot; cp&quot;;[.B4]);&quot;0&quot;)" office:value-type="string" office:string-value="0" calcext:value-type="string">
            <text:p>0</text:p>
          </table:table-cell>
          <table:table-cell table:formula="of:=IF(AND([.D4]=&quot;0&quot;;[.E4]=&quot;0&quot;);SUBSTITUTE([.B4];&quot; gp&quot;;&quot;&quot;);1)" office:value-type="float" office:value="1" calcext:value-type="float">
            <text:p>1</text:p>
          </table:table-cell>
          <table:table-cell/>
          <table:table-cell table:formula="of:=COM.MICROSOFT.CONCAT(&quot;insert into items (name, description, cost, usable) values('&quot;;[.A4];&quot;','',&quot;;[.F4];&quot;,1)&quot;)" office:value-type="string" office:string-value="insert into items (name, description, cost, usable) values('Basket (empty)','',1,1)" calcext:value-type="string">
            <text:p>insert into items (name, description, cost, usable) values('Basket (empty)','',1,1)</text:p>
          </table:table-cell>
        </table:table-row>
        <table:table-row table:style-name="ro1">
          <table:table-cell office:value-type="string" calcext:value-type="string">
            <text:p>Bedroll</text:p>
          </table:table-cell>
          <table:table-cell office:value-type="string" calcext:value-type="string">
            <text:p>1 sp</text:p>
          </table:table-cell>
          <table:table-cell office:value-type="string" calcext:value-type="string">
            <text:p>5 lb.</text:p>
          </table:table-cell>
          <table:table-cell table:formula="of:=IFERROR(FIND(&quot; sp&quot;;[.B5]);&quot;0&quot;)" office:value-type="float" office:value="2" calcext:value-type="float">
            <text:p>2</text:p>
          </table:table-cell>
          <table:table-cell table:formula="of:=IFERROR(FIND(&quot; cp&quot;;[.B5]);&quot;0&quot;)" office:value-type="string" office:string-value="0" calcext:value-type="string">
            <text:p>0</text:p>
          </table:table-cell>
          <table:table-cell table:formula="of:=IF(AND([.D5]=&quot;0&quot;;[.E5]=&quot;0&quot;);SUBSTITUTE([.B5];&quot; gp&quot;;&quot;&quot;);1)" office:value-type="float" office:value="1" calcext:value-type="float">
            <text:p>1</text:p>
          </table:table-cell>
          <table:table-cell/>
          <table:table-cell table:formula="of:=COM.MICROSOFT.CONCAT(&quot;insert into items (name, description, cost, usable) values('&quot;;[.A5];&quot;','',&quot;;[.F5];&quot;,1)&quot;)" office:value-type="string" office:string-value="insert into items (name, description, cost, usable) values('Bedroll','',1,1)" calcext:value-type="string">
            <text:p>insert into items (name, description, cost, usable) values('Bedroll','',1,1)</text:p>
          </table:table-cell>
        </table:table-row>
        <table:table-row table:style-name="ro1">
          <table:table-cell office:value-type="string" calcext:value-type="string">
            <text:p>Bedroll, small</text:p>
          </table:table-cell>
          <table:table-cell office:value-type="string" calcext:value-type="string">
            <text:p>1 sp</text:p>
          </table:table-cell>
          <table:table-cell office:value-type="string" calcext:value-type="string">
            <text:p>1.25 lb.</text:p>
          </table:table-cell>
          <table:table-cell table:formula="of:=IFERROR(FIND(&quot; sp&quot;;[.B6]);&quot;0&quot;)" office:value-type="float" office:value="2" calcext:value-type="float">
            <text:p>2</text:p>
          </table:table-cell>
          <table:table-cell table:formula="of:=IFERROR(FIND(&quot; cp&quot;;[.B6]);&quot;0&quot;)" office:value-type="string" office:string-value="0" calcext:value-type="string">
            <text:p>0</text:p>
          </table:table-cell>
          <table:table-cell table:formula="of:=IF(AND([.D6]=&quot;0&quot;;[.E6]=&quot;0&quot;);SUBSTITUTE([.B6];&quot; gp&quot;;&quot;&quot;);1)" office:value-type="float" office:value="1" calcext:value-type="float">
            <text:p>1</text:p>
          </table:table-cell>
          <table:table-cell/>
          <table:table-cell table:formula="of:=COM.MICROSOFT.CONCAT(&quot;insert into items (name, description, cost, usable) values('&quot;;[.A6];&quot;','',&quot;;[.F6];&quot;,1)&quot;)" office:value-type="string" office:string-value="insert into items (name, description, cost, usable) values('Bedroll, small','',1,1)" calcext:value-type="string">
            <text:p>insert into items (name, description, cost, usable) values('Bedroll, small','',1,1)</text:p>
          </table:table-cell>
        </table:table-row>
        <table:table-row table:style-name="ro1">
          <table:table-cell office:value-type="string" calcext:value-type="string">
            <text:p>Bell</text:p>
          </table:table-cell>
          <table:table-cell office:value-type="string" calcext:value-type="string">
            <text:p>1 gp</text:p>
          </table:table-cell>
          <table:table-cell office:value-type="string" calcext:value-type="string">
            <text:p>0 lb.</text:p>
          </table:table-cell>
          <table:table-cell table:formula="of:=IFERROR(FIND(&quot; sp&quot;;[.B7]);&quot;0&quot;)" office:value-type="string" office:string-value="0" calcext:value-type="string">
            <text:p>0</text:p>
          </table:table-cell>
          <table:table-cell table:formula="of:=IFERROR(FIND(&quot; cp&quot;;[.B7]);&quot;0&quot;)" office:value-type="string" office:string-value="0" calcext:value-type="string">
            <text:p>0</text:p>
          </table:table-cell>
          <table:table-cell table:formula="of:=IF(AND([.D7]=&quot;0&quot;;[.E7]=&quot;0&quot;);SUBSTITUTE([.B7];&quot; gp&quot;;&quot;&quot;);1)" office:value-type="string" office:string-value="1" calcext:value-type="string">
            <text:p>1</text:p>
          </table:table-cell>
          <table:table-cell/>
          <table:table-cell table:formula="of:=COM.MICROSOFT.CONCAT(&quot;insert into items (name, description, cost, usable) values('&quot;;[.A7];&quot;','',&quot;;[.F7];&quot;,1)&quot;)" office:value-type="string" office:string-value="insert into items (name, description, cost, usable) values('Bell','',1,1)" calcext:value-type="string">
            <text:p>insert into items (name, description, cost, usable) values('Bell','',1,1)</text:p>
          </table:table-cell>
        </table:table-row>
        <table:table-row table:style-name="ro1">
          <table:table-cell office:value-type="string" calcext:value-type="string">
            <text:p>Blanket, winter</text:p>
          </table:table-cell>
          <table:table-cell office:value-type="string" calcext:value-type="string">
            <text:p>5 sp</text:p>
          </table:table-cell>
          <table:table-cell office:value-type="string" calcext:value-type="string">
            <text:p>3 lb.</text:p>
          </table:table-cell>
          <table:table-cell table:formula="of:=IFERROR(FIND(&quot; sp&quot;;[.B8]);&quot;0&quot;)" office:value-type="float" office:value="2" calcext:value-type="float">
            <text:p>2</text:p>
          </table:table-cell>
          <table:table-cell table:formula="of:=IFERROR(FIND(&quot; cp&quot;;[.B8]);&quot;0&quot;)" office:value-type="string" office:string-value="0" calcext:value-type="string">
            <text:p>0</text:p>
          </table:table-cell>
          <table:table-cell table:formula="of:=IF(AND([.D8]=&quot;0&quot;;[.E8]=&quot;0&quot;);SUBSTITUTE([.B8];&quot; gp&quot;;&quot;&quot;);1)" office:value-type="float" office:value="1" calcext:value-type="float">
            <text:p>1</text:p>
          </table:table-cell>
          <table:table-cell/>
          <table:table-cell table:formula="of:=COM.MICROSOFT.CONCAT(&quot;insert into items (name, description, cost, usable) values('&quot;;[.A8];&quot;','',&quot;;[.F8];&quot;,1)&quot;)" office:value-type="string" office:string-value="insert into items (name, description, cost, usable) values('Blanket, winter','',1,1)" calcext:value-type="string">
            <text:p>insert into items (name, description, cost, usable) values('Blanket, winter','',1,1)</text:p>
          </table:table-cell>
        </table:table-row>
        <table:table-row table:style-name="ro1">
          <table:table-cell office:value-type="string" calcext:value-type="string">
            <text:p>Blanket, winter small</text:p>
          </table:table-cell>
          <table:table-cell office:value-type="string" calcext:value-type="string">
            <text:p>5 sp</text:p>
          </table:table-cell>
          <table:table-cell office:value-type="string" calcext:value-type="string">
            <text:p>0.75 lb.</text:p>
          </table:table-cell>
          <table:table-cell table:formula="of:=IFERROR(FIND(&quot; sp&quot;;[.B9]);&quot;0&quot;)" office:value-type="float" office:value="2" calcext:value-type="float">
            <text:p>2</text:p>
          </table:table-cell>
          <table:table-cell table:formula="of:=IFERROR(FIND(&quot; cp&quot;;[.B9]);&quot;0&quot;)" office:value-type="string" office:string-value="0" calcext:value-type="string">
            <text:p>0</text:p>
          </table:table-cell>
          <table:table-cell table:formula="of:=IF(AND([.D9]=&quot;0&quot;;[.E9]=&quot;0&quot;);SUBSTITUTE([.B9];&quot; gp&quot;;&quot;&quot;);1)" office:value-type="float" office:value="1" calcext:value-type="float">
            <text:p>1</text:p>
          </table:table-cell>
          <table:table-cell/>
          <table:table-cell table:formula="of:=COM.MICROSOFT.CONCAT(&quot;insert into items (name, description, cost, usable) values('&quot;;[.A9];&quot;','',&quot;;[.F9];&quot;,1)&quot;)" office:value-type="string" office:string-value="insert into items (name, description, cost, usable) values('Blanket, winter small','',1,1)" calcext:value-type="string">
            <text:p>insert into items (name, description, cost, usable) values('Blanket, winter small','',1,1)</text:p>
          </table:table-cell>
        </table:table-row>
        <table:table-row table:style-name="ro1">
          <table:table-cell office:value-type="string" calcext:value-type="string">
            <text:p>Block and tackle</text:p>
          </table:table-cell>
          <table:table-cell office:value-type="string" calcext:value-type="string">
            <text:p>5 gp</text:p>
          </table:table-cell>
          <table:table-cell office:value-type="string" calcext:value-type="string">
            <text:p>5 lb.</text:p>
          </table:table-cell>
          <table:table-cell table:formula="of:=IFERROR(FIND(&quot; sp&quot;;[.B10]);&quot;0&quot;)" office:value-type="string" office:string-value="0" calcext:value-type="string">
            <text:p>0</text:p>
          </table:table-cell>
          <table:table-cell table:formula="of:=IFERROR(FIND(&quot; cp&quot;;[.B10]);&quot;0&quot;)" office:value-type="string" office:string-value="0" calcext:value-type="string">
            <text:p>0</text:p>
          </table:table-cell>
          <table:table-cell table:formula="of:=IF(AND([.D10]=&quot;0&quot;;[.E10]=&quot;0&quot;);SUBSTITUTE([.B10];&quot; gp&quot;;&quot;&quot;);1)" office:value-type="string" office:string-value="5" calcext:value-type="string">
            <text:p>5</text:p>
          </table:table-cell>
          <table:table-cell/>
          <table:table-cell table:formula="of:=COM.MICROSOFT.CONCAT(&quot;insert into items (name, description, cost, usable) values('&quot;;[.A10];&quot;','',&quot;;[.F10];&quot;,1)&quot;)" office:value-type="string" office:string-value="insert into items (name, description, cost, usable) values('Block and tackle','',5,1)" calcext:value-type="string">
            <text:p>insert into items (name, description, cost, usable) values('Block and tackle','',5,1)</text:p>
          </table:table-cell>
        </table:table-row>
        <table:table-row table:style-name="ro1">
          <table:table-cell office:value-type="string" calcext:value-type="string">
            <text:p>Bottle, wine, glass</text:p>
          </table:table-cell>
          <table:table-cell office:value-type="string" calcext:value-type="string">
            <text:p>2 gp</text:p>
          </table:table-cell>
          <table:table-cell office:value-type="string" calcext:value-type="string">
            <text:p>0 lb.</text:p>
          </table:table-cell>
          <table:table-cell table:formula="of:=IFERROR(FIND(&quot; sp&quot;;[.B11]);&quot;0&quot;)" office:value-type="string" office:string-value="0" calcext:value-type="string">
            <text:p>0</text:p>
          </table:table-cell>
          <table:table-cell table:formula="of:=IFERROR(FIND(&quot; cp&quot;;[.B11]);&quot;0&quot;)" office:value-type="string" office:string-value="0" calcext:value-type="string">
            <text:p>0</text:p>
          </table:table-cell>
          <table:table-cell table:formula="of:=IF(AND([.D11]=&quot;0&quot;;[.E11]=&quot;0&quot;);SUBSTITUTE([.B11];&quot; gp&quot;;&quot;&quot;);1)" office:value-type="string" office:string-value="2" calcext:value-type="string">
            <text:p>2</text:p>
          </table:table-cell>
          <table:table-cell/>
          <table:table-cell table:formula="of:=COM.MICROSOFT.CONCAT(&quot;insert into items (name, description, cost, usable) values('&quot;;[.A11];&quot;','',&quot;;[.F11];&quot;,1)&quot;)" office:value-type="string" office:string-value="insert into items (name, description, cost, usable) values('Bottle, wine, glass','',2,1)" calcext:value-type="string">
            <text:p>insert into items (name, description, cost, usable) values('Bottle, wine, glass','',2,1)</text:p>
          </table:table-cell>
        </table:table-row>
        <table:table-row table:style-name="ro1">
          <table:table-cell office:value-type="string" calcext:value-type="string">
            <text:p>Bucket (empty)</text:p>
          </table:table-cell>
          <table:table-cell office:value-type="string" calcext:value-type="string">
            <text:p>5 sp</text:p>
          </table:table-cell>
          <table:table-cell office:value-type="string" calcext:value-type="string">
            <text:p>2 lb.</text:p>
          </table:table-cell>
          <table:table-cell table:formula="of:=IFERROR(FIND(&quot; sp&quot;;[.B12]);&quot;0&quot;)" office:value-type="float" office:value="2" calcext:value-type="float">
            <text:p>2</text:p>
          </table:table-cell>
          <table:table-cell table:formula="of:=IFERROR(FIND(&quot; cp&quot;;[.B12]);&quot;0&quot;)" office:value-type="string" office:string-value="0" calcext:value-type="string">
            <text:p>0</text:p>
          </table:table-cell>
          <table:table-cell table:formula="of:=IF(AND([.D12]=&quot;0&quot;;[.E12]=&quot;0&quot;);SUBSTITUTE([.B12];&quot; gp&quot;;&quot;&quot;);1)" office:value-type="float" office:value="1" calcext:value-type="float">
            <text:p>1</text:p>
          </table:table-cell>
          <table:table-cell/>
          <table:table-cell table:formula="of:=COM.MICROSOFT.CONCAT(&quot;insert into items (name, description, cost, usable) values('&quot;;[.A12];&quot;','',&quot;;[.F12];&quot;,1)&quot;)" office:value-type="string" office:string-value="insert into items (name, description, cost, usable) values('Bucket (empty)','',1,1)" calcext:value-type="string">
            <text:p>insert into items (name, description, cost, usable) values('Bucket (empty)','',1,1)</text:p>
          </table:table-cell>
        </table:table-row>
        <table:table-row table:style-name="ro1">
          <table:table-cell office:value-type="string" calcext:value-type="string">
            <text:p>Caltrops</text:p>
          </table:table-cell>
          <table:table-cell office:value-type="string" calcext:value-type="string">
            <text:p>1 gp</text:p>
          </table:table-cell>
          <table:table-cell office:value-type="string" calcext:value-type="string">
            <text:p>2 lb.</text:p>
          </table:table-cell>
          <table:table-cell table:formula="of:=IFERROR(FIND(&quot; sp&quot;;[.B13]);&quot;0&quot;)" office:value-type="string" office:string-value="0" calcext:value-type="string">
            <text:p>0</text:p>
          </table:table-cell>
          <table:table-cell table:formula="of:=IFERROR(FIND(&quot; cp&quot;;[.B13]);&quot;0&quot;)" office:value-type="string" office:string-value="0" calcext:value-type="string">
            <text:p>0</text:p>
          </table:table-cell>
          <table:table-cell table:formula="of:=IF(AND([.D13]=&quot;0&quot;;[.E13]=&quot;0&quot;);SUBSTITUTE([.B13];&quot; gp&quot;;&quot;&quot;);1)" office:value-type="string" office:string-value="1" calcext:value-type="string">
            <text:p>1</text:p>
          </table:table-cell>
          <table:table-cell/>
          <table:table-cell table:formula="of:=COM.MICROSOFT.CONCAT(&quot;insert into items (name, description, cost, usable) values('&quot;;[.A13];&quot;','',&quot;;[.F13];&quot;,1)&quot;)" office:value-type="string" office:string-value="insert into items (name, description, cost, usable) values('Caltrops','',1,1)" calcext:value-type="string">
            <text:p>insert into items (name, description, cost, usable) values('Caltrops','',1,1)</text:p>
          </table:table-cell>
        </table:table-row>
        <table:table-row table:style-name="ro1">
          <table:table-cell office:value-type="string" calcext:value-type="string">
            <text:p>Candle</text:p>
          </table:table-cell>
          <table:table-cell office:value-type="string" calcext:value-type="string">
            <text:p>1 cp</text:p>
          </table:table-cell>
          <table:table-cell office:value-type="string" calcext:value-type="string">
            <text:p>0 lb.</text:p>
          </table:table-cell>
          <table:table-cell table:formula="of:=IFERROR(FIND(&quot; sp&quot;;[.B14]);&quot;0&quot;)" office:value-type="string" office:string-value="0" calcext:value-type="string">
            <text:p>0</text:p>
          </table:table-cell>
          <table:table-cell table:formula="of:=IFERROR(FIND(&quot; cp&quot;;[.B14]);&quot;0&quot;)" office:value-type="float" office:value="2" calcext:value-type="float">
            <text:p>2</text:p>
          </table:table-cell>
          <table:table-cell table:formula="of:=IF(AND([.D14]=&quot;0&quot;;[.E14]=&quot;0&quot;);SUBSTITUTE([.B14];&quot; gp&quot;;&quot;&quot;);1)" office:value-type="float" office:value="1" calcext:value-type="float">
            <text:p>1</text:p>
          </table:table-cell>
          <table:table-cell/>
          <table:table-cell table:formula="of:=COM.MICROSOFT.CONCAT(&quot;insert into items (name, description, cost, usable) values('&quot;;[.A14];&quot;','',&quot;;[.F14];&quot;,1)&quot;)" office:value-type="string" office:string-value="insert into items (name, description, cost, usable) values('Candle','',1,1)" calcext:value-type="string">
            <text:p>insert into items (name, description, cost, usable) values('Candle','',1,1)</text:p>
          </table:table-cell>
        </table:table-row>
        <table:table-row table:style-name="ro1">
          <table:table-cell office:value-type="string" calcext:value-type="string">
            <text:p>Canvas (sq. yd.)</text:p>
          </table:table-cell>
          <table:table-cell office:value-type="string" calcext:value-type="string">
            <text:p>1 sp</text:p>
          </table:table-cell>
          <table:table-cell office:value-type="string" calcext:value-type="string">
            <text:p>1 lb.</text:p>
          </table:table-cell>
          <table:table-cell table:formula="of:=IFERROR(FIND(&quot; sp&quot;;[.B15]);&quot;0&quot;)" office:value-type="float" office:value="2" calcext:value-type="float">
            <text:p>2</text:p>
          </table:table-cell>
          <table:table-cell table:formula="of:=IFERROR(FIND(&quot; cp&quot;;[.B15]);&quot;0&quot;)" office:value-type="string" office:string-value="0" calcext:value-type="string">
            <text:p>0</text:p>
          </table:table-cell>
          <table:table-cell table:formula="of:=IF(AND([.D15]=&quot;0&quot;;[.E15]=&quot;0&quot;);SUBSTITUTE([.B15];&quot; gp&quot;;&quot;&quot;);1)" office:value-type="float" office:value="1" calcext:value-type="float">
            <text:p>1</text:p>
          </table:table-cell>
          <table:table-cell/>
          <table:table-cell table:formula="of:=COM.MICROSOFT.CONCAT(&quot;insert into items (name, description, cost, usable) values('&quot;;[.A15];&quot;','',&quot;;[.F15];&quot;,1)&quot;)" office:value-type="string" office:string-value="insert into items (name, description, cost, usable) values('Canvas (sq. yd.)','',1,1)" calcext:value-type="string">
            <text:p>insert into items (name, description, cost, usable) values('Canvas (sq. yd.)','',1,1)</text:p>
          </table:table-cell>
        </table:table-row>
        <table:table-row table:style-name="ro1">
          <table:table-cell office:value-type="string" calcext:value-type="string">
            <text:p>Case, map or scroll</text:p>
          </table:table-cell>
          <table:table-cell office:value-type="string" calcext:value-type="string">
            <text:p>1 gp</text:p>
          </table:table-cell>
          <table:table-cell office:value-type="string" calcext:value-type="string">
            <text:p>½ lb.</text:p>
          </table:table-cell>
          <table:table-cell table:formula="of:=IFERROR(FIND(&quot; sp&quot;;[.B16]);&quot;0&quot;)" office:value-type="string" office:string-value="0" calcext:value-type="string">
            <text:p>0</text:p>
          </table:table-cell>
          <table:table-cell table:formula="of:=IFERROR(FIND(&quot; cp&quot;;[.B16]);&quot;0&quot;)" office:value-type="string" office:string-value="0" calcext:value-type="string">
            <text:p>0</text:p>
          </table:table-cell>
          <table:table-cell table:formula="of:=IF(AND([.D16]=&quot;0&quot;;[.E16]=&quot;0&quot;);SUBSTITUTE([.B16];&quot; gp&quot;;&quot;&quot;);1)" office:value-type="string" office:string-value="1" calcext:value-type="string">
            <text:p>1</text:p>
          </table:table-cell>
          <table:table-cell/>
          <table:table-cell table:formula="of:=COM.MICROSOFT.CONCAT(&quot;insert into items (name, description, cost, usable) values('&quot;;[.A16];&quot;','',&quot;;[.F16];&quot;,1)&quot;)" office:value-type="string" office:string-value="insert into items (name, description, cost, usable) values('Case, map or scroll','',1,1)" calcext:value-type="string">
            <text:p>insert into items (name, description, cost, usable) values('Case, map or scroll','',1,1)</text:p>
          </table:table-cell>
        </table:table-row>
        <table:table-row table:style-name="ro1">
          <table:table-cell office:value-type="string" calcext:value-type="string">
            <text:p>Chain (10 ft.)</text:p>
          </table:table-cell>
          <table:table-cell office:value-type="string" calcext:value-type="string">
            <text:p>30 gp</text:p>
          </table:table-cell>
          <table:table-cell office:value-type="string" calcext:value-type="string">
            <text:p>2 lb.</text:p>
          </table:table-cell>
          <table:table-cell table:formula="of:=IFERROR(FIND(&quot; sp&quot;;[.B17]);&quot;0&quot;)" office:value-type="string" office:string-value="0" calcext:value-type="string">
            <text:p>0</text:p>
          </table:table-cell>
          <table:table-cell table:formula="of:=IFERROR(FIND(&quot; cp&quot;;[.B17]);&quot;0&quot;)" office:value-type="string" office:string-value="0" calcext:value-type="string">
            <text:p>0</text:p>
          </table:table-cell>
          <table:table-cell table:formula="of:=IF(AND([.D17]=&quot;0&quot;;[.E17]=&quot;0&quot;);SUBSTITUTE([.B17];&quot; gp&quot;;&quot;&quot;);1)" office:value-type="string" office:string-value="30" calcext:value-type="string">
            <text:p>30</text:p>
          </table:table-cell>
          <table:table-cell/>
          <table:table-cell table:formula="of:=COM.MICROSOFT.CONCAT(&quot;insert into items (name, description, cost, usable) values('&quot;;[.A17];&quot;','',&quot;;[.F17];&quot;,1)&quot;)" office:value-type="string" office:string-value="insert into items (name, description, cost, usable) values('Chain (10 ft.)','',30,1)" calcext:value-type="string">
            <text:p>insert into items (name, description, cost, usable) values('Chain (10 ft.)','',30,1)</text:p>
          </table:table-cell>
        </table:table-row>
        <table:table-row table:style-name="ro1">
          <table:table-cell office:value-type="string" calcext:value-type="string">
            <text:p>Chalk, 1 piece</text:p>
          </table:table-cell>
          <table:table-cell office:value-type="string" calcext:value-type="string">
            <text:p>1 cp</text:p>
          </table:table-cell>
          <table:table-cell office:value-type="string" calcext:value-type="string">
            <text:p>0 lb.</text:p>
          </table:table-cell>
          <table:table-cell table:formula="of:=IFERROR(FIND(&quot; sp&quot;;[.B18]);&quot;0&quot;)" office:value-type="string" office:string-value="0" calcext:value-type="string">
            <text:p>0</text:p>
          </table:table-cell>
          <table:table-cell table:formula="of:=IFERROR(FIND(&quot; cp&quot;;[.B18]);&quot;0&quot;)" office:value-type="float" office:value="2" calcext:value-type="float">
            <text:p>2</text:p>
          </table:table-cell>
          <table:table-cell table:formula="of:=IF(AND([.D18]=&quot;0&quot;;[.E18]=&quot;0&quot;);SUBSTITUTE([.B18];&quot; gp&quot;;&quot;&quot;);1)" office:value-type="float" office:value="1" calcext:value-type="float">
            <text:p>1</text:p>
          </table:table-cell>
          <table:table-cell/>
          <table:table-cell table:formula="of:=COM.MICROSOFT.CONCAT(&quot;insert into items (name, description, cost, usable) values('&quot;;[.A18];&quot;','',&quot;;[.F18];&quot;,1)&quot;)" office:value-type="string" office:string-value="insert into items (name, description, cost, usable) values('Chalk, 1 piece','',1,1)" calcext:value-type="string">
            <text:p>insert into items (name, description, cost, usable) values('Chalk, 1 piece','',1,1)</text:p>
          </table:table-cell>
        </table:table-row>
        <table:table-row table:style-name="ro1">
          <table:table-cell office:value-type="string" calcext:value-type="string">
            <text:p>Chest (empty)</text:p>
          </table:table-cell>
          <table:table-cell office:value-type="string" calcext:value-type="string">
            <text:p>2 gp</text:p>
          </table:table-cell>
          <table:table-cell office:value-type="string" calcext:value-type="string">
            <text:p>25 lb.</text:p>
          </table:table-cell>
          <table:table-cell table:formula="of:=IFERROR(FIND(&quot; sp&quot;;[.B19]);&quot;0&quot;)" office:value-type="string" office:string-value="0" calcext:value-type="string">
            <text:p>0</text:p>
          </table:table-cell>
          <table:table-cell table:formula="of:=IFERROR(FIND(&quot; cp&quot;;[.B19]);&quot;0&quot;)" office:value-type="string" office:string-value="0" calcext:value-type="string">
            <text:p>0</text:p>
          </table:table-cell>
          <table:table-cell table:formula="of:=IF(AND([.D19]=&quot;0&quot;;[.E19]=&quot;0&quot;);SUBSTITUTE([.B19];&quot; gp&quot;;&quot;&quot;);1)" office:value-type="string" office:string-value="2" calcext:value-type="string">
            <text:p>2</text:p>
          </table:table-cell>
          <table:table-cell/>
          <table:table-cell table:formula="of:=COM.MICROSOFT.CONCAT(&quot;insert into items (name, description, cost, usable) values('&quot;;[.A19];&quot;','',&quot;;[.F19];&quot;,1)&quot;)" office:value-type="string" office:string-value="insert into items (name, description, cost, usable) values('Chest (empty)','',2,1)" calcext:value-type="string">
            <text:p>insert into items (name, description, cost, usable) values('Chest (empty)','',2,1)</text:p>
          </table:table-cell>
        </table:table-row>
        <table:table-row table:style-name="ro1">
          <table:table-cell office:value-type="string" calcext:value-type="string">
            <text:p>Crowbar</text:p>
          </table:table-cell>
          <table:table-cell office:value-type="string" calcext:value-type="string">
            <text:p>2 gp</text:p>
          </table:table-cell>
          <table:table-cell office:value-type="string" calcext:value-type="string">
            <text:p>5 lb.</text:p>
          </table:table-cell>
          <table:table-cell table:formula="of:=IFERROR(FIND(&quot; sp&quot;;[.B20]);&quot;0&quot;)" office:value-type="string" office:string-value="0" calcext:value-type="string">
            <text:p>0</text:p>
          </table:table-cell>
          <table:table-cell table:formula="of:=IFERROR(FIND(&quot; cp&quot;;[.B20]);&quot;0&quot;)" office:value-type="string" office:string-value="0" calcext:value-type="string">
            <text:p>0</text:p>
          </table:table-cell>
          <table:table-cell table:formula="of:=IF(AND([.D20]=&quot;0&quot;;[.E20]=&quot;0&quot;);SUBSTITUTE([.B20];&quot; gp&quot;;&quot;&quot;);1)" office:value-type="string" office:string-value="2" calcext:value-type="string">
            <text:p>2</text:p>
          </table:table-cell>
          <table:table-cell/>
          <table:table-cell table:formula="of:=COM.MICROSOFT.CONCAT(&quot;insert into items (name, description, cost, usable) values('&quot;;[.A20];&quot;','',&quot;;[.F20];&quot;,1)&quot;)" office:value-type="string" office:string-value="insert into items (name, description, cost, usable) values('Crowbar','',2,1)" calcext:value-type="string">
            <text:p>insert into items (name, description, cost, usable) values('Crowbar','',2,1)</text:p>
          </table:table-cell>
        </table:table-row>
        <table:table-row table:style-name="ro1">
          <table:table-cell office:value-type="string" calcext:value-type="string">
            <text:p>Firewood (per day)</text:p>
          </table:table-cell>
          <table:table-cell office:value-type="string" calcext:value-type="string">
            <text:p>1 cp</text:p>
          </table:table-cell>
          <table:table-cell office:value-type="string" calcext:value-type="string">
            <text:p>20 lb.</text:p>
          </table:table-cell>
          <table:table-cell table:formula="of:=IFERROR(FIND(&quot; sp&quot;;[.B21]);&quot;0&quot;)" office:value-type="string" office:string-value="0" calcext:value-type="string">
            <text:p>0</text:p>
          </table:table-cell>
          <table:table-cell table:formula="of:=IFERROR(FIND(&quot; cp&quot;;[.B21]);&quot;0&quot;)" office:value-type="float" office:value="2" calcext:value-type="float">
            <text:p>2</text:p>
          </table:table-cell>
          <table:table-cell table:formula="of:=IF(AND([.D21]=&quot;0&quot;;[.E21]=&quot;0&quot;);SUBSTITUTE([.B21];&quot; gp&quot;;&quot;&quot;);1)" office:value-type="float" office:value="1" calcext:value-type="float">
            <text:p>1</text:p>
          </table:table-cell>
          <table:table-cell/>
          <table:table-cell table:formula="of:=COM.MICROSOFT.CONCAT(&quot;insert into items (name, description, cost, usable) values('&quot;;[.A21];&quot;','',&quot;;[.F21];&quot;,1)&quot;)" office:value-type="string" office:string-value="insert into items (name, description, cost, usable) values('Firewood (per day)','',1,1)" calcext:value-type="string">
            <text:p>insert into items (name, description, cost, usable) values('Firewood (per day)','',1,1)</text:p>
          </table:table-cell>
        </table:table-row>
        <table:table-row table:style-name="ro1">
          <table:table-cell office:value-type="string" calcext:value-type="string">
            <text:p>Fishhook</text:p>
          </table:table-cell>
          <table:table-cell office:value-type="string" calcext:value-type="string">
            <text:p>1 sp</text:p>
          </table:table-cell>
          <table:table-cell office:value-type="string" calcext:value-type="string">
            <text:p>0 lb.</text:p>
          </table:table-cell>
          <table:table-cell table:formula="of:=IFERROR(FIND(&quot; sp&quot;;[.B22]);&quot;0&quot;)" office:value-type="float" office:value="2" calcext:value-type="float">
            <text:p>2</text:p>
          </table:table-cell>
          <table:table-cell table:formula="of:=IFERROR(FIND(&quot; cp&quot;;[.B22]);&quot;0&quot;)" office:value-type="string" office:string-value="0" calcext:value-type="string">
            <text:p>0</text:p>
          </table:table-cell>
          <table:table-cell table:formula="of:=IF(AND([.D22]=&quot;0&quot;;[.E22]=&quot;0&quot;);SUBSTITUTE([.B22];&quot; gp&quot;;&quot;&quot;);1)" office:value-type="float" office:value="1" calcext:value-type="float">
            <text:p>1</text:p>
          </table:table-cell>
          <table:table-cell/>
          <table:table-cell table:formula="of:=COM.MICROSOFT.CONCAT(&quot;insert into items (name, description, cost, usable) values('&quot;;[.A22];&quot;','',&quot;;[.F22];&quot;,1)&quot;)" office:value-type="string" office:string-value="insert into items (name, description, cost, usable) values('Fishhook','',1,1)" calcext:value-type="string">
            <text:p>insert into items (name, description, cost, usable) values('Fishhook','',1,1)</text:p>
          </table:table-cell>
        </table:table-row>
        <table:table-row table:style-name="ro1">
          <table:table-cell office:value-type="string" calcext:value-type="string">
            <text:p>Fishing net, 25 sq. ft.</text:p>
          </table:table-cell>
          <table:table-cell office:value-type="string" calcext:value-type="string">
            <text:p>4 gp</text:p>
          </table:table-cell>
          <table:table-cell office:value-type="string" calcext:value-type="string">
            <text:p>5 lb.</text:p>
          </table:table-cell>
          <table:table-cell table:formula="of:=IFERROR(FIND(&quot; sp&quot;;[.B23]);&quot;0&quot;)" office:value-type="string" office:string-value="0" calcext:value-type="string">
            <text:p>0</text:p>
          </table:table-cell>
          <table:table-cell table:formula="of:=IFERROR(FIND(&quot; cp&quot;;[.B23]);&quot;0&quot;)" office:value-type="string" office:string-value="0" calcext:value-type="string">
            <text:p>0</text:p>
          </table:table-cell>
          <table:table-cell table:formula="of:=IF(AND([.D23]=&quot;0&quot;;[.E23]=&quot;0&quot;);SUBSTITUTE([.B23];&quot; gp&quot;;&quot;&quot;);1)" office:value-type="string" office:string-value="4" calcext:value-type="string">
            <text:p>4</text:p>
          </table:table-cell>
          <table:table-cell/>
          <table:table-cell table:formula="of:=COM.MICROSOFT.CONCAT(&quot;insert into items (name, description, cost, usable) values('&quot;;[.A23];&quot;','',&quot;;[.F23];&quot;,1)&quot;)" office:value-type="string" office:string-value="insert into items (name, description, cost, usable) values('Fishing net, 25 sq. ft.','',4,1)" calcext:value-type="string">
            <text:p>insert into items (name, description, cost, usable) values('Fishing net, 25 sq. ft.','',4,1)</text:p>
          </table:table-cell>
        </table:table-row>
        <table:table-row table:style-name="ro1">
          <table:table-cell office:value-type="string" calcext:value-type="string">
            <text:p>Flask (empty)</text:p>
          </table:table-cell>
          <table:table-cell office:value-type="string" calcext:value-type="string">
            <text:p>3 cp</text:p>
          </table:table-cell>
          <table:table-cell office:value-type="string" calcext:value-type="string">
            <text:p>1½ lb.</text:p>
          </table:table-cell>
          <table:table-cell table:formula="of:=IFERROR(FIND(&quot; sp&quot;;[.B24]);&quot;0&quot;)" office:value-type="string" office:string-value="0" calcext:value-type="string">
            <text:p>0</text:p>
          </table:table-cell>
          <table:table-cell table:formula="of:=IFERROR(FIND(&quot; cp&quot;;[.B24]);&quot;0&quot;)" office:value-type="float" office:value="2" calcext:value-type="float">
            <text:p>2</text:p>
          </table:table-cell>
          <table:table-cell table:formula="of:=IF(AND([.D24]=&quot;0&quot;;[.E24]=&quot;0&quot;);SUBSTITUTE([.B24];&quot; gp&quot;;&quot;&quot;);1)" office:value-type="float" office:value="1" calcext:value-type="float">
            <text:p>1</text:p>
          </table:table-cell>
          <table:table-cell/>
          <table:table-cell table:formula="of:=COM.MICROSOFT.CONCAT(&quot;insert into items (name, description, cost, usable) values('&quot;;[.A24];&quot;','',&quot;;[.F24];&quot;,1)&quot;)" office:value-type="string" office:string-value="insert into items (name, description, cost, usable) values('Flask (empty)','',1,1)" calcext:value-type="string">
            <text:p>insert into items (name, description, cost, usable) values('Flask (empty)','',1,1)</text:p>
          </table:table-cell>
        </table:table-row>
        <table:table-row table:style-name="ro1">
          <table:table-cell office:value-type="string" calcext:value-type="string">
            <text:p>Flint and steel</text:p>
          </table:table-cell>
          <table:table-cell office:value-type="string" calcext:value-type="string">
            <text:p>1 gp</text:p>
          </table:table-cell>
          <table:table-cell office:value-type="string" calcext:value-type="string">
            <text:p>0 lb.</text:p>
          </table:table-cell>
          <table:table-cell table:formula="of:=IFERROR(FIND(&quot; sp&quot;;[.B25]);&quot;0&quot;)" office:value-type="string" office:string-value="0" calcext:value-type="string">
            <text:p>0</text:p>
          </table:table-cell>
          <table:table-cell table:formula="of:=IFERROR(FIND(&quot; cp&quot;;[.B25]);&quot;0&quot;)" office:value-type="string" office:string-value="0" calcext:value-type="string">
            <text:p>0</text:p>
          </table:table-cell>
          <table:table-cell table:formula="of:=IF(AND([.D25]=&quot;0&quot;;[.E25]=&quot;0&quot;);SUBSTITUTE([.B25];&quot; gp&quot;;&quot;&quot;);1)" office:value-type="string" office:string-value="1" calcext:value-type="string">
            <text:p>1</text:p>
          </table:table-cell>
          <table:table-cell/>
          <table:table-cell table:formula="of:=COM.MICROSOFT.CONCAT(&quot;insert into items (name, description, cost, usable) values('&quot;;[.A25];&quot;','',&quot;;[.F25];&quot;,1)&quot;)" office:value-type="string" office:string-value="insert into items (name, description, cost, usable) values('Flint and steel','',1,1)" calcext:value-type="string">
            <text:p>insert into items (name, description, cost, usable) values('Flint and steel','',1,1)</text:p>
          </table:table-cell>
        </table:table-row>
        <table:table-row table:style-name="ro1">
          <table:table-cell office:value-type="string" calcext:value-type="string">
            <text:p>Grappling hook</text:p>
          </table:table-cell>
          <table:table-cell office:value-type="string" calcext:value-type="string">
            <text:p>1 gp</text:p>
          </table:table-cell>
          <table:table-cell office:value-type="string" calcext:value-type="string">
            <text:p>4 lb.</text:p>
          </table:table-cell>
          <table:table-cell table:formula="of:=IFERROR(FIND(&quot; sp&quot;;[.B26]);&quot;0&quot;)" office:value-type="string" office:string-value="0" calcext:value-type="string">
            <text:p>0</text:p>
          </table:table-cell>
          <table:table-cell table:formula="of:=IFERROR(FIND(&quot; cp&quot;;[.B26]);&quot;0&quot;)" office:value-type="string" office:string-value="0" calcext:value-type="string">
            <text:p>0</text:p>
          </table:table-cell>
          <table:table-cell table:formula="of:=IF(AND([.D26]=&quot;0&quot;;[.E26]=&quot;0&quot;);SUBSTITUTE([.B26];&quot; gp&quot;;&quot;&quot;);1)" office:value-type="string" office:string-value="1" calcext:value-type="string">
            <text:p>1</text:p>
          </table:table-cell>
          <table:table-cell/>
          <table:table-cell table:formula="of:=COM.MICROSOFT.CONCAT(&quot;insert into items (name, description, cost, usable) values('&quot;;[.A26];&quot;','',&quot;;[.F26];&quot;,1)&quot;)" office:value-type="string" office:string-value="insert into items (name, description, cost, usable) values('Grappling hook','',1,1)" calcext:value-type="string">
            <text:p>insert into items (name, description, cost, usable) values('Grappling hook','',1,1)</text:p>
          </table:table-cell>
        </table:table-row>
        <table:table-row table:style-name="ro1">
          <table:table-cell office:value-type="string" calcext:value-type="string">
            <text:p>Hammer</text:p>
          </table:table-cell>
          <table:table-cell office:value-type="string" calcext:value-type="string">
            <text:p>5 sp</text:p>
          </table:table-cell>
          <table:table-cell office:value-type="string" calcext:value-type="string">
            <text:p>2 lb.</text:p>
          </table:table-cell>
          <table:table-cell table:formula="of:=IFERROR(FIND(&quot; sp&quot;;[.B27]);&quot;0&quot;)" office:value-type="float" office:value="2" calcext:value-type="float">
            <text:p>2</text:p>
          </table:table-cell>
          <table:table-cell table:formula="of:=IFERROR(FIND(&quot; cp&quot;;[.B27]);&quot;0&quot;)" office:value-type="string" office:string-value="0" calcext:value-type="string">
            <text:p>0</text:p>
          </table:table-cell>
          <table:table-cell table:formula="of:=IF(AND([.D27]=&quot;0&quot;;[.E27]=&quot;0&quot;);SUBSTITUTE([.B27];&quot; gp&quot;;&quot;&quot;);1)" office:value-type="float" office:value="1" calcext:value-type="float">
            <text:p>1</text:p>
          </table:table-cell>
          <table:table-cell/>
          <table:table-cell table:formula="of:=COM.MICROSOFT.CONCAT(&quot;insert into items (name, description, cost, usable) values('&quot;;[.A27];&quot;','',&quot;;[.F27];&quot;,1)&quot;)" office:value-type="string" office:string-value="insert into items (name, description, cost, usable) values('Hammer','',1,1)" calcext:value-type="string">
            <text:p>insert into items (name, description, cost, usable) values('Hammer','',1,1)</text:p>
          </table:table-cell>
        </table:table-row>
        <table:table-row table:style-name="ro1">
          <table:table-cell office:value-type="string" calcext:value-type="string">
            <text:p>Ink (1 oz. vial)</text:p>
          </table:table-cell>
          <table:table-cell office:value-type="string" calcext:value-type="string">
            <text:p>8 gp</text:p>
          </table:table-cell>
          <table:table-cell office:value-type="string" calcext:value-type="string">
            <text:p>0 lb.</text:p>
          </table:table-cell>
          <table:table-cell table:formula="of:=IFERROR(FIND(&quot; sp&quot;;[.B28]);&quot;0&quot;)" office:value-type="string" office:string-value="0" calcext:value-type="string">
            <text:p>0</text:p>
          </table:table-cell>
          <table:table-cell table:formula="of:=IFERROR(FIND(&quot; cp&quot;;[.B28]);&quot;0&quot;)" office:value-type="string" office:string-value="0" calcext:value-type="string">
            <text:p>0</text:p>
          </table:table-cell>
          <table:table-cell table:formula="of:=IF(AND([.D28]=&quot;0&quot;;[.E28]=&quot;0&quot;);SUBSTITUTE([.B28];&quot; gp&quot;;&quot;&quot;);1)" office:value-type="string" office:string-value="8" calcext:value-type="string">
            <text:p>8</text:p>
          </table:table-cell>
          <table:table-cell/>
          <table:table-cell table:formula="of:=COM.MICROSOFT.CONCAT(&quot;insert into items (name, description, cost, usable) values('&quot;;[.A28];&quot;','',&quot;;[.F28];&quot;,1)&quot;)" office:value-type="string" office:string-value="insert into items (name, description, cost, usable) values('Ink (1 oz. vial)','',8,1)" calcext:value-type="string">
            <text:p>insert into items (name, description, cost, usable) values('Ink (1 oz. vial)','',8,1)</text:p>
          </table:table-cell>
        </table:table-row>
        <table:table-row table:style-name="ro1">
          <table:table-cell office:value-type="string" calcext:value-type="string">
            <text:p>Inkpen</text:p>
          </table:table-cell>
          <table:table-cell office:value-type="string" calcext:value-type="string">
            <text:p>1 sp</text:p>
          </table:table-cell>
          <table:table-cell office:value-type="string" calcext:value-type="string">
            <text:p>0 lb.</text:p>
          </table:table-cell>
          <table:table-cell table:formula="of:=IFERROR(FIND(&quot; sp&quot;;[.B29]);&quot;0&quot;)" office:value-type="float" office:value="2" calcext:value-type="float">
            <text:p>2</text:p>
          </table:table-cell>
          <table:table-cell table:formula="of:=IFERROR(FIND(&quot; cp&quot;;[.B29]);&quot;0&quot;)" office:value-type="string" office:string-value="0" calcext:value-type="string">
            <text:p>0</text:p>
          </table:table-cell>
          <table:table-cell table:formula="of:=IF(AND([.D29]=&quot;0&quot;;[.E29]=&quot;0&quot;);SUBSTITUTE([.B29];&quot; gp&quot;;&quot;&quot;);1)" office:value-type="float" office:value="1" calcext:value-type="float">
            <text:p>1</text:p>
          </table:table-cell>
          <table:table-cell/>
          <table:table-cell table:formula="of:=COM.MICROSOFT.CONCAT(&quot;insert into items (name, description, cost, usable) values('&quot;;[.A29];&quot;','',&quot;;[.F29];&quot;,1)&quot;)" office:value-type="string" office:string-value="insert into items (name, description, cost, usable) values('Inkpen','',1,1)" calcext:value-type="string">
            <text:p>insert into items (name, description, cost, usable) values('Inkpen','',1,1)</text:p>
          </table:table-cell>
        </table:table-row>
        <table:table-row table:style-name="ro1">
          <table:table-cell office:value-type="string" calcext:value-type="string">
            <text:p>Jug, clay</text:p>
          </table:table-cell>
          <table:table-cell office:value-type="string" calcext:value-type="string">
            <text:p>3 cp</text:p>
          </table:table-cell>
          <table:table-cell office:value-type="string" calcext:value-type="string">
            <text:p>9 lb.</text:p>
          </table:table-cell>
          <table:table-cell table:formula="of:=IFERROR(FIND(&quot; sp&quot;;[.B30]);&quot;0&quot;)" office:value-type="string" office:string-value="0" calcext:value-type="string">
            <text:p>0</text:p>
          </table:table-cell>
          <table:table-cell table:formula="of:=IFERROR(FIND(&quot; cp&quot;;[.B30]);&quot;0&quot;)" office:value-type="float" office:value="2" calcext:value-type="float">
            <text:p>2</text:p>
          </table:table-cell>
          <table:table-cell table:formula="of:=IF(AND([.D30]=&quot;0&quot;;[.E30]=&quot;0&quot;);SUBSTITUTE([.B30];&quot; gp&quot;;&quot;&quot;);1)" office:value-type="float" office:value="1" calcext:value-type="float">
            <text:p>1</text:p>
          </table:table-cell>
          <table:table-cell/>
          <table:table-cell table:formula="of:=COM.MICROSOFT.CONCAT(&quot;insert into items (name, description, cost, usable) values('&quot;;[.A30];&quot;','',&quot;;[.F30];&quot;,1)&quot;)" office:value-type="string" office:string-value="insert into items (name, description, cost, usable) values('Jug, clay','',1,1)" calcext:value-type="string">
            <text:p>insert into items (name, description, cost, usable) values('Jug, clay','',1,1)</text:p>
          </table:table-cell>
        </table:table-row>
        <table:table-row table:style-name="ro1">
          <table:table-cell office:value-type="string" calcext:value-type="string">
            <text:p>Ladder, 10-foot</text:p>
          </table:table-cell>
          <table:table-cell office:value-type="string" calcext:value-type="string">
            <text:p>5 cp</text:p>
          </table:table-cell>
          <table:table-cell office:value-type="string" calcext:value-type="string">
            <text:p>20 lb.</text:p>
          </table:table-cell>
          <table:table-cell table:formula="of:=IFERROR(FIND(&quot; sp&quot;;[.B31]);&quot;0&quot;)" office:value-type="string" office:string-value="0" calcext:value-type="string">
            <text:p>0</text:p>
          </table:table-cell>
          <table:table-cell table:formula="of:=IFERROR(FIND(&quot; cp&quot;;[.B31]);&quot;0&quot;)" office:value-type="float" office:value="2" calcext:value-type="float">
            <text:p>2</text:p>
          </table:table-cell>
          <table:table-cell table:formula="of:=IF(AND([.D31]=&quot;0&quot;;[.E31]=&quot;0&quot;);SUBSTITUTE([.B31];&quot; gp&quot;;&quot;&quot;);1)" office:value-type="float" office:value="1" calcext:value-type="float">
            <text:p>1</text:p>
          </table:table-cell>
          <table:table-cell/>
          <table:table-cell table:formula="of:=COM.MICROSOFT.CONCAT(&quot;insert into items (name, description, cost, usable) values('&quot;;[.A31];&quot;','',&quot;;[.F31];&quot;,1)&quot;)" office:value-type="string" office:string-value="insert into items (name, description, cost, usable) values('Ladder, 10-foot','',1,1)" calcext:value-type="string">
            <text:p>insert into items (name, description, cost, usable) values('Ladder, 10-foot','',1,1)</text:p>
          </table:table-cell>
        </table:table-row>
        <table:table-row table:style-name="ro1">
          <table:table-cell office:value-type="string" calcext:value-type="string">
            <text:p>Lamp, common</text:p>
          </table:table-cell>
          <table:table-cell office:value-type="string" calcext:value-type="string">
            <text:p>1 sp</text:p>
          </table:table-cell>
          <table:table-cell office:value-type="string" calcext:value-type="string">
            <text:p>1 lb.</text:p>
          </table:table-cell>
          <table:table-cell table:formula="of:=IFERROR(FIND(&quot; sp&quot;;[.B32]);&quot;0&quot;)" office:value-type="float" office:value="2" calcext:value-type="float">
            <text:p>2</text:p>
          </table:table-cell>
          <table:table-cell table:formula="of:=IFERROR(FIND(&quot; cp&quot;;[.B32]);&quot;0&quot;)" office:value-type="string" office:string-value="0" calcext:value-type="string">
            <text:p>0</text:p>
          </table:table-cell>
          <table:table-cell table:formula="of:=IF(AND([.D32]=&quot;0&quot;;[.E32]=&quot;0&quot;);SUBSTITUTE([.B32];&quot; gp&quot;;&quot;&quot;);1)" office:value-type="float" office:value="1" calcext:value-type="float">
            <text:p>1</text:p>
          </table:table-cell>
          <table:table-cell/>
          <table:table-cell table:formula="of:=COM.MICROSOFT.CONCAT(&quot;insert into items (name, description, cost, usable) values('&quot;;[.A32];&quot;','',&quot;;[.F32];&quot;,1)&quot;)" office:value-type="string" office:string-value="insert into items (name, description, cost, usable) values('Lamp, common','',1,1)" calcext:value-type="string">
            <text:p>insert into items (name, description, cost, usable) values('Lamp, common','',1,1)</text:p>
          </table:table-cell>
        </table:table-row>
        <table:table-row table:style-name="ro1">
          <table:table-cell office:value-type="string" calcext:value-type="string">
            <text:p>Lantern, bullseye</text:p>
          </table:table-cell>
          <table:table-cell office:value-type="string" calcext:value-type="string">
            <text:p>12 gp</text:p>
          </table:table-cell>
          <table:table-cell office:value-type="string" calcext:value-type="string">
            <text:p>3 lb.</text:p>
          </table:table-cell>
          <table:table-cell table:formula="of:=IFERROR(FIND(&quot; sp&quot;;[.B33]);&quot;0&quot;)" office:value-type="string" office:string-value="0" calcext:value-type="string">
            <text:p>0</text:p>
          </table:table-cell>
          <table:table-cell table:formula="of:=IFERROR(FIND(&quot; cp&quot;;[.B33]);&quot;0&quot;)" office:value-type="string" office:string-value="0" calcext:value-type="string">
            <text:p>0</text:p>
          </table:table-cell>
          <table:table-cell table:formula="of:=IF(AND([.D33]=&quot;0&quot;;[.E33]=&quot;0&quot;);SUBSTITUTE([.B33];&quot; gp&quot;;&quot;&quot;);1)" office:value-type="string" office:string-value="12" calcext:value-type="string">
            <text:p>12</text:p>
          </table:table-cell>
          <table:table-cell/>
          <table:table-cell table:formula="of:=COM.MICROSOFT.CONCAT(&quot;insert into items (name, description, cost, usable) values('&quot;;[.A33];&quot;','',&quot;;[.F33];&quot;,1)&quot;)" office:value-type="string" office:string-value="insert into items (name, description, cost, usable) values('Lantern, bullseye','',12,1)" calcext:value-type="string">
            <text:p>insert into items (name, description, cost, usable) values('Lantern, bullseye','',12,1)</text:p>
          </table:table-cell>
        </table:table-row>
        <table:table-row table:style-name="ro1">
          <table:table-cell office:value-type="string" calcext:value-type="string">
            <text:p>Lantern, hooded</text:p>
          </table:table-cell>
          <table:table-cell office:value-type="string" calcext:value-type="string">
            <text:p>7 gp</text:p>
          </table:table-cell>
          <table:table-cell office:value-type="string" calcext:value-type="string">
            <text:p>2 lb.</text:p>
          </table:table-cell>
          <table:table-cell table:formula="of:=IFERROR(FIND(&quot; sp&quot;;[.B34]);&quot;0&quot;)" office:value-type="string" office:string-value="0" calcext:value-type="string">
            <text:p>0</text:p>
          </table:table-cell>
          <table:table-cell table:formula="of:=IFERROR(FIND(&quot; cp&quot;;[.B34]);&quot;0&quot;)" office:value-type="string" office:string-value="0" calcext:value-type="string">
            <text:p>0</text:p>
          </table:table-cell>
          <table:table-cell table:formula="of:=IF(AND([.D34]=&quot;0&quot;;[.E34]=&quot;0&quot;);SUBSTITUTE([.B34];&quot; gp&quot;;&quot;&quot;);1)" office:value-type="string" office:string-value="7" calcext:value-type="string">
            <text:p>7</text:p>
          </table:table-cell>
          <table:table-cell/>
          <table:table-cell table:formula="of:=COM.MICROSOFT.CONCAT(&quot;insert into items (name, description, cost, usable) values('&quot;;[.A34];&quot;','',&quot;;[.F34];&quot;,1)&quot;)" office:value-type="string" office:string-value="insert into items (name, description, cost, usable) values('Lantern, hooded','',7,1)" calcext:value-type="string">
            <text:p>insert into items (name, description, cost, usable) values('Lantern, hooded','',7,1)</text:p>
          </table:table-cell>
        </table:table-row>
        <table:table-row table:style-name="ro1">
          <table:table-cell office:value-type="string" calcext:value-type="string">
            <text:p>Lock (very simple)</text:p>
          </table:table-cell>
          <table:table-cell office:value-type="string" calcext:value-type="string">
            <text:p>20 gp</text:p>
          </table:table-cell>
          <table:table-cell office:value-type="string" calcext:value-type="string">
            <text:p>1 lb.</text:p>
          </table:table-cell>
          <table:table-cell table:formula="of:=IFERROR(FIND(&quot; sp&quot;;[.B35]);&quot;0&quot;)" office:value-type="string" office:string-value="0" calcext:value-type="string">
            <text:p>0</text:p>
          </table:table-cell>
          <table:table-cell table:formula="of:=IFERROR(FIND(&quot; cp&quot;;[.B35]);&quot;0&quot;)" office:value-type="string" office:string-value="0" calcext:value-type="string">
            <text:p>0</text:p>
          </table:table-cell>
          <table:table-cell table:formula="of:=IF(AND([.D35]=&quot;0&quot;;[.E35]=&quot;0&quot;);SUBSTITUTE([.B35];&quot; gp&quot;;&quot;&quot;);1)" office:value-type="string" office:string-value="20" calcext:value-type="string">
            <text:p>20</text:p>
          </table:table-cell>
          <table:table-cell/>
          <table:table-cell table:formula="of:=COM.MICROSOFT.CONCAT(&quot;insert into items (name, description, cost, usable) values('&quot;;[.A35];&quot;','',&quot;;[.F35];&quot;,1)&quot;)" office:value-type="string" office:string-value="insert into items (name, description, cost, usable) values('Lock (very simple)','',20,1)" calcext:value-type="string">
            <text:p>insert into items (name, description, cost, usable) values('Lock (very simple)','',20,1)</text:p>
          </table:table-cell>
        </table:table-row>
        <table:table-row table:style-name="ro1">
          <table:table-cell office:value-type="string" calcext:value-type="string">
            <text:p>Lock (average)</text:p>
          </table:table-cell>
          <table:table-cell office:value-type="string" calcext:value-type="string">
            <text:p>40 gp</text:p>
          </table:table-cell>
          <table:table-cell office:value-type="string" calcext:value-type="string">
            <text:p>1 lb.</text:p>
          </table:table-cell>
          <table:table-cell table:formula="of:=IFERROR(FIND(&quot; sp&quot;;[.B36]);&quot;0&quot;)" office:value-type="string" office:string-value="0" calcext:value-type="string">
            <text:p>0</text:p>
          </table:table-cell>
          <table:table-cell table:formula="of:=IFERROR(FIND(&quot; cp&quot;;[.B36]);&quot;0&quot;)" office:value-type="string" office:string-value="0" calcext:value-type="string">
            <text:p>0</text:p>
          </table:table-cell>
          <table:table-cell table:formula="of:=IF(AND([.D36]=&quot;0&quot;;[.E36]=&quot;0&quot;);SUBSTITUTE([.B36];&quot; gp&quot;;&quot;&quot;);1)" office:value-type="string" office:string-value="40" calcext:value-type="string">
            <text:p>40</text:p>
          </table:table-cell>
          <table:table-cell/>
          <table:table-cell table:formula="of:=COM.MICROSOFT.CONCAT(&quot;insert into items (name, description, cost, usable) values('&quot;;[.A36];&quot;','',&quot;;[.F36];&quot;,1)&quot;)" office:value-type="string" office:string-value="insert into items (name, description, cost, usable) values('Lock (average)','',40,1)" calcext:value-type="string">
            <text:p>insert into items (name, description, cost, usable) values('Lock (average)','',40,1)</text:p>
          </table:table-cell>
        </table:table-row>
        <table:table-row table:style-name="ro1">
          <table:table-cell office:value-type="string" calcext:value-type="string">
            <text:p>Lock (good)</text:p>
          </table:table-cell>
          <table:table-cell office:value-type="string" calcext:value-type="string">
            <text:p>80 gp</text:p>
          </table:table-cell>
          <table:table-cell office:value-type="string" calcext:value-type="string">
            <text:p>1 lb.</text:p>
          </table:table-cell>
          <table:table-cell table:formula="of:=IFERROR(FIND(&quot; sp&quot;;[.B37]);&quot;0&quot;)" office:value-type="string" office:string-value="0" calcext:value-type="string">
            <text:p>0</text:p>
          </table:table-cell>
          <table:table-cell table:formula="of:=IFERROR(FIND(&quot; cp&quot;;[.B37]);&quot;0&quot;)" office:value-type="string" office:string-value="0" calcext:value-type="string">
            <text:p>0</text:p>
          </table:table-cell>
          <table:table-cell table:formula="of:=IF(AND([.D37]=&quot;0&quot;;[.E37]=&quot;0&quot;);SUBSTITUTE([.B37];&quot; gp&quot;;&quot;&quot;);1)" office:value-type="string" office:string-value="80" calcext:value-type="string">
            <text:p>80</text:p>
          </table:table-cell>
          <table:table-cell/>
          <table:table-cell table:formula="of:=COM.MICROSOFT.CONCAT(&quot;insert into items (name, description, cost, usable) values('&quot;;[.A37];&quot;','',&quot;;[.F37];&quot;,1)&quot;)" office:value-type="string" office:string-value="insert into items (name, description, cost, usable) values('Lock (good)','',80,1)" calcext:value-type="string">
            <text:p>insert into items (name, description, cost, usable) values('Lock (good)','',80,1)</text:p>
          </table:table-cell>
        </table:table-row>
        <table:table-row table:style-name="ro1">
          <table:table-cell office:value-type="string" calcext:value-type="string">
            <text:p>Lock (amazing)</text:p>
          </table:table-cell>
          <table:table-cell office:value-type="string" calcext:value-type="string">
            <text:p>150 gp</text:p>
          </table:table-cell>
          <table:table-cell office:value-type="string" calcext:value-type="string">
            <text:p>1 lb.</text:p>
          </table:table-cell>
          <table:table-cell table:formula="of:=IFERROR(FIND(&quot; sp&quot;;[.B38]);&quot;0&quot;)" office:value-type="string" office:string-value="0" calcext:value-type="string">
            <text:p>0</text:p>
          </table:table-cell>
          <table:table-cell table:formula="of:=IFERROR(FIND(&quot; cp&quot;;[.B38]);&quot;0&quot;)" office:value-type="string" office:string-value="0" calcext:value-type="string">
            <text:p>0</text:p>
          </table:table-cell>
          <table:table-cell table:formula="of:=IF(AND([.D38]=&quot;0&quot;;[.E38]=&quot;0&quot;);SUBSTITUTE([.B38];&quot; gp&quot;;&quot;&quot;);1)" office:value-type="string" office:string-value="150" calcext:value-type="string">
            <text:p>150</text:p>
          </table:table-cell>
          <table:table-cell/>
          <table:table-cell table:formula="of:=COM.MICROSOFT.CONCAT(&quot;insert into items (name, description, cost, usable) values('&quot;;[.A38];&quot;','',&quot;;[.F38];&quot;,1)&quot;)" office:value-type="string" office:string-value="insert into items (name, description, cost, usable) values('Lock (amazing)','',150,1)" calcext:value-type="string">
            <text:p>insert into items (name, description, cost, usable) values('Lock (amazing)','',150,1)</text:p>
          </table:table-cell>
        </table:table-row>
        <table:table-row table:style-name="ro1">
          <table:table-cell office:value-type="string" calcext:value-type="string">
            <text:p>Manacles</text:p>
          </table:table-cell>
          <table:table-cell office:value-type="string" calcext:value-type="string">
            <text:p>15 gp</text:p>
          </table:table-cell>
          <table:table-cell office:value-type="string" calcext:value-type="string">
            <text:p>2 lb.</text:p>
          </table:table-cell>
          <table:table-cell table:formula="of:=IFERROR(FIND(&quot; sp&quot;;[.B39]);&quot;0&quot;)" office:value-type="string" office:string-value="0" calcext:value-type="string">
            <text:p>0</text:p>
          </table:table-cell>
          <table:table-cell table:formula="of:=IFERROR(FIND(&quot; cp&quot;;[.B39]);&quot;0&quot;)" office:value-type="string" office:string-value="0" calcext:value-type="string">
            <text:p>0</text:p>
          </table:table-cell>
          <table:table-cell table:formula="of:=IF(AND([.D39]=&quot;0&quot;;[.E39]=&quot;0&quot;);SUBSTITUTE([.B39];&quot; gp&quot;;&quot;&quot;);1)" office:value-type="string" office:string-value="15" calcext:value-type="string">
            <text:p>15</text:p>
          </table:table-cell>
          <table:table-cell/>
          <table:table-cell table:formula="of:=COM.MICROSOFT.CONCAT(&quot;insert into items (name, description, cost, usable) values('&quot;;[.A39];&quot;','',&quot;;[.F39];&quot;,1)&quot;)" office:value-type="string" office:string-value="insert into items (name, description, cost, usable) values('Manacles','',15,1)" calcext:value-type="string">
            <text:p>insert into items (name, description, cost, usable) values('Manacles','',15,1)</text:p>
          </table:table-cell>
        </table:table-row>
        <table:table-row table:style-name="ro1">
          <table:table-cell office:value-type="string" calcext:value-type="string">
            <text:p>Manacles, masterwork</text:p>
          </table:table-cell>
          <table:table-cell office:value-type="string" calcext:value-type="string">
            <text:p>50 gp</text:p>
          </table:table-cell>
          <table:table-cell office:value-type="string" calcext:value-type="string">
            <text:p>2 lb.</text:p>
          </table:table-cell>
          <table:table-cell table:formula="of:=IFERROR(FIND(&quot; sp&quot;;[.B40]);&quot;0&quot;)" office:value-type="string" office:string-value="0" calcext:value-type="string">
            <text:p>0</text:p>
          </table:table-cell>
          <table:table-cell table:formula="of:=IFERROR(FIND(&quot; cp&quot;;[.B40]);&quot;0&quot;)" office:value-type="string" office:string-value="0" calcext:value-type="string">
            <text:p>0</text:p>
          </table:table-cell>
          <table:table-cell table:formula="of:=IF(AND([.D40]=&quot;0&quot;;[.E40]=&quot;0&quot;);SUBSTITUTE([.B40];&quot; gp&quot;;&quot;&quot;);1)" office:value-type="string" office:string-value="50" calcext:value-type="string">
            <text:p>50</text:p>
          </table:table-cell>
          <table:table-cell/>
          <table:table-cell table:formula="of:=COM.MICROSOFT.CONCAT(&quot;insert into items (name, description, cost, usable) values('&quot;;[.A40];&quot;','',&quot;;[.F40];&quot;,1)&quot;)" office:value-type="string" office:string-value="insert into items (name, description, cost, usable) values('Manacles, masterwork','',50,1)" calcext:value-type="string">
            <text:p>insert into items (name, description, cost, usable) values('Manacles, masterwork','',50,1)</text:p>
          </table:table-cell>
        </table:table-row>
        <table:table-row table:style-name="ro1">
          <table:table-cell office:value-type="string" calcext:value-type="string">
            <text:p>Mirror, small steel</text:p>
          </table:table-cell>
          <table:table-cell office:value-type="string" calcext:value-type="string">
            <text:p>10 gp</text:p>
          </table:table-cell>
          <table:table-cell office:value-type="string" calcext:value-type="string">
            <text:p>½ lb.</text:p>
          </table:table-cell>
          <table:table-cell table:formula="of:=IFERROR(FIND(&quot; sp&quot;;[.B41]);&quot;0&quot;)" office:value-type="string" office:string-value="0" calcext:value-type="string">
            <text:p>0</text:p>
          </table:table-cell>
          <table:table-cell table:formula="of:=IFERROR(FIND(&quot; cp&quot;;[.B41]);&quot;0&quot;)" office:value-type="string" office:string-value="0" calcext:value-type="string">
            <text:p>0</text:p>
          </table:table-cell>
          <table:table-cell table:formula="of:=IF(AND([.D41]=&quot;0&quot;;[.E41]=&quot;0&quot;);SUBSTITUTE([.B41];&quot; gp&quot;;&quot;&quot;);1)" office:value-type="string" office:string-value="10" calcext:value-type="string">
            <text:p>10</text:p>
          </table:table-cell>
          <table:table-cell/>
          <table:table-cell table:formula="of:=COM.MICROSOFT.CONCAT(&quot;insert into items (name, description, cost, usable) values('&quot;;[.A41];&quot;','',&quot;;[.F41];&quot;,1)&quot;)" office:value-type="string" office:string-value="insert into items (name, description, cost, usable) values('Mirror, small steel','',10,1)" calcext:value-type="string">
            <text:p>insert into items (name, description, cost, usable) values('Mirror, small steel','',10,1)</text:p>
          </table:table-cell>
        </table:table-row>
        <table:table-row table:style-name="ro1">
          <table:table-cell office:value-type="string" calcext:value-type="string">
            <text:p>Mug/Tankard, clay</text:p>
          </table:table-cell>
          <table:table-cell office:value-type="string" calcext:value-type="string">
            <text:p>2 cp</text:p>
          </table:table-cell>
          <table:table-cell office:value-type="string" calcext:value-type="string">
            <text:p>1 lb.</text:p>
          </table:table-cell>
          <table:table-cell table:formula="of:=IFERROR(FIND(&quot; sp&quot;;[.B42]);&quot;0&quot;)" office:value-type="string" office:string-value="0" calcext:value-type="string">
            <text:p>0</text:p>
          </table:table-cell>
          <table:table-cell table:formula="of:=IFERROR(FIND(&quot; cp&quot;;[.B42]);&quot;0&quot;)" office:value-type="float" office:value="2" calcext:value-type="float">
            <text:p>2</text:p>
          </table:table-cell>
          <table:table-cell table:formula="of:=IF(AND([.D42]=&quot;0&quot;;[.E42]=&quot;0&quot;);SUBSTITUTE([.B42];&quot; gp&quot;;&quot;&quot;);1)" office:value-type="float" office:value="1" calcext:value-type="float">
            <text:p>1</text:p>
          </table:table-cell>
          <table:table-cell/>
          <table:table-cell table:formula="of:=COM.MICROSOFT.CONCAT(&quot;insert into items (name, description, cost, usable) values('&quot;;[.A42];&quot;','',&quot;;[.F42];&quot;,1)&quot;)" office:value-type="string" office:string-value="insert into items (name, description, cost, usable) values('Mug/Tankard, clay','',1,1)" calcext:value-type="string">
            <text:p>insert into items (name, description, cost, usable) values('Mug/Tankard, clay','',1,1)</text:p>
          </table:table-cell>
        </table:table-row>
        <table:table-row table:style-name="ro1">
          <table:table-cell office:value-type="string" calcext:value-type="string">
            <text:p>Oil (1-pint flask)</text:p>
          </table:table-cell>
          <table:table-cell office:value-type="string" calcext:value-type="string">
            <text:p>1 sp</text:p>
          </table:table-cell>
          <table:table-cell office:value-type="string" calcext:value-type="string">
            <text:p>1 lb.</text:p>
          </table:table-cell>
          <table:table-cell table:formula="of:=IFERROR(FIND(&quot; sp&quot;;[.B43]);&quot;0&quot;)" office:value-type="float" office:value="2" calcext:value-type="float">
            <text:p>2</text:p>
          </table:table-cell>
          <table:table-cell table:formula="of:=IFERROR(FIND(&quot; cp&quot;;[.B43]);&quot;0&quot;)" office:value-type="string" office:string-value="0" calcext:value-type="string">
            <text:p>0</text:p>
          </table:table-cell>
          <table:table-cell table:formula="of:=IF(AND([.D43]=&quot;0&quot;;[.E43]=&quot;0&quot;);SUBSTITUTE([.B43];&quot; gp&quot;;&quot;&quot;);1)" office:value-type="float" office:value="1" calcext:value-type="float">
            <text:p>1</text:p>
          </table:table-cell>
          <table:table-cell/>
          <table:table-cell table:formula="of:=COM.MICROSOFT.CONCAT(&quot;insert into items (name, description, cost, usable) values('&quot;;[.A43];&quot;','',&quot;;[.F43];&quot;,1)&quot;)" office:value-type="string" office:string-value="insert into items (name, description, cost, usable) values('Oil (1-pint flask)','',1,1)" calcext:value-type="string">
            <text:p>insert into items (name, description, cost, usable) values('Oil (1-pint flask)','',1,1)</text:p>
          </table:table-cell>
        </table:table-row>
        <table:table-row table:style-name="ro1">
          <table:table-cell office:value-type="string" calcext:value-type="string">
            <text:p>Paper (sheet)</text:p>
          </table:table-cell>
          <table:table-cell office:value-type="string" calcext:value-type="string">
            <text:p>4 sp</text:p>
          </table:table-cell>
          <table:table-cell office:value-type="string" calcext:value-type="string">
            <text:p>0 lb.</text:p>
          </table:table-cell>
          <table:table-cell table:formula="of:=IFERROR(FIND(&quot; sp&quot;;[.B44]);&quot;0&quot;)" office:value-type="float" office:value="2" calcext:value-type="float">
            <text:p>2</text:p>
          </table:table-cell>
          <table:table-cell table:formula="of:=IFERROR(FIND(&quot; cp&quot;;[.B44]);&quot;0&quot;)" office:value-type="string" office:string-value="0" calcext:value-type="string">
            <text:p>0</text:p>
          </table:table-cell>
          <table:table-cell table:formula="of:=IF(AND([.D44]=&quot;0&quot;;[.E44]=&quot;0&quot;);SUBSTITUTE([.B44];&quot; gp&quot;;&quot;&quot;);1)" office:value-type="float" office:value="1" calcext:value-type="float">
            <text:p>1</text:p>
          </table:table-cell>
          <table:table-cell/>
          <table:table-cell table:formula="of:=COM.MICROSOFT.CONCAT(&quot;insert into items (name, description, cost, usable) values('&quot;;[.A44];&quot;','',&quot;;[.F44];&quot;,1)&quot;)" office:value-type="string" office:string-value="insert into items (name, description, cost, usable) values('Paper (sheet)','',1,1)" calcext:value-type="string">
            <text:p>insert into items (name, description, cost, usable) values('Paper (sheet)','',1,1)</text:p>
          </table:table-cell>
        </table:table-row>
        <table:table-row table:style-name="ro1">
          <table:table-cell office:value-type="string" calcext:value-type="string">
            <text:p>Parchment (sheet)</text:p>
          </table:table-cell>
          <table:table-cell office:value-type="string" calcext:value-type="string">
            <text:p>2 sp</text:p>
          </table:table-cell>
          <table:table-cell office:value-type="string" calcext:value-type="string">
            <text:p>0 lb.</text:p>
          </table:table-cell>
          <table:table-cell table:formula="of:=IFERROR(FIND(&quot; sp&quot;;[.B45]);&quot;0&quot;)" office:value-type="float" office:value="2" calcext:value-type="float">
            <text:p>2</text:p>
          </table:table-cell>
          <table:table-cell table:formula="of:=IFERROR(FIND(&quot; cp&quot;;[.B45]);&quot;0&quot;)" office:value-type="string" office:string-value="0" calcext:value-type="string">
            <text:p>0</text:p>
          </table:table-cell>
          <table:table-cell table:formula="of:=IF(AND([.D45]=&quot;0&quot;;[.E45]=&quot;0&quot;);SUBSTITUTE([.B45];&quot; gp&quot;;&quot;&quot;);1)" office:value-type="float" office:value="1" calcext:value-type="float">
            <text:p>1</text:p>
          </table:table-cell>
          <table:table-cell/>
          <table:table-cell table:formula="of:=COM.MICROSOFT.CONCAT(&quot;insert into items (name, description, cost, usable) values('&quot;;[.A45];&quot;','',&quot;;[.F45];&quot;,1)&quot;)" office:value-type="string" office:string-value="insert into items (name, description, cost, usable) values('Parchment (sheet)','',1,1)" calcext:value-type="string">
            <text:p>insert into items (name, description, cost, usable) values('Parchment (sheet)','',1,1)</text:p>
          </table:table-cell>
        </table:table-row>
        <table:table-row table:style-name="ro1">
          <table:table-cell office:value-type="string" calcext:value-type="string">
            <text:p>Pick, miner’s</text:p>
          </table:table-cell>
          <table:table-cell office:value-type="string" calcext:value-type="string">
            <text:p>3 gp</text:p>
          </table:table-cell>
          <table:table-cell office:value-type="string" calcext:value-type="string">
            <text:p>10 lb.</text:p>
          </table:table-cell>
          <table:table-cell table:formula="of:=IFERROR(FIND(&quot; sp&quot;;[.B46]);&quot;0&quot;)" office:value-type="string" office:string-value="0" calcext:value-type="string">
            <text:p>0</text:p>
          </table:table-cell>
          <table:table-cell table:formula="of:=IFERROR(FIND(&quot; cp&quot;;[.B46]);&quot;0&quot;)" office:value-type="string" office:string-value="0" calcext:value-type="string">
            <text:p>0</text:p>
          </table:table-cell>
          <table:table-cell table:formula="of:=IF(AND([.D46]=&quot;0&quot;;[.E46]=&quot;0&quot;);SUBSTITUTE([.B46];&quot; gp&quot;;&quot;&quot;);1)" office:value-type="string" office:string-value="3" calcext:value-type="string">
            <text:p>3</text:p>
          </table:table-cell>
          <table:table-cell/>
          <table:table-cell table:formula="of:=COM.MICROSOFT.CONCAT(&quot;insert into items (name, description, cost, usable) values('&quot;;[.A46];&quot;','',&quot;;[.F46];&quot;,1)&quot;)" office:value-type="string" office:string-value="insert into items (name, description, cost, usable) values('Pick, miner’s','',3,1)" calcext:value-type="string">
            <text:p>insert into items (name, description, cost, usable) values('Pick, miner’s','',3,1)</text:p>
          </table:table-cell>
        </table:table-row>
        <table:table-row table:style-name="ro1">
          <table:table-cell office:value-type="string" calcext:value-type="string">
            <text:p>Pitcher, clay</text:p>
          </table:table-cell>
          <table:table-cell office:value-type="string" calcext:value-type="string">
            <text:p>2 cp</text:p>
          </table:table-cell>
          <table:table-cell office:value-type="string" calcext:value-type="string">
            <text:p>5 lb.</text:p>
          </table:table-cell>
          <table:table-cell table:formula="of:=IFERROR(FIND(&quot; sp&quot;;[.B47]);&quot;0&quot;)" office:value-type="string" office:string-value="0" calcext:value-type="string">
            <text:p>0</text:p>
          </table:table-cell>
          <table:table-cell table:formula="of:=IFERROR(FIND(&quot; cp&quot;;[.B47]);&quot;0&quot;)" office:value-type="float" office:value="2" calcext:value-type="float">
            <text:p>2</text:p>
          </table:table-cell>
          <table:table-cell table:formula="of:=IF(AND([.D47]=&quot;0&quot;;[.E47]=&quot;0&quot;);SUBSTITUTE([.B47];&quot; gp&quot;;&quot;&quot;);1)" office:value-type="float" office:value="1" calcext:value-type="float">
            <text:p>1</text:p>
          </table:table-cell>
          <table:table-cell/>
          <table:table-cell table:formula="of:=COM.MICROSOFT.CONCAT(&quot;insert into items (name, description, cost, usable) values('&quot;;[.A47];&quot;','',&quot;;[.F47];&quot;,1)&quot;)" office:value-type="string" office:string-value="insert into items (name, description, cost, usable) values('Pitcher, clay','',1,1)" calcext:value-type="string">
            <text:p>insert into items (name, description, cost, usable) values('Pitcher, clay','',1,1)</text:p>
          </table:table-cell>
        </table:table-row>
        <table:table-row table:style-name="ro1">
          <table:table-cell office:value-type="string" calcext:value-type="string">
            <text:p>Piton</text:p>
          </table:table-cell>
          <table:table-cell office:value-type="string" calcext:value-type="string">
            <text:p>1 sp</text:p>
          </table:table-cell>
          <table:table-cell office:value-type="string" calcext:value-type="string">
            <text:p>½ lb.</text:p>
          </table:table-cell>
          <table:table-cell table:formula="of:=IFERROR(FIND(&quot; sp&quot;;[.B48]);&quot;0&quot;)" office:value-type="float" office:value="2" calcext:value-type="float">
            <text:p>2</text:p>
          </table:table-cell>
          <table:table-cell table:formula="of:=IFERROR(FIND(&quot; cp&quot;;[.B48]);&quot;0&quot;)" office:value-type="string" office:string-value="0" calcext:value-type="string">
            <text:p>0</text:p>
          </table:table-cell>
          <table:table-cell table:formula="of:=IF(AND([.D48]=&quot;0&quot;;[.E48]=&quot;0&quot;);SUBSTITUTE([.B48];&quot; gp&quot;;&quot;&quot;);1)" office:value-type="float" office:value="1" calcext:value-type="float">
            <text:p>1</text:p>
          </table:table-cell>
          <table:table-cell/>
          <table:table-cell table:formula="of:=COM.MICROSOFT.CONCAT(&quot;insert into items (name, description, cost, usable) values('&quot;;[.A48];&quot;','',&quot;;[.F48];&quot;,1)&quot;)" office:value-type="string" office:string-value="insert into items (name, description, cost, usable) values('Piton','',1,1)" calcext:value-type="string">
            <text:p>insert into items (name, description, cost, usable) values('Piton','',1,1)</text:p>
          </table:table-cell>
        </table:table-row>
        <table:table-row table:style-name="ro1">
          <table:table-cell office:value-type="string" calcext:value-type="string">
            <text:p>Pole, 10-foot</text:p>
          </table:table-cell>
          <table:table-cell office:value-type="string" calcext:value-type="string">
            <text:p>2 sp</text:p>
          </table:table-cell>
          <table:table-cell office:value-type="string" calcext:value-type="string">
            <text:p>8 lb.</text:p>
          </table:table-cell>
          <table:table-cell table:formula="of:=IFERROR(FIND(&quot; sp&quot;;[.B49]);&quot;0&quot;)" office:value-type="float" office:value="2" calcext:value-type="float">
            <text:p>2</text:p>
          </table:table-cell>
          <table:table-cell table:formula="of:=IFERROR(FIND(&quot; cp&quot;;[.B49]);&quot;0&quot;)" office:value-type="string" office:string-value="0" calcext:value-type="string">
            <text:p>0</text:p>
          </table:table-cell>
          <table:table-cell table:formula="of:=IF(AND([.D49]=&quot;0&quot;;[.E49]=&quot;0&quot;);SUBSTITUTE([.B49];&quot; gp&quot;;&quot;&quot;);1)" office:value-type="float" office:value="1" calcext:value-type="float">
            <text:p>1</text:p>
          </table:table-cell>
          <table:table-cell/>
          <table:table-cell table:formula="of:=COM.MICROSOFT.CONCAT(&quot;insert into items (name, description, cost, usable) values('&quot;;[.A49];&quot;','',&quot;;[.F49];&quot;,1)&quot;)" office:value-type="string" office:string-value="insert into items (name, description, cost, usable) values('Pole, 10-foot','',1,1)" calcext:value-type="string">
            <text:p>insert into items (name, description, cost, usable) values('Pole, 10-foot','',1,1)</text:p>
          </table:table-cell>
        </table:table-row>
        <table:table-row table:style-name="ro1">
          <table:table-cell office:value-type="string" calcext:value-type="string">
            <text:p>Pot, iron</text:p>
          </table:table-cell>
          <table:table-cell office:value-type="string" calcext:value-type="string">
            <text:p>5 sp</text:p>
          </table:table-cell>
          <table:table-cell office:value-type="string" calcext:value-type="string">
            <text:p>10 lb.</text:p>
          </table:table-cell>
          <table:table-cell table:formula="of:=IFERROR(FIND(&quot; sp&quot;;[.B50]);&quot;0&quot;)" office:value-type="float" office:value="2" calcext:value-type="float">
            <text:p>2</text:p>
          </table:table-cell>
          <table:table-cell table:formula="of:=IFERROR(FIND(&quot; cp&quot;;[.B50]);&quot;0&quot;)" office:value-type="string" office:string-value="0" calcext:value-type="string">
            <text:p>0</text:p>
          </table:table-cell>
          <table:table-cell table:formula="of:=IF(AND([.D50]=&quot;0&quot;;[.E50]=&quot;0&quot;);SUBSTITUTE([.B50];&quot; gp&quot;;&quot;&quot;);1)" office:value-type="float" office:value="1" calcext:value-type="float">
            <text:p>1</text:p>
          </table:table-cell>
          <table:table-cell/>
          <table:table-cell table:formula="of:=COM.MICROSOFT.CONCAT(&quot;insert into items (name, description, cost, usable) values('&quot;;[.A50];&quot;','',&quot;;[.F50];&quot;,1)&quot;)" office:value-type="string" office:string-value="insert into items (name, description, cost, usable) values('Pot, iron','',1,1)" calcext:value-type="string">
            <text:p>insert into items (name, description, cost, usable) values('Pot, iron','',1,1)</text:p>
          </table:table-cell>
        </table:table-row>
        <table:table-row table:style-name="ro1">
          <table:table-cell office:value-type="string" calcext:value-type="string">
            <text:p>Pouch, belt (empty)</text:p>
          </table:table-cell>
          <table:table-cell office:value-type="string" calcext:value-type="string">
            <text:p>1 gp</text:p>
          </table:table-cell>
          <table:table-cell office:value-type="string" calcext:value-type="string">
            <text:p>½ lb.</text:p>
          </table:table-cell>
          <table:table-cell table:formula="of:=IFERROR(FIND(&quot; sp&quot;;[.B51]);&quot;0&quot;)" office:value-type="string" office:string-value="0" calcext:value-type="string">
            <text:p>0</text:p>
          </table:table-cell>
          <table:table-cell table:formula="of:=IFERROR(FIND(&quot; cp&quot;;[.B51]);&quot;0&quot;)" office:value-type="string" office:string-value="0" calcext:value-type="string">
            <text:p>0</text:p>
          </table:table-cell>
          <table:table-cell table:formula="of:=IF(AND([.D51]=&quot;0&quot;;[.E51]=&quot;0&quot;);SUBSTITUTE([.B51];&quot; gp&quot;;&quot;&quot;);1)" office:value-type="string" office:string-value="1" calcext:value-type="string">
            <text:p>1</text:p>
          </table:table-cell>
          <table:table-cell/>
          <table:table-cell table:formula="of:=COM.MICROSOFT.CONCAT(&quot;insert into items (name, description, cost, usable) values('&quot;;[.A51];&quot;','',&quot;;[.F51];&quot;,1)&quot;)" office:value-type="string" office:string-value="insert into items (name, description, cost, usable) values('Pouch, belt (empty)','',1,1)" calcext:value-type="string">
            <text:p>insert into items (name, description, cost, usable) values('Pouch, belt (empty)','',1,1)</text:p>
          </table:table-cell>
        </table:table-row>
        <table:table-row table:style-name="ro1">
          <table:table-cell office:value-type="string" calcext:value-type="string">
            <text:p>Pouch, belt small (empty)</text:p>
          </table:table-cell>
          <table:table-cell office:value-type="string" calcext:value-type="string">
            <text:p>1 gp</text:p>
          </table:table-cell>
          <table:table-cell office:value-type="string" calcext:value-type="string">
            <text:p>0 lb.</text:p>
          </table:table-cell>
          <table:table-cell table:formula="of:=IFERROR(FIND(&quot; sp&quot;;[.B52]);&quot;0&quot;)" office:value-type="string" office:string-value="0" calcext:value-type="string">
            <text:p>0</text:p>
          </table:table-cell>
          <table:table-cell table:formula="of:=IFERROR(FIND(&quot; cp&quot;;[.B52]);&quot;0&quot;)" office:value-type="string" office:string-value="0" calcext:value-type="string">
            <text:p>0</text:p>
          </table:table-cell>
          <table:table-cell table:formula="of:=IF(AND([.D52]=&quot;0&quot;;[.E52]=&quot;0&quot;);SUBSTITUTE([.B52];&quot; gp&quot;;&quot;&quot;);1)" office:value-type="string" office:string-value="1" calcext:value-type="string">
            <text:p>1</text:p>
          </table:table-cell>
          <table:table-cell/>
          <table:table-cell table:formula="of:=COM.MICROSOFT.CONCAT(&quot;insert into items (name, description, cost, usable) values('&quot;;[.A52];&quot;','',&quot;;[.F52];&quot;,1)&quot;)" office:value-type="string" office:string-value="insert into items (name, description, cost, usable) values('Pouch, belt small (empty)','',1,1)" calcext:value-type="string">
            <text:p>insert into items (name, description, cost, usable) values('Pouch, belt small (empty)','',1,1)</text:p>
          </table:table-cell>
        </table:table-row>
        <table:table-row table:style-name="ro1">
          <table:table-cell office:value-type="string" calcext:value-type="string">
            <text:p>Ram, portable</text:p>
          </table:table-cell>
          <table:table-cell office:value-type="string" calcext:value-type="string">
            <text:p>10 gp</text:p>
          </table:table-cell>
          <table:table-cell office:value-type="string" calcext:value-type="string">
            <text:p>20 lb.</text:p>
          </table:table-cell>
          <table:table-cell table:formula="of:=IFERROR(FIND(&quot; sp&quot;;[.B53]);&quot;0&quot;)" office:value-type="string" office:string-value="0" calcext:value-type="string">
            <text:p>0</text:p>
          </table:table-cell>
          <table:table-cell table:formula="of:=IFERROR(FIND(&quot; cp&quot;;[.B53]);&quot;0&quot;)" office:value-type="string" office:string-value="0" calcext:value-type="string">
            <text:p>0</text:p>
          </table:table-cell>
          <table:table-cell table:formula="of:=IF(AND([.D53]=&quot;0&quot;;[.E53]=&quot;0&quot;);SUBSTITUTE([.B53];&quot; gp&quot;;&quot;&quot;);1)" office:value-type="string" office:string-value="10" calcext:value-type="string">
            <text:p>10</text:p>
          </table:table-cell>
          <table:table-cell/>
          <table:table-cell table:formula="of:=COM.MICROSOFT.CONCAT(&quot;insert into items (name, description, cost, usable) values('&quot;;[.A53];&quot;','',&quot;;[.F53];&quot;,1)&quot;)" office:value-type="string" office:string-value="insert into items (name, description, cost, usable) values('Ram, portable','',10,1)" calcext:value-type="string">
            <text:p>insert into items (name, description, cost, usable) values('Ram, portable','',10,1)</text:p>
          </table:table-cell>
        </table:table-row>
        <table:table-row table:style-name="ro1">
          <table:table-cell office:value-type="string" calcext:value-type="string">
            <text:p>Rations, trail (per day)</text:p>
          </table:table-cell>
          <table:table-cell office:value-type="string" calcext:value-type="string">
            <text:p>5 sp</text:p>
          </table:table-cell>
          <table:table-cell office:value-type="string" calcext:value-type="string">
            <text:p>1 lb.</text:p>
          </table:table-cell>
          <table:table-cell table:formula="of:=IFERROR(FIND(&quot; sp&quot;;[.B54]);&quot;0&quot;)" office:value-type="float" office:value="2" calcext:value-type="float">
            <text:p>2</text:p>
          </table:table-cell>
          <table:table-cell table:formula="of:=IFERROR(FIND(&quot; cp&quot;;[.B54]);&quot;0&quot;)" office:value-type="string" office:string-value="0" calcext:value-type="string">
            <text:p>0</text:p>
          </table:table-cell>
          <table:table-cell table:formula="of:=IF(AND([.D54]=&quot;0&quot;;[.E54]=&quot;0&quot;);SUBSTITUTE([.B54];&quot; gp&quot;;&quot;&quot;);1)" office:value-type="float" office:value="1" calcext:value-type="float">
            <text:p>1</text:p>
          </table:table-cell>
          <table:table-cell/>
          <table:table-cell table:formula="of:=COM.MICROSOFT.CONCAT(&quot;insert into items (name, description, cost, usable) values('&quot;;[.A54];&quot;','',&quot;;[.F54];&quot;,1)&quot;)" office:value-type="string" office:string-value="insert into items (name, description, cost, usable) values('Rations, trail (per day)','',1,1)" calcext:value-type="string">
            <text:p>insert into items (name, description, cost, usable) values('Rations, trail (per day)','',1,1)</text:p>
          </table:table-cell>
        </table:table-row>
        <table:table-row table:style-name="ro2">
          <table:table-cell office:value-type="string" calcext:value-type="string">
            <text:p>Rations, trail small creature (per day)</text:p>
          </table:table-cell>
          <table:table-cell office:value-type="string" calcext:value-type="string">
            <text:p>5 sp</text:p>
          </table:table-cell>
          <table:table-cell office:value-type="string" calcext:value-type="string">
            <text:p>0.25 lb.</text:p>
          </table:table-cell>
          <table:table-cell table:formula="of:=IFERROR(FIND(&quot; sp&quot;;[.B55]);&quot;0&quot;)" office:value-type="float" office:value="2" calcext:value-type="float">
            <text:p>2</text:p>
          </table:table-cell>
          <table:table-cell table:formula="of:=IFERROR(FIND(&quot; cp&quot;;[.B55]);&quot;0&quot;)" office:value-type="string" office:string-value="0" calcext:value-type="string">
            <text:p>0</text:p>
          </table:table-cell>
          <table:table-cell table:formula="of:=IF(AND([.D55]=&quot;0&quot;;[.E55]=&quot;0&quot;);SUBSTITUTE([.B55];&quot; gp&quot;;&quot;&quot;);1)" office:value-type="float" office:value="1" calcext:value-type="float">
            <text:p>1</text:p>
          </table:table-cell>
          <table:table-cell/>
          <table:table-cell table:formula="of:=COM.MICROSOFT.CONCAT(&quot;insert into items (name, description, cost, usable) values('&quot;;[.A55];&quot;','',&quot;;[.F55];&quot;,1)&quot;)" office:value-type="string" office:string-value="insert into items (name, description, cost, usable) values('Rations, trail small creature (per day)','',1,1)" calcext:value-type="string">
            <text:p>insert into items (name, description, cost, usable) values('Rations, trail small creature (per day)','',1,1)</text:p>
          </table:table-cell>
        </table:table-row>
        <table:table-row table:style-name="ro1">
          <table:table-cell office:value-type="string" calcext:value-type="string">
            <text:p>Rope, hempen (50 ft.)</text:p>
          </table:table-cell>
          <table:table-cell office:value-type="string" calcext:value-type="string">
            <text:p>1 gp</text:p>
          </table:table-cell>
          <table:table-cell office:value-type="string" calcext:value-type="string">
            <text:p>10 lb.</text:p>
          </table:table-cell>
          <table:table-cell table:formula="of:=IFERROR(FIND(&quot; sp&quot;;[.B56]);&quot;0&quot;)" office:value-type="string" office:string-value="0" calcext:value-type="string">
            <text:p>0</text:p>
          </table:table-cell>
          <table:table-cell table:formula="of:=IFERROR(FIND(&quot; cp&quot;;[.B56]);&quot;0&quot;)" office:value-type="string" office:string-value="0" calcext:value-type="string">
            <text:p>0</text:p>
          </table:table-cell>
          <table:table-cell table:formula="of:=IF(AND([.D56]=&quot;0&quot;;[.E56]=&quot;0&quot;);SUBSTITUTE([.B56];&quot; gp&quot;;&quot;&quot;);1)" office:value-type="string" office:string-value="1" calcext:value-type="string">
            <text:p>1</text:p>
          </table:table-cell>
          <table:table-cell/>
          <table:table-cell table:formula="of:=COM.MICROSOFT.CONCAT(&quot;insert into items (name, description, cost, usable) values('&quot;;[.A56];&quot;','',&quot;;[.F56];&quot;,1)&quot;)" office:value-type="string" office:string-value="insert into items (name, description, cost, usable) values('Rope, hempen (50 ft.)','',1,1)" calcext:value-type="string">
            <text:p>insert into items (name, description, cost, usable) values('Rope, hempen (50 ft.)','',1,1)</text:p>
          </table:table-cell>
        </table:table-row>
        <table:table-row table:style-name="ro1">
          <table:table-cell office:value-type="string" calcext:value-type="string">
            <text:p>Rope, silk (50 ft.)</text:p>
          </table:table-cell>
          <table:table-cell office:value-type="string" calcext:value-type="string">
            <text:p>10 gp</text:p>
          </table:table-cell>
          <table:table-cell office:value-type="string" calcext:value-type="string">
            <text:p>5 lb.</text:p>
          </table:table-cell>
          <table:table-cell table:formula="of:=IFERROR(FIND(&quot; sp&quot;;[.B57]);&quot;0&quot;)" office:value-type="string" office:string-value="0" calcext:value-type="string">
            <text:p>0</text:p>
          </table:table-cell>
          <table:table-cell table:formula="of:=IFERROR(FIND(&quot; cp&quot;;[.B57]);&quot;0&quot;)" office:value-type="string" office:string-value="0" calcext:value-type="string">
            <text:p>0</text:p>
          </table:table-cell>
          <table:table-cell table:formula="of:=IF(AND([.D57]=&quot;0&quot;;[.E57]=&quot;0&quot;);SUBSTITUTE([.B57];&quot; gp&quot;;&quot;&quot;);1)" office:value-type="string" office:string-value="10" calcext:value-type="string">
            <text:p>10</text:p>
          </table:table-cell>
          <table:table-cell/>
          <table:table-cell table:formula="of:=COM.MICROSOFT.CONCAT(&quot;insert into items (name, description, cost, usable) values('&quot;;[.A57];&quot;','',&quot;;[.F57];&quot;,1)&quot;)" office:value-type="string" office:string-value="insert into items (name, description, cost, usable) values('Rope, silk (50 ft.)','',10,1)" calcext:value-type="string">
            <text:p>insert into items (name, description, cost, usable) values('Rope, silk (50 ft.)','',10,1)</text:p>
          </table:table-cell>
        </table:table-row>
        <table:table-row table:style-name="ro1">
          <table:table-cell office:value-type="string" calcext:value-type="string">
            <text:p>Sack (empty)</text:p>
          </table:table-cell>
          <table:table-cell office:value-type="string" calcext:value-type="string">
            <text:p>1 sp</text:p>
          </table:table-cell>
          <table:table-cell office:value-type="string" calcext:value-type="string">
            <text:p>½ lb.</text:p>
          </table:table-cell>
          <table:table-cell table:formula="of:=IFERROR(FIND(&quot; sp&quot;;[.B58]);&quot;0&quot;)" office:value-type="float" office:value="2" calcext:value-type="float">
            <text:p>2</text:p>
          </table:table-cell>
          <table:table-cell table:formula="of:=IFERROR(FIND(&quot; cp&quot;;[.B58]);&quot;0&quot;)" office:value-type="string" office:string-value="0" calcext:value-type="string">
            <text:p>0</text:p>
          </table:table-cell>
          <table:table-cell table:formula="of:=IF(AND([.D58]=&quot;0&quot;;[.E58]=&quot;0&quot;);SUBSTITUTE([.B58];&quot; gp&quot;;&quot;&quot;);1)" office:value-type="float" office:value="1" calcext:value-type="float">
            <text:p>1</text:p>
          </table:table-cell>
          <table:table-cell/>
          <table:table-cell table:formula="of:=COM.MICROSOFT.CONCAT(&quot;insert into items (name, description, cost, usable) values('&quot;;[.A58];&quot;','',&quot;;[.F58];&quot;,1)&quot;)" office:value-type="string" office:string-value="insert into items (name, description, cost, usable) values('Sack (empty)','',1,1)" calcext:value-type="string">
            <text:p>insert into items (name, description, cost, usable) values('Sack (empty)','',1,1)</text:p>
          </table:table-cell>
        </table:table-row>
        <table:table-row table:style-name="ro1">
          <table:table-cell office:value-type="string" calcext:value-type="string">
            <text:p>Sack small (empty)</text:p>
          </table:table-cell>
          <table:table-cell office:value-type="string" calcext:value-type="string">
            <text:p>1 sp</text:p>
          </table:table-cell>
          <table:table-cell office:value-type="string" calcext:value-type="string">
            <text:p>0 lb.</text:p>
          </table:table-cell>
          <table:table-cell table:formula="of:=IFERROR(FIND(&quot; sp&quot;;[.B59]);&quot;0&quot;)" office:value-type="float" office:value="2" calcext:value-type="float">
            <text:p>2</text:p>
          </table:table-cell>
          <table:table-cell table:formula="of:=IFERROR(FIND(&quot; cp&quot;;[.B59]);&quot;0&quot;)" office:value-type="string" office:string-value="0" calcext:value-type="string">
            <text:p>0</text:p>
          </table:table-cell>
          <table:table-cell table:formula="of:=IF(AND([.D59]=&quot;0&quot;;[.E59]=&quot;0&quot;);SUBSTITUTE([.B59];&quot; gp&quot;;&quot;&quot;);1)" office:value-type="float" office:value="1" calcext:value-type="float">
            <text:p>1</text:p>
          </table:table-cell>
          <table:table-cell/>
          <table:table-cell table:formula="of:=COM.MICROSOFT.CONCAT(&quot;insert into items (name, description, cost, usable) values('&quot;;[.A59];&quot;','',&quot;;[.F59];&quot;,1)&quot;)" office:value-type="string" office:string-value="insert into items (name, description, cost, usable) values('Sack small (empty)','',1,1)" calcext:value-type="string">
            <text:p>insert into items (name, description, cost, usable) values('Sack small (empty)','',1,1)</text:p>
          </table:table-cell>
        </table:table-row>
        <table:table-row table:style-name="ro1">
          <table:table-cell office:value-type="string" calcext:value-type="string">
            <text:p>Sealing wax</text:p>
          </table:table-cell>
          <table:table-cell office:value-type="string" calcext:value-type="string">
            <text:p>1 gp</text:p>
          </table:table-cell>
          <table:table-cell office:value-type="string" calcext:value-type="string">
            <text:p>1 lb.</text:p>
          </table:table-cell>
          <table:table-cell table:formula="of:=IFERROR(FIND(&quot; sp&quot;;[.B60]);&quot;0&quot;)" office:value-type="string" office:string-value="0" calcext:value-type="string">
            <text:p>0</text:p>
          </table:table-cell>
          <table:table-cell table:formula="of:=IFERROR(FIND(&quot; cp&quot;;[.B60]);&quot;0&quot;)" office:value-type="string" office:string-value="0" calcext:value-type="string">
            <text:p>0</text:p>
          </table:table-cell>
          <table:table-cell table:formula="of:=IF(AND([.D60]=&quot;0&quot;;[.E60]=&quot;0&quot;);SUBSTITUTE([.B60];&quot; gp&quot;;&quot;&quot;);1)" office:value-type="string" office:string-value="1" calcext:value-type="string">
            <text:p>1</text:p>
          </table:table-cell>
          <table:table-cell/>
          <table:table-cell table:formula="of:=COM.MICROSOFT.CONCAT(&quot;insert into items (name, description, cost, usable) values('&quot;;[.A60];&quot;','',&quot;;[.F60];&quot;,1)&quot;)" office:value-type="string" office:string-value="insert into items (name, description, cost, usable) values('Sealing wax','',1,1)" calcext:value-type="string">
            <text:p>insert into items (name, description, cost, usable) values('Sealing wax','',1,1)</text:p>
          </table:table-cell>
        </table:table-row>
        <table:table-row table:style-name="ro1">
          <table:table-cell office:value-type="string" calcext:value-type="string">
            <text:p>Sewing needle</text:p>
          </table:table-cell>
          <table:table-cell office:value-type="string" calcext:value-type="string">
            <text:p>5 sp</text:p>
          </table:table-cell>
          <table:table-cell office:value-type="string" calcext:value-type="string">
            <text:p>0 lb.</text:p>
          </table:table-cell>
          <table:table-cell table:formula="of:=IFERROR(FIND(&quot; sp&quot;;[.B61]);&quot;0&quot;)" office:value-type="float" office:value="2" calcext:value-type="float">
            <text:p>2</text:p>
          </table:table-cell>
          <table:table-cell table:formula="of:=IFERROR(FIND(&quot; cp&quot;;[.B61]);&quot;0&quot;)" office:value-type="string" office:string-value="0" calcext:value-type="string">
            <text:p>0</text:p>
          </table:table-cell>
          <table:table-cell table:formula="of:=IF(AND([.D61]=&quot;0&quot;;[.E61]=&quot;0&quot;);SUBSTITUTE([.B61];&quot; gp&quot;;&quot;&quot;);1)" office:value-type="float" office:value="1" calcext:value-type="float">
            <text:p>1</text:p>
          </table:table-cell>
          <table:table-cell/>
          <table:table-cell table:formula="of:=COM.MICROSOFT.CONCAT(&quot;insert into items (name, description, cost, usable) values('&quot;;[.A61];&quot;','',&quot;;[.F61];&quot;,1)&quot;)" office:value-type="string" office:string-value="insert into items (name, description, cost, usable) values('Sewing needle','',1,1)" calcext:value-type="string">
            <text:p>insert into items (name, description, cost, usable) values('Sewing needle','',1,1)</text:p>
          </table:table-cell>
        </table:table-row>
        <table:table-row table:style-name="ro1">
          <table:table-cell office:value-type="string" calcext:value-type="string">
            <text:p>Signal whistle</text:p>
          </table:table-cell>
          <table:table-cell office:value-type="string" calcext:value-type="string">
            <text:p>8 sp</text:p>
          </table:table-cell>
          <table:table-cell office:value-type="string" calcext:value-type="string">
            <text:p>0 lb.</text:p>
          </table:table-cell>
          <table:table-cell table:formula="of:=IFERROR(FIND(&quot; sp&quot;;[.B62]);&quot;0&quot;)" office:value-type="float" office:value="2" calcext:value-type="float">
            <text:p>2</text:p>
          </table:table-cell>
          <table:table-cell table:formula="of:=IFERROR(FIND(&quot; cp&quot;;[.B62]);&quot;0&quot;)" office:value-type="string" office:string-value="0" calcext:value-type="string">
            <text:p>0</text:p>
          </table:table-cell>
          <table:table-cell table:formula="of:=IF(AND([.D62]=&quot;0&quot;;[.E62]=&quot;0&quot;);SUBSTITUTE([.B62];&quot; gp&quot;;&quot;&quot;);1)" office:value-type="float" office:value="1" calcext:value-type="float">
            <text:p>1</text:p>
          </table:table-cell>
          <table:table-cell/>
          <table:table-cell table:formula="of:=COM.MICROSOFT.CONCAT(&quot;insert into items (name, description, cost, usable) values('&quot;;[.A62];&quot;','',&quot;;[.F62];&quot;,1)&quot;)" office:value-type="string" office:string-value="insert into items (name, description, cost, usable) values('Signal whistle','',1,1)" calcext:value-type="string">
            <text:p>insert into items (name, description, cost, usable) values('Signal whistle','',1,1)</text:p>
          </table:table-cell>
        </table:table-row>
        <table:table-row table:style-name="ro1">
          <table:table-cell office:value-type="string" calcext:value-type="string">
            <text:p>Signet ring</text:p>
          </table:table-cell>
          <table:table-cell office:value-type="string" calcext:value-type="string">
            <text:p>5 gp</text:p>
          </table:table-cell>
          <table:table-cell office:value-type="string" calcext:value-type="string">
            <text:p>0 lb.</text:p>
          </table:table-cell>
          <table:table-cell table:formula="of:=IFERROR(FIND(&quot; sp&quot;;[.B63]);&quot;0&quot;)" office:value-type="string" office:string-value="0" calcext:value-type="string">
            <text:p>0</text:p>
          </table:table-cell>
          <table:table-cell table:formula="of:=IFERROR(FIND(&quot; cp&quot;;[.B63]);&quot;0&quot;)" office:value-type="string" office:string-value="0" calcext:value-type="string">
            <text:p>0</text:p>
          </table:table-cell>
          <table:table-cell table:formula="of:=IF(AND([.D63]=&quot;0&quot;;[.E63]=&quot;0&quot;);SUBSTITUTE([.B63];&quot; gp&quot;;&quot;&quot;);1)" office:value-type="string" office:string-value="5" calcext:value-type="string">
            <text:p>5</text:p>
          </table:table-cell>
          <table:table-cell/>
          <table:table-cell table:formula="of:=COM.MICROSOFT.CONCAT(&quot;insert into items (name, description, cost, usable) values('&quot;;[.A63];&quot;','',&quot;;[.F63];&quot;,1)&quot;)" office:value-type="string" office:string-value="insert into items (name, description, cost, usable) values('Signet ring','',5,1)" calcext:value-type="string">
            <text:p>insert into items (name, description, cost, usable) values('Signet ring','',5,1)</text:p>
          </table:table-cell>
        </table:table-row>
        <table:table-row table:style-name="ro1">
          <table:table-cell office:value-type="string" calcext:value-type="string">
            <text:p>Sledge</text:p>
          </table:table-cell>
          <table:table-cell office:value-type="string" calcext:value-type="string">
            <text:p>1 gp</text:p>
          </table:table-cell>
          <table:table-cell office:value-type="string" calcext:value-type="string">
            <text:p>10 lb.</text:p>
          </table:table-cell>
          <table:table-cell table:formula="of:=IFERROR(FIND(&quot; sp&quot;;[.B64]);&quot;0&quot;)" office:value-type="string" office:string-value="0" calcext:value-type="string">
            <text:p>0</text:p>
          </table:table-cell>
          <table:table-cell table:formula="of:=IFERROR(FIND(&quot; cp&quot;;[.B64]);&quot;0&quot;)" office:value-type="string" office:string-value="0" calcext:value-type="string">
            <text:p>0</text:p>
          </table:table-cell>
          <table:table-cell table:formula="of:=IF(AND([.D64]=&quot;0&quot;;[.E64]=&quot;0&quot;);SUBSTITUTE([.B64];&quot; gp&quot;;&quot;&quot;);1)" office:value-type="string" office:string-value="1" calcext:value-type="string">
            <text:p>1</text:p>
          </table:table-cell>
          <table:table-cell/>
          <table:table-cell table:formula="of:=COM.MICROSOFT.CONCAT(&quot;insert into items (name, description, cost, usable) values('&quot;;[.A64];&quot;','',&quot;;[.F64];&quot;,1)&quot;)" office:value-type="string" office:string-value="insert into items (name, description, cost, usable) values('Sledge','',1,1)" calcext:value-type="string">
            <text:p>insert into items (name, description, cost, usable) values('Sledge','',1,1)</text:p>
          </table:table-cell>
        </table:table-row>
        <table:table-row table:style-name="ro1">
          <table:table-cell office:value-type="string" calcext:value-type="string">
            <text:p>Soap (per lb.)</text:p>
          </table:table-cell>
          <table:table-cell office:value-type="string" calcext:value-type="string">
            <text:p>5 sp</text:p>
          </table:table-cell>
          <table:table-cell office:value-type="string" calcext:value-type="string">
            <text:p>1 lb.</text:p>
          </table:table-cell>
          <table:table-cell table:formula="of:=IFERROR(FIND(&quot; sp&quot;;[.B65]);&quot;0&quot;)" office:value-type="float" office:value="2" calcext:value-type="float">
            <text:p>2</text:p>
          </table:table-cell>
          <table:table-cell table:formula="of:=IFERROR(FIND(&quot; cp&quot;;[.B65]);&quot;0&quot;)" office:value-type="string" office:string-value="0" calcext:value-type="string">
            <text:p>0</text:p>
          </table:table-cell>
          <table:table-cell table:formula="of:=IF(AND([.D65]=&quot;0&quot;;[.E65]=&quot;0&quot;);SUBSTITUTE([.B65];&quot; gp&quot;;&quot;&quot;);1)" office:value-type="float" office:value="1" calcext:value-type="float">
            <text:p>1</text:p>
          </table:table-cell>
          <table:table-cell/>
          <table:table-cell table:formula="of:=COM.MICROSOFT.CONCAT(&quot;insert into items (name, description, cost, usable) values('&quot;;[.A65];&quot;','',&quot;;[.F65];&quot;,1)&quot;)" office:value-type="string" office:string-value="insert into items (name, description, cost, usable) values('Soap (per lb.)','',1,1)" calcext:value-type="string">
            <text:p>insert into items (name, description, cost, usable) values('Soap (per lb.)','',1,1)</text:p>
          </table:table-cell>
        </table:table-row>
        <table:table-row table:style-name="ro1">
          <table:table-cell office:value-type="string" calcext:value-type="string">
            <text:p>Spade or shovel</text:p>
          </table:table-cell>
          <table:table-cell office:value-type="string" calcext:value-type="string">
            <text:p>2 gp</text:p>
          </table:table-cell>
          <table:table-cell office:value-type="string" calcext:value-type="string">
            <text:p>8 lb.</text:p>
          </table:table-cell>
          <table:table-cell table:formula="of:=IFERROR(FIND(&quot; sp&quot;;[.B66]);&quot;0&quot;)" office:value-type="string" office:string-value="0" calcext:value-type="string">
            <text:p>0</text:p>
          </table:table-cell>
          <table:table-cell table:formula="of:=IFERROR(FIND(&quot; cp&quot;;[.B66]);&quot;0&quot;)" office:value-type="string" office:string-value="0" calcext:value-type="string">
            <text:p>0</text:p>
          </table:table-cell>
          <table:table-cell table:formula="of:=IF(AND([.D66]=&quot;0&quot;;[.E66]=&quot;0&quot;);SUBSTITUTE([.B66];&quot; gp&quot;;&quot;&quot;);1)" office:value-type="string" office:string-value="2" calcext:value-type="string">
            <text:p>2</text:p>
          </table:table-cell>
          <table:table-cell/>
          <table:table-cell table:formula="of:=COM.MICROSOFT.CONCAT(&quot;insert into items (name, description, cost, usable) values('&quot;;[.A66];&quot;','',&quot;;[.F66];&quot;,1)&quot;)" office:value-type="string" office:string-value="insert into items (name, description, cost, usable) values('Spade or shovel','',2,1)" calcext:value-type="string">
            <text:p>insert into items (name, description, cost, usable) values('Spade or shovel','',2,1)</text:p>
          </table:table-cell>
        </table:table-row>
        <table:table-row table:style-name="ro1">
          <table:table-cell office:value-type="string" calcext:value-type="string">
            <text:p>Spyglass</text:p>
          </table:table-cell>
          <table:table-cell office:value-type="string" calcext:value-type="string">
            <text:p>1000 gp</text:p>
          </table:table-cell>
          <table:table-cell office:value-type="string" calcext:value-type="string">
            <text:p>1 lb.</text:p>
          </table:table-cell>
          <table:table-cell table:formula="of:=IFERROR(FIND(&quot; sp&quot;;[.B67]);&quot;0&quot;)" office:value-type="string" office:string-value="0" calcext:value-type="string">
            <text:p>0</text:p>
          </table:table-cell>
          <table:table-cell table:formula="of:=IFERROR(FIND(&quot; cp&quot;;[.B67]);&quot;0&quot;)" office:value-type="string" office:string-value="0" calcext:value-type="string">
            <text:p>0</text:p>
          </table:table-cell>
          <table:table-cell table:formula="of:=IF(AND([.D67]=&quot;0&quot;;[.E67]=&quot;0&quot;);SUBSTITUTE([.B67];&quot; gp&quot;;&quot;&quot;);1)" office:value-type="string" office:string-value="1000" calcext:value-type="string">
            <text:p>1000</text:p>
          </table:table-cell>
          <table:table-cell/>
          <table:table-cell table:formula="of:=COM.MICROSOFT.CONCAT(&quot;insert into items (name, description, cost, usable) values('&quot;;[.A67];&quot;','',&quot;;[.F67];&quot;,1)&quot;)" office:value-type="string" office:string-value="insert into items (name, description, cost, usable) values('Spyglass','',1000,1)" calcext:value-type="string">
            <text:p>insert into items (name, description, cost, usable) values('Spyglass','',1000,1)</text:p>
          </table:table-cell>
        </table:table-row>
        <table:table-row table:style-name="ro1">
          <table:table-cell office:value-type="string" calcext:value-type="string">
            <text:p>Tent</text:p>
          </table:table-cell>
          <table:table-cell office:value-type="string" calcext:value-type="string">
            <text:p>10 gp</text:p>
          </table:table-cell>
          <table:table-cell office:value-type="string" calcext:value-type="string">
            <text:p>20 lb.</text:p>
          </table:table-cell>
          <table:table-cell table:formula="of:=IFERROR(FIND(&quot; sp&quot;;[.B68]);&quot;0&quot;)" office:value-type="string" office:string-value="0" calcext:value-type="string">
            <text:p>0</text:p>
          </table:table-cell>
          <table:table-cell table:formula="of:=IFERROR(FIND(&quot; cp&quot;;[.B68]);&quot;0&quot;)" office:value-type="string" office:string-value="0" calcext:value-type="string">
            <text:p>0</text:p>
          </table:table-cell>
          <table:table-cell table:formula="of:=IF(AND([.D68]=&quot;0&quot;;[.E68]=&quot;0&quot;);SUBSTITUTE([.B68];&quot; gp&quot;;&quot;&quot;);1)" office:value-type="string" office:string-value="10" calcext:value-type="string">
            <text:p>10</text:p>
          </table:table-cell>
          <table:table-cell/>
          <table:table-cell table:formula="of:=COM.MICROSOFT.CONCAT(&quot;insert into items (name, description, cost, usable) values('&quot;;[.A68];&quot;','',&quot;;[.F68];&quot;,1)&quot;)" office:value-type="string" office:string-value="insert into items (name, description, cost, usable) values('Tent','',10,1)" calcext:value-type="string">
            <text:p>insert into items (name, description, cost, usable) values('Tent','',10,1)</text:p>
          </table:table-cell>
        </table:table-row>
        <table:table-row table:style-name="ro1">
          <table:table-cell office:value-type="string" calcext:value-type="string">
            <text:p>Tent, small</text:p>
          </table:table-cell>
          <table:table-cell office:value-type="string" calcext:value-type="string">
            <text:p>10 gp</text:p>
          </table:table-cell>
          <table:table-cell office:value-type="string" calcext:value-type="string">
            <text:p>5 lb.</text:p>
          </table:table-cell>
          <table:table-cell table:formula="of:=IFERROR(FIND(&quot; sp&quot;;[.B69]);&quot;0&quot;)" office:value-type="string" office:string-value="0" calcext:value-type="string">
            <text:p>0</text:p>
          </table:table-cell>
          <table:table-cell table:formula="of:=IFERROR(FIND(&quot; cp&quot;;[.B69]);&quot;0&quot;)" office:value-type="string" office:string-value="0" calcext:value-type="string">
            <text:p>0</text:p>
          </table:table-cell>
          <table:table-cell table:formula="of:=IF(AND([.D69]=&quot;0&quot;;[.E69]=&quot;0&quot;);SUBSTITUTE([.B69];&quot; gp&quot;;&quot;&quot;);1)" office:value-type="string" office:string-value="10" calcext:value-type="string">
            <text:p>10</text:p>
          </table:table-cell>
          <table:table-cell/>
          <table:table-cell table:formula="of:=COM.MICROSOFT.CONCAT(&quot;insert into items (name, description, cost, usable) values('&quot;;[.A69];&quot;','',&quot;;[.F69];&quot;,1)&quot;)" office:value-type="string" office:string-value="insert into items (name, description, cost, usable) values('Tent, small','',10,1)" calcext:value-type="string">
            <text:p>insert into items (name, description, cost, usable) values('Tent, small','',10,1)</text:p>
          </table:table-cell>
        </table:table-row>
        <table:table-row table:style-name="ro1">
          <table:table-cell office:value-type="string" calcext:value-type="string">
            <text:p>Torch</text:p>
          </table:table-cell>
          <table:table-cell office:value-type="string" calcext:value-type="string">
            <text:p>1 cp</text:p>
          </table:table-cell>
          <table:table-cell office:value-type="string" calcext:value-type="string">
            <text:p>1 lb.</text:p>
          </table:table-cell>
          <table:table-cell table:formula="of:=IFERROR(FIND(&quot; sp&quot;;[.B70]);&quot;0&quot;)" office:value-type="string" office:string-value="0" calcext:value-type="string">
            <text:p>0</text:p>
          </table:table-cell>
          <table:table-cell table:formula="of:=IFERROR(FIND(&quot; cp&quot;;[.B70]);&quot;0&quot;)" office:value-type="float" office:value="2" calcext:value-type="float">
            <text:p>2</text:p>
          </table:table-cell>
          <table:table-cell table:formula="of:=IF(AND([.D70]=&quot;0&quot;;[.E70]=&quot;0&quot;);SUBSTITUTE([.B70];&quot; gp&quot;;&quot;&quot;);1)" office:value-type="float" office:value="1" calcext:value-type="float">
            <text:p>1</text:p>
          </table:table-cell>
          <table:table-cell/>
          <table:table-cell table:formula="of:=COM.MICROSOFT.CONCAT(&quot;insert into items (name, description, cost, usable) values('&quot;;[.A70];&quot;','',&quot;;[.F70];&quot;,1)&quot;)" office:value-type="string" office:string-value="insert into items (name, description, cost, usable) values('Torch','',1,1)" calcext:value-type="string">
            <text:p>insert into items (name, description, cost, usable) values('Torch','',1,1)</text:p>
          </table:table-cell>
        </table:table-row>
        <table:table-row table:style-name="ro1">
          <table:table-cell office:value-type="string" calcext:value-type="string">
            <text:p>Vial, ink or potion</text:p>
          </table:table-cell>
          <table:table-cell office:value-type="string" calcext:value-type="string">
            <text:p>1 gp</text:p>
          </table:table-cell>
          <table:table-cell office:value-type="string" calcext:value-type="string">
            <text:p>1/10 lb.</text:p>
          </table:table-cell>
          <table:table-cell table:formula="of:=IFERROR(FIND(&quot; sp&quot;;[.B71]);&quot;0&quot;)" office:value-type="string" office:string-value="0" calcext:value-type="string">
            <text:p>0</text:p>
          </table:table-cell>
          <table:table-cell table:formula="of:=IFERROR(FIND(&quot; cp&quot;;[.B71]);&quot;0&quot;)" office:value-type="string" office:string-value="0" calcext:value-type="string">
            <text:p>0</text:p>
          </table:table-cell>
          <table:table-cell table:formula="of:=IF(AND([.D71]=&quot;0&quot;;[.E71]=&quot;0&quot;);SUBSTITUTE([.B71];&quot; gp&quot;;&quot;&quot;);1)" office:value-type="string" office:string-value="1" calcext:value-type="string">
            <text:p>1</text:p>
          </table:table-cell>
          <table:table-cell/>
          <table:table-cell table:formula="of:=COM.MICROSOFT.CONCAT(&quot;insert into items (name, description, cost, usable) values('&quot;;[.A71];&quot;','',&quot;;[.F71];&quot;,1)&quot;)" office:value-type="string" office:string-value="insert into items (name, description, cost, usable) values('Vial, ink or potion','',1,1)" calcext:value-type="string">
            <text:p>insert into items (name, description, cost, usable) values('Vial, ink or potion','',1,1)</text:p>
          </table:table-cell>
        </table:table-row>
        <table:table-row table:style-name="ro1">
          <table:table-cell office:value-type="string" calcext:value-type="string">
            <text:p>Waterskin</text:p>
          </table:table-cell>
          <table:table-cell office:value-type="string" calcext:value-type="string">
            <text:p>1 gp</text:p>
          </table:table-cell>
          <table:table-cell office:value-type="string" calcext:value-type="string">
            <text:p>4 lb.</text:p>
          </table:table-cell>
          <table:table-cell table:formula="of:=IFERROR(FIND(&quot; sp&quot;;[.B72]);&quot;0&quot;)" office:value-type="string" office:string-value="0" calcext:value-type="string">
            <text:p>0</text:p>
          </table:table-cell>
          <table:table-cell table:formula="of:=IFERROR(FIND(&quot; cp&quot;;[.B72]);&quot;0&quot;)" office:value-type="string" office:string-value="0" calcext:value-type="string">
            <text:p>0</text:p>
          </table:table-cell>
          <table:table-cell table:formula="of:=IF(AND([.D72]=&quot;0&quot;;[.E72]=&quot;0&quot;);SUBSTITUTE([.B72];&quot; gp&quot;;&quot;&quot;);1)" office:value-type="string" office:string-value="1" calcext:value-type="string">
            <text:p>1</text:p>
          </table:table-cell>
          <table:table-cell/>
          <table:table-cell table:formula="of:=COM.MICROSOFT.CONCAT(&quot;insert into items (name, description, cost, usable) values('&quot;;[.A72];&quot;','',&quot;;[.F72];&quot;,1)&quot;)" office:value-type="string" office:string-value="insert into items (name, description, cost, usable) values('Waterskin','',1,1)" calcext:value-type="string">
            <text:p>insert into items (name, description, cost, usable) values('Waterskin','',1,1)</text:p>
          </table:table-cell>
        </table:table-row>
        <table:table-row table:style-name="ro1">
          <table:table-cell office:value-type="string" calcext:value-type="string">
            <text:p>Waterskin, small</text:p>
          </table:table-cell>
          <table:table-cell office:value-type="string" calcext:value-type="string">
            <text:p>1 gp</text:p>
          </table:table-cell>
          <table:table-cell office:value-type="string" calcext:value-type="string">
            <text:p>1 lb.</text:p>
          </table:table-cell>
          <table:table-cell table:formula="of:=IFERROR(FIND(&quot; sp&quot;;[.B73]);&quot;0&quot;)" office:value-type="string" office:string-value="0" calcext:value-type="string">
            <text:p>0</text:p>
          </table:table-cell>
          <table:table-cell table:formula="of:=IFERROR(FIND(&quot; cp&quot;;[.B73]);&quot;0&quot;)" office:value-type="string" office:string-value="0" calcext:value-type="string">
            <text:p>0</text:p>
          </table:table-cell>
          <table:table-cell table:formula="of:=IF(AND([.D73]=&quot;0&quot;;[.E73]=&quot;0&quot;);SUBSTITUTE([.B73];&quot; gp&quot;;&quot;&quot;);1)" office:value-type="string" office:string-value="1" calcext:value-type="string">
            <text:p>1</text:p>
          </table:table-cell>
          <table:table-cell/>
          <table:table-cell table:formula="of:=COM.MICROSOFT.CONCAT(&quot;insert into items (name, description, cost, usable) values('&quot;;[.A73];&quot;','',&quot;;[.F73];&quot;,1)&quot;)" office:value-type="string" office:string-value="insert into items (name, description, cost, usable) values('Waterskin, small','',1,1)" calcext:value-type="string">
            <text:p>insert into items (name, description, cost, usable) values('Waterskin, small','',1,1)</text:p>
          </table:table-cell>
        </table:table-row>
        <table:table-row table:style-name="ro1">
          <table:table-cell office:value-type="string" calcext:value-type="string">
            <text:p>Whetstone</text:p>
          </table:table-cell>
          <table:table-cell office:value-type="string" calcext:value-type="string">
            <text:p>2 cp</text:p>
          </table:table-cell>
          <table:table-cell office:value-type="string" calcext:value-type="string">
            <text:p>1 lb.</text:p>
          </table:table-cell>
          <table:table-cell table:formula="of:=IFERROR(FIND(&quot; sp&quot;;[.B74]);&quot;0&quot;)" office:value-type="string" office:string-value="0" calcext:value-type="string">
            <text:p>0</text:p>
          </table:table-cell>
          <table:table-cell table:formula="of:=IFERROR(FIND(&quot; cp&quot;;[.B74]);&quot;0&quot;)" office:value-type="float" office:value="2" calcext:value-type="float">
            <text:p>2</text:p>
          </table:table-cell>
          <table:table-cell table:formula="of:=IF(AND([.D74]=&quot;0&quot;;[.E74]=&quot;0&quot;);SUBSTITUTE([.B74];&quot; gp&quot;;&quot;&quot;);1)" office:value-type="float" office:value="1" calcext:value-type="float">
            <text:p>1</text:p>
          </table:table-cell>
          <table:table-cell/>
          <table:table-cell table:formula="of:=COM.MICROSOFT.CONCAT(&quot;insert into items (name, description, cost, usable) values('&quot;;[.A74];&quot;','',&quot;;[.F74];&quot;,1)&quot;)" office:value-type="string" office:string-value="insert into items (name, description, cost, usable) values('Whetstone','',1,1)" calcext:value-type="string">
            <text:p>insert into items (name, description, cost, usable) values('Whetstone','',1,1)</text:p>
          </table:table-cell>
        </table:table-row>
        <table:table-row table:style-name="ro1">
          <table:table-cell office:value-type="string" calcext:value-type="string">
            <text:p><text:a xlink:href="http://www.d20srd.org/srd/equipment/goodsAndServices.htm#acid" xlink:type="simple">Acid</text:a> (flask)</text:p>
          </table:table-cell>
          <table:table-cell office:value-type="string" calcext:value-type="string">
            <text:p>10 gp</text:p>
          </table:table-cell>
          <table:table-cell office:value-type="string" calcext:value-type="string">
            <text:p>1 lb.</text:p>
          </table:table-cell>
          <table:table-cell table:formula="of:=IFERROR(FIND(&quot; sp&quot;;[.B75]);&quot;0&quot;)" office:value-type="string" office:string-value="0" calcext:value-type="string">
            <text:p>0</text:p>
          </table:table-cell>
          <table:table-cell table:formula="of:=IFERROR(FIND(&quot; cp&quot;;[.B75]);&quot;0&quot;)" office:value-type="string" office:string-value="0" calcext:value-type="string">
            <text:p>0</text:p>
          </table:table-cell>
          <table:table-cell table:formula="of:=IF(AND([.D75]=&quot;0&quot;;[.E75]=&quot;0&quot;);SUBSTITUTE([.B75];&quot; gp&quot;;&quot;&quot;);1)" office:value-type="string" office:string-value="10" calcext:value-type="string">
            <text:p>10</text:p>
          </table:table-cell>
          <table:table-cell/>
          <table:table-cell table:formula="of:=COM.MICROSOFT.CONCAT(&quot;insert into items (name, description, cost, usable) values('&quot;;[.A75];&quot;','',&quot;;[.F75];&quot;,1)&quot;)" office:value-type="string" office:string-value="insert into items (name, description, cost, usable) values('Acid (flask)','',10,1)" calcext:value-type="string">
            <text:p>insert into items (name, description, cost, usable) values('Acid (flask)','',10,1)</text:p>
          </table:table-cell>
        </table:table-row>
        <table:table-row table:style-name="ro1">
          <table:table-cell office:value-type="string" calcext:value-type="string">
            <text:p><text:a xlink:href="http://www.d20srd.org/srd/equipment/goodsAndServices.htm#alchemistsFire" xlink:type="simple">Alchemist’s fire</text:a> (flask)</text:p>
          </table:table-cell>
          <table:table-cell office:value-type="string" calcext:value-type="string">
            <text:p>20 gp</text:p>
          </table:table-cell>
          <table:table-cell office:value-type="string" calcext:value-type="string">
            <text:p>1 lb.</text:p>
          </table:table-cell>
          <table:table-cell table:formula="of:=IFERROR(FIND(&quot; sp&quot;;[.B76]);&quot;0&quot;)" office:value-type="string" office:string-value="0" calcext:value-type="string">
            <text:p>0</text:p>
          </table:table-cell>
          <table:table-cell table:formula="of:=IFERROR(FIND(&quot; cp&quot;;[.B76]);&quot;0&quot;)" office:value-type="string" office:string-value="0" calcext:value-type="string">
            <text:p>0</text:p>
          </table:table-cell>
          <table:table-cell table:formula="of:=IF(AND([.D76]=&quot;0&quot;;[.E76]=&quot;0&quot;);SUBSTITUTE([.B76];&quot; gp&quot;;&quot;&quot;);1)" office:value-type="string" office:string-value="20" calcext:value-type="string">
            <text:p>20</text:p>
          </table:table-cell>
          <table:table-cell/>
          <table:table-cell table:formula="of:=COM.MICROSOFT.CONCAT(&quot;insert into items (name, description, cost, usable) values('&quot;;[.A76];&quot;','',&quot;;[.F76];&quot;,1)&quot;)" office:value-type="string" office:string-value="insert into items (name, description, cost, usable) values('Alchemist’s fire (flask)','',20,1)" calcext:value-type="string">
            <text:p>insert into items (name, description, cost, usable) values('Alchemist’s fire (flask)','',20,1)</text:p>
          </table:table-cell>
        </table:table-row>
        <table:table-row table:style-name="ro1">
          <table:table-cell office:value-type="string" calcext:value-type="string">
            <text:p><text:a xlink:href="http://www.d20srd.org/srd/equipment/goodsAndServices.htm#antitoxin" xlink:type="simple">Antitoxin</text:a> (vial)</text:p>
          </table:table-cell>
          <table:table-cell office:value-type="string" calcext:value-type="string">
            <text:p>50 gp</text:p>
          </table:table-cell>
          <table:table-cell office:value-type="string" calcext:value-type="string">
            <text:p>0 lb.</text:p>
          </table:table-cell>
          <table:table-cell table:formula="of:=IFERROR(FIND(&quot; sp&quot;;[.B77]);&quot;0&quot;)" office:value-type="string" office:string-value="0" calcext:value-type="string">
            <text:p>0</text:p>
          </table:table-cell>
          <table:table-cell table:formula="of:=IFERROR(FIND(&quot; cp&quot;;[.B77]);&quot;0&quot;)" office:value-type="string" office:string-value="0" calcext:value-type="string">
            <text:p>0</text:p>
          </table:table-cell>
          <table:table-cell table:formula="of:=IF(AND([.D77]=&quot;0&quot;;[.E77]=&quot;0&quot;);SUBSTITUTE([.B77];&quot; gp&quot;;&quot;&quot;);1)" office:value-type="string" office:string-value="50" calcext:value-type="string">
            <text:p>50</text:p>
          </table:table-cell>
          <table:table-cell/>
          <table:table-cell table:formula="of:=COM.MICROSOFT.CONCAT(&quot;insert into items (name, description, cost, usable) values('&quot;;[.A77];&quot;','',&quot;;[.F77];&quot;,1)&quot;)" office:value-type="string" office:string-value="insert into items (name, description, cost, usable) values('Antitoxin (vial)','',50,1)" calcext:value-type="string">
            <text:p>insert into items (name, description, cost, usable) values('Antitoxin (vial)','',50,1)</text:p>
          </table:table-cell>
        </table:table-row>
        <table:table-row table:style-name="ro1">
          <table:table-cell office:value-type="string" calcext:value-type="string">
            <text:p><text:a xlink:href="http://www.d20srd.org/srd/equipment/goodsAndServices.htm#everburningTorch" xlink:type="simple">Everburning torch</text:a></text:p>
          </table:table-cell>
          <table:table-cell office:value-type="string" calcext:value-type="string">
            <text:p>110 gp</text:p>
          </table:table-cell>
          <table:table-cell office:value-type="string" calcext:value-type="string">
            <text:p>1 lb.</text:p>
          </table:table-cell>
          <table:table-cell table:formula="of:=IFERROR(FIND(&quot; sp&quot;;[.B78]);&quot;0&quot;)" office:value-type="string" office:string-value="0" calcext:value-type="string">
            <text:p>0</text:p>
          </table:table-cell>
          <table:table-cell table:formula="of:=IFERROR(FIND(&quot; cp&quot;;[.B78]);&quot;0&quot;)" office:value-type="string" office:string-value="0" calcext:value-type="string">
            <text:p>0</text:p>
          </table:table-cell>
          <table:table-cell table:formula="of:=IF(AND([.D78]=&quot;0&quot;;[.E78]=&quot;0&quot;);SUBSTITUTE([.B78];&quot; gp&quot;;&quot;&quot;);1)" office:value-type="string" office:string-value="110" calcext:value-type="string">
            <text:p>110</text:p>
          </table:table-cell>
          <table:table-cell/>
          <table:table-cell table:formula="of:=COM.MICROSOFT.CONCAT(&quot;insert into items (name, description, cost, usable) values('&quot;;[.A78];&quot;','',&quot;;[.F78];&quot;,1)&quot;)" office:value-type="string" office:string-value="insert into items (name, description, cost, usable) values('Everburning torch','',110,1)" calcext:value-type="string">
            <text:p>insert into items (name, description, cost, usable) values('Everburning torch','',110,1)</text:p>
          </table:table-cell>
        </table:table-row>
        <table:table-row table:style-name="ro1">
          <table:table-cell office:value-type="string" calcext:value-type="string">
            <text:p><text:a xlink:href="http://www.d20srd.org/srd/equipment/goodsAndServices.htm#holyWater" xlink:type="simple">Holy water</text:a> (flask)</text:p>
          </table:table-cell>
          <table:table-cell office:value-type="string" calcext:value-type="string">
            <text:p>25 gp</text:p>
          </table:table-cell>
          <table:table-cell office:value-type="string" calcext:value-type="string">
            <text:p>1 lb.</text:p>
          </table:table-cell>
          <table:table-cell table:formula="of:=IFERROR(FIND(&quot; sp&quot;;[.B79]);&quot;0&quot;)" office:value-type="string" office:string-value="0" calcext:value-type="string">
            <text:p>0</text:p>
          </table:table-cell>
          <table:table-cell table:formula="of:=IFERROR(FIND(&quot; cp&quot;;[.B79]);&quot;0&quot;)" office:value-type="string" office:string-value="0" calcext:value-type="string">
            <text:p>0</text:p>
          </table:table-cell>
          <table:table-cell table:formula="of:=IF(AND([.D79]=&quot;0&quot;;[.E79]=&quot;0&quot;);SUBSTITUTE([.B79];&quot; gp&quot;;&quot;&quot;);1)" office:value-type="string" office:string-value="25" calcext:value-type="string">
            <text:p>25</text:p>
          </table:table-cell>
          <table:table-cell/>
          <table:table-cell table:formula="of:=COM.MICROSOFT.CONCAT(&quot;insert into items (name, description, cost, usable) values('&quot;;[.A79];&quot;','',&quot;;[.F79];&quot;,1)&quot;)" office:value-type="string" office:string-value="insert into items (name, description, cost, usable) values('Holy water (flask)','',25,1)" calcext:value-type="string">
            <text:p>insert into items (name, description, cost, usable) values('Holy water (flask)','',25,1)</text:p>
          </table:table-cell>
        </table:table-row>
        <table:table-row table:style-name="ro1">
          <table:table-cell office:value-type="string" calcext:value-type="string">
            <text:p><text:a xlink:href="http://www.d20srd.org/srd/equipment/goodsAndServices.htm#smokestick" xlink:type="simple">Smokestick</text:a></text:p>
          </table:table-cell>
          <table:table-cell office:value-type="string" calcext:value-type="string">
            <text:p>20 gp</text:p>
          </table:table-cell>
          <table:table-cell office:value-type="string" calcext:value-type="string">
            <text:p>½ lb.</text:p>
          </table:table-cell>
          <table:table-cell table:formula="of:=IFERROR(FIND(&quot; sp&quot;;[.B80]);&quot;0&quot;)" office:value-type="string" office:string-value="0" calcext:value-type="string">
            <text:p>0</text:p>
          </table:table-cell>
          <table:table-cell table:formula="of:=IFERROR(FIND(&quot; cp&quot;;[.B80]);&quot;0&quot;)" office:value-type="string" office:string-value="0" calcext:value-type="string">
            <text:p>0</text:p>
          </table:table-cell>
          <table:table-cell table:formula="of:=IF(AND([.D80]=&quot;0&quot;;[.E80]=&quot;0&quot;);SUBSTITUTE([.B80];&quot; gp&quot;;&quot;&quot;);1)" office:value-type="string" office:string-value="20" calcext:value-type="string">
            <text:p>20</text:p>
          </table:table-cell>
          <table:table-cell/>
          <table:table-cell table:formula="of:=COM.MICROSOFT.CONCAT(&quot;insert into items (name, description, cost, usable) values('&quot;;[.A80];&quot;','',&quot;;[.F80];&quot;,1)&quot;)" office:value-type="string" office:string-value="insert into items (name, description, cost, usable) values('Smokestick','',20,1)" calcext:value-type="string">
            <text:p>insert into items (name, description, cost, usable) values('Smokestick','',20,1)</text:p>
          </table:table-cell>
        </table:table-row>
        <table:table-row table:style-name="ro1">
          <table:table-cell office:value-type="string" calcext:value-type="string">
            <text:p><text:a xlink:href="http://www.d20srd.org/srd/equipment/goodsAndServices.htm#sunrod" xlink:type="simple">Sunrod</text:a></text:p>
          </table:table-cell>
          <table:table-cell office:value-type="string" calcext:value-type="string">
            <text:p>2 gp</text:p>
          </table:table-cell>
          <table:table-cell office:value-type="string" calcext:value-type="string">
            <text:p>1 lb.</text:p>
          </table:table-cell>
          <table:table-cell table:formula="of:=IFERROR(FIND(&quot; sp&quot;;[.B81]);&quot;0&quot;)" office:value-type="string" office:string-value="0" calcext:value-type="string">
            <text:p>0</text:p>
          </table:table-cell>
          <table:table-cell table:formula="of:=IFERROR(FIND(&quot; cp&quot;;[.B81]);&quot;0&quot;)" office:value-type="string" office:string-value="0" calcext:value-type="string">
            <text:p>0</text:p>
          </table:table-cell>
          <table:table-cell table:formula="of:=IF(AND([.D81]=&quot;0&quot;;[.E81]=&quot;0&quot;);SUBSTITUTE([.B81];&quot; gp&quot;;&quot;&quot;);1)" office:value-type="string" office:string-value="2" calcext:value-type="string">
            <text:p>2</text:p>
          </table:table-cell>
          <table:table-cell/>
          <table:table-cell table:formula="of:=COM.MICROSOFT.CONCAT(&quot;insert into items (name, description, cost, usable) values('&quot;;[.A81];&quot;','',&quot;;[.F81];&quot;,1)&quot;)" office:value-type="string" office:string-value="insert into items (name, description, cost, usable) values('Sunrod','',2,1)" calcext:value-type="string">
            <text:p>insert into items (name, description, cost, usable) values('Sunrod','',2,1)</text:p>
          </table:table-cell>
        </table:table-row>
        <table:table-row table:style-name="ro1">
          <table:table-cell office:value-type="string" calcext:value-type="string">
            <text:p><text:a xlink:href="http://www.d20srd.org/srd/equipment/goodsAndServices.htm#tanglefootBag" xlink:type="simple">Tanglefoot bag</text:a></text:p>
          </table:table-cell>
          <table:table-cell office:value-type="string" calcext:value-type="string">
            <text:p>50 gp</text:p>
          </table:table-cell>
          <table:table-cell office:value-type="string" calcext:value-type="string">
            <text:p>4 lb.</text:p>
          </table:table-cell>
          <table:table-cell table:formula="of:=IFERROR(FIND(&quot; sp&quot;;[.B82]);&quot;0&quot;)" office:value-type="string" office:string-value="0" calcext:value-type="string">
            <text:p>0</text:p>
          </table:table-cell>
          <table:table-cell table:formula="of:=IFERROR(FIND(&quot; cp&quot;;[.B82]);&quot;0&quot;)" office:value-type="string" office:string-value="0" calcext:value-type="string">
            <text:p>0</text:p>
          </table:table-cell>
          <table:table-cell table:formula="of:=IF(AND([.D82]=&quot;0&quot;;[.E82]=&quot;0&quot;);SUBSTITUTE([.B82];&quot; gp&quot;;&quot;&quot;);1)" office:value-type="string" office:string-value="50" calcext:value-type="string">
            <text:p>50</text:p>
          </table:table-cell>
          <table:table-cell/>
          <table:table-cell table:formula="of:=COM.MICROSOFT.CONCAT(&quot;insert into items (name, description, cost, usable) values('&quot;;[.A82];&quot;','',&quot;;[.F82];&quot;,1)&quot;)" office:value-type="string" office:string-value="insert into items (name, description, cost, usable) values('Tanglefoot bag','',50,1)" calcext:value-type="string">
            <text:p>insert into items (name, description, cost, usable) values('Tanglefoot bag','',50,1)</text:p>
          </table:table-cell>
        </table:table-row>
        <table:table-row table:style-name="ro1">
          <table:table-cell office:value-type="string" calcext:value-type="string">
            <text:p><text:a xlink:href="http://www.d20srd.org/srd/equipment/goodsAndServices.htm#thunderstone" xlink:type="simple">Thunderstone</text:a></text:p>
          </table:table-cell>
          <table:table-cell office:value-type="string" calcext:value-type="string">
            <text:p>30 gp</text:p>
          </table:table-cell>
          <table:table-cell office:value-type="string" calcext:value-type="string">
            <text:p>1 lb.</text:p>
          </table:table-cell>
          <table:table-cell table:formula="of:=IFERROR(FIND(&quot; sp&quot;;[.B83]);&quot;0&quot;)" office:value-type="string" office:string-value="0" calcext:value-type="string">
            <text:p>0</text:p>
          </table:table-cell>
          <table:table-cell table:formula="of:=IFERROR(FIND(&quot; cp&quot;;[.B83]);&quot;0&quot;)" office:value-type="string" office:string-value="0" calcext:value-type="string">
            <text:p>0</text:p>
          </table:table-cell>
          <table:table-cell table:formula="of:=IF(AND([.D83]=&quot;0&quot;;[.E83]=&quot;0&quot;);SUBSTITUTE([.B83];&quot; gp&quot;;&quot;&quot;);1)" office:value-type="string" office:string-value="30" calcext:value-type="string">
            <text:p>30</text:p>
          </table:table-cell>
          <table:table-cell/>
          <table:table-cell table:formula="of:=COM.MICROSOFT.CONCAT(&quot;insert into items (name, description, cost, usable) values('&quot;;[.A83];&quot;','',&quot;;[.F83];&quot;,1)&quot;)" office:value-type="string" office:string-value="insert into items (name, description, cost, usable) values('Thunderstone','',30,1)" calcext:value-type="string">
            <text:p>insert into items (name, description, cost, usable) values('Thunderstone','',30,1)</text:p>
          </table:table-cell>
        </table:table-row>
        <table:table-row table:style-name="ro1">
          <table:table-cell office:value-type="string" calcext:value-type="string">
            <text:p><text:a xlink:href="http://www.d20srd.org/srd/equipment/goodsAndServices.htm#tindertwig" xlink:type="simple">Tindertwig</text:a></text:p>
          </table:table-cell>
          <table:table-cell office:value-type="string" calcext:value-type="string">
            <text:p>1 gp</text:p>
          </table:table-cell>
          <table:table-cell office:value-type="string" calcext:value-type="string">
            <text:p>0 lb.</text:p>
          </table:table-cell>
          <table:table-cell table:formula="of:=IFERROR(FIND(&quot; sp&quot;;[.B84]);&quot;0&quot;)" office:value-type="string" office:string-value="0" calcext:value-type="string">
            <text:p>0</text:p>
          </table:table-cell>
          <table:table-cell table:formula="of:=IFERROR(FIND(&quot; cp&quot;;[.B84]);&quot;0&quot;)" office:value-type="string" office:string-value="0" calcext:value-type="string">
            <text:p>0</text:p>
          </table:table-cell>
          <table:table-cell table:formula="of:=IF(AND([.D84]=&quot;0&quot;;[.E84]=&quot;0&quot;);SUBSTITUTE([.B84];&quot; gp&quot;;&quot;&quot;);1)" office:value-type="string" office:string-value="1" calcext:value-type="string">
            <text:p>1</text:p>
          </table:table-cell>
          <table:table-cell/>
          <table:table-cell table:formula="of:=COM.MICROSOFT.CONCAT(&quot;insert into items (name, description, cost, usable) values('&quot;;[.A84];&quot;','',&quot;;[.F84];&quot;,1)&quot;)" office:value-type="string" office:string-value="insert into items (name, description, cost, usable) values('Tindertwig','',1,1)" calcext:value-type="string">
            <text:p>insert into items (name, description, cost, usable) values('Tindertwig','',1,1)</text:p>
          </table:table-cell>
        </table:table-row>
        <table:table-row table:style-name="ro1">
          <table:table-cell office:value-type="string" calcext:value-type="string">
            <text:p>Alchemist’s lab</text:p>
          </table:table-cell>
          <table:table-cell office:value-type="string" calcext:value-type="string">
            <text:p>500 gp</text:p>
          </table:table-cell>
          <table:table-cell office:value-type="string" calcext:value-type="string">
            <text:p>40 lb.</text:p>
          </table:table-cell>
          <table:table-cell table:formula="of:=IFERROR(FIND(&quot; sp&quot;;[.B85]);&quot;0&quot;)" office:value-type="string" office:string-value="0" calcext:value-type="string">
            <text:p>0</text:p>
          </table:table-cell>
          <table:table-cell table:formula="of:=IFERROR(FIND(&quot; cp&quot;;[.B85]);&quot;0&quot;)" office:value-type="string" office:string-value="0" calcext:value-type="string">
            <text:p>0</text:p>
          </table:table-cell>
          <table:table-cell table:formula="of:=IF(AND([.D85]=&quot;0&quot;;[.E85]=&quot;0&quot;);SUBSTITUTE([.B85];&quot; gp&quot;;&quot;&quot;);1)" office:value-type="string" office:string-value="500" calcext:value-type="string">
            <text:p>500</text:p>
          </table:table-cell>
          <table:table-cell/>
          <table:table-cell table:formula="of:=COM.MICROSOFT.CONCAT(&quot;insert into items (name, description, cost, usable) values('&quot;;[.A85];&quot;','',&quot;;[.F85];&quot;,1)&quot;)" office:value-type="string" office:string-value="insert into items (name, description, cost, usable) values('Alchemist’s lab','',500,1)" calcext:value-type="string">
            <text:p>insert into items (name, description, cost, usable) values('Alchemist’s lab','',500,1)</text:p>
          </table:table-cell>
        </table:table-row>
        <table:table-row table:style-name="ro1">
          <table:table-cell office:value-type="string" calcext:value-type="string">
            <text:p>Artisan’s tools</text:p>
          </table:table-cell>
          <table:table-cell office:value-type="string" calcext:value-type="string">
            <text:p>5 gp</text:p>
          </table:table-cell>
          <table:table-cell office:value-type="string" calcext:value-type="string">
            <text:p>5 lb.</text:p>
          </table:table-cell>
          <table:table-cell table:formula="of:=IFERROR(FIND(&quot; sp&quot;;[.B86]);&quot;0&quot;)" office:value-type="string" office:string-value="0" calcext:value-type="string">
            <text:p>0</text:p>
          </table:table-cell>
          <table:table-cell table:formula="of:=IFERROR(FIND(&quot; cp&quot;;[.B86]);&quot;0&quot;)" office:value-type="string" office:string-value="0" calcext:value-type="string">
            <text:p>0</text:p>
          </table:table-cell>
          <table:table-cell table:formula="of:=IF(AND([.D86]=&quot;0&quot;;[.E86]=&quot;0&quot;);SUBSTITUTE([.B86];&quot; gp&quot;;&quot;&quot;);1)" office:value-type="string" office:string-value="5" calcext:value-type="string">
            <text:p>5</text:p>
          </table:table-cell>
          <table:table-cell/>
          <table:table-cell table:formula="of:=COM.MICROSOFT.CONCAT(&quot;insert into items (name, description, cost, usable) values('&quot;;[.A86];&quot;','',&quot;;[.F86];&quot;,1)&quot;)" office:value-type="string" office:string-value="insert into items (name, description, cost, usable) values('Artisan’s tools','',5,1)" calcext:value-type="string">
            <text:p>insert into items (name, description, cost, usable) values('Artisan’s tools','',5,1)</text:p>
          </table:table-cell>
        </table:table-row>
        <table:table-row table:style-name="ro1">
          <table:table-cell office:value-type="string" calcext:value-type="string">
            <text:p>Artisan’s tools, masterwork</text:p>
          </table:table-cell>
          <table:table-cell office:value-type="string" calcext:value-type="string">
            <text:p>55 gp</text:p>
          </table:table-cell>
          <table:table-cell office:value-type="string" calcext:value-type="string">
            <text:p>5 lb.</text:p>
          </table:table-cell>
          <table:table-cell table:formula="of:=IFERROR(FIND(&quot; sp&quot;;[.B87]);&quot;0&quot;)" office:value-type="string" office:string-value="0" calcext:value-type="string">
            <text:p>0</text:p>
          </table:table-cell>
          <table:table-cell table:formula="of:=IFERROR(FIND(&quot; cp&quot;;[.B87]);&quot;0&quot;)" office:value-type="string" office:string-value="0" calcext:value-type="string">
            <text:p>0</text:p>
          </table:table-cell>
          <table:table-cell table:formula="of:=IF(AND([.D87]=&quot;0&quot;;[.E87]=&quot;0&quot;);SUBSTITUTE([.B87];&quot; gp&quot;;&quot;&quot;);1)" office:value-type="string" office:string-value="55" calcext:value-type="string">
            <text:p>55</text:p>
          </table:table-cell>
          <table:table-cell/>
          <table:table-cell table:formula="of:=COM.MICROSOFT.CONCAT(&quot;insert into items (name, description, cost, usable) values('&quot;;[.A87];&quot;','',&quot;;[.F87];&quot;,1)&quot;)" office:value-type="string" office:string-value="insert into items (name, description, cost, usable) values('Artisan’s tools, masterwork','',55,1)" calcext:value-type="string">
            <text:p>insert into items (name, description, cost, usable) values('Artisan’s tools, masterwork','',55,1)</text:p>
          </table:table-cell>
        </table:table-row>
        <table:table-row table:style-name="ro1">
          <table:table-cell office:value-type="string" calcext:value-type="string">
            <text:p>Climber’s kit</text:p>
          </table:table-cell>
          <table:table-cell office:value-type="string" calcext:value-type="string">
            <text:p>80 gp</text:p>
          </table:table-cell>
          <table:table-cell office:value-type="string" calcext:value-type="string">
            <text:p>5 lb.</text:p>
          </table:table-cell>
          <table:table-cell table:formula="of:=IFERROR(FIND(&quot; sp&quot;;[.B88]);&quot;0&quot;)" office:value-type="string" office:string-value="0" calcext:value-type="string">
            <text:p>0</text:p>
          </table:table-cell>
          <table:table-cell table:formula="of:=IFERROR(FIND(&quot; cp&quot;;[.B88]);&quot;0&quot;)" office:value-type="string" office:string-value="0" calcext:value-type="string">
            <text:p>0</text:p>
          </table:table-cell>
          <table:table-cell table:formula="of:=IF(AND([.D88]=&quot;0&quot;;[.E88]=&quot;0&quot;);SUBSTITUTE([.B88];&quot; gp&quot;;&quot;&quot;);1)" office:value-type="string" office:string-value="80" calcext:value-type="string">
            <text:p>80</text:p>
          </table:table-cell>
          <table:table-cell/>
          <table:table-cell table:formula="of:=COM.MICROSOFT.CONCAT(&quot;insert into items (name, description, cost, usable) values('&quot;;[.A88];&quot;','',&quot;;[.F88];&quot;,1)&quot;)" office:value-type="string" office:string-value="insert into items (name, description, cost, usable) values('Climber’s kit','',80,1)" calcext:value-type="string">
            <text:p>insert into items (name, description, cost, usable) values('Climber’s kit','',80,1)</text:p>
          </table:table-cell>
        </table:table-row>
        <table:table-row table:style-name="ro1">
          <table:table-cell office:value-type="string" calcext:value-type="string">
            <text:p>Climber’s kit, small</text:p>
          </table:table-cell>
          <table:table-cell office:value-type="string" calcext:value-type="string">
            <text:p>80 gp</text:p>
          </table:table-cell>
          <table:table-cell office:value-type="string" calcext:value-type="string">
            <text:p>1.25 lb.</text:p>
          </table:table-cell>
          <table:table-cell table:formula="of:=IFERROR(FIND(&quot; sp&quot;;[.B89]);&quot;0&quot;)" office:value-type="string" office:string-value="0" calcext:value-type="string">
            <text:p>0</text:p>
          </table:table-cell>
          <table:table-cell table:formula="of:=IFERROR(FIND(&quot; cp&quot;;[.B89]);&quot;0&quot;)" office:value-type="string" office:string-value="0" calcext:value-type="string">
            <text:p>0</text:p>
          </table:table-cell>
          <table:table-cell table:formula="of:=IF(AND([.D89]=&quot;0&quot;;[.E89]=&quot;0&quot;);SUBSTITUTE([.B89];&quot; gp&quot;;&quot;&quot;);1)" office:value-type="string" office:string-value="80" calcext:value-type="string">
            <text:p>80</text:p>
          </table:table-cell>
          <table:table-cell/>
          <table:table-cell table:formula="of:=COM.MICROSOFT.CONCAT(&quot;insert into items (name, description, cost, usable) values('&quot;;[.A89];&quot;','',&quot;;[.F89];&quot;,1)&quot;)" office:value-type="string" office:string-value="insert into items (name, description, cost, usable) values('Climber’s kit, small','',80,1)" calcext:value-type="string">
            <text:p>insert into items (name, description, cost, usable) values('Climber’s kit, small','',80,1)</text:p>
          </table:table-cell>
        </table:table-row>
        <table:table-row table:style-name="ro1">
          <table:table-cell office:value-type="string" calcext:value-type="string">
            <text:p>Disguise kit</text:p>
          </table:table-cell>
          <table:table-cell office:value-type="string" calcext:value-type="string">
            <text:p>50 gp</text:p>
          </table:table-cell>
          <table:table-cell office:value-type="string" calcext:value-type="string">
            <text:p>8 lb.</text:p>
          </table:table-cell>
          <table:table-cell table:formula="of:=IFERROR(FIND(&quot; sp&quot;;[.B90]);&quot;0&quot;)" office:value-type="string" office:string-value="0" calcext:value-type="string">
            <text:p>0</text:p>
          </table:table-cell>
          <table:table-cell table:formula="of:=IFERROR(FIND(&quot; cp&quot;;[.B90]);&quot;0&quot;)" office:value-type="string" office:string-value="0" calcext:value-type="string">
            <text:p>0</text:p>
          </table:table-cell>
          <table:table-cell table:formula="of:=IF(AND([.D90]=&quot;0&quot;;[.E90]=&quot;0&quot;);SUBSTITUTE([.B90];&quot; gp&quot;;&quot;&quot;);1)" office:value-type="string" office:string-value="50" calcext:value-type="string">
            <text:p>50</text:p>
          </table:table-cell>
          <table:table-cell/>
          <table:table-cell table:formula="of:=COM.MICROSOFT.CONCAT(&quot;insert into items (name, description, cost, usable) values('&quot;;[.A90];&quot;','',&quot;;[.F90];&quot;,1)&quot;)" office:value-type="string" office:string-value="insert into items (name, description, cost, usable) values('Disguise kit','',50,1)" calcext:value-type="string">
            <text:p>insert into items (name, description, cost, usable) values('Disguise kit','',50,1)</text:p>
          </table:table-cell>
        </table:table-row>
        <table:table-row table:style-name="ro1">
          <table:table-cell office:value-type="string" calcext:value-type="string">
            <text:p>Disguise kit, small</text:p>
          </table:table-cell>
          <table:table-cell office:value-type="string" calcext:value-type="string">
            <text:p>50 gp</text:p>
          </table:table-cell>
          <table:table-cell office:value-type="string" calcext:value-type="string">
            <text:p>2 lb.</text:p>
          </table:table-cell>
          <table:table-cell table:formula="of:=IFERROR(FIND(&quot; sp&quot;;[.B91]);&quot;0&quot;)" office:value-type="string" office:string-value="0" calcext:value-type="string">
            <text:p>0</text:p>
          </table:table-cell>
          <table:table-cell table:formula="of:=IFERROR(FIND(&quot; cp&quot;;[.B91]);&quot;0&quot;)" office:value-type="string" office:string-value="0" calcext:value-type="string">
            <text:p>0</text:p>
          </table:table-cell>
          <table:table-cell table:formula="of:=IF(AND([.D91]=&quot;0&quot;;[.E91]=&quot;0&quot;);SUBSTITUTE([.B91];&quot; gp&quot;;&quot;&quot;);1)" office:value-type="string" office:string-value="50" calcext:value-type="string">
            <text:p>50</text:p>
          </table:table-cell>
          <table:table-cell/>
          <table:table-cell table:formula="of:=COM.MICROSOFT.CONCAT(&quot;insert into items (name, description, cost, usable) values('&quot;;[.A91];&quot;','',&quot;;[.F91];&quot;,1)&quot;)" office:value-type="string" office:string-value="insert into items (name, description, cost, usable) values('Disguise kit, small','',50,1)" calcext:value-type="string">
            <text:p>insert into items (name, description, cost, usable) values('Disguise kit, small','',50,1)</text:p>
          </table:table-cell>
        </table:table-row>
        <table:table-row table:style-name="ro1">
          <table:table-cell office:value-type="string" calcext:value-type="string">
            <text:p>Healer’s kit</text:p>
          </table:table-cell>
          <table:table-cell office:value-type="string" calcext:value-type="string">
            <text:p>50 gp</text:p>
          </table:table-cell>
          <table:table-cell office:value-type="string" calcext:value-type="string">
            <text:p>1 lb.</text:p>
          </table:table-cell>
          <table:table-cell table:formula="of:=IFERROR(FIND(&quot; sp&quot;;[.B92]);&quot;0&quot;)" office:value-type="string" office:string-value="0" calcext:value-type="string">
            <text:p>0</text:p>
          </table:table-cell>
          <table:table-cell table:formula="of:=IFERROR(FIND(&quot; cp&quot;;[.B92]);&quot;0&quot;)" office:value-type="string" office:string-value="0" calcext:value-type="string">
            <text:p>0</text:p>
          </table:table-cell>
          <table:table-cell table:formula="of:=IF(AND([.D92]=&quot;0&quot;;[.E92]=&quot;0&quot;);SUBSTITUTE([.B92];&quot; gp&quot;;&quot;&quot;);1)" office:value-type="string" office:string-value="50" calcext:value-type="string">
            <text:p>50</text:p>
          </table:table-cell>
          <table:table-cell/>
          <table:table-cell table:formula="of:=COM.MICROSOFT.CONCAT(&quot;insert into items (name, description, cost, usable) values('&quot;;[.A92];&quot;','',&quot;;[.F92];&quot;,1)&quot;)" office:value-type="string" office:string-value="insert into items (name, description, cost, usable) values('Healer’s kit','',50,1)" calcext:value-type="string">
            <text:p>insert into items (name, description, cost, usable) values('Healer’s kit','',50,1)</text:p>
          </table:table-cell>
        </table:table-row>
        <table:table-row table:style-name="ro1">
          <table:table-cell office:value-type="string" calcext:value-type="string">
            <text:p>Holly and mistletoe</text:p>
          </table:table-cell>
          <table:table-cell office:value-type="string" calcext:value-type="string">
            <text:p>0 gp</text:p>
          </table:table-cell>
          <table:table-cell office:value-type="string" calcext:value-type="string">
            <text:p>0 lb.</text:p>
          </table:table-cell>
          <table:table-cell table:formula="of:=IFERROR(FIND(&quot; sp&quot;;[.B93]);&quot;0&quot;)" office:value-type="string" office:string-value="0" calcext:value-type="string">
            <text:p>0</text:p>
          </table:table-cell>
          <table:table-cell table:formula="of:=IFERROR(FIND(&quot; cp&quot;;[.B93]);&quot;0&quot;)" office:value-type="string" office:string-value="0" calcext:value-type="string">
            <text:p>0</text:p>
          </table:table-cell>
          <table:table-cell table:formula="of:=IF(AND([.D93]=&quot;0&quot;;[.E93]=&quot;0&quot;);SUBSTITUTE([.B93];&quot; gp&quot;;&quot;&quot;);1)" office:value-type="string" office:string-value="0" calcext:value-type="string">
            <text:p>0</text:p>
          </table:table-cell>
          <table:table-cell/>
          <table:table-cell table:formula="of:=COM.MICROSOFT.CONCAT(&quot;insert into items (name, description, cost, usable) values('&quot;;[.A93];&quot;','',&quot;;[.F93];&quot;,1)&quot;)" office:value-type="string" office:string-value="insert into items (name, description, cost, usable) values('Holly and mistletoe','',0,1)" calcext:value-type="string">
            <text:p>insert into items (name, description, cost, usable) values('Holly and mistletoe','',0,1)</text:p>
          </table:table-cell>
        </table:table-row>
        <table:table-row table:style-name="ro1">
          <table:table-cell office:value-type="string" calcext:value-type="string">
            <text:p>Holy symbol, wooden</text:p>
          </table:table-cell>
          <table:table-cell office:value-type="string" calcext:value-type="string">
            <text:p>1 gp</text:p>
          </table:table-cell>
          <table:table-cell office:value-type="string" calcext:value-type="string">
            <text:p>0 lb.</text:p>
          </table:table-cell>
          <table:table-cell table:formula="of:=IFERROR(FIND(&quot; sp&quot;;[.B94]);&quot;0&quot;)" office:value-type="string" office:string-value="0" calcext:value-type="string">
            <text:p>0</text:p>
          </table:table-cell>
          <table:table-cell table:formula="of:=IFERROR(FIND(&quot; cp&quot;;[.B94]);&quot;0&quot;)" office:value-type="string" office:string-value="0" calcext:value-type="string">
            <text:p>0</text:p>
          </table:table-cell>
          <table:table-cell table:formula="of:=IF(AND([.D94]=&quot;0&quot;;[.E94]=&quot;0&quot;);SUBSTITUTE([.B94];&quot; gp&quot;;&quot;&quot;);1)" office:value-type="string" office:string-value="1" calcext:value-type="string">
            <text:p>1</text:p>
          </table:table-cell>
          <table:table-cell/>
          <table:table-cell table:formula="of:=COM.MICROSOFT.CONCAT(&quot;insert into items (name, description, cost, usable) values('&quot;;[.A94];&quot;','',&quot;;[.F94];&quot;,1)&quot;)" office:value-type="string" office:string-value="insert into items (name, description, cost, usable) values('Holy symbol, wooden','',1,1)" calcext:value-type="string">
            <text:p>insert into items (name, description, cost, usable) values('Holy symbol, wooden','',1,1)</text:p>
          </table:table-cell>
        </table:table-row>
        <table:table-row table:style-name="ro1">
          <table:table-cell office:value-type="string" calcext:value-type="string">
            <text:p>Holy symbol, silver</text:p>
          </table:table-cell>
          <table:table-cell office:value-type="string" calcext:value-type="string">
            <text:p>25 gp</text:p>
          </table:table-cell>
          <table:table-cell office:value-type="string" calcext:value-type="string">
            <text:p>1 lb.</text:p>
          </table:table-cell>
          <table:table-cell table:formula="of:=IFERROR(FIND(&quot; sp&quot;;[.B95]);&quot;0&quot;)" office:value-type="string" office:string-value="0" calcext:value-type="string">
            <text:p>0</text:p>
          </table:table-cell>
          <table:table-cell table:formula="of:=IFERROR(FIND(&quot; cp&quot;;[.B95]);&quot;0&quot;)" office:value-type="string" office:string-value="0" calcext:value-type="string">
            <text:p>0</text:p>
          </table:table-cell>
          <table:table-cell table:formula="of:=IF(AND([.D95]=&quot;0&quot;;[.E95]=&quot;0&quot;);SUBSTITUTE([.B95];&quot; gp&quot;;&quot;&quot;);1)" office:value-type="string" office:string-value="25" calcext:value-type="string">
            <text:p>25</text:p>
          </table:table-cell>
          <table:table-cell/>
          <table:table-cell table:formula="of:=COM.MICROSOFT.CONCAT(&quot;insert into items (name, description, cost, usable) values('&quot;;[.A95];&quot;','',&quot;;[.F95];&quot;,1)&quot;)" office:value-type="string" office:string-value="insert into items (name, description, cost, usable) values('Holy symbol, silver','',25,1)" calcext:value-type="string">
            <text:p>insert into items (name, description, cost, usable) values('Holy symbol, silver','',25,1)</text:p>
          </table:table-cell>
        </table:table-row>
        <table:table-row table:style-name="ro1">
          <table:table-cell office:value-type="string" calcext:value-type="string">
            <text:p>Hourglass</text:p>
          </table:table-cell>
          <table:table-cell office:value-type="string" calcext:value-type="string">
            <text:p>25 gp</text:p>
          </table:table-cell>
          <table:table-cell office:value-type="string" calcext:value-type="string">
            <text:p>1 lb.</text:p>
          </table:table-cell>
          <table:table-cell table:formula="of:=IFERROR(FIND(&quot; sp&quot;;[.B96]);&quot;0&quot;)" office:value-type="string" office:string-value="0" calcext:value-type="string">
            <text:p>0</text:p>
          </table:table-cell>
          <table:table-cell table:formula="of:=IFERROR(FIND(&quot; cp&quot;;[.B96]);&quot;0&quot;)" office:value-type="string" office:string-value="0" calcext:value-type="string">
            <text:p>0</text:p>
          </table:table-cell>
          <table:table-cell table:formula="of:=IF(AND([.D96]=&quot;0&quot;;[.E96]=&quot;0&quot;);SUBSTITUTE([.B96];&quot; gp&quot;;&quot;&quot;);1)" office:value-type="string" office:string-value="25" calcext:value-type="string">
            <text:p>25</text:p>
          </table:table-cell>
          <table:table-cell/>
          <table:table-cell table:formula="of:=COM.MICROSOFT.CONCAT(&quot;insert into items (name, description, cost, usable) values('&quot;;[.A96];&quot;','',&quot;;[.F96];&quot;,1)&quot;)" office:value-type="string" office:string-value="insert into items (name, description, cost, usable) values('Hourglass','',25,1)" calcext:value-type="string">
            <text:p>insert into items (name, description, cost, usable) values('Hourglass','',25,1)</text:p>
          </table:table-cell>
        </table:table-row>
        <table:table-row table:style-name="ro1">
          <table:table-cell office:value-type="string" calcext:value-type="string">
            <text:p>Magnifying glass</text:p>
          </table:table-cell>
          <table:table-cell office:value-type="string" calcext:value-type="string">
            <text:p>100 gp</text:p>
          </table:table-cell>
          <table:table-cell office:value-type="string" calcext:value-type="string">
            <text:p>0 lb.</text:p>
          </table:table-cell>
          <table:table-cell table:formula="of:=IFERROR(FIND(&quot; sp&quot;;[.B97]);&quot;0&quot;)" office:value-type="string" office:string-value="0" calcext:value-type="string">
            <text:p>0</text:p>
          </table:table-cell>
          <table:table-cell table:formula="of:=IFERROR(FIND(&quot; cp&quot;;[.B97]);&quot;0&quot;)" office:value-type="string" office:string-value="0" calcext:value-type="string">
            <text:p>0</text:p>
          </table:table-cell>
          <table:table-cell table:formula="of:=IF(AND([.D97]=&quot;0&quot;;[.E97]=&quot;0&quot;);SUBSTITUTE([.B97];&quot; gp&quot;;&quot;&quot;);1)" office:value-type="string" office:string-value="100" calcext:value-type="string">
            <text:p>100</text:p>
          </table:table-cell>
          <table:table-cell/>
          <table:table-cell table:formula="of:=COM.MICROSOFT.CONCAT(&quot;insert into items (name, description, cost, usable) values('&quot;;[.A97];&quot;','',&quot;;[.F97];&quot;,1)&quot;)" office:value-type="string" office:string-value="insert into items (name, description, cost, usable) values('Magnifying glass','',100,1)" calcext:value-type="string">
            <text:p>insert into items (name, description, cost, usable) values('Magnifying glass','',100,1)</text:p>
          </table:table-cell>
        </table:table-row>
        <table:table-row table:style-name="ro1">
          <table:table-cell office:value-type="string" calcext:value-type="string">
            <text:p>Scale, merchant’s</text:p>
          </table:table-cell>
          <table:table-cell office:value-type="string" calcext:value-type="string">
            <text:p>2 gp</text:p>
          </table:table-cell>
          <table:table-cell office:value-type="string" calcext:value-type="string">
            <text:p>1 lb.</text:p>
          </table:table-cell>
          <table:table-cell table:formula="of:=IFERROR(FIND(&quot; sp&quot;;[.B98]);&quot;0&quot;)" office:value-type="string" office:string-value="0" calcext:value-type="string">
            <text:p>0</text:p>
          </table:table-cell>
          <table:table-cell table:formula="of:=IFERROR(FIND(&quot; cp&quot;;[.B98]);&quot;0&quot;)" office:value-type="string" office:string-value="0" calcext:value-type="string">
            <text:p>0</text:p>
          </table:table-cell>
          <table:table-cell table:formula="of:=IF(AND([.D98]=&quot;0&quot;;[.E98]=&quot;0&quot;);SUBSTITUTE([.B98];&quot; gp&quot;;&quot;&quot;);1)" office:value-type="string" office:string-value="2" calcext:value-type="string">
            <text:p>2</text:p>
          </table:table-cell>
          <table:table-cell/>
          <table:table-cell table:formula="of:=COM.MICROSOFT.CONCAT(&quot;insert into items (name, description, cost, usable) values('&quot;;[.A98];&quot;','',&quot;;[.F98];&quot;,1)&quot;)" office:value-type="string" office:string-value="insert into items (name, description, cost, usable) values('Scale, merchant’s','',2,1)" calcext:value-type="string">
            <text:p>insert into items (name, description, cost, usable) values('Scale, merchant’s','',2,1)</text:p>
          </table:table-cell>
        </table:table-row>
        <table:table-row table:style-name="ro1">
          <table:table-cell office:value-type="string" calcext:value-type="string">
            <text:p>Spell component pouch</text:p>
          </table:table-cell>
          <table:table-cell office:value-type="string" calcext:value-type="string">
            <text:p>5 gp</text:p>
          </table:table-cell>
          <table:table-cell office:value-type="string" calcext:value-type="string">
            <text:p>2 lb.</text:p>
          </table:table-cell>
          <table:table-cell table:formula="of:=IFERROR(FIND(&quot; sp&quot;;[.B99]);&quot;0&quot;)" office:value-type="string" office:string-value="0" calcext:value-type="string">
            <text:p>0</text:p>
          </table:table-cell>
          <table:table-cell table:formula="of:=IFERROR(FIND(&quot; cp&quot;;[.B99]);&quot;0&quot;)" office:value-type="string" office:string-value="0" calcext:value-type="string">
            <text:p>0</text:p>
          </table:table-cell>
          <table:table-cell table:formula="of:=IF(AND([.D99]=&quot;0&quot;;[.E99]=&quot;0&quot;);SUBSTITUTE([.B99];&quot; gp&quot;;&quot;&quot;);1)" office:value-type="string" office:string-value="5" calcext:value-type="string">
            <text:p>5</text:p>
          </table:table-cell>
          <table:table-cell/>
          <table:table-cell table:formula="of:=COM.MICROSOFT.CONCAT(&quot;insert into items (name, description, cost, usable) values('&quot;;[.A99];&quot;','',&quot;;[.F99];&quot;,1)&quot;)" office:value-type="string" office:string-value="insert into items (name, description, cost, usable) values('Spell component pouch','',5,1)" calcext:value-type="string">
            <text:p>insert into items (name, description, cost, usable) values('Spell component pouch','',5,1)</text:p>
          </table:table-cell>
        </table:table-row>
        <table:table-row table:style-name="ro1">
          <table:table-cell office:value-type="string" calcext:value-type="string">
            <text:p>Spellbook, wizard’s (blank)</text:p>
          </table:table-cell>
          <table:table-cell office:value-type="string" calcext:value-type="string">
            <text:p>15 gp</text:p>
          </table:table-cell>
          <table:table-cell office:value-type="string" calcext:value-type="string">
            <text:p>3 lb.</text:p>
          </table:table-cell>
          <table:table-cell table:formula="of:=IFERROR(FIND(&quot; sp&quot;;[.B100]);&quot;0&quot;)" office:value-type="string" office:string-value="0" calcext:value-type="string">
            <text:p>0</text:p>
          </table:table-cell>
          <table:table-cell table:formula="of:=IFERROR(FIND(&quot; cp&quot;;[.B100]);&quot;0&quot;)" office:value-type="string" office:string-value="0" calcext:value-type="string">
            <text:p>0</text:p>
          </table:table-cell>
          <table:table-cell table:formula="of:=IF(AND([.D100]=&quot;0&quot;;[.E100]=&quot;0&quot;);SUBSTITUTE([.B100];&quot; gp&quot;;&quot;&quot;);1)" office:value-type="string" office:string-value="15" calcext:value-type="string">
            <text:p>15</text:p>
          </table:table-cell>
          <table:table-cell/>
          <table:table-cell table:formula="of:=COM.MICROSOFT.CONCAT(&quot;insert into items (name, description, cost, usable) values('&quot;;[.A100];&quot;','',&quot;;[.F100];&quot;,1)&quot;)" office:value-type="string" office:string-value="insert into items (name, description, cost, usable) values('Spellbook, wizard’s (blank)','',15,1)" calcext:value-type="string">
            <text:p>insert into items (name, description, cost, usable) values('Spellbook, wizard’s (blank)','',15,1)</text:p>
          </table:table-cell>
        </table:table-row>
        <table:table-row table:style-name="ro1">
          <table:table-cell office:value-type="string" calcext:value-type="string">
            <text:p>Thieves’ tools</text:p>
          </table:table-cell>
          <table:table-cell office:value-type="string" calcext:value-type="string">
            <text:p>30 gp</text:p>
          </table:table-cell>
          <table:table-cell office:value-type="string" calcext:value-type="string">
            <text:p>1 lb.</text:p>
          </table:table-cell>
          <table:table-cell table:formula="of:=IFERROR(FIND(&quot; sp&quot;;[.B101]);&quot;0&quot;)" office:value-type="string" office:string-value="0" calcext:value-type="string">
            <text:p>0</text:p>
          </table:table-cell>
          <table:table-cell table:formula="of:=IFERROR(FIND(&quot; cp&quot;;[.B101]);&quot;0&quot;)" office:value-type="string" office:string-value="0" calcext:value-type="string">
            <text:p>0</text:p>
          </table:table-cell>
          <table:table-cell table:formula="of:=IF(AND([.D101]=&quot;0&quot;;[.E101]=&quot;0&quot;);SUBSTITUTE([.B101];&quot; gp&quot;;&quot;&quot;);1)" office:value-type="string" office:string-value="30" calcext:value-type="string">
            <text:p>30</text:p>
          </table:table-cell>
          <table:table-cell/>
          <table:table-cell table:formula="of:=COM.MICROSOFT.CONCAT(&quot;insert into items (name, description, cost, usable) values('&quot;;[.A101];&quot;','',&quot;;[.F101];&quot;,1)&quot;)" office:value-type="string" office:string-value="insert into items (name, description, cost, usable) values('Thieves’ tools','',30,1)" calcext:value-type="string">
            <text:p>insert into items (name, description, cost, usable) values('Thieves’ tools','',30,1)</text:p>
          </table:table-cell>
        </table:table-row>
        <table:table-row table:style-name="ro1">
          <table:table-cell office:value-type="string" calcext:value-type="string">
            <text:p>Thieves’ tools, masterwork</text:p>
          </table:table-cell>
          <table:table-cell office:value-type="string" calcext:value-type="string">
            <text:p>100 gp</text:p>
          </table:table-cell>
          <table:table-cell office:value-type="string" calcext:value-type="string">
            <text:p>2 lb.</text:p>
          </table:table-cell>
          <table:table-cell table:formula="of:=IFERROR(FIND(&quot; sp&quot;;[.B102]);&quot;0&quot;)" office:value-type="string" office:string-value="0" calcext:value-type="string">
            <text:p>0</text:p>
          </table:table-cell>
          <table:table-cell table:formula="of:=IFERROR(FIND(&quot; cp&quot;;[.B102]);&quot;0&quot;)" office:value-type="string" office:string-value="0" calcext:value-type="string">
            <text:p>0</text:p>
          </table:table-cell>
          <table:table-cell table:formula="of:=IF(AND([.D102]=&quot;0&quot;;[.E102]=&quot;0&quot;);SUBSTITUTE([.B102];&quot; gp&quot;;&quot;&quot;);1)" office:value-type="string" office:string-value="100" calcext:value-type="string">
            <text:p>100</text:p>
          </table:table-cell>
          <table:table-cell/>
          <table:table-cell table:formula="of:=COM.MICROSOFT.CONCAT(&quot;insert into items (name, description, cost, usable) values('&quot;;[.A102];&quot;','',&quot;;[.F102];&quot;,1)&quot;)" office:value-type="string" office:string-value="insert into items (name, description, cost, usable) values('Thieves’ tools, masterwork','',100,1)" calcext:value-type="string">
            <text:p>insert into items (name, description, cost, usable) values('Thieves’ tools, masterwork','',100,1)</text:p>
          </table:table-cell>
        </table:table-row>
        <table:table-row table:style-name="ro1">
          <table:table-cell office:value-type="string" calcext:value-type="string">
            <text:p>Tool, masterwork</text:p>
          </table:table-cell>
          <table:table-cell office:value-type="string" calcext:value-type="string">
            <text:p>50 gp</text:p>
          </table:table-cell>
          <table:table-cell office:value-type="string" calcext:value-type="string">
            <text:p>1 lb.</text:p>
          </table:table-cell>
          <table:table-cell table:formula="of:=IFERROR(FIND(&quot; sp&quot;;[.B103]);&quot;0&quot;)" office:value-type="string" office:string-value="0" calcext:value-type="string">
            <text:p>0</text:p>
          </table:table-cell>
          <table:table-cell table:formula="of:=IFERROR(FIND(&quot; cp&quot;;[.B103]);&quot;0&quot;)" office:value-type="string" office:string-value="0" calcext:value-type="string">
            <text:p>0</text:p>
          </table:table-cell>
          <table:table-cell table:formula="of:=IF(AND([.D103]=&quot;0&quot;;[.E103]=&quot;0&quot;);SUBSTITUTE([.B103];&quot; gp&quot;;&quot;&quot;);1)" office:value-type="string" office:string-value="50" calcext:value-type="string">
            <text:p>50</text:p>
          </table:table-cell>
          <table:table-cell/>
          <table:table-cell table:formula="of:=COM.MICROSOFT.CONCAT(&quot;insert into items (name, description, cost, usable) values('&quot;;[.A103];&quot;','',&quot;;[.F103];&quot;,1)&quot;)" office:value-type="string" office:string-value="insert into items (name, description, cost, usable) values('Tool, masterwork','',50,1)" calcext:value-type="string">
            <text:p>insert into items (name, description, cost, usable) values('Tool, masterwork','',50,1)</text:p>
          </table:table-cell>
        </table:table-row>
        <table:table-row table:style-name="ro1">
          <table:table-cell office:value-type="string" calcext:value-type="string">
            <text:p>Water clock</text:p>
          </table:table-cell>
          <table:table-cell office:value-type="string" calcext:value-type="string">
            <text:p>1000 gp</text:p>
          </table:table-cell>
          <table:table-cell office:value-type="string" calcext:value-type="string">
            <text:p>200 lb.</text:p>
          </table:table-cell>
          <table:table-cell table:formula="of:=IFERROR(FIND(&quot; sp&quot;;[.B104]);&quot;0&quot;)" office:value-type="string" office:string-value="0" calcext:value-type="string">
            <text:p>0</text:p>
          </table:table-cell>
          <table:table-cell table:formula="of:=IFERROR(FIND(&quot; cp&quot;;[.B104]);&quot;0&quot;)" office:value-type="string" office:string-value="0" calcext:value-type="string">
            <text:p>0</text:p>
          </table:table-cell>
          <table:table-cell table:formula="of:=IF(AND([.D104]=&quot;0&quot;;[.E104]=&quot;0&quot;);SUBSTITUTE([.B104];&quot; gp&quot;;&quot;&quot;);1)" office:value-type="string" office:string-value="1000" calcext:value-type="string">
            <text:p>1000</text:p>
          </table:table-cell>
          <table:table-cell/>
          <table:table-cell table:formula="of:=COM.MICROSOFT.CONCAT(&quot;insert into items (name, description, cost, usable) values('&quot;;[.A104];&quot;','',&quot;;[.F104];&quot;,1)&quot;)" office:value-type="string" office:string-value="insert into items (name, description, cost, usable) values('Water clock','',1000,1)" calcext:value-type="string">
            <text:p>insert into items (name, description, cost, usable) values('Water clock','',1000,1)</text:p>
          </table:table-cell>
        </table:table-row>
        <table:table-row table:style-name="ro1">
          <table:table-cell office:value-type="string" calcext:value-type="string">
            <text:p>Artisan’s outfit</text:p>
          </table:table-cell>
          <table:table-cell office:value-type="string" calcext:value-type="string">
            <text:p>1 gp</text:p>
          </table:table-cell>
          <table:table-cell office:value-type="string" calcext:value-type="string">
            <text:p>4 lb.</text:p>
          </table:table-cell>
          <table:table-cell table:formula="of:=IFERROR(FIND(&quot; sp&quot;;[.B105]);&quot;0&quot;)" office:value-type="string" office:string-value="0" calcext:value-type="string">
            <text:p>0</text:p>
          </table:table-cell>
          <table:table-cell table:formula="of:=IFERROR(FIND(&quot; cp&quot;;[.B105]);&quot;0&quot;)" office:value-type="string" office:string-value="0" calcext:value-type="string">
            <text:p>0</text:p>
          </table:table-cell>
          <table:table-cell table:formula="of:=IF(AND([.D105]=&quot;0&quot;;[.E105]=&quot;0&quot;);SUBSTITUTE([.B105];&quot; gp&quot;;&quot;&quot;);1)" office:value-type="string" office:string-value="1" calcext:value-type="string">
            <text:p>1</text:p>
          </table:table-cell>
          <table:table-cell/>
          <table:table-cell table:formula="of:=COM.MICROSOFT.CONCAT(&quot;insert into items (name, description, cost, usable) values('&quot;;[.A105];&quot;','',&quot;;[.F105];&quot;,1)&quot;)" office:value-type="string" office:string-value="insert into items (name, description, cost, usable) values('Artisan’s outfit','',1,1)" calcext:value-type="string">
            <text:p>insert into items (name, description, cost, usable) values('Artisan’s outfit','',1,1)</text:p>
          </table:table-cell>
        </table:table-row>
        <table:table-row table:style-name="ro1">
          <table:table-cell office:value-type="string" calcext:value-type="string">
            <text:p>Cleric’s vestments</text:p>
          </table:table-cell>
          <table:table-cell office:value-type="string" calcext:value-type="string">
            <text:p>5 gp</text:p>
          </table:table-cell>
          <table:table-cell office:value-type="string" calcext:value-type="string">
            <text:p>6 lb.</text:p>
          </table:table-cell>
          <table:table-cell table:formula="of:=IFERROR(FIND(&quot; sp&quot;;[.B106]);&quot;0&quot;)" office:value-type="string" office:string-value="0" calcext:value-type="string">
            <text:p>0</text:p>
          </table:table-cell>
          <table:table-cell table:formula="of:=IFERROR(FIND(&quot; cp&quot;;[.B106]);&quot;0&quot;)" office:value-type="string" office:string-value="0" calcext:value-type="string">
            <text:p>0</text:p>
          </table:table-cell>
          <table:table-cell table:formula="of:=IF(AND([.D106]=&quot;0&quot;;[.E106]=&quot;0&quot;);SUBSTITUTE([.B106];&quot; gp&quot;;&quot;&quot;);1)" office:value-type="string" office:string-value="5" calcext:value-type="string">
            <text:p>5</text:p>
          </table:table-cell>
          <table:table-cell/>
          <table:table-cell table:formula="of:=COM.MICROSOFT.CONCAT(&quot;insert into items (name, description, cost, usable) values('&quot;;[.A106];&quot;','',&quot;;[.F106];&quot;,1)&quot;)" office:value-type="string" office:string-value="insert into items (name, description, cost, usable) values('Cleric’s vestments','',5,1)" calcext:value-type="string">
            <text:p>insert into items (name, description, cost, usable) values('Cleric’s vestments','',5,1)</text:p>
          </table:table-cell>
        </table:table-row>
        <table:table-row table:style-name="ro1">
          <table:table-cell office:value-type="string" calcext:value-type="string">
            <text:p>Cold weather outfit</text:p>
          </table:table-cell>
          <table:table-cell office:value-type="string" calcext:value-type="string">
            <text:p>8 gp</text:p>
          </table:table-cell>
          <table:table-cell office:value-type="string" calcext:value-type="string">
            <text:p>7 lb.</text:p>
          </table:table-cell>
          <table:table-cell table:formula="of:=IFERROR(FIND(&quot; sp&quot;;[.B107]);&quot;0&quot;)" office:value-type="string" office:string-value="0" calcext:value-type="string">
            <text:p>0</text:p>
          </table:table-cell>
          <table:table-cell table:formula="of:=IFERROR(FIND(&quot; cp&quot;;[.B107]);&quot;0&quot;)" office:value-type="string" office:string-value="0" calcext:value-type="string">
            <text:p>0</text:p>
          </table:table-cell>
          <table:table-cell table:formula="of:=IF(AND([.D107]=&quot;0&quot;;[.E107]=&quot;0&quot;);SUBSTITUTE([.B107];&quot; gp&quot;;&quot;&quot;);1)" office:value-type="string" office:string-value="8" calcext:value-type="string">
            <text:p>8</text:p>
          </table:table-cell>
          <table:table-cell/>
          <table:table-cell table:formula="of:=COM.MICROSOFT.CONCAT(&quot;insert into items (name, description, cost, usable) values('&quot;;[.A107];&quot;','',&quot;;[.F107];&quot;,1)&quot;)" office:value-type="string" office:string-value="insert into items (name, description, cost, usable) values('Cold weather outfit','',8,1)" calcext:value-type="string">
            <text:p>insert into items (name, description, cost, usable) values('Cold weather outfit','',8,1)</text:p>
          </table:table-cell>
        </table:table-row>
        <table:table-row table:style-name="ro1">
          <table:table-cell office:value-type="string" calcext:value-type="string">
            <text:p>Courtier’s outfit</text:p>
          </table:table-cell>
          <table:table-cell office:value-type="string" calcext:value-type="string">
            <text:p>30 gp</text:p>
          </table:table-cell>
          <table:table-cell office:value-type="string" calcext:value-type="string">
            <text:p>6 lb.</text:p>
          </table:table-cell>
          <table:table-cell table:formula="of:=IFERROR(FIND(&quot; sp&quot;;[.B108]);&quot;0&quot;)" office:value-type="string" office:string-value="0" calcext:value-type="string">
            <text:p>0</text:p>
          </table:table-cell>
          <table:table-cell table:formula="of:=IFERROR(FIND(&quot; cp&quot;;[.B108]);&quot;0&quot;)" office:value-type="string" office:string-value="0" calcext:value-type="string">
            <text:p>0</text:p>
          </table:table-cell>
          <table:table-cell table:formula="of:=IF(AND([.D108]=&quot;0&quot;;[.E108]=&quot;0&quot;);SUBSTITUTE([.B108];&quot; gp&quot;;&quot;&quot;);1)" office:value-type="string" office:string-value="30" calcext:value-type="string">
            <text:p>30</text:p>
          </table:table-cell>
          <table:table-cell/>
          <table:table-cell table:formula="of:=COM.MICROSOFT.CONCAT(&quot;insert into items (name, description, cost, usable) values('&quot;;[.A108];&quot;','',&quot;;[.F108];&quot;,1)&quot;)" office:value-type="string" office:string-value="insert into items (name, description, cost, usable) values('Courtier’s outfit','',30,1)" calcext:value-type="string">
            <text:p>insert into items (name, description, cost, usable) values('Courtier’s outfit','',30,1)</text:p>
          </table:table-cell>
        </table:table-row>
        <table:table-row table:style-name="ro1">
          <table:table-cell office:value-type="string" calcext:value-type="string">
            <text:p>Entertainer’s outfit</text:p>
          </table:table-cell>
          <table:table-cell office:value-type="string" calcext:value-type="string">
            <text:p>3 gp</text:p>
          </table:table-cell>
          <table:table-cell office:value-type="string" calcext:value-type="string">
            <text:p>4 lb.</text:p>
          </table:table-cell>
          <table:table-cell table:formula="of:=IFERROR(FIND(&quot; sp&quot;;[.B109]);&quot;0&quot;)" office:value-type="string" office:string-value="0" calcext:value-type="string">
            <text:p>0</text:p>
          </table:table-cell>
          <table:table-cell table:formula="of:=IFERROR(FIND(&quot; cp&quot;;[.B109]);&quot;0&quot;)" office:value-type="string" office:string-value="0" calcext:value-type="string">
            <text:p>0</text:p>
          </table:table-cell>
          <table:table-cell table:formula="of:=IF(AND([.D109]=&quot;0&quot;;[.E109]=&quot;0&quot;);SUBSTITUTE([.B109];&quot; gp&quot;;&quot;&quot;);1)" office:value-type="string" office:string-value="3" calcext:value-type="string">
            <text:p>3</text:p>
          </table:table-cell>
          <table:table-cell/>
          <table:table-cell table:formula="of:=COM.MICROSOFT.CONCAT(&quot;insert into items (name, description, cost, usable) values('&quot;;[.A109];&quot;','',&quot;;[.F109];&quot;,1)&quot;)" office:value-type="string" office:string-value="insert into items (name, description, cost, usable) values('Entertainer’s outfit','',3,1)" calcext:value-type="string">
            <text:p>insert into items (name, description, cost, usable) values('Entertainer’s outfit','',3,1)</text:p>
          </table:table-cell>
        </table:table-row>
        <table:table-row table:style-name="ro1">
          <table:table-cell office:value-type="string" calcext:value-type="string">
            <text:p>Explorer’s outfit</text:p>
          </table:table-cell>
          <table:table-cell office:value-type="string" calcext:value-type="string">
            <text:p>10 gp</text:p>
          </table:table-cell>
          <table:table-cell office:value-type="string" calcext:value-type="string">
            <text:p>8 lb.</text:p>
          </table:table-cell>
          <table:table-cell table:formula="of:=IFERROR(FIND(&quot; sp&quot;;[.B110]);&quot;0&quot;)" office:value-type="string" office:string-value="0" calcext:value-type="string">
            <text:p>0</text:p>
          </table:table-cell>
          <table:table-cell table:formula="of:=IFERROR(FIND(&quot; cp&quot;;[.B110]);&quot;0&quot;)" office:value-type="string" office:string-value="0" calcext:value-type="string">
            <text:p>0</text:p>
          </table:table-cell>
          <table:table-cell table:formula="of:=IF(AND([.D110]=&quot;0&quot;;[.E110]=&quot;0&quot;);SUBSTITUTE([.B110];&quot; gp&quot;;&quot;&quot;);1)" office:value-type="string" office:string-value="10" calcext:value-type="string">
            <text:p>10</text:p>
          </table:table-cell>
          <table:table-cell/>
          <table:table-cell table:formula="of:=COM.MICROSOFT.CONCAT(&quot;insert into items (name, description, cost, usable) values('&quot;;[.A110];&quot;','',&quot;;[.F110];&quot;,1)&quot;)" office:value-type="string" office:string-value="insert into items (name, description, cost, usable) values('Explorer’s outfit','',10,1)" calcext:value-type="string">
            <text:p>insert into items (name, description, cost, usable) values('Explorer’s outfit','',10,1)</text:p>
          </table:table-cell>
        </table:table-row>
        <table:table-row table:style-name="ro1">
          <table:table-cell office:value-type="string" calcext:value-type="string">
            <text:p>Monk’s outfit</text:p>
          </table:table-cell>
          <table:table-cell office:value-type="string" calcext:value-type="string">
            <text:p>5 gp</text:p>
          </table:table-cell>
          <table:table-cell office:value-type="string" calcext:value-type="string">
            <text:p>2 lb.</text:p>
          </table:table-cell>
          <table:table-cell table:formula="of:=IFERROR(FIND(&quot; sp&quot;;[.B111]);&quot;0&quot;)" office:value-type="string" office:string-value="0" calcext:value-type="string">
            <text:p>0</text:p>
          </table:table-cell>
          <table:table-cell table:formula="of:=IFERROR(FIND(&quot; cp&quot;;[.B111]);&quot;0&quot;)" office:value-type="string" office:string-value="0" calcext:value-type="string">
            <text:p>0</text:p>
          </table:table-cell>
          <table:table-cell table:formula="of:=IF(AND([.D111]=&quot;0&quot;;[.E111]=&quot;0&quot;);SUBSTITUTE([.B111];&quot; gp&quot;;&quot;&quot;);1)" office:value-type="string" office:string-value="5" calcext:value-type="string">
            <text:p>5</text:p>
          </table:table-cell>
          <table:table-cell/>
          <table:table-cell table:formula="of:=COM.MICROSOFT.CONCAT(&quot;insert into items (name, description, cost, usable) values('&quot;;[.A111];&quot;','',&quot;;[.F111];&quot;,1)&quot;)" office:value-type="string" office:string-value="insert into items (name, description, cost, usable) values('Monk’s outfit','',5,1)" calcext:value-type="string">
            <text:p>insert into items (name, description, cost, usable) values('Monk’s outfit','',5,1)</text:p>
          </table:table-cell>
        </table:table-row>
        <table:table-row table:style-name="ro1">
          <table:table-cell office:value-type="string" calcext:value-type="string">
            <text:p>Noble’s outfit</text:p>
          </table:table-cell>
          <table:table-cell office:value-type="string" calcext:value-type="string">
            <text:p>75 gp</text:p>
          </table:table-cell>
          <table:table-cell office:value-type="string" calcext:value-type="string">
            <text:p>10 lb.</text:p>
          </table:table-cell>
          <table:table-cell table:formula="of:=IFERROR(FIND(&quot; sp&quot;;[.B112]);&quot;0&quot;)" office:value-type="string" office:string-value="0" calcext:value-type="string">
            <text:p>0</text:p>
          </table:table-cell>
          <table:table-cell table:formula="of:=IFERROR(FIND(&quot; cp&quot;;[.B112]);&quot;0&quot;)" office:value-type="string" office:string-value="0" calcext:value-type="string">
            <text:p>0</text:p>
          </table:table-cell>
          <table:table-cell table:formula="of:=IF(AND([.D112]=&quot;0&quot;;[.E112]=&quot;0&quot;);SUBSTITUTE([.B112];&quot; gp&quot;;&quot;&quot;);1)" office:value-type="string" office:string-value="75" calcext:value-type="string">
            <text:p>75</text:p>
          </table:table-cell>
          <table:table-cell/>
          <table:table-cell table:formula="of:=COM.MICROSOFT.CONCAT(&quot;insert into items (name, description, cost, usable) values('&quot;;[.A112];&quot;','',&quot;;[.F112];&quot;,1)&quot;)" office:value-type="string" office:string-value="insert into items (name, description, cost, usable) values('Noble’s outfit','',75,1)" calcext:value-type="string">
            <text:p>insert into items (name, description, cost, usable) values('Noble’s outfit','',75,1)</text:p>
          </table:table-cell>
        </table:table-row>
        <table:table-row table:style-name="ro1">
          <table:table-cell office:value-type="string" calcext:value-type="string">
            <text:p>Peasant’s outfit</text:p>
          </table:table-cell>
          <table:table-cell office:value-type="string" calcext:value-type="string">
            <text:p>1 sp</text:p>
          </table:table-cell>
          <table:table-cell office:value-type="string" calcext:value-type="string">
            <text:p>2 lb.</text:p>
          </table:table-cell>
          <table:table-cell table:formula="of:=IFERROR(FIND(&quot; sp&quot;;[.B113]);&quot;0&quot;)" office:value-type="float" office:value="2" calcext:value-type="float">
            <text:p>2</text:p>
          </table:table-cell>
          <table:table-cell table:formula="of:=IFERROR(FIND(&quot; cp&quot;;[.B113]);&quot;0&quot;)" office:value-type="string" office:string-value="0" calcext:value-type="string">
            <text:p>0</text:p>
          </table:table-cell>
          <table:table-cell table:formula="of:=IF(AND([.D113]=&quot;0&quot;;[.E113]=&quot;0&quot;);SUBSTITUTE([.B113];&quot; gp&quot;;&quot;&quot;);1)" office:value-type="float" office:value="1" calcext:value-type="float">
            <text:p>1</text:p>
          </table:table-cell>
          <table:table-cell/>
          <table:table-cell table:formula="of:=COM.MICROSOFT.CONCAT(&quot;insert into items (name, description, cost, usable) values('&quot;;[.A113];&quot;','',&quot;;[.F113];&quot;,1)&quot;)" office:value-type="string" office:string-value="insert into items (name, description, cost, usable) values('Peasant’s outfit','',1,1)" calcext:value-type="string">
            <text:p>insert into items (name, description, cost, usable) values('Peasant’s outfit','',1,1)</text:p>
          </table:table-cell>
        </table:table-row>
        <table:table-row table:style-name="ro1">
          <table:table-cell office:value-type="string" calcext:value-type="string">
            <text:p>Royal outfit</text:p>
          </table:table-cell>
          <table:table-cell office:value-type="string" calcext:value-type="string">
            <text:p>200 gp</text:p>
          </table:table-cell>
          <table:table-cell office:value-type="string" calcext:value-type="string">
            <text:p>15 lb.</text:p>
          </table:table-cell>
          <table:table-cell table:formula="of:=IFERROR(FIND(&quot; sp&quot;;[.B114]);&quot;0&quot;)" office:value-type="string" office:string-value="0" calcext:value-type="string">
            <text:p>0</text:p>
          </table:table-cell>
          <table:table-cell table:formula="of:=IFERROR(FIND(&quot; cp&quot;;[.B114]);&quot;0&quot;)" office:value-type="string" office:string-value="0" calcext:value-type="string">
            <text:p>0</text:p>
          </table:table-cell>
          <table:table-cell table:formula="of:=IF(AND([.D114]=&quot;0&quot;;[.E114]=&quot;0&quot;);SUBSTITUTE([.B114];&quot; gp&quot;;&quot;&quot;);1)" office:value-type="string" office:string-value="200" calcext:value-type="string">
            <text:p>200</text:p>
          </table:table-cell>
          <table:table-cell/>
          <table:table-cell table:formula="of:=COM.MICROSOFT.CONCAT(&quot;insert into items (name, description, cost, usable) values('&quot;;[.A114];&quot;','',&quot;;[.F114];&quot;,1)&quot;)" office:value-type="string" office:string-value="insert into items (name, description, cost, usable) values('Royal outfit','',200,1)" calcext:value-type="string">
            <text:p>insert into items (name, description, cost, usable) values('Royal outfit','',200,1)</text:p>
          </table:table-cell>
        </table:table-row>
        <table:table-row table:style-name="ro1">
          <table:table-cell office:value-type="string" calcext:value-type="string">
            <text:p>Scholar’s outfit</text:p>
          </table:table-cell>
          <table:table-cell office:value-type="string" calcext:value-type="string">
            <text:p>5 gp</text:p>
          </table:table-cell>
          <table:table-cell office:value-type="string" calcext:value-type="string">
            <text:p>6 lb.</text:p>
          </table:table-cell>
          <table:table-cell table:formula="of:=IFERROR(FIND(&quot; sp&quot;;[.B115]);&quot;0&quot;)" office:value-type="string" office:string-value="0" calcext:value-type="string">
            <text:p>0</text:p>
          </table:table-cell>
          <table:table-cell table:formula="of:=IFERROR(FIND(&quot; cp&quot;;[.B115]);&quot;0&quot;)" office:value-type="string" office:string-value="0" calcext:value-type="string">
            <text:p>0</text:p>
          </table:table-cell>
          <table:table-cell table:formula="of:=IF(AND([.D115]=&quot;0&quot;;[.E115]=&quot;0&quot;);SUBSTITUTE([.B115];&quot; gp&quot;;&quot;&quot;);1)" office:value-type="string" office:string-value="5" calcext:value-type="string">
            <text:p>5</text:p>
          </table:table-cell>
          <table:table-cell/>
          <table:table-cell table:formula="of:=COM.MICROSOFT.CONCAT(&quot;insert into items (name, description, cost, usable) values('&quot;;[.A115];&quot;','',&quot;;[.F115];&quot;,1)&quot;)" office:value-type="string" office:string-value="insert into items (name, description, cost, usable) values('Scholar’s outfit','',5,1)" calcext:value-type="string">
            <text:p>insert into items (name, description, cost, usable) values('Scholar’s outfit','',5,1)</text:p>
          </table:table-cell>
        </table:table-row>
        <table:table-row table:style-name="ro1">
          <table:table-cell office:value-type="string" calcext:value-type="string">
            <text:p>Traveler’s outfit</text:p>
          </table:table-cell>
          <table:table-cell office:value-type="string" calcext:value-type="string">
            <text:p>1 gp</text:p>
          </table:table-cell>
          <table:table-cell office:value-type="string" calcext:value-type="string">
            <text:p>5 lb.</text:p>
          </table:table-cell>
          <table:table-cell table:formula="of:=IFERROR(FIND(&quot; sp&quot;;[.B116]);&quot;0&quot;)" office:value-type="string" office:string-value="0" calcext:value-type="string">
            <text:p>0</text:p>
          </table:table-cell>
          <table:table-cell table:formula="of:=IFERROR(FIND(&quot; cp&quot;;[.B116]);&quot;0&quot;)" office:value-type="string" office:string-value="0" calcext:value-type="string">
            <text:p>0</text:p>
          </table:table-cell>
          <table:table-cell table:formula="of:=IF(AND([.D116]=&quot;0&quot;;[.E116]=&quot;0&quot;);SUBSTITUTE([.B116];&quot; gp&quot;;&quot;&quot;);1)" office:value-type="string" office:string-value="1" calcext:value-type="string">
            <text:p>1</text:p>
          </table:table-cell>
          <table:table-cell/>
          <table:table-cell table:formula="of:=COM.MICROSOFT.CONCAT(&quot;insert into items (name, description, cost, usable) values('&quot;;[.A116];&quot;','',&quot;;[.F116];&quot;,1)&quot;)" office:value-type="string" office:string-value="insert into items (name, description, cost, usable) values('Traveler’s outfit','',1,1)" calcext:value-type="string">
            <text:p>insert into items (name, description, cost, usable) values('Traveler’s outfit','',1,1)</text:p>
          </table:table-cell>
        </table:table-row>
        <table:table-row table:style-name="ro1">
          <table:table-cell office:value-type="string" calcext:value-type="string">
            <text:p>Artisan’s outfit, small</text:p>
          </table:table-cell>
          <table:table-cell office:value-type="string" calcext:value-type="string">
            <text:p>1 gp</text:p>
          </table:table-cell>
          <table:table-cell office:value-type="string" calcext:value-type="string">
            <text:p>1 lb.</text:p>
          </table:table-cell>
          <table:table-cell table:formula="of:=IFERROR(FIND(&quot; sp&quot;;[.B117]);&quot;0&quot;)" office:value-type="string" office:string-value="0" calcext:value-type="string">
            <text:p>0</text:p>
          </table:table-cell>
          <table:table-cell table:formula="of:=IFERROR(FIND(&quot; cp&quot;;[.B117]);&quot;0&quot;)" office:value-type="string" office:string-value="0" calcext:value-type="string">
            <text:p>0</text:p>
          </table:table-cell>
          <table:table-cell table:formula="of:=IF(AND([.D117]=&quot;0&quot;;[.E117]=&quot;0&quot;);SUBSTITUTE([.B117];&quot; gp&quot;;&quot;&quot;);1)" office:value-type="string" office:string-value="1" calcext:value-type="string">
            <text:p>1</text:p>
          </table:table-cell>
          <table:table-cell/>
          <table:table-cell table:formula="of:=COM.MICROSOFT.CONCAT(&quot;insert into items (name, description, cost, usable) values('&quot;;[.A117];&quot;','',&quot;;[.F117];&quot;,1)&quot;)" office:value-type="string" office:string-value="insert into items (name, description, cost, usable) values('Artisan’s outfit, small','',1,1)" calcext:value-type="string">
            <text:p>insert into items (name, description, cost, usable) values('Artisan’s outfit, small','',1,1)</text:p>
          </table:table-cell>
        </table:table-row>
        <table:table-row table:style-name="ro1">
          <table:table-cell office:value-type="string" calcext:value-type="string">
            <text:p>Cleric’s vestments, small</text:p>
          </table:table-cell>
          <table:table-cell office:value-type="string" calcext:value-type="string">
            <text:p>5 gp</text:p>
          </table:table-cell>
          <table:table-cell office:value-type="string" calcext:value-type="string">
            <text:p>1.5 lb.</text:p>
          </table:table-cell>
          <table:table-cell table:formula="of:=IFERROR(FIND(&quot; sp&quot;;[.B118]);&quot;0&quot;)" office:value-type="string" office:string-value="0" calcext:value-type="string">
            <text:p>0</text:p>
          </table:table-cell>
          <table:table-cell table:formula="of:=IFERROR(FIND(&quot; cp&quot;;[.B118]);&quot;0&quot;)" office:value-type="string" office:string-value="0" calcext:value-type="string">
            <text:p>0</text:p>
          </table:table-cell>
          <table:table-cell table:formula="of:=IF(AND([.D118]=&quot;0&quot;;[.E118]=&quot;0&quot;);SUBSTITUTE([.B118];&quot; gp&quot;;&quot;&quot;);1)" office:value-type="string" office:string-value="5" calcext:value-type="string">
            <text:p>5</text:p>
          </table:table-cell>
          <table:table-cell/>
          <table:table-cell table:formula="of:=COM.MICROSOFT.CONCAT(&quot;insert into items (name, description, cost, usable) values('&quot;;[.A118];&quot;','',&quot;;[.F118];&quot;,1)&quot;)" office:value-type="string" office:string-value="insert into items (name, description, cost, usable) values('Cleric’s vestments, small','',5,1)" calcext:value-type="string">
            <text:p>insert into items (name, description, cost, usable) values('Cleric’s vestments, small','',5,1)</text:p>
          </table:table-cell>
        </table:table-row>
        <table:table-row table:style-name="ro1">
          <table:table-cell office:value-type="string" calcext:value-type="string">
            <text:p>Cold weather outfit, small</text:p>
          </table:table-cell>
          <table:table-cell office:value-type="string" calcext:value-type="string">
            <text:p>8 gp</text:p>
          </table:table-cell>
          <table:table-cell office:value-type="string" calcext:value-type="string">
            <text:p>1.75 lb.</text:p>
          </table:table-cell>
          <table:table-cell table:formula="of:=IFERROR(FIND(&quot; sp&quot;;[.B119]);&quot;0&quot;)" office:value-type="string" office:string-value="0" calcext:value-type="string">
            <text:p>0</text:p>
          </table:table-cell>
          <table:table-cell table:formula="of:=IFERROR(FIND(&quot; cp&quot;;[.B119]);&quot;0&quot;)" office:value-type="string" office:string-value="0" calcext:value-type="string">
            <text:p>0</text:p>
          </table:table-cell>
          <table:table-cell table:formula="of:=IF(AND([.D119]=&quot;0&quot;;[.E119]=&quot;0&quot;);SUBSTITUTE([.B119];&quot; gp&quot;;&quot;&quot;);1)" office:value-type="string" office:string-value="8" calcext:value-type="string">
            <text:p>8</text:p>
          </table:table-cell>
          <table:table-cell/>
          <table:table-cell table:formula="of:=COM.MICROSOFT.CONCAT(&quot;insert into items (name, description, cost, usable) values('&quot;;[.A119];&quot;','',&quot;;[.F119];&quot;,1)&quot;)" office:value-type="string" office:string-value="insert into items (name, description, cost, usable) values('Cold weather outfit, small','',8,1)" calcext:value-type="string">
            <text:p>insert into items (name, description, cost, usable) values('Cold weather outfit, small','',8,1)</text:p>
          </table:table-cell>
        </table:table-row>
        <table:table-row table:style-name="ro1">
          <table:table-cell office:value-type="string" calcext:value-type="string">
            <text:p>Courtier’s outfit, small</text:p>
          </table:table-cell>
          <table:table-cell office:value-type="string" calcext:value-type="string">
            <text:p>30 gp</text:p>
          </table:table-cell>
          <table:table-cell office:value-type="string" calcext:value-type="string">
            <text:p>1.5 lb.</text:p>
          </table:table-cell>
          <table:table-cell table:formula="of:=IFERROR(FIND(&quot; sp&quot;;[.B120]);&quot;0&quot;)" office:value-type="string" office:string-value="0" calcext:value-type="string">
            <text:p>0</text:p>
          </table:table-cell>
          <table:table-cell table:formula="of:=IFERROR(FIND(&quot; cp&quot;;[.B120]);&quot;0&quot;)" office:value-type="string" office:string-value="0" calcext:value-type="string">
            <text:p>0</text:p>
          </table:table-cell>
          <table:table-cell table:formula="of:=IF(AND([.D120]=&quot;0&quot;;[.E120]=&quot;0&quot;);SUBSTITUTE([.B120];&quot; gp&quot;;&quot;&quot;);1)" office:value-type="string" office:string-value="30" calcext:value-type="string">
            <text:p>30</text:p>
          </table:table-cell>
          <table:table-cell/>
          <table:table-cell table:formula="of:=COM.MICROSOFT.CONCAT(&quot;insert into items (name, description, cost, usable) values('&quot;;[.A120];&quot;','',&quot;;[.F120];&quot;,1)&quot;)" office:value-type="string" office:string-value="insert into items (name, description, cost, usable) values('Courtier’s outfit, small','',30,1)" calcext:value-type="string">
            <text:p>insert into items (name, description, cost, usable) values('Courtier’s outfit, small','',30,1)</text:p>
          </table:table-cell>
        </table:table-row>
        <table:table-row table:style-name="ro1">
          <table:table-cell office:value-type="string" calcext:value-type="string">
            <text:p>Entertainer’s outfit, small</text:p>
          </table:table-cell>
          <table:table-cell office:value-type="string" calcext:value-type="string">
            <text:p>3 gp</text:p>
          </table:table-cell>
          <table:table-cell office:value-type="string" calcext:value-type="string">
            <text:p>1 lb.</text:p>
          </table:table-cell>
          <table:table-cell table:formula="of:=IFERROR(FIND(&quot; sp&quot;;[.B121]);&quot;0&quot;)" office:value-type="string" office:string-value="0" calcext:value-type="string">
            <text:p>0</text:p>
          </table:table-cell>
          <table:table-cell table:formula="of:=IFERROR(FIND(&quot; cp&quot;;[.B121]);&quot;0&quot;)" office:value-type="string" office:string-value="0" calcext:value-type="string">
            <text:p>0</text:p>
          </table:table-cell>
          <table:table-cell table:formula="of:=IF(AND([.D121]=&quot;0&quot;;[.E121]=&quot;0&quot;);SUBSTITUTE([.B121];&quot; gp&quot;;&quot;&quot;);1)" office:value-type="string" office:string-value="3" calcext:value-type="string">
            <text:p>3</text:p>
          </table:table-cell>
          <table:table-cell/>
          <table:table-cell table:formula="of:=COM.MICROSOFT.CONCAT(&quot;insert into items (name, description, cost, usable) values('&quot;;[.A121];&quot;','',&quot;;[.F121];&quot;,1)&quot;)" office:value-type="string" office:string-value="insert into items (name, description, cost, usable) values('Entertainer’s outfit, small','',3,1)" calcext:value-type="string">
            <text:p>insert into items (name, description, cost, usable) values('Entertainer’s outfit, small','',3,1)</text:p>
          </table:table-cell>
        </table:table-row>
        <table:table-row table:style-name="ro1">
          <table:table-cell office:value-type="string" calcext:value-type="string">
            <text:p>Explorer’s outfit, small</text:p>
          </table:table-cell>
          <table:table-cell office:value-type="string" calcext:value-type="string">
            <text:p>10 gp</text:p>
          </table:table-cell>
          <table:table-cell office:value-type="string" calcext:value-type="string">
            <text:p>2 lb.</text:p>
          </table:table-cell>
          <table:table-cell table:formula="of:=IFERROR(FIND(&quot; sp&quot;;[.B122]);&quot;0&quot;)" office:value-type="string" office:string-value="0" calcext:value-type="string">
            <text:p>0</text:p>
          </table:table-cell>
          <table:table-cell table:formula="of:=IFERROR(FIND(&quot; cp&quot;;[.B122]);&quot;0&quot;)" office:value-type="string" office:string-value="0" calcext:value-type="string">
            <text:p>0</text:p>
          </table:table-cell>
          <table:table-cell table:formula="of:=IF(AND([.D122]=&quot;0&quot;;[.E122]=&quot;0&quot;);SUBSTITUTE([.B122];&quot; gp&quot;;&quot;&quot;);1)" office:value-type="string" office:string-value="10" calcext:value-type="string">
            <text:p>10</text:p>
          </table:table-cell>
          <table:table-cell/>
          <table:table-cell table:formula="of:=COM.MICROSOFT.CONCAT(&quot;insert into items (name, description, cost, usable) values('&quot;;[.A122];&quot;','',&quot;;[.F122];&quot;,1)&quot;)" office:value-type="string" office:string-value="insert into items (name, description, cost, usable) values('Explorer’s outfit, small','',10,1)" calcext:value-type="string">
            <text:p>insert into items (name, description, cost, usable) values('Explorer’s outfit, small','',10,1)</text:p>
          </table:table-cell>
        </table:table-row>
        <table:table-row table:style-name="ro1">
          <table:table-cell office:value-type="string" calcext:value-type="string">
            <text:p>Monk’s outfit, small</text:p>
          </table:table-cell>
          <table:table-cell office:value-type="string" calcext:value-type="string">
            <text:p>5 gp</text:p>
          </table:table-cell>
          <table:table-cell office:value-type="string" calcext:value-type="string">
            <text:p>0.5 lb.</text:p>
          </table:table-cell>
          <table:table-cell table:formula="of:=IFERROR(FIND(&quot; sp&quot;;[.B123]);&quot;0&quot;)" office:value-type="string" office:string-value="0" calcext:value-type="string">
            <text:p>0</text:p>
          </table:table-cell>
          <table:table-cell table:formula="of:=IFERROR(FIND(&quot; cp&quot;;[.B123]);&quot;0&quot;)" office:value-type="string" office:string-value="0" calcext:value-type="string">
            <text:p>0</text:p>
          </table:table-cell>
          <table:table-cell table:formula="of:=IF(AND([.D123]=&quot;0&quot;;[.E123]=&quot;0&quot;);SUBSTITUTE([.B123];&quot; gp&quot;;&quot;&quot;);1)" office:value-type="string" office:string-value="5" calcext:value-type="string">
            <text:p>5</text:p>
          </table:table-cell>
          <table:table-cell/>
          <table:table-cell table:formula="of:=COM.MICROSOFT.CONCAT(&quot;insert into items (name, description, cost, usable) values('&quot;;[.A123];&quot;','',&quot;;[.F123];&quot;,1)&quot;)" office:value-type="string" office:string-value="insert into items (name, description, cost, usable) values('Monk’s outfit, small','',5,1)" calcext:value-type="string">
            <text:p>insert into items (name, description, cost, usable) values('Monk’s outfit, small','',5,1)</text:p>
          </table:table-cell>
        </table:table-row>
        <table:table-row table:style-name="ro1">
          <table:table-cell office:value-type="string" calcext:value-type="string">
            <text:p>Noble’s outfit, small</text:p>
          </table:table-cell>
          <table:table-cell office:value-type="string" calcext:value-type="string">
            <text:p>75 gp</text:p>
          </table:table-cell>
          <table:table-cell office:value-type="string" calcext:value-type="string">
            <text:p>2.5 lb.</text:p>
          </table:table-cell>
          <table:table-cell table:formula="of:=IFERROR(FIND(&quot; sp&quot;;[.B124]);&quot;0&quot;)" office:value-type="string" office:string-value="0" calcext:value-type="string">
            <text:p>0</text:p>
          </table:table-cell>
          <table:table-cell table:formula="of:=IFERROR(FIND(&quot; cp&quot;;[.B124]);&quot;0&quot;)" office:value-type="string" office:string-value="0" calcext:value-type="string">
            <text:p>0</text:p>
          </table:table-cell>
          <table:table-cell table:formula="of:=IF(AND([.D124]=&quot;0&quot;;[.E124]=&quot;0&quot;);SUBSTITUTE([.B124];&quot; gp&quot;;&quot;&quot;);1)" office:value-type="string" office:string-value="75" calcext:value-type="string">
            <text:p>75</text:p>
          </table:table-cell>
          <table:table-cell/>
          <table:table-cell table:formula="of:=COM.MICROSOFT.CONCAT(&quot;insert into items (name, description, cost, usable) values('&quot;;[.A124];&quot;','',&quot;;[.F124];&quot;,1)&quot;)" office:value-type="string" office:string-value="insert into items (name, description, cost, usable) values('Noble’s outfit, small','',75,1)" calcext:value-type="string">
            <text:p>insert into items (name, description, cost, usable) values('Noble’s outfit, small','',75,1)</text:p>
          </table:table-cell>
        </table:table-row>
        <table:table-row table:style-name="ro1">
          <table:table-cell office:value-type="string" calcext:value-type="string">
            <text:p>Peasant’s outfit, small</text:p>
          </table:table-cell>
          <table:table-cell office:value-type="string" calcext:value-type="string">
            <text:p>1 sp</text:p>
          </table:table-cell>
          <table:table-cell office:value-type="string" calcext:value-type="string">
            <text:p>0.5 lb.</text:p>
          </table:table-cell>
          <table:table-cell table:formula="of:=IFERROR(FIND(&quot; sp&quot;;[.B125]);&quot;0&quot;)" office:value-type="float" office:value="2" calcext:value-type="float">
            <text:p>2</text:p>
          </table:table-cell>
          <table:table-cell table:formula="of:=IFERROR(FIND(&quot; cp&quot;;[.B125]);&quot;0&quot;)" office:value-type="string" office:string-value="0" calcext:value-type="string">
            <text:p>0</text:p>
          </table:table-cell>
          <table:table-cell table:formula="of:=IF(AND([.D125]=&quot;0&quot;;[.E125]=&quot;0&quot;);SUBSTITUTE([.B125];&quot; gp&quot;;&quot;&quot;);1)" office:value-type="float" office:value="1" calcext:value-type="float">
            <text:p>1</text:p>
          </table:table-cell>
          <table:table-cell/>
          <table:table-cell table:formula="of:=COM.MICROSOFT.CONCAT(&quot;insert into items (name, description, cost, usable) values('&quot;;[.A125];&quot;','',&quot;;[.F125];&quot;,1)&quot;)" office:value-type="string" office:string-value="insert into items (name, description, cost, usable) values('Peasant’s outfit, small','',1,1)" calcext:value-type="string">
            <text:p>insert into items (name, description, cost, usable) values('Peasant’s outfit, small','',1,1)</text:p>
          </table:table-cell>
        </table:table-row>
        <table:table-row table:style-name="ro1">
          <table:table-cell office:value-type="string" calcext:value-type="string">
            <text:p>Royal outfit, small</text:p>
          </table:table-cell>
          <table:table-cell office:value-type="string" calcext:value-type="string">
            <text:p>200 gp</text:p>
          </table:table-cell>
          <table:table-cell office:value-type="string" calcext:value-type="string">
            <text:p>3.75 lb.</text:p>
          </table:table-cell>
          <table:table-cell table:formula="of:=IFERROR(FIND(&quot; sp&quot;;[.B126]);&quot;0&quot;)" office:value-type="string" office:string-value="0" calcext:value-type="string">
            <text:p>0</text:p>
          </table:table-cell>
          <table:table-cell table:formula="of:=IFERROR(FIND(&quot; cp&quot;;[.B126]);&quot;0&quot;)" office:value-type="string" office:string-value="0" calcext:value-type="string">
            <text:p>0</text:p>
          </table:table-cell>
          <table:table-cell table:formula="of:=IF(AND([.D126]=&quot;0&quot;;[.E126]=&quot;0&quot;);SUBSTITUTE([.B126];&quot; gp&quot;;&quot;&quot;);1)" office:value-type="string" office:string-value="200" calcext:value-type="string">
            <text:p>200</text:p>
          </table:table-cell>
          <table:table-cell/>
          <table:table-cell table:formula="of:=COM.MICROSOFT.CONCAT(&quot;insert into items (name, description, cost, usable) values('&quot;;[.A126];&quot;','',&quot;;[.F126];&quot;,1)&quot;)" office:value-type="string" office:string-value="insert into items (name, description, cost, usable) values('Royal outfit, small','',200,1)" calcext:value-type="string">
            <text:p>insert into items (name, description, cost, usable) values('Royal outfit, small','',200,1)</text:p>
          </table:table-cell>
        </table:table-row>
        <table:table-row table:style-name="ro1">
          <table:table-cell office:value-type="string" calcext:value-type="string">
            <text:p>Scholar’s outfit, small</text:p>
          </table:table-cell>
          <table:table-cell office:value-type="string" calcext:value-type="string">
            <text:p>5 gp</text:p>
          </table:table-cell>
          <table:table-cell office:value-type="string" calcext:value-type="string">
            <text:p>1.5 lb.</text:p>
          </table:table-cell>
          <table:table-cell table:formula="of:=IFERROR(FIND(&quot; sp&quot;;[.B127]);&quot;0&quot;)" office:value-type="string" office:string-value="0" calcext:value-type="string">
            <text:p>0</text:p>
          </table:table-cell>
          <table:table-cell table:formula="of:=IFERROR(FIND(&quot; cp&quot;;[.B127]);&quot;0&quot;)" office:value-type="string" office:string-value="0" calcext:value-type="string">
            <text:p>0</text:p>
          </table:table-cell>
          <table:table-cell table:formula="of:=IF(AND([.D127]=&quot;0&quot;;[.E127]=&quot;0&quot;);SUBSTITUTE([.B127];&quot; gp&quot;;&quot;&quot;);1)" office:value-type="string" office:string-value="5" calcext:value-type="string">
            <text:p>5</text:p>
          </table:table-cell>
          <table:table-cell/>
          <table:table-cell table:formula="of:=COM.MICROSOFT.CONCAT(&quot;insert into items (name, description, cost, usable) values('&quot;;[.A127];&quot;','',&quot;;[.F127];&quot;,1)&quot;)" office:value-type="string" office:string-value="insert into items (name, description, cost, usable) values('Scholar’s outfit, small','',5,1)" calcext:value-type="string">
            <text:p>insert into items (name, description, cost, usable) values('Scholar’s outfit, small','',5,1)</text:p>
          </table:table-cell>
        </table:table-row>
        <table:table-row table:style-name="ro1">
          <table:table-cell office:value-type="string" calcext:value-type="string">
            <text:p>Traveler’s outfit, small</text:p>
          </table:table-cell>
          <table:table-cell office:value-type="string" calcext:value-type="string">
            <text:p>1 gp</text:p>
          </table:table-cell>
          <table:table-cell office:value-type="string" calcext:value-type="string">
            <text:p>1.25 lb.</text:p>
          </table:table-cell>
          <table:table-cell table:formula="of:=IFERROR(FIND(&quot; sp&quot;;[.B128]);&quot;0&quot;)" office:value-type="string" office:string-value="0" calcext:value-type="string">
            <text:p>0</text:p>
          </table:table-cell>
          <table:table-cell table:formula="of:=IFERROR(FIND(&quot; cp&quot;;[.B128]);&quot;0&quot;)" office:value-type="string" office:string-value="0" calcext:value-type="string">
            <text:p>0</text:p>
          </table:table-cell>
          <table:table-cell table:formula="of:=IF(AND([.D128]=&quot;0&quot;;[.E128]=&quot;0&quot;);SUBSTITUTE([.B128];&quot; gp&quot;;&quot;&quot;);1)" office:value-type="string" office:string-value="1" calcext:value-type="string">
            <text:p>1</text:p>
          </table:table-cell>
          <table:table-cell/>
          <table:table-cell table:formula="of:=COM.MICROSOFT.CONCAT(&quot;insert into items (name, description, cost, usable) values('&quot;;[.A128];&quot;','',&quot;;[.F128];&quot;,1)&quot;)" office:value-type="string" office:string-value="insert into items (name, description, cost, usable) values('Traveler’s outfit, small','',1,1)" calcext:value-type="string">
            <text:p>insert into items (name, description, cost, usable) values('Traveler’s outfit, small','',1,1)</text:p>
          </table:table-cell>
        </table:table-row>
      </table:table>
      <table:table table:name="armor, basic" table:style-name="ta1">
        <table:table-column table:style-name="co1" table:number-columns-repeated="5" table:default-cell-style-name="Default"/>
        <table:table-column table:style-name="co1" table:default-cell-style-name="ce4"/>
        <table:table-column table:style-name="co1" table:number-columns-repeated="6" table:default-cell-style-name="Default"/>
        <table:table-row table:style-name="ro1">
          <table:table-cell table:style-name="ce1" office:value-type="string" calcext:value-type="string">
            <text:p>Padded</text:p>
          </table:table-cell>
          <table:table-cell table:style-name="ce2" office:value-type="string" calcext:value-type="string">
            <text:p>5 gp</text:p>
          </table:table-cell>
          <table:table-cell table:style-name="ce2" office:value-type="float" office:value="1" calcext:value-type="float">
            <text:p>1</text:p>
          </table:table-cell>
          <table:table-cell table:style-name="ce2" office:value-type="float" office:value="8" calcext:value-type="float">
            <text:p>8</text:p>
          </table:table-cell>
          <table:table-cell table:style-name="ce2" office:value-type="float" office:value="0" calcext:value-type="float">
            <text:p>0</text:p>
          </table:table-cell>
          <table:table-cell table:style-name="ce3" office:value-type="percentage" office:value="0.05" calcext:value-type="percentage">
            <text:p>5%</text:p>
          </table:table-cell>
          <table:table-cell table:style-name="ce2" office:value-type="string" calcext:value-type="string">
            <text:p>30 ft.</text:p>
          </table:table-cell>
          <table:table-cell table:style-name="ce2" office:value-type="string" calcext:value-type="string">
            <text:p>10 lb.</text:p>
          </table:table-cell>
          <table:table-cell table:style-name="ce2" table:formula="of:=COM.MICROSOFT.CONCAT(SUBSTITUTE([.H1]; &quot; lb.&quot;;&quot;&quot;)/2;&quot; lb.&quot;)" office:value-type="string" office:string-value="5 lb." calcext:value-type="string">
            <text:p>5 lb.</text:p>
          </table:table-cell>
          <table:table-cell table:formula="of:=COM.MICROSOFT.CONCAT(&quot;This standard set of light armor is made out of layers of cloth. It is the normal, default type from the players handbook and grants AC &quot;;[.C1];&quot;, Has a max dex bonus of &quot;;[.D1];&quot;, a &quot;;[.E1];&quot; ACP, &quot;;(100*[.F1]);&quot;% arcane spell failure, and weighs &quot;;[.I1];&quot; It has a hardness of 0 and &quot;;([.C1]*5);&quot; HP.&quot;)" office:value-type="string" office:string-value="This standard set of light armor is made out of layers of cloth. It is the normal, default type from the players handbook and grants AC 1, Has a max dex bonus of 8, a 0 ACP, 5% arcane spell failure, and weighs 5 lb. It has a hardness of 0 and 5 HP." calcext:value-type="string">
            <text:p>This standard set of light armor is made out of layers of cloth. It is the normal, default type from the players handbook and grants AC 1, Has a max dex bonus of 8, a 0 ACP, 5% arcane spell failure, and weighs 5 lb. It has a hardness of 0 and 5 HP.</text:p>
          </table:table-cell>
          <table:table-cell/>
          <table:table-cell table:formula="of:=COM.MICROSOFT.CONCAT(&quot;insert into items (name, description, cost, usable) values('&quot;;[.A1];&quot;, small','&quot;;[.J1];&quot;',&quot;;SUBSTITUTE([.B1]; &quot; gp&quot;; &quot;&quot;);&quot;,1)&quot;)" office:value-type="string" office:string-value="insert into items (name, description, cost, usable) values('Padded, small','This standard set of light armor is made out of layers of cloth. It is the normal, default type from the players handbook and grants AC 1, Has a max dex bonus of 8, a 0 ACP, 5% arcane spell failure, and weighs 5 lb. It has a hardness of 0 and 5 HP.',5,1)" calcext:value-type="string">
            <text:p>insert into items (name, description, cost, usable) values('Padded, small','This standard set of light armor is made out of layers of cloth. It is the normal, default type from the players handbook and grants AC 1, Has a max dex bonus of 8, a 0 ACP, 5% arcane spell failure, and weighs 5 lb. It has a hardness of 0 and 5 HP.',5,1)</text:p>
          </table:table-cell>
        </table:table-row>
        <table:table-row table:style-name="ro1">
          <table:table-cell table:style-name="ce1" office:value-type="string" calcext:value-type="string">
            <text:p>Leather</text:p>
          </table:table-cell>
          <table:table-cell table:style-name="ce2" office:value-type="string" calcext:value-type="string">
            <text:p>10 gp</text:p>
          </table:table-cell>
          <table:table-cell table:style-name="ce2" office:value-type="float" office:value="2" calcext:value-type="float">
            <text:p>2</text:p>
          </table:table-cell>
          <table:table-cell table:style-name="ce2" office:value-type="float" office:value="6" calcext:value-type="float">
            <text:p>6</text:p>
          </table:table-cell>
          <table:table-cell table:style-name="ce2" office:value-type="float" office:value="0" calcext:value-type="float">
            <text:p>0</text:p>
          </table:table-cell>
          <table:table-cell table:style-name="ce3" office:value-type="percentage" office:value="0.1" calcext:value-type="percentage">
            <text:p>10%</text:p>
          </table:table-cell>
          <table:table-cell table:style-name="ce2" office:value-type="string" calcext:value-type="string">
            <text:p>30 ft.</text:p>
          </table:table-cell>
          <table:table-cell table:style-name="ce2" office:value-type="string" calcext:value-type="string">
            <text:p>15 lb.</text:p>
          </table:table-cell>
          <table:table-cell table:style-name="ce2" table:formula="of:=COM.MICROSOFT.CONCAT(SUBSTITUTE([.H2]; &quot; lb.&quot;;&quot;&quot;)/2;&quot; lb.&quot;)" office:value-type="string" office:string-value="7.5 lb." calcext:value-type="string">
            <text:p>7.5 lb.</text:p>
          </table:table-cell>
          <table:table-cell table:formula="of:=COM.MICROSOFT.CONCAT(&quot;This standard set of light armor is made out of unremarkable leather. It is the normal, default type from the players handbook and grants AC &quot;;[.C2];&quot;, Has a max dex bonus of &quot;;[.D2];&quot;, a &quot;;[.E2];&quot; ACP, &quot;;(100*[.F2]);&quot;% arcane spell failure, and weighs &quot;;[.I2];&quot; It has a hardness of 2 and &quot;;([.C2]*5);&quot; HP.&quot;)" office:value-type="string" office:string-value="This standard set of light armor is made out of unremarkable leather. It is the normal, default type from the players handbook and grants AC 2, Has a max dex bonus of 6, a 0 ACP, 10% arcane spell failure, and weighs 7.5 lb. It has a hardness of 2 and 10 HP." calcext:value-type="string">
            <text:p>This standard set of light armor is made out of unremarkable leather. It is the normal, default type from the players handbook and grants AC 2, Has a max dex bonus of 6, a 0 ACP, 10% arcane spell failure, and weighs 7.5 lb. It has a hardness of 2 and 10 HP.</text:p>
          </table:table-cell>
          <table:table-cell/>
          <table:table-cell table:formula="of:=COM.MICROSOFT.CONCAT(&quot;insert into items (name, description, cost, usable) values('&quot;;[.A2];&quot;, small','&quot;;[.J2];&quot;',&quot;;SUBSTITUTE([.B2]; &quot; gp&quot;; &quot;&quot;);&quot;,1)&quot;)" office:value-type="string" office:string-value="insert into items (name, description, cost, usable) values('Leather, small','This standard set of light armor is made out of unremarkable leather. It is the normal, default type from the players handbook and grants AC 2, Has a max dex bonus of 6, a 0 ACP, 10% arcane spell failure, and weighs 7.5 lb. It has a hardness of 2 and 10 HP.',10,1)" calcext:value-type="string">
            <text:p>insert into items (name, description, cost, usable) values('Leather, small','This standard set of light armor is made out of unremarkable leather. It is the normal, default type from the players handbook and grants AC 2, Has a max dex bonus of 6, a 0 ACP, 10% arcane spell failure, and weighs 7.5 lb. It has a hardness of 2 and 10 HP.',10,1)</text:p>
          </table:table-cell>
        </table:table-row>
        <table:table-row table:style-name="ro2">
          <table:table-cell table:style-name="ce1" office:value-type="string" calcext:value-type="string">
            <text:p>Studded leather</text:p>
          </table:table-cell>
          <table:table-cell table:style-name="ce2" office:value-type="string" calcext:value-type="string">
            <text:p>25 gp</text:p>
          </table:table-cell>
          <table:table-cell table:style-name="ce2" office:value-type="float" office:value="3" calcext:value-type="float">
            <text:p>3</text:p>
          </table:table-cell>
          <table:table-cell table:style-name="ce2" office:value-type="float" office:value="5" calcext:value-type="float">
            <text:p>5</text:p>
          </table:table-cell>
          <table:table-cell table:style-name="ce2" office:value-type="float" office:value="-1" calcext:value-type="float">
            <text:p>-1</text:p>
          </table:table-cell>
          <table:table-cell table:style-name="ce3" office:value-type="percentage" office:value="0.15" calcext:value-type="percentage">
            <text:p>15%</text:p>
          </table:table-cell>
          <table:table-cell table:style-name="ce2" office:value-type="string" calcext:value-type="string">
            <text:p>30 ft.</text:p>
          </table:table-cell>
          <table:table-cell table:style-name="ce2" office:value-type="string" calcext:value-type="string">
            <text:p>20 lb.</text:p>
          </table:table-cell>
          <table:table-cell table:style-name="ce2" table:formula="of:=COM.MICROSOFT.CONCAT(SUBSTITUTE([.H3]; &quot; lb.&quot;;&quot;&quot;)/2;&quot; lb.&quot;)" office:value-type="string" office:string-value="10 lb." calcext:value-type="string">
            <text:p>10 lb.</text:p>
          </table:table-cell>
          <table:table-cell table:formula="of:=COM.MICROSOFT.CONCAT(&quot;This standard set of light armor is made out of unremarkable leather and bronze. It is the normal, default type from the players handbook and grants AC &quot;;[.C3];&quot;, Has a max dex bonus of &quot;;[.D3];&quot;, a &quot;;[.E3];&quot; ACP, &quot;;(100*[.F3]);&quot;% arcane spell failure, and weighs &quot;;[.I3];&quot; It has a hardness of 2 and &quot;;([.C3]*5);&quot; HP.&quot;)" office:value-type="string" office:string-value="This standard set of light armor is made out of unremarkable leather and bronze. It is the normal, default type from the players handbook and grants AC 3, Has a max dex bonus of 5, a -1 ACP, 15% arcane spell failure, and weighs 10 lb. It has a hardness of 2 and 15 HP." calcext:value-type="string">
            <text:p>This standard set of light armor is made out of unremarkable leather and bronze. It is the normal, default type from the players handbook and grants AC 3, Has a max dex bonus of 5, a -1 ACP, 15% arcane spell failure, and weighs 10 lb. It has a hardness of 2 and 15 HP.</text:p>
          </table:table-cell>
          <table:table-cell/>
          <table:table-cell table:formula="of:=COM.MICROSOFT.CONCAT(&quot;insert into items (name, description, cost, usable) values('&quot;;[.A3];&quot;, small','&quot;;[.J3];&quot;',&quot;;SUBSTITUTE([.B3]; &quot; gp&quot;; &quot;&quot;);&quot;,1)&quot;)" office:value-type="string" office:string-value="insert into items (name, description, cost, usable) values('Studded leather, small','This standard set of light armor is made out of unremarkable leather and bronze. It is the normal, default type from the players handbook and grants AC 3, Has a max dex bonus of 5, a -1 ACP, 15% arcane spell failure, and weighs 10 lb. It has a hardness of 2 and 15 HP.',25,1)" calcext:value-type="string">
            <text:p>insert into items (name, description, cost, usable) values('Studded leather, small','This standard set of light armor is made out of unremarkable leather and bronze. It is the normal, default type from the players handbook and grants AC 3, Has a max dex bonus of 5, a -1 ACP, 15% arcane spell failure, and weighs 10 lb. It has a hardness of 2 and 15 HP.',25,1)</text:p>
          </table:table-cell>
        </table:table-row>
        <table:table-row table:style-name="ro1">
          <table:table-cell table:style-name="ce1" office:value-type="string" calcext:value-type="string">
            <text:p>Chain shirt</text:p>
          </table:table-cell>
          <table:table-cell table:style-name="ce2" office:value-type="string" calcext:value-type="string">
            <text:p>100 gp</text:p>
          </table:table-cell>
          <table:table-cell table:number-columns-repeated="2" table:style-name="ce2" office:value-type="float" office:value="4" calcext:value-type="float">
            <text:p>4</text:p>
          </table:table-cell>
          <table:table-cell table:style-name="ce2" office:value-type="float" office:value="-2" calcext:value-type="float">
            <text:p>-2</text:p>
          </table:table-cell>
          <table:table-cell table:style-name="ce3" office:value-type="percentage" office:value="0.2" calcext:value-type="percentage">
            <text:p>20%</text:p>
          </table:table-cell>
          <table:table-cell table:style-name="ce2" office:value-type="string" calcext:value-type="string">
            <text:p>30 ft.</text:p>
          </table:table-cell>
          <table:table-cell table:style-name="ce2" office:value-type="string" calcext:value-type="string">
            <text:p>25 lb.</text:p>
          </table:table-cell>
          <table:table-cell table:style-name="ce2" table:formula="of:=COM.MICROSOFT.CONCAT(SUBSTITUTE([.H4]; &quot; lb.&quot;;&quot;&quot;)/2;&quot; lb.&quot;)" office:value-type="string" office:string-value="12.5 lb." calcext:value-type="string">
            <text:p>12.5 lb.</text:p>
          </table:table-cell>
          <table:table-cell table:formula="of:=COM.MICROSOFT.CONCAT(&quot;This standard set of light armor is made out of Bronze. It is the normal, default type from the players handbook and grants AC &quot;;[.C4];&quot;, Has a max dex bonus of &quot;;[.D4];&quot;, a &quot;;[.E4];&quot; ACP, &quot;;(100*[.F4]);&quot;% arcane spell failure, and weighs &quot;;[.I4];&quot; It has a hardness of 10 and &quot;;([.C4]*5);&quot; HP.&quot;)" office:value-type="string" office:string-value="This standard set of light armor is made out of Bronze. It is the normal, default type from the players handbook and grants AC 4, Has a max dex bonus of 4, a -2 ACP, 20% arcane spell failure, and weighs 12.5 lb. It has a hardness of 10 and 20 HP." calcext:value-type="string">
            <text:p>This standard set of light armor is made out of Bronze. It is the normal, default type from the players handbook and grants AC 4, Has a max dex bonus of 4, a -2 ACP, 20% arcane spell failure, and weighs 12.5 lb. It has a hardness of 10 and 20 HP.</text:p>
          </table:table-cell>
          <table:table-cell/>
          <table:table-cell table:formula="of:=COM.MICROSOFT.CONCAT(&quot;insert into items (name, description, cost, usable) values('&quot;;[.A4];&quot;, small','&quot;;[.J4];&quot;',&quot;;SUBSTITUTE([.B4]; &quot; gp&quot;; &quot;&quot;);&quot;,1)&quot;)" office:value-type="string" office:string-value="insert into items (name, description, cost, usable) values('Chain shirt, small','This standard set of light armor is made out of Bronze. It is the normal, default type from the players handbook and grants AC 4, Has a max dex bonus of 4, a -2 ACP, 20% arcane spell failure, and weighs 12.5 lb. It has a hardness of 10 and 20 HP.',100,1)" calcext:value-type="string">
            <text:p>insert into items (name, description, cost, usable) values('Chain shirt, small','This standard set of light armor is made out of Bronze. It is the normal, default type from the players handbook and grants AC 4, Has a max dex bonus of 4, a -2 ACP, 20% arcane spell failure, and weighs 12.5 lb. It has a hardness of 10 and 20 HP.',100,1)</text:p>
          </table:table-cell>
        </table:table-row>
        <table:table-row table:style-name="ro1">
          <table:table-cell table:style-name="ce1" office:value-type="string" calcext:value-type="string">
            <text:p>Hide</text:p>
          </table:table-cell>
          <table:table-cell table:style-name="ce2" office:value-type="string" calcext:value-type="string">
            <text:p>15 gp</text:p>
          </table:table-cell>
          <table:table-cell table:style-name="ce2" office:value-type="float" office:value="3" calcext:value-type="float">
            <text:p>3</text:p>
          </table:table-cell>
          <table:table-cell table:style-name="ce2" office:value-type="float" office:value="4" calcext:value-type="float">
            <text:p>4</text:p>
          </table:table-cell>
          <table:table-cell table:style-name="ce2" office:value-type="float" office:value="-3" calcext:value-type="float">
            <text:p>-3</text:p>
          </table:table-cell>
          <table:table-cell table:style-name="ce3" office:value-type="percentage" office:value="0.2" calcext:value-type="percentage">
            <text:p>20%</text:p>
          </table:table-cell>
          <table:table-cell table:style-name="ce2" office:value-type="string" calcext:value-type="string">
            <text:p>20 ft.</text:p>
          </table:table-cell>
          <table:table-cell table:style-name="ce2" office:value-type="string" calcext:value-type="string">
            <text:p>25 lb.</text:p>
          </table:table-cell>
          <table:table-cell table:style-name="ce2" table:formula="of:=COM.MICROSOFT.CONCAT(SUBSTITUTE([.H5]; &quot; lb.&quot;;&quot;&quot;)/2;&quot; lb.&quot;)" office:value-type="string" office:string-value="12.5 lb." calcext:value-type="string">
            <text:p>12.5 lb.</text:p>
          </table:table-cell>
          <table:table-cell table:formula="of:=COM.MICROSOFT.CONCAT(&quot;The standard set of medium armor is made out of unremarkable hides. It is the normal, default type from the players handbook and grants AC &quot;;[.C5];&quot;, Has a max dex bonus of &quot;;[.D5];&quot;, a &quot;;[.E5];&quot; ACP, &quot;;(100*[.F5]);&quot;% arcane spell failure, and weighs &quot;;[.I5];&quot; It has a hardness of 2 and &quot;;([.C5]*5);&quot; HP.&quot;)" office:value-type="string" office:string-value="The standard set of medium armor is made out of unremarkable hides. It is the normal, default type from the players handbook and grants AC 3, Has a max dex bonus of 4, a -3 ACP, 20% arcane spell failure, and weighs 12.5 lb. It has a hardness of 2 and 15 HP." calcext:value-type="string">
            <text:p>The standard set of medium armor is made out of unremarkable hides. It is the normal, default type from the players handbook and grants AC 3, Has a max dex bonus of 4, a -3 ACP, 20% arcane spell failure, and weighs 12.5 lb. It has a hardness of 2 and 15 HP.</text:p>
          </table:table-cell>
          <table:table-cell/>
          <table:table-cell table:formula="of:=COM.MICROSOFT.CONCAT(&quot;insert into items (name, description, cost, usable) values('&quot;;[.A5];&quot;, small','&quot;;[.J5];&quot;',&quot;;SUBSTITUTE([.B5]; &quot; gp&quot;; &quot;&quot;);&quot;,1)&quot;)" office:value-type="string" office:string-value="insert into items (name, description, cost, usable) values('Hide, small','The standard set of medium armor is made out of unremarkable hides. It is the normal, default type from the players handbook and grants AC 3, Has a max dex bonus of 4, a -3 ACP, 20% arcane spell failure, and weighs 12.5 lb. It has a hardness of 2 and 15 HP.',15,1)" calcext:value-type="string">
            <text:p>insert into items (name, description, cost, usable) values('Hide, small','The standard set of medium armor is made out of unremarkable hides. It is the normal, default type from the players handbook and grants AC 3, Has a max dex bonus of 4, a -3 ACP, 20% arcane spell failure, and weighs 12.5 lb. It has a hardness of 2 and 15 HP.',15,1)</text:p>
          </table:table-cell>
        </table:table-row>
        <table:table-row table:style-name="ro1">
          <table:table-cell table:style-name="ce1" office:value-type="string" calcext:value-type="string">
            <text:p>Scale mail</text:p>
          </table:table-cell>
          <table:table-cell table:style-name="ce2" office:value-type="string" calcext:value-type="string">
            <text:p>50 gp</text:p>
          </table:table-cell>
          <table:table-cell table:style-name="ce2" office:value-type="float" office:value="4" calcext:value-type="float">
            <text:p>4</text:p>
          </table:table-cell>
          <table:table-cell table:style-name="ce2" office:value-type="float" office:value="3" calcext:value-type="float">
            <text:p>3</text:p>
          </table:table-cell>
          <table:table-cell table:style-name="ce2" office:value-type="float" office:value="-4" calcext:value-type="float">
            <text:p>-4</text:p>
          </table:table-cell>
          <table:table-cell table:style-name="ce3" office:value-type="percentage" office:value="0.25" calcext:value-type="percentage">
            <text:p>25%</text:p>
          </table:table-cell>
          <table:table-cell table:style-name="ce2" office:value-type="string" calcext:value-type="string">
            <text:p>20 ft.</text:p>
          </table:table-cell>
          <table:table-cell table:style-name="ce2" office:value-type="string" calcext:value-type="string">
            <text:p>30 lb.</text:p>
          </table:table-cell>
          <table:table-cell table:style-name="ce2" table:formula="of:=COM.MICROSOFT.CONCAT(SUBSTITUTE([.H6]; &quot; lb.&quot;;&quot;&quot;)/2;&quot; lb.&quot;)" office:value-type="string" office:string-value="15 lb." calcext:value-type="string">
            <text:p>15 lb.</text:p>
          </table:table-cell>
          <table:table-cell table:formula="of:=COM.MICROSOFT.CONCAT(&quot;This standard set of medium armor is made out of Bronze. It is the normal, default type from the players handbook and grants AC &quot;;[.C6];&quot;, Has a max dex bonus of &quot;;[.D6];&quot;, a &quot;;[.E6];&quot; ACP, &quot;;(100*[.F6]);&quot;% arcane spell failure, and weighs &quot;;[.I6];&quot; It has a hardness of 10 and &quot;;([.C6]*5);&quot; HP.&quot;)" office:value-type="string" office:string-value="This standard set of medium armor is made out of Bronze. It is the normal, default type from the players handbook and grants AC 4, Has a max dex bonus of 3, a -4 ACP, 25% arcane spell failure, and weighs 15 lb. It has a hardness of 10 and 20 HP." calcext:value-type="string">
            <text:p>This standard set of medium armor is made out of Bronze. It is the normal, default type from the players handbook and grants AC 4, Has a max dex bonus of 3, a -4 ACP, 25% arcane spell failure, and weighs 15 lb. It has a hardness of 10 and 20 HP.</text:p>
          </table:table-cell>
          <table:table-cell/>
          <table:table-cell table:formula="of:=COM.MICROSOFT.CONCAT(&quot;insert into items (name, description, cost, usable) values('&quot;;[.A6];&quot;, small','&quot;;[.J6];&quot;',&quot;;SUBSTITUTE([.B6]; &quot; gp&quot;; &quot;&quot;);&quot;,1)&quot;)" office:value-type="string" office:string-value="insert into items (name, description, cost, usable) values('Scale mail, small','This standard set of medium armor is made out of Bronze. It is the normal, default type from the players handbook and grants AC 4, Has a max dex bonus of 3, a -4 ACP, 25% arcane spell failure, and weighs 15 lb. It has a hardness of 10 and 20 HP.',50,1)" calcext:value-type="string">
            <text:p>insert into items (name, description, cost, usable) values('Scale mail, small','This standard set of medium armor is made out of Bronze. It is the normal, default type from the players handbook and grants AC 4, Has a max dex bonus of 3, a -4 ACP, 25% arcane spell failure, and weighs 15 lb. It has a hardness of 10 and 20 HP.',50,1)</text:p>
          </table:table-cell>
        </table:table-row>
        <table:table-row table:style-name="ro1">
          <table:table-cell table:style-name="ce1" office:value-type="string" calcext:value-type="string">
            <text:p>Chainmail</text:p>
          </table:table-cell>
          <table:table-cell table:style-name="ce2" office:value-type="string" calcext:value-type="string">
            <text:p>150 gp</text:p>
          </table:table-cell>
          <table:table-cell table:style-name="ce2" office:value-type="float" office:value="5" calcext:value-type="float">
            <text:p>5</text:p>
          </table:table-cell>
          <table:table-cell table:style-name="ce2" office:value-type="float" office:value="2" calcext:value-type="float">
            <text:p>2</text:p>
          </table:table-cell>
          <table:table-cell table:style-name="ce2" office:value-type="float" office:value="-5" calcext:value-type="float">
            <text:p>-5</text:p>
          </table:table-cell>
          <table:table-cell table:style-name="ce3" office:value-type="percentage" office:value="0.3" calcext:value-type="percentage">
            <text:p>30%</text:p>
          </table:table-cell>
          <table:table-cell table:style-name="ce2" office:value-type="string" calcext:value-type="string">
            <text:p>20 ft.</text:p>
          </table:table-cell>
          <table:table-cell table:style-name="ce2" office:value-type="string" calcext:value-type="string">
            <text:p>40 lb.</text:p>
          </table:table-cell>
          <table:table-cell table:style-name="ce2" table:formula="of:=COM.MICROSOFT.CONCAT(SUBSTITUTE([.H7]; &quot; lb.&quot;;&quot;&quot;)/2;&quot; lb.&quot;)" office:value-type="string" office:string-value="20 lb." calcext:value-type="string">
            <text:p>20 lb.</text:p>
          </table:table-cell>
          <table:table-cell table:formula="of:=COM.MICROSOFT.CONCAT(&quot;This standard set of medium armor is made out of Bronze. It is the normal, default type from the players handbook and grants AC &quot;;[.C7];&quot;, Has a max dex bonus of &quot;;[.D7];&quot;, a &quot;;[.E7];&quot; ACP, &quot;;(100*[.F7]);&quot;% arcane spell failure, and weighs &quot;;[.I7];&quot; It has a hardness of 10 and &quot;;([.C7]*5);&quot; HP.&quot;)" office:value-type="string" office:string-value="This standard set of medium armor is made out of Bronze. It is the normal, default type from the players handbook and grants AC 5, Has a max dex bonus of 2, a -5 ACP, 30% arcane spell failure, and weighs 20 lb. It has a hardness of 10 and 25 HP." calcext:value-type="string">
            <text:p>This standard set of medium armor is made out of Bronze. It is the normal, default type from the players handbook and grants AC 5, Has a max dex bonus of 2, a -5 ACP, 30% arcane spell failure, and weighs 20 lb. It has a hardness of 10 and 25 HP.</text:p>
          </table:table-cell>
          <table:table-cell/>
          <table:table-cell table:formula="of:=COM.MICROSOFT.CONCAT(&quot;insert into items (name, description, cost, usable) values('&quot;;[.A7];&quot;, small','&quot;;[.J7];&quot;',&quot;;SUBSTITUTE([.B7]; &quot; gp&quot;; &quot;&quot;);&quot;,1)&quot;)" office:value-type="string" office:string-value="insert into items (name, description, cost, usable) values('Chainmail, small','This standard set of medium armor is made out of Bronze. It is the normal, default type from the players handbook and grants AC 5, Has a max dex bonus of 2, a -5 ACP, 30% arcane spell failure, and weighs 20 lb. It has a hardness of 10 and 25 HP.',150,1)" calcext:value-type="string">
            <text:p>insert into items (name, description, cost, usable) values('Chainmail, small','This standard set of medium armor is made out of Bronze. It is the normal, default type from the players handbook and grants AC 5, Has a max dex bonus of 2, a -5 ACP, 30% arcane spell failure, and weighs 20 lb. It has a hardness of 10 and 25 HP.',150,1)</text:p>
          </table:table-cell>
        </table:table-row>
        <table:table-row table:style-name="ro1">
          <table:table-cell table:style-name="ce1" office:value-type="string" calcext:value-type="string">
            <text:p>Breastplate</text:p>
          </table:table-cell>
          <table:table-cell table:style-name="ce2" office:value-type="string" calcext:value-type="string">
            <text:p>200 gp</text:p>
          </table:table-cell>
          <table:table-cell table:style-name="ce2" office:value-type="float" office:value="5" calcext:value-type="float">
            <text:p>5</text:p>
          </table:table-cell>
          <table:table-cell table:style-name="ce2" office:value-type="float" office:value="3" calcext:value-type="float">
            <text:p>3</text:p>
          </table:table-cell>
          <table:table-cell table:style-name="ce2" office:value-type="float" office:value="-4" calcext:value-type="float">
            <text:p>-4</text:p>
          </table:table-cell>
          <table:table-cell table:style-name="ce3" office:value-type="percentage" office:value="0.25" calcext:value-type="percentage">
            <text:p>25%</text:p>
          </table:table-cell>
          <table:table-cell table:style-name="ce2" office:value-type="string" calcext:value-type="string">
            <text:p>20 ft.</text:p>
          </table:table-cell>
          <table:table-cell table:style-name="ce2" office:value-type="string" calcext:value-type="string">
            <text:p>30 lb.</text:p>
          </table:table-cell>
          <table:table-cell table:style-name="ce2" table:formula="of:=COM.MICROSOFT.CONCAT(SUBSTITUTE([.H8]; &quot; lb.&quot;;&quot;&quot;)/2;&quot; lb.&quot;)" office:value-type="string" office:string-value="15 lb." calcext:value-type="string">
            <text:p>15 lb.</text:p>
          </table:table-cell>
          <table:table-cell table:formula="of:=COM.MICROSOFT.CONCAT(&quot;This standard set of medium armor is made out of Bronze. It is the normal, default type from the players handbook and grants AC &quot;;[.C8];&quot;, Has a max dex bonus of &quot;;[.D8];&quot;, a &quot;;[.E8];&quot; ACP, &quot;;(100*[.F8]);&quot;% arcane spell failure, and weighs &quot;;[.I8];&quot; It has a hardness of 10 and &quot;;([.C8]*5);&quot; HP.&quot;)" office:value-type="string" office:string-value="This standard set of medium armor is made out of Bronze. It is the normal, default type from the players handbook and grants AC 5, Has a max dex bonus of 3, a -4 ACP, 25% arcane spell failure, and weighs 15 lb. It has a hardness of 10 and 25 HP." calcext:value-type="string">
            <text:p>This standard set of medium armor is made out of Bronze. It is the normal, default type from the players handbook and grants AC 5, Has a max dex bonus of 3, a -4 ACP, 25% arcane spell failure, and weighs 15 lb. It has a hardness of 10 and 25 HP.</text:p>
          </table:table-cell>
          <table:table-cell/>
          <table:table-cell table:formula="of:=COM.MICROSOFT.CONCAT(&quot;insert into items (name, description, cost, usable) values('&quot;;[.A8];&quot;, small','&quot;;[.J8];&quot;',&quot;;SUBSTITUTE([.B8]; &quot; gp&quot;; &quot;&quot;);&quot;,1)&quot;)" office:value-type="string" office:string-value="insert into items (name, description, cost, usable) values('Breastplate, small','This standard set of medium armor is made out of Bronze. It is the normal, default type from the players handbook and grants AC 5, Has a max dex bonus of 3, a -4 ACP, 25% arcane spell failure, and weighs 15 lb. It has a hardness of 10 and 25 HP.',200,1)" calcext:value-type="string">
            <text:p>insert into items (name, description, cost, usable) values('Breastplate, small','This standard set of medium armor is made out of Bronze. It is the normal, default type from the players handbook and grants AC 5, Has a max dex bonus of 3, a -4 ACP, 25% arcane spell failure, and weighs 15 lb. It has a hardness of 10 and 25 HP.',200,1)</text:p>
          </table:table-cell>
        </table:table-row>
        <table:table-row table:style-name="ro1">
          <table:table-cell table:style-name="ce1" office:value-type="string" calcext:value-type="string">
            <text:p>Splint mail</text:p>
          </table:table-cell>
          <table:table-cell table:style-name="ce2" office:value-type="string" calcext:value-type="string">
            <text:p>200 gp</text:p>
          </table:table-cell>
          <table:table-cell table:style-name="ce2" office:value-type="float" office:value="6" calcext:value-type="float">
            <text:p>6</text:p>
          </table:table-cell>
          <table:table-cell table:style-name="ce2" office:value-type="float" office:value="0" calcext:value-type="float">
            <text:p>0</text:p>
          </table:table-cell>
          <table:table-cell table:style-name="ce2" office:value-type="float" office:value="-7" calcext:value-type="float">
            <text:p>-7</text:p>
          </table:table-cell>
          <table:table-cell table:style-name="ce3" office:value-type="percentage" office:value="0.4" calcext:value-type="percentage">
            <text:p>40%</text:p>
          </table:table-cell>
          <table:table-cell table:style-name="ce2" office:value-type="string" calcext:value-type="string">
            <text:p>20 ft.2</text:p>
          </table:table-cell>
          <table:table-cell table:style-name="ce2" office:value-type="string" calcext:value-type="string">
            <text:p>45 lb.</text:p>
          </table:table-cell>
          <table:table-cell table:style-name="ce2" table:formula="of:=COM.MICROSOFT.CONCAT(SUBSTITUTE([.H9]; &quot; lb.&quot;;&quot;&quot;)/2;&quot; lb.&quot;)" office:value-type="string" office:string-value="22.5 lb." calcext:value-type="string">
            <text:p>22.5 lb.</text:p>
          </table:table-cell>
          <table:table-cell table:formula="of:=COM.MICROSOFT.CONCAT(&quot;The standard set of heavy armor is made out of Bronze. It is the normal, default type from the players handbook and grants AC &quot;;[.C9];&quot;, Has a max dex bonus of &quot;;[.D9];&quot;, a &quot;;[.E9];&quot; ACP, &quot;;(100*[.F9]);&quot;% arcane spell failure, and weighs &quot;;[.I9];&quot; It has a hardness of 10 and &quot;;([.C9]*5);&quot; HP.&quot;)" office:value-type="string" office:string-value="The standard set of heavy armor is made out of Bronze. It is the normal, default type from the players handbook and grants AC 6, Has a max dex bonus of 0, a -7 ACP, 40% arcane spell failure, and weighs 22.5 lb. It has a hardness of 10 and 30 HP." calcext:value-type="string">
            <text:p>The standard set of heavy armor is made out of Bronze. It is the normal, default type from the players handbook and grants AC 6, Has a max dex bonus of 0, a -7 ACP, 40% arcane spell failure, and weighs 22.5 lb. It has a hardness of 10 and 30 HP.</text:p>
          </table:table-cell>
          <table:table-cell/>
          <table:table-cell table:formula="of:=COM.MICROSOFT.CONCAT(&quot;insert into items (name, description, cost, usable) values('&quot;;[.A9];&quot;, small','&quot;;[.J9];&quot;',&quot;;SUBSTITUTE([.B9]; &quot; gp&quot;; &quot;&quot;);&quot;,1)&quot;)" office:value-type="string" office:string-value="insert into items (name, description, cost, usable) values('Splint mail, small','The standard set of heavy armor is made out of Bronze. It is the normal, default type from the players handbook and grants AC 6, Has a max dex bonus of 0, a -7 ACP, 40% arcane spell failure, and weighs 22.5 lb. It has a hardness of 10 and 30 HP.',200,1)" calcext:value-type="string">
            <text:p>insert into items (name, description, cost, usable) values('Splint mail, small','The standard set of heavy armor is made out of Bronze. It is the normal, default type from the players handbook and grants AC 6, Has a max dex bonus of 0, a -7 ACP, 40% arcane spell failure, and weighs 22.5 lb. It has a hardness of 10 and 30 HP.',200,1)</text:p>
          </table:table-cell>
        </table:table-row>
        <table:table-row table:style-name="ro1">
          <table:table-cell table:style-name="ce1" office:value-type="string" calcext:value-type="string">
            <text:p>Banded mail</text:p>
          </table:table-cell>
          <table:table-cell table:style-name="ce2" office:value-type="string" calcext:value-type="string">
            <text:p>250 gp</text:p>
          </table:table-cell>
          <table:table-cell table:style-name="ce2" office:value-type="float" office:value="6" calcext:value-type="float">
            <text:p>6</text:p>
          </table:table-cell>
          <table:table-cell table:style-name="ce2" office:value-type="float" office:value="1" calcext:value-type="float">
            <text:p>1</text:p>
          </table:table-cell>
          <table:table-cell table:style-name="ce2" office:value-type="float" office:value="-6" calcext:value-type="float">
            <text:p>-6</text:p>
          </table:table-cell>
          <table:table-cell table:style-name="ce3" office:value-type="percentage" office:value="0.35" calcext:value-type="percentage">
            <text:p>35%</text:p>
          </table:table-cell>
          <table:table-cell table:style-name="ce2" office:value-type="string" calcext:value-type="string">
            <text:p>20 ft.2</text:p>
          </table:table-cell>
          <table:table-cell table:style-name="ce2" office:value-type="string" calcext:value-type="string">
            <text:p>35 lb.</text:p>
          </table:table-cell>
          <table:table-cell table:style-name="ce2" table:formula="of:=COM.MICROSOFT.CONCAT(SUBSTITUTE([.H10]; &quot; lb.&quot;;&quot;&quot;)/2;&quot; lb.&quot;)" office:value-type="string" office:string-value="17.5 lb." calcext:value-type="string">
            <text:p>17.5 lb.</text:p>
          </table:table-cell>
          <table:table-cell table:formula="of:=COM.MICROSOFT.CONCAT(&quot;The standard set of heavy armor is made out of Bronze. It is the normal, default type from the players handbook and grants AC &quot;;[.C10];&quot;, Has a max dex bonus of &quot;;[.D10];&quot;, a &quot;;[.E10];&quot; ACP, &quot;;(100*[.F10]);&quot;% arcane spell failure, and weighs &quot;;[.I10];&quot; It has a hardness of 10 and &quot;;([.C10]*5);&quot; HP.&quot;)" office:value-type="string" office:string-value="The standard set of heavy armor is made out of Bronze. It is the normal, default type from the players handbook and grants AC 6, Has a max dex bonus of 1, a -6 ACP, 35% arcane spell failure, and weighs 17.5 lb. It has a hardness of 10 and 30 HP." calcext:value-type="string">
            <text:p>The standard set of heavy armor is made out of Bronze. It is the normal, default type from the players handbook and grants AC 6, Has a max dex bonus of 1, a -6 ACP, 35% arcane spell failure, and weighs 17.5 lb. It has a hardness of 10 and 30 HP.</text:p>
          </table:table-cell>
          <table:table-cell/>
          <table:table-cell table:formula="of:=COM.MICROSOFT.CONCAT(&quot;insert into items (name, description, cost, usable) values('&quot;;[.A10];&quot;, small','&quot;;[.J10];&quot;',&quot;;SUBSTITUTE([.B10]; &quot; gp&quot;; &quot;&quot;);&quot;,1)&quot;)" office:value-type="string" office:string-value="insert into items (name, description, cost, usable) values('Banded mail, small','The standard set of heavy armor is made out of Bronze. It is the normal, default type from the players handbook and grants AC 6, Has a max dex bonus of 1, a -6 ACP, 35% arcane spell failure, and weighs 17.5 lb. It has a hardness of 10 and 30 HP.',250,1)" calcext:value-type="string">
            <text:p>insert into items (name, description, cost, usable) values('Banded mail, small','The standard set of heavy armor is made out of Bronze. It is the normal, default type from the players handbook and grants AC 6, Has a max dex bonus of 1, a -6 ACP, 35% arcane spell failure, and weighs 17.5 lb. It has a hardness of 10 and 30 HP.',250,1)</text:p>
          </table:table-cell>
        </table:table-row>
        <table:table-row table:style-name="ro1">
          <table:table-cell table:style-name="ce1" office:value-type="string" calcext:value-type="string">
            <text:p>Half-plate</text:p>
          </table:table-cell>
          <table:table-cell table:style-name="ce2" office:value-type="string" calcext:value-type="string">
            <text:p>600 gp</text:p>
          </table:table-cell>
          <table:table-cell table:style-name="ce2" office:value-type="float" office:value="7" calcext:value-type="float">
            <text:p>7</text:p>
          </table:table-cell>
          <table:table-cell table:style-name="ce2" office:value-type="float" office:value="0" calcext:value-type="float">
            <text:p>0</text:p>
          </table:table-cell>
          <table:table-cell table:style-name="ce2" office:value-type="float" office:value="-7" calcext:value-type="float">
            <text:p>-7</text:p>
          </table:table-cell>
          <table:table-cell table:style-name="ce3" office:value-type="percentage" office:value="0.4" calcext:value-type="percentage">
            <text:p>40%</text:p>
          </table:table-cell>
          <table:table-cell table:style-name="ce2" office:value-type="string" calcext:value-type="string">
            <text:p>20 ft.2</text:p>
          </table:table-cell>
          <table:table-cell table:style-name="ce2" office:value-type="string" calcext:value-type="string">
            <text:p>50 lb.</text:p>
          </table:table-cell>
          <table:table-cell table:style-name="ce2" table:formula="of:=COM.MICROSOFT.CONCAT(SUBSTITUTE([.H11]; &quot; lb.&quot;;&quot;&quot;)/2;&quot; lb.&quot;)" office:value-type="string" office:string-value="25 lb." calcext:value-type="string">
            <text:p>25 lb.</text:p>
          </table:table-cell>
          <table:table-cell table:formula="of:=COM.MICROSOFT.CONCAT(&quot;The standard set of heavy armor is made out of Bronze. It is the normal, default type from the players handbook and grants AC &quot;;[.C11];&quot;, Has a max dex bonus of &quot;;[.D11];&quot;, a &quot;;[.E11];&quot; ACP, &quot;;(100*[.F11]);&quot;% arcane spell failure, and weighs &quot;;[.I11];&quot; It has a hardness of 10 and &quot;;([.C11]*5);&quot; HP.&quot;)" office:value-type="string" office:string-value="The standard set of heavy armor is made out of Bronze. It is the normal, default type from the players handbook and grants AC 7, Has a max dex bonus of 0, a -7 ACP, 40% arcane spell failure, and weighs 25 lb. It has a hardness of 10 and 35 HP." calcext:value-type="string">
            <text:p>The standard set of heavy armor is made out of Bronze. It is the normal, default type from the players handbook and grants AC 7, Has a max dex bonus of 0, a -7 ACP, 40% arcane spell failure, and weighs 25 lb. It has a hardness of 10 and 35 HP.</text:p>
          </table:table-cell>
          <table:table-cell/>
          <table:table-cell table:formula="of:=COM.MICROSOFT.CONCAT(&quot;insert into items (name, description, cost, usable) values('&quot;;[.A11];&quot;, small','&quot;;[.J11];&quot;',&quot;;SUBSTITUTE([.B11]; &quot; gp&quot;; &quot;&quot;);&quot;,1)&quot;)" office:value-type="string" office:string-value="insert into items (name, description, cost, usable) values('Half-plate, small','The standard set of heavy armor is made out of Bronze. It is the normal, default type from the players handbook and grants AC 7, Has a max dex bonus of 0, a -7 ACP, 40% arcane spell failure, and weighs 25 lb. It has a hardness of 10 and 35 HP.',600,1)" calcext:value-type="string">
            <text:p>insert into items (name, description, cost, usable) values('Half-plate, small','The standard set of heavy armor is made out of Bronze. It is the normal, default type from the players handbook and grants AC 7, Has a max dex bonus of 0, a -7 ACP, 40% arcane spell failure, and weighs 25 lb. It has a hardness of 10 and 35 HP.',600,1)</text:p>
          </table:table-cell>
        </table:table-row>
        <table:table-row table:style-name="ro1">
          <table:table-cell table:style-name="ce1" office:value-type="string" calcext:value-type="string">
            <text:p>Full plate</text:p>
          </table:table-cell>
          <table:table-cell table:style-name="ce2" office:value-type="string" calcext:value-type="string">
            <text:p>1500 gp</text:p>
          </table:table-cell>
          <table:table-cell table:style-name="ce2" office:value-type="float" office:value="8" calcext:value-type="float">
            <text:p>8</text:p>
          </table:table-cell>
          <table:table-cell table:style-name="ce2" office:value-type="float" office:value="1" calcext:value-type="float">
            <text:p>1</text:p>
          </table:table-cell>
          <table:table-cell table:style-name="ce2" office:value-type="float" office:value="-6" calcext:value-type="float">
            <text:p>-6</text:p>
          </table:table-cell>
          <table:table-cell table:style-name="ce3" office:value-type="percentage" office:value="0.35" calcext:value-type="percentage">
            <text:p>35%</text:p>
          </table:table-cell>
          <table:table-cell table:style-name="ce2" office:value-type="string" calcext:value-type="string">
            <text:p>20 ft.2</text:p>
          </table:table-cell>
          <table:table-cell table:style-name="ce2" office:value-type="string" calcext:value-type="string">
            <text:p>50 lb.</text:p>
          </table:table-cell>
          <table:table-cell table:style-name="ce2" table:formula="of:=COM.MICROSOFT.CONCAT(SUBSTITUTE([.H12]; &quot; lb.&quot;;&quot;&quot;)/2;&quot; lb.&quot;)" office:value-type="string" office:string-value="25 lb." calcext:value-type="string">
            <text:p>25 lb.</text:p>
          </table:table-cell>
          <table:table-cell table:formula="of:=COM.MICROSOFT.CONCAT(&quot;The standard set of heavy armor is made out of Bronze. It is the normal, default type from the players handbook and grants AC &quot;;[.C12];&quot;, Has a max dex bonus of &quot;;[.D12];&quot;, a &quot;;[.E12];&quot; ACP, &quot;;(100*[.F12]);&quot;% arcane spell failure, and weighs &quot;;[.I12];&quot; It has a hardness of 10 and &quot;;([.C12]*5);&quot; HP.&quot;)" office:value-type="string" office:string-value="The standard set of heavy armor is made out of Bronze. It is the normal, default type from the players handbook and grants AC 8, Has a max dex bonus of 1, a -6 ACP, 35% arcane spell failure, and weighs 25 lb. It has a hardness of 10 and 40 HP." calcext:value-type="string">
            <text:p>The standard set of heavy armor is made out of Bronze. It is the normal, default type from the players handbook and grants AC 8, Has a max dex bonus of 1, a -6 ACP, 35% arcane spell failure, and weighs 25 lb. It has a hardness of 10 and 40 HP.</text:p>
          </table:table-cell>
          <table:table-cell/>
          <table:table-cell table:formula="of:=COM.MICROSOFT.CONCAT(&quot;insert into items (name, description, cost, usable) values('&quot;;[.A12];&quot;, small','&quot;;[.J12];&quot;',&quot;;SUBSTITUTE([.B12]; &quot; gp&quot;; &quot;&quot;);&quot;,1)&quot;)" office:value-type="string" office:string-value="insert into items (name, description, cost, usable) values('Full plate, small','The standard set of heavy armor is made out of Bronze. It is the normal, default type from the players handbook and grants AC 8, Has a max dex bonus of 1, a -6 ACP, 35% arcane spell failure, and weighs 25 lb. It has a hardness of 10 and 40 HP.',1500,1)" calcext:value-type="string">
            <text:p>insert into items (name, description, cost, usable) values('Full plate, small','The standard set of heavy armor is made out of Bronze. It is the normal, default type from the players handbook and grants AC 8, Has a max dex bonus of 1, a -6 ACP, 35% arcane spell failure, and weighs 25 lb. It has a hardness of 10 and 40 HP.',1500,1)</text:p>
          </table:table-cell>
        </table:table-row>
        <table:table-row table:style-name="ro2">
          <table:table-cell table:style-name="ce1" office:value-type="string" calcext:value-type="string">
            <text:p>Shield, light wooden</text:p>
          </table:table-cell>
          <table:table-cell table:style-name="ce2" office:value-type="string" calcext:value-type="string">
            <text:p>3 gp</text:p>
          </table:table-cell>
          <table:table-cell table:style-name="ce2" office:value-type="float" office:value="1" calcext:value-type="float">
            <text:p>1</text:p>
          </table:table-cell>
          <table:table-cell table:style-name="ce2" office:value-type="string" calcext:value-type="string">
            <text:p>—</text:p>
          </table:table-cell>
          <table:table-cell table:style-name="ce2" office:value-type="float" office:value="-1" calcext:value-type="float">
            <text:p>-1</text:p>
          </table:table-cell>
          <table:table-cell table:style-name="ce3" office:value-type="percentage" office:value="0.05" calcext:value-type="percentage">
            <text:p>5%</text:p>
          </table:table-cell>
          <table:table-cell table:style-name="ce2" office:value-type="string" calcext:value-type="string">
            <text:p>—</text:p>
          </table:table-cell>
          <table:table-cell table:style-name="ce2" office:value-type="string" calcext:value-type="string">
            <text:p>5 lb.</text:p>
          </table:table-cell>
          <table:table-cell table:style-name="ce2" table:formula="of:=COM.MICROSOFT.CONCAT(SUBSTITUTE([.H13]; &quot; lb.&quot;;&quot;&quot;)/2;&quot; lb.&quot;)" office:value-type="string" office:string-value="2.5 lb." calcext:value-type="string">
            <text:p>2.5 lb.</text:p>
          </table:table-cell>
          <table:table-cell table:formula="of:=COM.MICROSOFT.CONCAT(&quot;The standard wooden light sheild is made out of Birch Lumber. It is the normal, default type from the players handbook and grants AC &quot;;[.C13];&quot;, has a &quot;;(100*[.F13]);&quot; arcane spell failure, and weighs &quot;;[.I13];&quot; It has a hardness of 5 and 7 HP.&quot;)" office:value-type="string" office:string-value="The standard wooden light sheild is made out of Birch Lumber. It is the normal, default type from the players handbook and grants AC 1, has a 5 arcane spell failure, and weighs 2.5 lb. It has a hardness of 5 and 7 HP." calcext:value-type="string">
            <text:p>The standard wooden light sheild is made out of Birch Lumber. It is the normal, default type from the players handbook and grants AC 1, has a 5 arcane spell failure, and weighs 2.5 lb. It has a hardness of 5 and 7 HP.</text:p>
          </table:table-cell>
          <table:table-cell/>
          <table:table-cell table:formula="of:=COM.MICROSOFT.CONCAT(&quot;insert into items (name, description, cost, usable) values('&quot;;[.A13];&quot;, small','&quot;;[.J13];&quot;',&quot;;SUBSTITUTE([.B13]; &quot; gp&quot;; &quot;&quot;);&quot;,1)&quot;)" office:value-type="string" office:string-value="insert into items (name, description, cost, usable) values('Shield, light wooden, small','The standard wooden light sheild is made out of Birch Lumber. It is the normal, default type from the players handbook and grants AC 1, has a 5 arcane spell failure, and weighs 2.5 lb. It has a hardness of 5 and 7 HP.',3,1)" calcext:value-type="string">
            <text:p>insert into items (name, description, cost, usable) values('Shield, light wooden, small','The standard wooden light sheild is made out of Birch Lumber. It is the normal, default type from the players handbook and grants AC 1, has a 5 arcane spell failure, and weighs 2.5 lb. It has a hardness of 5 and 7 HP.',3,1)</text:p>
          </table:table-cell>
        </table:table-row>
        <table:table-row table:style-name="ro2">
          <table:table-cell table:style-name="ce1" office:value-type="string" calcext:value-type="string">
            <text:p>Shield, light steel</text:p>
          </table:table-cell>
          <table:table-cell table:style-name="ce2" office:value-type="string" calcext:value-type="string">
            <text:p>9 gp</text:p>
          </table:table-cell>
          <table:table-cell table:style-name="ce2" office:value-type="float" office:value="1" calcext:value-type="float">
            <text:p>1</text:p>
          </table:table-cell>
          <table:table-cell table:style-name="ce2" office:value-type="string" calcext:value-type="string">
            <text:p>—</text:p>
          </table:table-cell>
          <table:table-cell table:style-name="ce2" office:value-type="float" office:value="-1" calcext:value-type="float">
            <text:p>-1</text:p>
          </table:table-cell>
          <table:table-cell table:style-name="ce3" office:value-type="percentage" office:value="0.05" calcext:value-type="percentage">
            <text:p>5%</text:p>
          </table:table-cell>
          <table:table-cell table:style-name="ce2" office:value-type="string" calcext:value-type="string">
            <text:p>—</text:p>
          </table:table-cell>
          <table:table-cell table:style-name="ce2" office:value-type="string" calcext:value-type="string">
            <text:p>6 lb.</text:p>
          </table:table-cell>
          <table:table-cell table:style-name="ce2" table:formula="of:=COM.MICROSOFT.CONCAT(SUBSTITUTE([.H14]; &quot; lb.&quot;;&quot;&quot;)/2;&quot; lb.&quot;)" office:value-type="string" office:string-value="3 lb." calcext:value-type="string">
            <text:p>3 lb.</text:p>
          </table:table-cell>
          <table:table-cell table:formula="of:=COM.MICROSOFT.CONCAT(&quot;The standard metal light sheild is made out of Bronze. It is the normal, default type from the players handbook and grants AC &quot;;[.C14];&quot;, has a &quot;;(100*[.F14]);&quot; arcane spell failure, and weighs &quot;;[.I14];&quot; It has a hardness of 10 and 10 HP.&quot;)" office:value-type="string" office:string-value="The standard metal light sheild is made out of Bronze. It is the normal, default type from the players handbook and grants AC 1, has a 5 arcane spell failure, and weighs 3 lb. It has a hardness of 10 and 10 HP." calcext:value-type="string">
            <text:p>The standard metal light sheild is made out of Bronze. It is the normal, default type from the players handbook and grants AC 1, has a 5 arcane spell failure, and weighs 3 lb. It has a hardness of 10 and 10 HP.</text:p>
          </table:table-cell>
          <table:table-cell/>
          <table:table-cell table:formula="of:=COM.MICROSOFT.CONCAT(&quot;insert into items (name, description, cost, usable) values('&quot;;[.A14];&quot;, small','&quot;;[.J14];&quot;',&quot;;SUBSTITUTE([.B14]; &quot; gp&quot;; &quot;&quot;);&quot;,1)&quot;)" office:value-type="string" office:string-value="insert into items (name, description, cost, usable) values('Shield, light steel, small','The standard metal light sheild is made out of Bronze. It is the normal, default type from the players handbook and grants AC 1, has a 5 arcane spell failure, and weighs 3 lb. It has a hardness of 10 and 10 HP.',9,1)" calcext:value-type="string">
            <text:p>insert into items (name, description, cost, usable) values('Shield, light steel, small','The standard metal light sheild is made out of Bronze. It is the normal, default type from the players handbook and grants AC 1, has a 5 arcane spell failure, and weighs 3 lb. It has a hardness of 10 and 10 HP.',9,1)</text:p>
          </table:table-cell>
        </table:table-row>
        <table:table-row table:style-name="ro2">
          <table:table-cell table:style-name="ce1" office:value-type="string" calcext:value-type="string">
            <text:p>Shield, heavy wooden</text:p>
          </table:table-cell>
          <table:table-cell table:style-name="ce2" office:value-type="string" calcext:value-type="string">
            <text:p>7 gp</text:p>
          </table:table-cell>
          <table:table-cell table:style-name="ce2" office:value-type="float" office:value="2" calcext:value-type="float">
            <text:p>2</text:p>
          </table:table-cell>
          <table:table-cell table:style-name="ce2" office:value-type="string" calcext:value-type="string">
            <text:p>—</text:p>
          </table:table-cell>
          <table:table-cell table:style-name="ce2" office:value-type="float" office:value="-2" calcext:value-type="float">
            <text:p>-2</text:p>
          </table:table-cell>
          <table:table-cell table:style-name="ce3" office:value-type="percentage" office:value="0.15" calcext:value-type="percentage">
            <text:p>15%</text:p>
          </table:table-cell>
          <table:table-cell table:style-name="ce2" office:value-type="string" calcext:value-type="string">
            <text:p>—</text:p>
          </table:table-cell>
          <table:table-cell table:style-name="ce2" office:value-type="string" calcext:value-type="string">
            <text:p>10 lb.</text:p>
          </table:table-cell>
          <table:table-cell table:style-name="ce2" table:formula="of:=COM.MICROSOFT.CONCAT(SUBSTITUTE([.H15]; &quot; lb.&quot;;&quot;&quot;)/2;&quot; lb.&quot;)" office:value-type="string" office:string-value="5 lb." calcext:value-type="string">
            <text:p>5 lb.</text:p>
          </table:table-cell>
          <table:table-cell table:formula="of:=COM.MICROSOFT.CONCAT(&quot;The standard wooden heavy sheild is made out of Birch Lumber. It is the normal, default type from the players handbook and grants AC &quot;;[.C15];&quot;, has a &quot;;(100*[.F15]);&quot; arcane spell failure, and weighs &quot;;[.I15];&quot; It has a hardness of 5 and 15 HP.&quot;)" office:value-type="string" office:string-value="The standard wooden heavy sheild is made out of Birch Lumber. It is the normal, default type from the players handbook and grants AC 2, has a 15 arcane spell failure, and weighs 5 lb. It has a hardness of 5 and 15 HP." calcext:value-type="string">
            <text:p>The standard wooden heavy sheild is made out of Birch Lumber. It is the normal, default type from the players handbook and grants AC 2, has a 15 arcane spell failure, and weighs 5 lb. It has a hardness of 5 and 15 HP.</text:p>
          </table:table-cell>
          <table:table-cell/>
          <table:table-cell table:formula="of:=COM.MICROSOFT.CONCAT(&quot;insert into items (name, description, cost, usable) values('&quot;;[.A15];&quot;, small','&quot;;[.J15];&quot;',&quot;;SUBSTITUTE([.B15]; &quot; gp&quot;; &quot;&quot;);&quot;,1)&quot;)" office:value-type="string" office:string-value="insert into items (name, description, cost, usable) values('Shield, heavy wooden, small','The standard wooden heavy sheild is made out of Birch Lumber. It is the normal, default type from the players handbook and grants AC 2, has a 15 arcane spell failure, and weighs 5 lb. It has a hardness of 5 and 15 HP.',7,1)" calcext:value-type="string">
            <text:p>insert into items (name, description, cost, usable) values('Shield, heavy wooden, small','The standard wooden heavy sheild is made out of Birch Lumber. It is the normal, default type from the players handbook and grants AC 2, has a 15 arcane spell failure, and weighs 5 lb. It has a hardness of 5 and 15 HP.',7,1)</text:p>
          </table:table-cell>
        </table:table-row>
        <table:table-row table:style-name="ro2">
          <table:table-cell table:style-name="ce1" office:value-type="string" calcext:value-type="string">
            <text:p>Shield, heavy steel</text:p>
          </table:table-cell>
          <table:table-cell table:style-name="ce2" office:value-type="string" calcext:value-type="string">
            <text:p>20 gp</text:p>
          </table:table-cell>
          <table:table-cell table:style-name="ce2" office:value-type="float" office:value="2" calcext:value-type="float">
            <text:p>2</text:p>
          </table:table-cell>
          <table:table-cell table:style-name="ce2" office:value-type="string" calcext:value-type="string">
            <text:p>—</text:p>
          </table:table-cell>
          <table:table-cell table:style-name="ce2" office:value-type="float" office:value="-2" calcext:value-type="float">
            <text:p>-2</text:p>
          </table:table-cell>
          <table:table-cell table:style-name="ce3" office:value-type="percentage" office:value="0.15" calcext:value-type="percentage">
            <text:p>15%</text:p>
          </table:table-cell>
          <table:table-cell table:style-name="ce2" office:value-type="string" calcext:value-type="string">
            <text:p>—</text:p>
          </table:table-cell>
          <table:table-cell table:style-name="ce2" office:value-type="string" calcext:value-type="string">
            <text:p>15 lb.</text:p>
          </table:table-cell>
          <table:table-cell table:style-name="ce2" table:formula="of:=COM.MICROSOFT.CONCAT(SUBSTITUTE([.H16]; &quot; lb.&quot;;&quot;&quot;)/2;&quot; lb.&quot;)" office:value-type="string" office:string-value="7.5 lb." calcext:value-type="string">
            <text:p>7.5 lb.</text:p>
          </table:table-cell>
          <table:table-cell table:formula="of:=COM.MICROSOFT.CONCAT(&quot;The standard metal light sheild is made out of Bronze. It is the normal, default type from the players handbook and grants AC &quot;;[.C16];&quot;, has a &quot;;(100*[.F16]);&quot; arcane spell failure, and weighs &quot;;[.I16];&quot; It has a hardness of 10 and 20 HP.&quot;)" office:value-type="string" office:string-value="The standard metal light sheild is made out of Bronze. It is the normal, default type from the players handbook and grants AC 2, has a 15 arcane spell failure, and weighs 7.5 lb. It has a hardness of 10 and 20 HP." calcext:value-type="string">
            <text:p>The standard metal light sheild is made out of Bronze. It is the normal, default type from the players handbook and grants AC 2, has a 15 arcane spell failure, and weighs 7.5 lb. It has a hardness of 10 and 20 HP.</text:p>
          </table:table-cell>
          <table:table-cell/>
          <table:table-cell table:formula="of:=COM.MICROSOFT.CONCAT(&quot;insert into items (name, description, cost, usable) values('&quot;;[.A16];&quot;, small','&quot;;[.J16];&quot;',&quot;;SUBSTITUTE([.B16]; &quot; gp&quot;; &quot;&quot;);&quot;,1)&quot;)" office:value-type="string" office:string-value="insert into items (name, description, cost, usable) values('Shield, heavy steel, small','The standard metal light sheild is made out of Bronze. It is the normal, default type from the players handbook and grants AC 2, has a 15 arcane spell failure, and weighs 7.5 lb. It has a hardness of 10 and 20 HP.',20,1)" calcext:value-type="string">
            <text:p>insert into items (name, description, cost, usable) values('Shield, heavy steel, small','The standard metal light sheild is made out of Bronze. It is the normal, default type from the players handbook and grants AC 2, has a 15 arcane spell failure, and weighs 7.5 lb. It has a hardness of 10 and 20 HP.',20,1)</text:p>
          </table:table-cell>
        </table:table-row>
        <table:table-row table:style-name="ro1">
          <table:table-cell table:style-name="ce1" office:value-type="string" calcext:value-type="string">
            <text:p>Shield, tower</text:p>
          </table:table-cell>
          <table:table-cell table:style-name="ce2" office:value-type="string" calcext:value-type="string">
            <text:p>30 gp</text:p>
          </table:table-cell>
          <table:table-cell table:style-name="ce2" office:value-type="float" office:value="43" calcext:value-type="float">
            <text:p>43</text:p>
          </table:table-cell>
          <table:table-cell table:style-name="ce2" office:value-type="float" office:value="2" calcext:value-type="float">
            <text:p>2</text:p>
          </table:table-cell>
          <table:table-cell table:style-name="ce2" office:value-type="float" office:value="-10" calcext:value-type="float">
            <text:p>-10</text:p>
          </table:table-cell>
          <table:table-cell table:style-name="ce3" office:value-type="percentage" office:value="0.5" calcext:value-type="percentage">
            <text:p>50%</text:p>
          </table:table-cell>
          <table:table-cell table:style-name="ce2" office:value-type="string" calcext:value-type="string">
            <text:p>—</text:p>
          </table:table-cell>
          <table:table-cell table:style-name="ce2" office:value-type="string" calcext:value-type="string">
            <text:p>45 lb.</text:p>
          </table:table-cell>
          <table:table-cell table:style-name="ce2" table:formula="of:=COM.MICROSOFT.CONCAT(SUBSTITUTE([.H17]; &quot; lb.&quot;;&quot;&quot;)/2;&quot; lb.&quot;)" office:value-type="string" office:string-value="22.5 lb." calcext:value-type="string">
            <text:p>22.5 lb.</text:p>
          </table:table-cell>
          <table:table-cell table:formula="of:=COM.MICROSOFT.CONCAT(&quot;This massive wooden shield is nearly as tall as you are. It is made out of Birch Lumber. It is the normal, default type from the players handbook and grants AC &quot;;[.C17];&quot;, has an ACP of 2, a &quot;;(100*[.F17]);&quot; arcane spell failure, and weighs &quot;;[.I17];&quot; It has a hardness of 5 and 20 HP. Attacking while using a tower sheild has a -2 penalty even when proficient with it. You can use it as total cover, though you must give up your attacks to do so. The shield does not, however, provide cover against targeted spells; a spellcaster can cast a spell on you by targeting the shield you are holding. You cannot bash with a tower shield, nor can you use your shield hand for anything else. &quot;)" office:value-type="string" office:string-value="This massive wooden shield is nearly as tall as you are. It is made out of Birch Lumber. It is the normal, default type from the players handbook and grants AC 43, has an ACP of 2, a 50 arcane spell failure, and weighs 22.5 lb. It has a hardness of 5 and 20 HP. Attacking while using a tower sheild has a -2 penalty even when proficient with it. You can use it as total cover, though you must give up your attacks to do so. The shield does not, however, provide cover against targeted spells; a spellcaster can cast a spell on you by targeting the shield you are holding. You cannot bash with a tower shield, nor can you use your shield hand for anything else. " calcext:value-type="string">
            <text:p>This massive wooden shield is nearly as tall as you are. It is made out of Birch Lumber. It is the normal, default type from the players handbook and grants AC 43, has an ACP of 2, a 50 arcane spell failure, and weighs 22.5 lb. It has a hardness of 5 and 20 HP. Attacking while using a tower sheild has a -2 penalty even when proficient with it. You can use it as total cover, though you must give up your attacks to do so. The shield does not, however, provide cover against targeted spells; a spellcaster can cast a spell on you by targeting the shield you are holding. You cannot bash with a tower shield, nor can you use your shield hand for anything else. </text:p>
          </table:table-cell>
          <table:table-cell/>
          <table:table-cell table:formula="of:=COM.MICROSOFT.CONCAT(&quot;insert into items (name, description, cost, usable) values('&quot;;[.A17];&quot;, small','&quot;;[.J17];&quot;',&quot;;SUBSTITUTE([.B17]; &quot; gp&quot;; &quot;&quot;);&quot;,1)&quot;)" office:value-type="string" office:string-value="insert into items (name, description, cost, usable) values('Shield, tower, small','This massive wooden shield is nearly as tall as you are. It is made out of Birch Lumber. It is the normal, default type from the players handbook and grants AC 43, has an ACP of 2, a 50 arcane spell failure, and weighs 22.5 lb. It has a hardness of 5 and 20 HP. Attacking while using a tower sheild has a -2 penalty even when proficient with it. You can use it as total cover, though you must give up your attacks to do so. The shield does not, however, provide cover against targeted spells; a spellcaster can cast a spell on you by targeting the shield you are holding. You cannot bash with a tower shield, nor can you use your shield hand for anything else. ',30,1)" calcext:value-type="string">
            <text:p>insert into items (name, description, cost, usable) values('Shield, tower, small','This massive wooden shield is nearly as tall as you are. It is made out of Birch Lumber. It is the normal, default type from the players handbook and grants AC 43, has an ACP of 2, a 50 arcane spell failure, and weighs 22.5 lb. It has a hardness of 5 and 20 HP. Attacking while using a tower sheild has a -2 penalty even when proficient with it. You can use it as total cover, though you must give up your attacks to do so. The shield does not, however, provide cover against targeted spells; a spellcaster can cast a spell on you by targeting the shield you are holding. You cannot bash with a tower shield, nor can you use your shield hand for anything else. ',30,1)</text:p>
          </table:table-cell>
        </table:table-row>
        <table:table-row table:style-name="ro1" table:number-rows-repeated="1048558">
          <table:table-cell table:number-columns-repeated="12"/>
        </table:table-row>
        <table:table-row table:style-name="ro1">
          <table:table-cell table:number-columns-repeated="12"/>
        </table:table-row>
      </table:table>
      <table:table table:name="armor blacksmith" table:style-name="ta1">
        <table:table-column table:style-name="co1" table:number-columns-repeated="11" table:default-cell-style-name="Default"/>
        <table:table-column table:style-name="co1" table:default-cell-style-name="ce4"/>
        <table:table-column table:style-name="co1" table:number-columns-repeated="6" table:default-cell-style-name="Default"/>
        <table:table-row table:style-name="ro1">
          <table:table-cell table:style-name="ce1" office:value-type="string" calcext:value-type="string">
            <text:p>Chain shirt</text:p>
          </table:table-cell>
          <table:table-cell table:style-name="ce1" office:value-type="float" office:value="5" calcext:value-type="float">
            <text:p>5</text:p>
          </table:table-cell>
          <table:table-cell table:style-name="ce1" table:formula="of:=700*[.B1]+1600" office:value-type="float" office:value="5100" calcext:value-type="float">
            <text:p>5100</text:p>
          </table:table-cell>
          <table:table-cell table:style-name="ce1" office:value-type="float" office:value="30" calcext:value-type="float">
            <text:p>30</text:p>
          </table:table-cell>
          <table:table-cell table:style-name="ce1" office:value-type="string" calcext:value-type="string">
            <text:p>Dragonite</text:p>
          </table:table-cell>
          <table:table-cell table:style-name="ce1" office:value-type="float" office:value="20" calcext:value-type="float">
            <text:p>20</text:p>
          </table:table-cell>
          <table:table-cell table:style-name="ce1" office:value-type="float" office:value="3" calcext:value-type="float">
            <text:p>3</text:p>
          </table:table-cell>
          <table:table-cell table:style-name="ce2" office:value-type="string" calcext:value-type="string">
            <text:p>100 gp</text:p>
          </table:table-cell>
          <table:table-cell table:number-columns-repeated="2" table:style-name="ce2" office:value-type="float" office:value="4" calcext:value-type="float">
            <text:p>4</text:p>
          </table:table-cell>
          <table:table-cell table:style-name="ce2" office:value-type="float" office:value="-2" calcext:value-type="float">
            <text:p>-2</text:p>
          </table:table-cell>
          <table:table-cell table:style-name="ce3" office:value-type="percentage" office:value="0.2" calcext:value-type="percentage">
            <text:p>20%</text:p>
          </table:table-cell>
          <table:table-cell table:style-name="ce2" office:value-type="string" calcext:value-type="string">
            <text:p>30 ft.</text:p>
          </table:table-cell>
          <table:table-cell table:style-name="ce2" office:value-type="string" calcext:value-type="string">
            <text:p>25 lb.</text:p>
          </table:table-cell>
          <table:table-cell table:style-name="ce2" table:formula="of:=COM.MICROSOFT.CONCAT(SUBSTITUTE([.N1]; &quot; lb.&quot;;&quot;&quot;)/2;&quot; lb.&quot;)" office:value-type="string" office:string-value="12.5 lb." calcext:value-type="string">
            <text:p>12.5 lb.</text:p>
          </table:table-cell>
          <table:table-cell table:formula="of:=COM.MICROSOFT.CONCAT(&quot;This set of light armor is made out of &quot;;[.E1];&quot;. It grants &quot;;[.F1];&quot; TempHP that is lost first when you take damage.  It can be repaired using a mending spell for 1 HP or a Make Whole spell for 2d8+level HP.  It grants AC &quot;;[.I1];&quot;, Has a max dex bonus of &quot;;[.J1];&quot;, a &quot;;[.K1];&quot; ACP, &quot;;(100*[.L1]);&quot;% arcane spell failure, and weighs &quot;;[.O1];&quot; It has a hardness of 10 and &quot;;[.G1]*([.I1]*5);&quot; HP.&quot;)" office:value-type="string" office:string-value="This set of light armor is made out of Dragonite. It grants 20 TempHP that is lost first when you take damage.  It can be repaired using a mending spell for 1 HP or a Make Whole spell for 2d8+level HP.  It grants AC 4, Has a max dex bonus of 4, a -2 ACP, 20% arcane spell failure, and weighs 12.5 lb. It has a hardness of 10 and 60 HP." calcext:value-type="string">
            <text:p>This set of light armor is made out of Dragonite. It grants 20 TempHP that is lost first when you take damage. <text:s/>It can be repaired using a mending spell for 1 HP or a Make Whole spell for 2d8+level HP. <text:s/>It grants AC 4, Has a max dex bonus of 4, a -2 ACP, 20% arcane spell failure, and weighs 12.5 lb. It has a hardness of 10 and 60 HP.</text:p>
          </table:table-cell>
          <table:table-cell/>
          <table:table-cell table:formula="of:=COM.MICROSOFT.CONCAT(&quot;insert into items (name, description, cost, usable) values('&quot;;[.A1];&quot;, small &quot;;[.E1];&quot;','&quot;;[.P1];&quot;',&quot;;[.C1];&quot;,1)&quot;)" office:value-type="string" office:string-value="insert into items (name, description, cost, usable) values('Chain shirt, small Dragonite','This set of light armor is made out of Dragonite. It grants 20 TempHP that is lost first when you take damage.  It can be repaired using a mending spell for 1 HP or a Make Whole spell for 2d8+level HP.  It grants AC 4, Has a max dex bonus of 4, a -2 ACP, 20% arcane spell failure, and weighs 12.5 lb. It has a hardness of 10 and 60 HP.',5100,1)" calcext:value-type="string">
            <text:p>insert into items (name, description, cost, usable) values('Chain shirt, small Dragonite','This set of light armor is made out of Dragonite. It grants 20 TempHP that is lost first when you take damage. <text:s/>It can be repaired using a mending spell for 1 HP or a Make Whole spell for 2d8+level HP. <text:s/>It grants AC 4, Has a max dex bonus of 4, a -2 ACP, 20% arcane spell failure, and weighs 12.5 lb. It has a hardness of 10 and 60 HP.',5100,1)</text:p>
          </table:table-cell>
        </table:table-row>
        <table:table-row table:style-name="ro1">
          <table:table-cell table:style-name="ce1" office:value-type="string" calcext:value-type="string">
            <text:p>Scale mail</text:p>
          </table:table-cell>
          <table:table-cell table:style-name="ce1" office:value-type="float" office:value="7" calcext:value-type="float">
            <text:p>7</text:p>
          </table:table-cell>
          <table:table-cell table:style-name="ce1" table:formula="of:=700*[.B2]+1600" office:value-type="float" office:value="6500" calcext:value-type="float">
            <text:p>6500</text:p>
          </table:table-cell>
          <table:table-cell table:style-name="ce1" office:value-type="float" office:value="30" calcext:value-type="float">
            <text:p>30</text:p>
          </table:table-cell>
          <table:table-cell table:style-name="ce1" office:value-type="string" calcext:value-type="string">
            <text:p>Dragonite</text:p>
          </table:table-cell>
          <table:table-cell table:style-name="ce1" office:value-type="float" office:value="30" calcext:value-type="float">
            <text:p>30</text:p>
          </table:table-cell>
          <table:table-cell table:style-name="ce1" office:value-type="float" office:value="3" calcext:value-type="float">
            <text:p>3</text:p>
          </table:table-cell>
          <table:table-cell table:style-name="ce2" office:value-type="string" calcext:value-type="string">
            <text:p>50 gp</text:p>
          </table:table-cell>
          <table:table-cell table:style-name="ce2" office:value-type="float" office:value="4" calcext:value-type="float">
            <text:p>4</text:p>
          </table:table-cell>
          <table:table-cell table:style-name="ce2" office:value-type="float" office:value="3" calcext:value-type="float">
            <text:p>3</text:p>
          </table:table-cell>
          <table:table-cell table:style-name="ce2" office:value-type="float" office:value="-4" calcext:value-type="float">
            <text:p>-4</text:p>
          </table:table-cell>
          <table:table-cell table:style-name="ce3" office:value-type="percentage" office:value="0.25" calcext:value-type="percentage">
            <text:p>25%</text:p>
          </table:table-cell>
          <table:table-cell table:style-name="ce2" office:value-type="string" calcext:value-type="string">
            <text:p>20 ft.</text:p>
          </table:table-cell>
          <table:table-cell table:style-name="ce2" office:value-type="string" calcext:value-type="string">
            <text:p>30 lb.</text:p>
          </table:table-cell>
          <table:table-cell table:style-name="ce2" table:formula="of:=COM.MICROSOFT.CONCAT(SUBSTITUTE([.N2]; &quot; lb.&quot;;&quot;&quot;)/2;&quot; lb.&quot;)" office:value-type="string" office:string-value="15 lb." calcext:value-type="string">
            <text:p>15 lb.</text:p>
          </table:table-cell>
          <table:table-cell table:formula="of:=COM.MICROSOFT.CONCAT(&quot;This standard set of medium armor is made out of &quot;;[.E1];&quot;. It grants &quot;;[.F2];&quot; TempHP that is lost first when you take damage.  It can be repaired using a mending spell for 1 HP or a Make Whole spell for 2d8+level HP.  It grants AC &quot;;[.I2];&quot;, Has a max dex bonus of &quot;;[.J2];&quot;, a &quot;;[.K2];&quot; ACP, &quot;;(100*[.L2]);&quot;% arcane spell failure, and weighs &quot;;[.O2];&quot; It has a hardness of 10 and &quot;;[.G1]*([.I2]*5);&quot; HP.&quot;)" office:value-type="string" office:string-value="This standard set of medium armor is made out of Dragonite. It grants 30 TempHP that is lost first when you take damage.  It can be repaired using a mending spell for 1 HP or a Make Whole spell for 2d8+level HP.  It grants AC 4, Has a max dex bonus of 3, a -4 ACP, 25% arcane spell failure, and weighs 15 lb. It has a hardness of 10 and 60 HP." calcext:value-type="string">
            <text:p>This standard set of medium armor is made out of Dragonite. It grants 30 TempHP that is lost first when you take damage. <text:s/>It can be repaired using a mending spell for 1 HP or a Make Whole spell for 2d8+level HP. <text:s/>It grants AC 4, Has a max dex bonus of 3, a -4 ACP, 25% arcane spell failure, and weighs 15 lb. It has a hardness of 10 and 60 HP.</text:p>
          </table:table-cell>
          <table:table-cell/>
          <table:table-cell table:formula="of:=COM.MICROSOFT.CONCAT(&quot;insert into items (name, description, cost, usable) values('&quot;;[.A2];&quot;, small &quot;;[.E2];&quot;','&quot;;[.P2];&quot;',&quot;;[.C2];&quot;,1)&quot;)" office:value-type="string" office:string-value="insert into items (name, description, cost, usable) values('Scale mail, small Dragonite','This standard set of medium armor is made out of Dragonite. It grants 30 TempHP that is lost first when you take damage.  It can be repaired using a mending spell for 1 HP or a Make Whole spell for 2d8+level HP.  It grants AC 4, Has a max dex bonus of 3, a -4 ACP, 25% arcane spell failure, and weighs 15 lb. It has a hardness of 10 and 60 HP.',6500,1)" calcext:value-type="string">
            <text:p>insert into items (name, description, cost, usable) values('Scale mail, small Dragonite','This standard set of medium armor is made out of Dragonite. It grants 30 TempHP that is lost first when you take damage. <text:s/>It can be repaired using a mending spell for 1 HP or a Make Whole spell for 2d8+level HP. <text:s/>It grants AC 4, Has a max dex bonus of 3, a -4 ACP, 25% arcane spell failure, and weighs 15 lb. It has a hardness of 10 and 60 HP.',6500,1)</text:p>
          </table:table-cell>
        </table:table-row>
        <table:table-row table:style-name="ro1">
          <table:table-cell table:style-name="ce1" office:value-type="string" calcext:value-type="string">
            <text:p>Chainmail</text:p>
          </table:table-cell>
          <table:table-cell table:style-name="ce1" office:value-type="float" office:value="7" calcext:value-type="float">
            <text:p>7</text:p>
          </table:table-cell>
          <table:table-cell table:style-name="ce1" table:formula="of:=700*[.B3]+1600" office:value-type="float" office:value="6500" calcext:value-type="float">
            <text:p>6500</text:p>
          </table:table-cell>
          <table:table-cell table:style-name="ce1" office:value-type="float" office:value="30" calcext:value-type="float">
            <text:p>30</text:p>
          </table:table-cell>
          <table:table-cell table:style-name="ce1" office:value-type="string" calcext:value-type="string">
            <text:p>Dragonite</text:p>
          </table:table-cell>
          <table:table-cell table:style-name="ce1" office:value-type="float" office:value="30" calcext:value-type="float">
            <text:p>30</text:p>
          </table:table-cell>
          <table:table-cell table:style-name="ce1" office:value-type="float" office:value="3" calcext:value-type="float">
            <text:p>3</text:p>
          </table:table-cell>
          <table:table-cell table:style-name="ce2" office:value-type="string" calcext:value-type="string">
            <text:p>150 gp</text:p>
          </table:table-cell>
          <table:table-cell table:style-name="ce2" office:value-type="float" office:value="5" calcext:value-type="float">
            <text:p>5</text:p>
          </table:table-cell>
          <table:table-cell table:style-name="ce2" office:value-type="float" office:value="2" calcext:value-type="float">
            <text:p>2</text:p>
          </table:table-cell>
          <table:table-cell table:style-name="ce2" office:value-type="float" office:value="-5" calcext:value-type="float">
            <text:p>-5</text:p>
          </table:table-cell>
          <table:table-cell table:style-name="ce3" office:value-type="percentage" office:value="0.3" calcext:value-type="percentage">
            <text:p>30%</text:p>
          </table:table-cell>
          <table:table-cell table:style-name="ce2" office:value-type="string" calcext:value-type="string">
            <text:p>20 ft.</text:p>
          </table:table-cell>
          <table:table-cell table:style-name="ce2" office:value-type="string" calcext:value-type="string">
            <text:p>40 lb.</text:p>
          </table:table-cell>
          <table:table-cell table:style-name="ce2" table:formula="of:=COM.MICROSOFT.CONCAT(SUBSTITUTE([.N3]; &quot; lb.&quot;;&quot;&quot;)/2;&quot; lb.&quot;)" office:value-type="string" office:string-value="20 lb." calcext:value-type="string">
            <text:p>20 lb.</text:p>
          </table:table-cell>
          <table:table-cell table:formula="of:=COM.MICROSOFT.CONCAT(&quot;This standard set of medium armor is made out of &quot;;[.E1];&quot;. It grants &quot;;[.F3];&quot; TempHP that is lost first when you take damage.  It can be repaired using a mending spell for 1 HP or a Make Whole spell for 2d8+level HP.  It grants AC &quot;;[.I3];&quot;, Has a max dex bonus of &quot;;[.J3];&quot;, a &quot;;[.K3];&quot; ACP, &quot;;(100*[.L3]);&quot;% arcane spell failure, and weighs &quot;;[.O3];&quot; It has a hardness of 10 and &quot;;[.G1]*([.I3]*5);&quot; HP.&quot;)" office:value-type="string" office:string-value="This standard set of medium armor is made out of Dragonite. It grants 30 TempHP that is lost first when you take damage.  It can be repaired using a mending spell for 1 HP or a Make Whole spell for 2d8+level HP.  It grants AC 5, Has a max dex bonus of 2, a -5 ACP, 30% arcane spell failure, and weighs 20 lb. It has a hardness of 10 and 75 HP." calcext:value-type="string">
            <text:p>This standard set of medium armor is made out of Dragonite. It grants 30 TempHP that is lost first when you take damage. <text:s/>It can be repaired using a mending spell for 1 HP or a Make Whole spell for 2d8+level HP. <text:s/>It grants AC 5, Has a max dex bonus of 2, a -5 ACP, 30% arcane spell failure, and weighs 20 lb. It has a hardness of 10 and 75 HP.</text:p>
          </table:table-cell>
          <table:table-cell/>
          <table:table-cell table:formula="of:=COM.MICROSOFT.CONCAT(&quot;insert into items (name, description, cost, usable) values('&quot;;[.A3];&quot;, small &quot;;[.E3];&quot;','&quot;;[.P3];&quot;',&quot;;[.C3];&quot;,1)&quot;)" office:value-type="string" office:string-value="insert into items (name, description, cost, usable) values('Chainmail, small Dragonite','This standard set of medium armor is made out of Dragonite. It grants 30 TempHP that is lost first when you take damage.  It can be repaired using a mending spell for 1 HP or a Make Whole spell for 2d8+level HP.  It grants AC 5, Has a max dex bonus of 2, a -5 ACP, 30% arcane spell failure, and weighs 20 lb. It has a hardness of 10 and 75 HP.',6500,1)" calcext:value-type="string">
            <text:p>insert into items (name, description, cost, usable) values('Chainmail, small Dragonite','This standard set of medium armor is made out of Dragonite. It grants 30 TempHP that is lost first when you take damage. <text:s/>It can be repaired using a mending spell for 1 HP or a Make Whole spell for 2d8+level HP. <text:s/>It grants AC 5, Has a max dex bonus of 2, a -5 ACP, 30% arcane spell failure, and weighs 20 lb. It has a hardness of 10 and 75 HP.',6500,1)</text:p>
          </table:table-cell>
        </table:table-row>
        <table:table-row table:style-name="ro1">
          <table:table-cell table:style-name="ce1" office:value-type="string" calcext:value-type="string">
            <text:p>Breastplate</text:p>
          </table:table-cell>
          <table:table-cell table:style-name="ce1" office:value-type="float" office:value="10" calcext:value-type="float">
            <text:p>10</text:p>
          </table:table-cell>
          <table:table-cell table:style-name="ce1" table:formula="of:=700*[.B4]+1600" office:value-type="float" office:value="8600" calcext:value-type="float">
            <text:p>8600</text:p>
          </table:table-cell>
          <table:table-cell table:style-name="ce1" office:value-type="float" office:value="30" calcext:value-type="float">
            <text:p>30</text:p>
          </table:table-cell>
          <table:table-cell table:style-name="ce1" office:value-type="string" calcext:value-type="string">
            <text:p>Dragonite</text:p>
          </table:table-cell>
          <table:table-cell table:style-name="ce1" office:value-type="float" office:value="30" calcext:value-type="float">
            <text:p>30</text:p>
          </table:table-cell>
          <table:table-cell table:style-name="ce1" office:value-type="float" office:value="3" calcext:value-type="float">
            <text:p>3</text:p>
          </table:table-cell>
          <table:table-cell table:style-name="ce2" office:value-type="string" calcext:value-type="string">
            <text:p>200 gp</text:p>
          </table:table-cell>
          <table:table-cell table:style-name="ce2" office:value-type="float" office:value="5" calcext:value-type="float">
            <text:p>5</text:p>
          </table:table-cell>
          <table:table-cell table:style-name="ce2" office:value-type="float" office:value="3" calcext:value-type="float">
            <text:p>3</text:p>
          </table:table-cell>
          <table:table-cell table:style-name="ce2" office:value-type="float" office:value="-4" calcext:value-type="float">
            <text:p>-4</text:p>
          </table:table-cell>
          <table:table-cell table:style-name="ce3" office:value-type="percentage" office:value="0.25" calcext:value-type="percentage">
            <text:p>25%</text:p>
          </table:table-cell>
          <table:table-cell table:style-name="ce2" office:value-type="string" calcext:value-type="string">
            <text:p>20 ft.</text:p>
          </table:table-cell>
          <table:table-cell table:style-name="ce2" office:value-type="string" calcext:value-type="string">
            <text:p>30 lb.</text:p>
          </table:table-cell>
          <table:table-cell table:style-name="ce2" table:formula="of:=COM.MICROSOFT.CONCAT(SUBSTITUTE([.N4]; &quot; lb.&quot;;&quot;&quot;)/2;&quot; lb.&quot;)" office:value-type="string" office:string-value="15 lb." calcext:value-type="string">
            <text:p>15 lb.</text:p>
          </table:table-cell>
          <table:table-cell table:formula="of:=COM.MICROSOFT.CONCAT(&quot;This standard set of medium armor is made out of &quot;;[.E1];&quot;. It grants &quot;;[.F4];&quot; TempHP that is lost first when you take damage.  It can be repaired using a mending spell for 1 HP or a Make Whole spell for 2d8+level HP.  It grants AC &quot;;[.I4];&quot;, Has a max dex bonus of &quot;;[.J4];&quot;, a &quot;;[.K4];&quot; ACP, &quot;;(100*[.L4]);&quot;% arcane spell failure, and weighs &quot;;[.O4];&quot; It has a hardness of 10 and &quot;;[.G1]*([.I4]*5);&quot; HP.&quot;)" office:value-type="string" office:string-value="This standard set of medium armor is made out of Dragonite. It grants 30 TempHP that is lost first when you take damage.  It can be repaired using a mending spell for 1 HP or a Make Whole spell for 2d8+level HP.  It grants AC 5, Has a max dex bonus of 3, a -4 ACP, 25% arcane spell failure, and weighs 15 lb. It has a hardness of 10 and 75 HP." calcext:value-type="string">
            <text:p>This standard set of medium armor is made out of Dragonite. It grants 30 TempHP that is lost first when you take damage. <text:s/>It can be repaired using a mending spell for 1 HP or a Make Whole spell for 2d8+level HP. <text:s/>It grants AC 5, Has a max dex bonus of 3, a -4 ACP, 25% arcane spell failure, and weighs 15 lb. It has a hardness of 10 and 75 HP.</text:p>
          </table:table-cell>
          <table:table-cell/>
          <table:table-cell table:formula="of:=COM.MICROSOFT.CONCAT(&quot;insert into items (name, description, cost, usable) values('&quot;;[.A4];&quot;, small &quot;;[.E4];&quot;','&quot;;[.P4];&quot;',&quot;;[.C4];&quot;,1)&quot;)" office:value-type="string" office:string-value="insert into items (name, description, cost, usable) values('Breastplate, small Dragonite','This standard set of medium armor is made out of Dragonite. It grants 30 TempHP that is lost first when you take damage.  It can be repaired using a mending spell for 1 HP or a Make Whole spell for 2d8+level HP.  It grants AC 5, Has a max dex bonus of 3, a -4 ACP, 25% arcane spell failure, and weighs 15 lb. It has a hardness of 10 and 75 HP.',8600,1)" calcext:value-type="string">
            <text:p>insert into items (name, description, cost, usable) values('Breastplate, small Dragonite','This standard set of medium armor is made out of Dragonite. It grants 30 TempHP that is lost first when you take damage. <text:s/>It can be repaired using a mending spell for 1 HP or a Make Whole spell for 2d8+level HP. <text:s/>It grants AC 5, Has a max dex bonus of 3, a -4 ACP, 25% arcane spell failure, and weighs 15 lb. It has a hardness of 10 and 75 HP.',8600,1)</text:p>
          </table:table-cell>
        </table:table-row>
        <table:table-row table:style-name="ro1">
          <table:table-cell table:style-name="ce1" office:value-type="string" calcext:value-type="string">
            <text:p>Splint mail</text:p>
          </table:table-cell>
          <table:table-cell table:style-name="ce1" office:value-type="float" office:value="12" calcext:value-type="float">
            <text:p>12</text:p>
          </table:table-cell>
          <table:table-cell table:style-name="ce1" table:formula="of:=700*[.B5]+1600" office:value-type="float" office:value="10000" calcext:value-type="float">
            <text:p>10000</text:p>
          </table:table-cell>
          <table:table-cell table:style-name="ce1" office:value-type="float" office:value="30" calcext:value-type="float">
            <text:p>30</text:p>
          </table:table-cell>
          <table:table-cell table:style-name="ce1" office:value-type="string" calcext:value-type="string">
            <text:p>Dragonite</text:p>
          </table:table-cell>
          <table:table-cell table:style-name="ce1" office:value-type="float" office:value="50" calcext:value-type="float">
            <text:p>50</text:p>
          </table:table-cell>
          <table:table-cell table:style-name="ce1" office:value-type="float" office:value="3" calcext:value-type="float">
            <text:p>3</text:p>
          </table:table-cell>
          <table:table-cell table:style-name="ce2" office:value-type="string" calcext:value-type="string">
            <text:p>200 gp</text:p>
          </table:table-cell>
          <table:table-cell table:style-name="ce2" office:value-type="float" office:value="6" calcext:value-type="float">
            <text:p>6</text:p>
          </table:table-cell>
          <table:table-cell table:style-name="ce2" office:value-type="float" office:value="0" calcext:value-type="float">
            <text:p>0</text:p>
          </table:table-cell>
          <table:table-cell table:style-name="ce2" office:value-type="float" office:value="-7" calcext:value-type="float">
            <text:p>-7</text:p>
          </table:table-cell>
          <table:table-cell table:style-name="ce3" office:value-type="percentage" office:value="0.4" calcext:value-type="percentage">
            <text:p>40%</text:p>
          </table:table-cell>
          <table:table-cell table:style-name="ce2" office:value-type="string" calcext:value-type="string">
            <text:p>20 ft.2</text:p>
          </table:table-cell>
          <table:table-cell table:style-name="ce2" office:value-type="string" calcext:value-type="string">
            <text:p>45 lb.</text:p>
          </table:table-cell>
          <table:table-cell table:style-name="ce2" table:formula="of:=COM.MICROSOFT.CONCAT(SUBSTITUTE([.N5]; &quot; lb.&quot;;&quot;&quot;)/2;&quot; lb.&quot;)" office:value-type="string" office:string-value="22.5 lb." calcext:value-type="string">
            <text:p>22.5 lb.</text:p>
          </table:table-cell>
          <table:table-cell table:formula="of:=COM.MICROSOFT.CONCAT(&quot;The standard set of heavy armor is made out of &quot;;[.E1];&quot;. It grants &quot;;[.F5];&quot; TempHP that is lost first when you take damage.  It can be repaired using a mending spell for 1 HP or a Make Whole spell for 2d8+level HP.  It grants AC &quot;;[.I5];&quot;, Has a max dex bonus of &quot;;[.J5];&quot;, a &quot;;[.K5];&quot; ACP, &quot;;(100*[.L5]);&quot;% arcane spell failure, and weighs &quot;;[.O5];&quot; It has a hardness of 10 and &quot;;[.G1]*([.I5]*5);&quot; HP.&quot;)" office:value-type="string" office:string-value="The standard set of heavy armor is made out of Dragonite. It grants 50 TempHP that is lost first when you take damage.  It can be repaired using a mending spell for 1 HP or a Make Whole spell for 2d8+level HP.  It grants AC 6, Has a max dex bonus of 0, a -7 ACP, 40% arcane spell failure, and weighs 22.5 lb. It has a hardness of 10 and 90 HP." calcext:value-type="string">
            <text:p>The standard set of heavy armor is made out of Dragonite. It grants 50 TempHP that is lost first when you take damage. <text:s/>It can be repaired using a mending spell for 1 HP or a Make Whole spell for 2d8+level HP. <text:s/>It grants AC 6, Has a max dex bonus of 0, a -7 ACP, 40% arcane spell failure, and weighs 22.5 lb. It has a hardness of 10 and 90 HP.</text:p>
          </table:table-cell>
          <table:table-cell/>
          <table:table-cell table:formula="of:=COM.MICROSOFT.CONCAT(&quot;insert into items (name, description, cost, usable) values('&quot;;[.A5];&quot;, small &quot;;[.E5];&quot;','&quot;;[.P5];&quot;',&quot;;[.C5];&quot;,1)&quot;)" office:value-type="string" office:string-value="insert into items (name, description, cost, usable) values('Splint mail, small Dragonite','The standard set of heavy armor is made out of Dragonite. It grants 50 TempHP that is lost first when you take damage.  It can be repaired using a mending spell for 1 HP or a Make Whole spell for 2d8+level HP.  It grants AC 6, Has a max dex bonus of 0, a -7 ACP, 40% arcane spell failure, and weighs 22.5 lb. It has a hardness of 10 and 90 HP.',10000,1)" calcext:value-type="string">
            <text:p>insert into items (name, description, cost, usable) values('Splint mail, small Dragonite','The standard set of heavy armor is made out of Dragonite. It grants 50 TempHP that is lost first when you take damage. <text:s/>It can be repaired using a mending spell for 1 HP or a Make Whole spell for 2d8+level HP. <text:s/>It grants AC 6, Has a max dex bonus of 0, a -7 ACP, 40% arcane spell failure, and weighs 22.5 lb. It has a hardness of 10 and 90 HP.',10000,1)</text:p>
          </table:table-cell>
        </table:table-row>
        <table:table-row table:style-name="ro1">
          <table:table-cell table:style-name="ce1" office:value-type="string" calcext:value-type="string">
            <text:p>Banded mail</text:p>
          </table:table-cell>
          <table:table-cell table:style-name="ce1" office:value-type="float" office:value="10" calcext:value-type="float">
            <text:p>10</text:p>
          </table:table-cell>
          <table:table-cell table:style-name="ce1" table:formula="of:=700*[.B6]+1600" office:value-type="float" office:value="8600" calcext:value-type="float">
            <text:p>8600</text:p>
          </table:table-cell>
          <table:table-cell table:style-name="ce1" office:value-type="float" office:value="30" calcext:value-type="float">
            <text:p>30</text:p>
          </table:table-cell>
          <table:table-cell table:style-name="ce1" office:value-type="string" calcext:value-type="string">
            <text:p>Dragonite</text:p>
          </table:table-cell>
          <table:table-cell table:style-name="ce1" office:value-type="float" office:value="50" calcext:value-type="float">
            <text:p>50</text:p>
          </table:table-cell>
          <table:table-cell table:style-name="ce1" office:value-type="float" office:value="3" calcext:value-type="float">
            <text:p>3</text:p>
          </table:table-cell>
          <table:table-cell table:style-name="ce2" office:value-type="string" calcext:value-type="string">
            <text:p>250 gp</text:p>
          </table:table-cell>
          <table:table-cell table:style-name="ce2" office:value-type="float" office:value="6" calcext:value-type="float">
            <text:p>6</text:p>
          </table:table-cell>
          <table:table-cell table:style-name="ce2" office:value-type="float" office:value="1" calcext:value-type="float">
            <text:p>1</text:p>
          </table:table-cell>
          <table:table-cell table:style-name="ce2" office:value-type="float" office:value="-6" calcext:value-type="float">
            <text:p>-6</text:p>
          </table:table-cell>
          <table:table-cell table:style-name="ce3" office:value-type="percentage" office:value="0.35" calcext:value-type="percentage">
            <text:p>35%</text:p>
          </table:table-cell>
          <table:table-cell table:style-name="ce2" office:value-type="string" calcext:value-type="string">
            <text:p>20 ft.2</text:p>
          </table:table-cell>
          <table:table-cell table:style-name="ce2" office:value-type="string" calcext:value-type="string">
            <text:p>35 lb.</text:p>
          </table:table-cell>
          <table:table-cell table:style-name="ce2" table:formula="of:=COM.MICROSOFT.CONCAT(SUBSTITUTE([.N6]; &quot; lb.&quot;;&quot;&quot;)/2;&quot; lb.&quot;)" office:value-type="string" office:string-value="17.5 lb." calcext:value-type="string">
            <text:p>17.5 lb.</text:p>
          </table:table-cell>
          <table:table-cell table:formula="of:=COM.MICROSOFT.CONCAT(&quot;The standard set of heavy armor is made out of &quot;;[.E1];&quot;. It grants &quot;;[.F6];&quot; TempHP that is lost first when you take damage.  It can be repaired using a mending spell for 1 HP or a Make Whole spell for 2d8+level HP.  It grants AC &quot;;[.I6];&quot;, Has a max dex bonus of &quot;;[.J6];&quot;, a &quot;;[.K6];&quot; ACP, &quot;;(100*[.L6]);&quot;% arcane spell failure, and weighs &quot;;[.O6];&quot; It has a hardness of 10 and &quot;;[.G1]*([.I6]*5);&quot; HP.&quot;)" office:value-type="string" office:string-value="The standard set of heavy armor is made out of Dragonite. It grants 50 TempHP that is lost first when you take damage.  It can be repaired using a mending spell for 1 HP or a Make Whole spell for 2d8+level HP.  It grants AC 6, Has a max dex bonus of 1, a -6 ACP, 35% arcane spell failure, and weighs 17.5 lb. It has a hardness of 10 and 90 HP." calcext:value-type="string">
            <text:p>The standard set of heavy armor is made out of Dragonite. It grants 50 TempHP that is lost first when you take damage. <text:s/>It can be repaired using a mending spell for 1 HP or a Make Whole spell for 2d8+level HP. <text:s/>It grants AC 6, Has a max dex bonus of 1, a -6 ACP, 35% arcane spell failure, and weighs 17.5 lb. It has a hardness of 10 and 90 HP.</text:p>
          </table:table-cell>
          <table:table-cell/>
          <table:table-cell table:formula="of:=COM.MICROSOFT.CONCAT(&quot;insert into items (name, description, cost, usable) values('&quot;;[.A6];&quot;, small &quot;;[.E6];&quot;','&quot;;[.P6];&quot;',&quot;;[.C6];&quot;,1)&quot;)" office:value-type="string" office:string-value="insert into items (name, description, cost, usable) values('Banded mail, small Dragonite','The standard set of heavy armor is made out of Dragonite. It grants 50 TempHP that is lost first when you take damage.  It can be repaired using a mending spell for 1 HP or a Make Whole spell for 2d8+level HP.  It grants AC 6, Has a max dex bonus of 1, a -6 ACP, 35% arcane spell failure, and weighs 17.5 lb. It has a hardness of 10 and 90 HP.',8600,1)" calcext:value-type="string">
            <text:p>insert into items (name, description, cost, usable) values('Banded mail, small Dragonite','The standard set of heavy armor is made out of Dragonite. It grants 50 TempHP that is lost first when you take damage. <text:s/>It can be repaired using a mending spell for 1 HP or a Make Whole spell for 2d8+level HP. <text:s/>It grants AC 6, Has a max dex bonus of 1, a -6 ACP, 35% arcane spell failure, and weighs 17.5 lb. It has a hardness of 10 and 90 HP.',8600,1)</text:p>
          </table:table-cell>
        </table:table-row>
        <table:table-row table:style-name="ro1">
          <table:table-cell table:style-name="ce1" office:value-type="string" calcext:value-type="string">
            <text:p>Half-plate</text:p>
          </table:table-cell>
          <table:table-cell table:style-name="ce1" office:value-type="float" office:value="15" calcext:value-type="float">
            <text:p>15</text:p>
          </table:table-cell>
          <table:table-cell table:style-name="ce1" table:formula="of:=700*[.B7]+1600" office:value-type="float" office:value="12100" calcext:value-type="float">
            <text:p>12100</text:p>
          </table:table-cell>
          <table:table-cell table:style-name="ce1" office:value-type="float" office:value="30" calcext:value-type="float">
            <text:p>30</text:p>
          </table:table-cell>
          <table:table-cell table:style-name="ce1" office:value-type="string" calcext:value-type="string">
            <text:p>Dragonite</text:p>
          </table:table-cell>
          <table:table-cell table:style-name="ce1" office:value-type="float" office:value="50" calcext:value-type="float">
            <text:p>50</text:p>
          </table:table-cell>
          <table:table-cell table:style-name="ce1" office:value-type="float" office:value="3" calcext:value-type="float">
            <text:p>3</text:p>
          </table:table-cell>
          <table:table-cell table:style-name="ce2" office:value-type="string" calcext:value-type="string">
            <text:p>600 gp</text:p>
          </table:table-cell>
          <table:table-cell table:style-name="ce2" office:value-type="float" office:value="7" calcext:value-type="float">
            <text:p>7</text:p>
          </table:table-cell>
          <table:table-cell table:style-name="ce2" office:value-type="float" office:value="0" calcext:value-type="float">
            <text:p>0</text:p>
          </table:table-cell>
          <table:table-cell table:style-name="ce2" office:value-type="float" office:value="-7" calcext:value-type="float">
            <text:p>-7</text:p>
          </table:table-cell>
          <table:table-cell table:style-name="ce3" office:value-type="percentage" office:value="0.4" calcext:value-type="percentage">
            <text:p>40%</text:p>
          </table:table-cell>
          <table:table-cell table:style-name="ce2" office:value-type="string" calcext:value-type="string">
            <text:p>20 ft.2</text:p>
          </table:table-cell>
          <table:table-cell table:style-name="ce2" office:value-type="string" calcext:value-type="string">
            <text:p>50 lb.</text:p>
          </table:table-cell>
          <table:table-cell table:style-name="ce2" table:formula="of:=COM.MICROSOFT.CONCAT(SUBSTITUTE([.N7]; &quot; lb.&quot;;&quot;&quot;)/2;&quot; lb.&quot;)" office:value-type="string" office:string-value="25 lb." calcext:value-type="string">
            <text:p>25 lb.</text:p>
          </table:table-cell>
          <table:table-cell table:formula="of:=COM.MICROSOFT.CONCAT(&quot;The standard set of heavy armor is made out of &quot;;[.E1];&quot;. It grants &quot;;[.F7];&quot; TempHP that is lost first when you take damage.  It can be repaired using a mending spell for 1 HP or a Make Whole spell for 2d8+level HP.  It grants AC &quot;;[.I7];&quot;, Has a max dex bonus of &quot;;[.J7];&quot;, a &quot;;[.K7];&quot; ACP, &quot;;(100*[.L7]);&quot;% arcane spell failure, and weighs &quot;;[.O7];&quot; It has a hardness of 10 and &quot;;[.G1]*([.I7]*5);&quot; HP.&quot;)" office:value-type="string" office:string-value="The standard set of heavy armor is made out of Dragonite. It grants 50 TempHP that is lost first when you take damage.  It can be repaired using a mending spell for 1 HP or a Make Whole spell for 2d8+level HP.  It grants AC 7, Has a max dex bonus of 0, a -7 ACP, 40% arcane spell failure, and weighs 25 lb. It has a hardness of 10 and 105 HP." calcext:value-type="string">
            <text:p>The standard set of heavy armor is made out of Dragonite. It grants 50 TempHP that is lost first when you take damage. <text:s/>It can be repaired using a mending spell for 1 HP or a Make Whole spell for 2d8+level HP. <text:s/>It grants AC 7, Has a max dex bonus of 0, a -7 ACP, 40% arcane spell failure, and weighs 25 lb. It has a hardness of 10 and 105 HP.</text:p>
          </table:table-cell>
          <table:table-cell/>
          <table:table-cell table:formula="of:=COM.MICROSOFT.CONCAT(&quot;insert into items (name, description, cost, usable) values('&quot;;[.A7];&quot;, small &quot;;[.E7];&quot;','&quot;;[.P7];&quot;',&quot;;[.C7];&quot;,1)&quot;)" office:value-type="string" office:string-value="insert into items (name, description, cost, usable) values('Half-plate, small Dragonite','The standard set of heavy armor is made out of Dragonite. It grants 50 TempHP that is lost first when you take damage.  It can be repaired using a mending spell for 1 HP or a Make Whole spell for 2d8+level HP.  It grants AC 7, Has a max dex bonus of 0, a -7 ACP, 40% arcane spell failure, and weighs 25 lb. It has a hardness of 10 and 105 HP.',12100,1)" calcext:value-type="string">
            <text:p>insert into items (name, description, cost, usable) values('Half-plate, small Dragonite','The standard set of heavy armor is made out of Dragonite. It grants 50 TempHP that is lost first when you take damage. <text:s/>It can be repaired using a mending spell for 1 HP or a Make Whole spell for 2d8+level HP. <text:s/>It grants AC 7, Has a max dex bonus of 0, a -7 ACP, 40% arcane spell failure, and weighs 25 lb. It has a hardness of 10 and 105 HP.',12100,1)</text:p>
          </table:table-cell>
        </table:table-row>
        <table:table-row table:style-name="ro1">
          <table:table-cell table:style-name="ce1" office:value-type="string" calcext:value-type="string">
            <text:p>Full plate</text:p>
          </table:table-cell>
          <table:table-cell table:style-name="ce1" office:value-type="float" office:value="25" calcext:value-type="float">
            <text:p>25</text:p>
          </table:table-cell>
          <table:table-cell table:style-name="ce1" table:formula="of:=700*[.B8]+1600" office:value-type="float" office:value="19100" calcext:value-type="float">
            <text:p>19100</text:p>
          </table:table-cell>
          <table:table-cell table:style-name="ce1" office:value-type="float" office:value="30" calcext:value-type="float">
            <text:p>30</text:p>
          </table:table-cell>
          <table:table-cell table:style-name="ce1" office:value-type="string" calcext:value-type="string">
            <text:p>Dragonite</text:p>
          </table:table-cell>
          <table:table-cell table:style-name="ce1" office:value-type="float" office:value="50" calcext:value-type="float">
            <text:p>50</text:p>
          </table:table-cell>
          <table:table-cell table:style-name="ce1" office:value-type="float" office:value="3" calcext:value-type="float">
            <text:p>3</text:p>
          </table:table-cell>
          <table:table-cell table:style-name="ce2" office:value-type="string" calcext:value-type="string">
            <text:p>1500 gp</text:p>
          </table:table-cell>
          <table:table-cell table:style-name="ce2" office:value-type="float" office:value="8" calcext:value-type="float">
            <text:p>8</text:p>
          </table:table-cell>
          <table:table-cell table:style-name="ce2" office:value-type="float" office:value="1" calcext:value-type="float">
            <text:p>1</text:p>
          </table:table-cell>
          <table:table-cell table:style-name="ce2" office:value-type="float" office:value="-6" calcext:value-type="float">
            <text:p>-6</text:p>
          </table:table-cell>
          <table:table-cell table:style-name="ce3" office:value-type="percentage" office:value="0.35" calcext:value-type="percentage">
            <text:p>35%</text:p>
          </table:table-cell>
          <table:table-cell table:style-name="ce2" office:value-type="string" calcext:value-type="string">
            <text:p>20 ft.2</text:p>
          </table:table-cell>
          <table:table-cell table:style-name="ce2" office:value-type="string" calcext:value-type="string">
            <text:p>50 lb.</text:p>
          </table:table-cell>
          <table:table-cell table:style-name="ce2" table:formula="of:=COM.MICROSOFT.CONCAT(SUBSTITUTE([.N8]; &quot; lb.&quot;;&quot;&quot;)/2;&quot; lb.&quot;)" office:value-type="string" office:string-value="25 lb." calcext:value-type="string">
            <text:p>25 lb.</text:p>
          </table:table-cell>
          <table:table-cell table:formula="of:=COM.MICROSOFT.CONCAT(&quot;The standard set of heavy armor is made out of &quot;;[.E1];&quot;. It grants &quot;;[.F8];&quot; TempHP that is lost first when you take damage.  It can be repaired using a mending spell for 1 HP or a Make Whole spell for 2d8+level HP.  It grants AC &quot;;[.I8];&quot;, Has a max dex bonus of &quot;;[.J8];&quot;, a &quot;;[.K8];&quot; ACP, &quot;;(100*[.L8]);&quot;% arcane spell failure, and weighs &quot;;[.O8];&quot; It has a hardness of 10 and &quot;;[.G1]*([.I8]*5);&quot; HP.&quot;)" office:value-type="string" office:string-value="The standard set of heavy armor is made out of Dragonite. It grants 50 TempHP that is lost first when you take damage.  It can be repaired using a mending spell for 1 HP or a Make Whole spell for 2d8+level HP.  It grants AC 8, Has a max dex bonus of 1, a -6 ACP, 35% arcane spell failure, and weighs 25 lb. It has a hardness of 10 and 120 HP." calcext:value-type="string">
            <text:p>The standard set of heavy armor is made out of Dragonite. It grants 50 TempHP that is lost first when you take damage. <text:s/>It can be repaired using a mending spell for 1 HP or a Make Whole spell for 2d8+level HP. <text:s/>It grants AC 8, Has a max dex bonus of 1, a -6 ACP, 35% arcane spell failure, and weighs 25 lb. It has a hardness of 10 and 120 HP.</text:p>
          </table:table-cell>
          <table:table-cell/>
          <table:table-cell table:formula="of:=COM.MICROSOFT.CONCAT(&quot;insert into items (name, description, cost, usable) values('&quot;;[.A8];&quot;, small &quot;;[.E8];&quot;','&quot;;[.P8];&quot;',&quot;;[.C8];&quot;,1)&quot;)" office:value-type="string" office:string-value="insert into items (name, description, cost, usable) values('Full plate, small Dragonite','The standard set of heavy armor is made out of Dragonite. It grants 50 TempHP that is lost first when you take damage.  It can be repaired using a mending spell for 1 HP or a Make Whole spell for 2d8+level HP.  It grants AC 8, Has a max dex bonus of 1, a -6 ACP, 35% arcane spell failure, and weighs 25 lb. It has a hardness of 10 and 120 HP.',19100,1)" calcext:value-type="string">
            <text:p>insert into items (name, description, cost, usable) values('Full plate, small Dragonite','The standard set of heavy armor is made out of Dragonite. It grants 50 TempHP that is lost first when you take damage. <text:s/>It can be repaired using a mending spell for 1 HP or a Make Whole spell for 2d8+level HP. <text:s/>It grants AC 8, Has a max dex bonus of 1, a -6 ACP, 35% arcane spell failure, and weighs 25 lb. It has a hardness of 10 and 120 HP.',19100,1)</text:p>
          </table:table-cell>
        </table:table-row>
        <table:table-row table:style-name="ro1">
          <table:table-cell table:style-name="ce1" office:value-type="string" calcext:value-type="string">
            <text:p>Buckler</text:p>
          </table:table-cell>
          <table:table-cell table:style-name="ce1" office:value-type="float" office:value="2" calcext:value-type="float">
            <text:p>2</text:p>
          </table:table-cell>
          <table:table-cell table:style-name="ce1" table:formula="of:=700*[.B9]+1600" office:value-type="float" office:value="3000" calcext:value-type="float">
            <text:p>3000</text:p>
          </table:table-cell>
          <table:table-cell table:style-name="ce1" office:value-type="float" office:value="30" calcext:value-type="float">
            <text:p>30</text:p>
          </table:table-cell>
          <table:table-cell table:style-name="ce1" office:value-type="string" calcext:value-type="string">
            <text:p>Dragonite</text:p>
          </table:table-cell>
          <table:table-cell table:style-name="ce1" office:value-type="float" office:value="5" calcext:value-type="float">
            <text:p>5</text:p>
          </table:table-cell>
          <table:table-cell table:style-name="ce1" office:value-type="float" office:value="3" calcext:value-type="float">
            <text:p>3</text:p>
          </table:table-cell>
          <table:table-cell table:style-name="ce2" office:value-type="string" calcext:value-type="string">
            <text:p>9 gp</text:p>
          </table:table-cell>
          <table:table-cell table:style-name="ce2" office:value-type="float" office:value="1" calcext:value-type="float">
            <text:p>1</text:p>
          </table:table-cell>
          <table:table-cell table:style-name="ce2" office:value-type="string" calcext:value-type="string">
            <text:p>—</text:p>
          </table:table-cell>
          <table:table-cell table:style-name="ce2" office:value-type="float" office:value="-1" calcext:value-type="float">
            <text:p>-1</text:p>
          </table:table-cell>
          <table:table-cell table:style-name="ce3" office:value-type="percentage" office:value="0.05" calcext:value-type="percentage">
            <text:p>5%</text:p>
          </table:table-cell>
          <table:table-cell table:style-name="ce2" office:value-type="string" calcext:value-type="string">
            <text:p>—</text:p>
          </table:table-cell>
          <table:table-cell table:style-name="ce2" office:value-type="string" calcext:value-type="string">
            <text:p>6 lb.</text:p>
          </table:table-cell>
          <table:table-cell table:style-name="ce2" table:formula="of:=COM.MICROSOFT.CONCAT(SUBSTITUTE([.N9]; &quot; lb.&quot;;&quot;&quot;)/2;&quot; lb.&quot;)" office:value-type="string" office:string-value="3 lb." calcext:value-type="string">
            <text:p>3 lb.</text:p>
          </table:table-cell>
          <table:table-cell table:formula="of:=COM.MICROSOFT.CONCAT(&quot;an &quot;;[.E9];&quot; buckler sheild. It grants &quot;;[.F9];&quot; TempHP that is lost first when you take damage.  It can be repaired using a mending spell for 1 HP or a Make Whole spell for 2d8+level HP.  It grants AC 1, a - ACP, 5% arcane spell failure, and weighs 5 lbs.  It has a hardness of &quot;;[.D9];&quot; and &quot;;[.G1]*(5+[.F9]);&quot; HP.  You can use a bow or crossbow without penalty while carrying it. You can also use your shield arm to wield a weapon, but you take a -1 penalty on attack rolls while doing so. If you use a weapon in your off hand, you don’t get the buckler’s AC bonus for the rest of the round.  You can’t bash someone with a buckler.&quot;)" office:value-type="string" office:string-value="an Dragonite buckler sheild. It grants 5 TempHP that is lost first when you take damage.  It can be repaired using a mending spell for 1 HP or a Make Whole spell for 2d8+level HP.  It grants AC 1, a - ACP, 5% arcane spell failure, and weighs 5 lbs.  It has a hardness of 30 and 30 HP.  You can use a bow or crossbow without penalty while carrying it. You can also use your shield arm to wield a weapon, but you take a -1 penalty on attack rolls while doing so. If you use a weapon in your off hand, you don’t get the buckler’s AC bonus for the rest of the round.  You can’t bash someone with a buckler." calcext:value-type="string">
            <text:p>an Dragonite buckler sheild. It grants 5 TempHP that is lost first when you take damage. <text:s/>It can be repaired using a mending spell for 1 HP or a Make Whole spell for 2d8+level HP. <text:s/>It grants AC 1, a - ACP, 5% arcane spell failure, and weighs 5 lbs. <text:s/>It has a hardness of 30 and 30 HP. <text:s/>You can use a bow or crossbow without penalty while carrying it. You can also use your shield arm to wield a weapon, but you take a -1 penalty on attack rolls while doing so. If you use a weapon in your off hand, you don’t get the buckler’s AC bonus for the rest of the round. <text:s/>You can’t bash someone with a buckler.</text:p>
          </table:table-cell>
          <table:table-cell/>
          <table:table-cell table:formula="of:=COM.MICROSOFT.CONCAT(&quot;insert into items (name, description, cost, usable) values('&quot;;[.A9];&quot;, small &quot;;[.E9];&quot;','&quot;;[.P9];&quot;',&quot;;[.C9];&quot;,1)&quot;)" office:value-type="string" office:string-value="insert into items (name, description, cost, usable) values('Buckler, small Dragonite','an Dragonite buckler sheild. It grants 5 TempHP that is lost first when you take damage.  It can be repaired using a mending spell for 1 HP or a Make Whole spell for 2d8+level HP.  It grants AC 1, a - ACP, 5% arcane spell failure, and weighs 5 lbs.  It has a hardness of 30 and 30 HP.  You can use a bow or crossbow without penalty while carrying it. You can also use your shield arm to wield a weapon, but you take a -1 penalty on attack rolls while doing so. If you use a weapon in your off hand, you don’t get the buckler’s AC bonus for the rest of the round.  You can’t bash someone with a buckler.',3000,1)" calcext:value-type="string">
            <text:p>insert into items (name, description, cost, usable) values('Buckler, small Dragonite','an Dragonite buckler sheild. It grants 5 TempHP that is lost first when you take damage. <text:s/>It can be repaired using a mending spell for 1 HP or a Make Whole spell for 2d8+level HP. <text:s/>It grants AC 1, a - ACP, 5% arcane spell failure, and weighs 5 lbs. <text:s/>It has a hardness of 30 and 30 HP. <text:s/>You can use a bow or crossbow without penalty while carrying it. You can also use your shield arm to wield a weapon, but you take a -1 penalty on attack rolls while doing so. If you use a weapon in your off hand, you don’t get the buckler’s AC bonus for the rest of the round. <text:s/>You can’t bash someone with a buckler.',3000,1)</text:p>
          </table:table-cell>
        </table:table-row>
        <table:table-row table:style-name="ro1">
          <table:table-cell table:style-name="ce1" office:value-type="string" calcext:value-type="string">
            <text:p>Shield, light</text:p>
          </table:table-cell>
          <table:table-cell table:style-name="ce1" office:value-type="float" office:value="4" calcext:value-type="float">
            <text:p>4</text:p>
          </table:table-cell>
          <table:table-cell table:style-name="ce1" table:formula="of:=700*[.B10]+1600" office:value-type="float" office:value="4400" calcext:value-type="float">
            <text:p>4400</text:p>
          </table:table-cell>
          <table:table-cell table:style-name="ce1" office:value-type="float" office:value="30" calcext:value-type="float">
            <text:p>30</text:p>
          </table:table-cell>
          <table:table-cell table:style-name="ce1" office:value-type="string" calcext:value-type="string">
            <text:p>Dragonite</text:p>
          </table:table-cell>
          <table:table-cell table:style-name="ce1" office:value-type="float" office:value="7" calcext:value-type="float">
            <text:p>7</text:p>
          </table:table-cell>
          <table:table-cell table:style-name="ce1" office:value-type="float" office:value="3" calcext:value-type="float">
            <text:p>3</text:p>
          </table:table-cell>
          <table:table-cell table:style-name="ce2" office:value-type="string" calcext:value-type="string">
            <text:p>9 gp</text:p>
          </table:table-cell>
          <table:table-cell table:style-name="ce2" office:value-type="float" office:value="1" calcext:value-type="float">
            <text:p>1</text:p>
          </table:table-cell>
          <table:table-cell table:style-name="ce2" office:value-type="string" calcext:value-type="string">
            <text:p>—</text:p>
          </table:table-cell>
          <table:table-cell table:style-name="ce2" office:value-type="float" office:value="-1" calcext:value-type="float">
            <text:p>-1</text:p>
          </table:table-cell>
          <table:table-cell table:style-name="ce3" office:value-type="percentage" office:value="0.05" calcext:value-type="percentage">
            <text:p>5%</text:p>
          </table:table-cell>
          <table:table-cell table:style-name="ce2" office:value-type="string" calcext:value-type="string">
            <text:p>—</text:p>
          </table:table-cell>
          <table:table-cell table:style-name="ce2" office:value-type="string" calcext:value-type="string">
            <text:p>6 lb.</text:p>
          </table:table-cell>
          <table:table-cell table:style-name="ce2" table:formula="of:=COM.MICROSOFT.CONCAT(SUBSTITUTE([.N10]; &quot; lb.&quot;;&quot;&quot;)/2;&quot; lb.&quot;)" office:value-type="string" office:string-value="3 lb." calcext:value-type="string">
            <text:p>3 lb.</text:p>
          </table:table-cell>
          <table:table-cell table:formula="of:=COM.MICROSOFT.CONCAT(&quot;an &quot;;[.E10];&quot; light sheild. it grants &quot;;[.F10];&quot; TempHP that is lost first when you take damage.  It can be repaired using a mending spell for 1 hp or a make whole spell for 2d8+level hp. it grants ac &quot;;[.I10];&quot;, has a &quot;;(100*[.L10]);&quot; arcane spell failure, and weighs &quot;;[.O10];&quot; it has a hardness of &quot;;[.D10];&quot; and &quot;;[.G1]*(10+[.F10]);&quot; hp.&quot;)" office:value-type="string" office:string-value="an Dragonite light sheild. it grants 7 TempHP that is lost first when you take damage.  It can be repaired using a mending spell for 1 hp or a make whole spell for 2d8+level hp. it grants ac 1, has a 5 arcane spell failure, and weighs 3 lb. it has a hardness of 30 and 51 hp." calcext:value-type="string">
            <text:p>an Dragonite light sheild. it grants 7 TempHP that is lost first when you take damage. <text:s/>It can be repaired using a mending spell for 1 hp or a make whole spell for 2d8+level hp. it grants ac 1, has a 5 arcane spell failure, and weighs 3 lb. it has a hardness of 30 and 51 hp.</text:p>
          </table:table-cell>
          <table:table-cell/>
          <table:table-cell table:formula="of:=COM.MICROSOFT.CONCAT(&quot;insert into items (name, description, cost, usable) values('&quot;;[.A10];&quot;, small &quot;;[.E10];&quot;','&quot;;[.P10];&quot;',&quot;;[.C10];&quot;,1)&quot;)" office:value-type="string" office:string-value="insert into items (name, description, cost, usable) values('Shield, light, small Dragonite','an Dragonite light sheild. it grants 7 TempHP that is lost first when you take damage.  It can be repaired using a mending spell for 1 hp or a make whole spell for 2d8+level hp. it grants ac 1, has a 5 arcane spell failure, and weighs 3 lb. it has a hardness of 30 and 51 hp.',4400,1)" calcext:value-type="string">
            <text:p>insert into items (name, description, cost, usable) values('Shield, light, small Dragonite','an Dragonite light sheild. it grants 7 TempHP that is lost first when you take damage. <text:s/>It can be repaired using a mending spell for 1 hp or a make whole spell for 2d8+level hp. it grants ac 1, has a 5 arcane spell failure, and weighs 3 lb. it has a hardness of 30 and 51 hp.',4400,1)</text:p>
          </table:table-cell>
        </table:table-row>
        <table:table-row table:style-name="ro1">
          <table:table-cell table:style-name="ce1" office:value-type="string" calcext:value-type="string">
            <text:p>Shield, heavy</text:p>
          </table:table-cell>
          <table:table-cell table:style-name="ce1" office:value-type="float" office:value="8" calcext:value-type="float">
            <text:p>8</text:p>
          </table:table-cell>
          <table:table-cell table:style-name="ce1" table:formula="of:=700*[.B11]+1600" office:value-type="float" office:value="7200" calcext:value-type="float">
            <text:p>7200</text:p>
          </table:table-cell>
          <table:table-cell table:style-name="ce1" office:value-type="float" office:value="30" calcext:value-type="float">
            <text:p>30</text:p>
          </table:table-cell>
          <table:table-cell table:style-name="ce1" office:value-type="string" calcext:value-type="string">
            <text:p>Dragonite</text:p>
          </table:table-cell>
          <table:table-cell table:style-name="ce1" office:value-type="float" office:value="10" calcext:value-type="float">
            <text:p>10</text:p>
          </table:table-cell>
          <table:table-cell table:style-name="ce1" office:value-type="float" office:value="3" calcext:value-type="float">
            <text:p>3</text:p>
          </table:table-cell>
          <table:table-cell table:style-name="ce2" office:value-type="string" calcext:value-type="string">
            <text:p>20 gp</text:p>
          </table:table-cell>
          <table:table-cell table:style-name="ce2" office:value-type="float" office:value="2" calcext:value-type="float">
            <text:p>2</text:p>
          </table:table-cell>
          <table:table-cell table:style-name="ce2" office:value-type="string" calcext:value-type="string">
            <text:p>—</text:p>
          </table:table-cell>
          <table:table-cell table:style-name="ce2" office:value-type="float" office:value="-2" calcext:value-type="float">
            <text:p>-2</text:p>
          </table:table-cell>
          <table:table-cell table:style-name="ce3" office:value-type="percentage" office:value="0.15" calcext:value-type="percentage">
            <text:p>15%</text:p>
          </table:table-cell>
          <table:table-cell table:style-name="ce2" office:value-type="string" calcext:value-type="string">
            <text:p>—</text:p>
          </table:table-cell>
          <table:table-cell table:style-name="ce2" office:value-type="string" calcext:value-type="string">
            <text:p>15 lb.</text:p>
          </table:table-cell>
          <table:table-cell table:style-name="ce2" table:formula="of:=COM.MICROSOFT.CONCAT(SUBSTITUTE([.N11]; &quot; lb.&quot;;&quot;&quot;)/2;&quot; lb.&quot;)" office:value-type="string" office:string-value="7.5 lb." calcext:value-type="string">
            <text:p>7.5 lb.</text:p>
          </table:table-cell>
          <table:table-cell table:formula="of:=COM.MICROSOFT.CONCAT(&quot;an &quot;;[.E11];&quot; heavy sheild. it grants &quot;;[.F11];&quot; temphp that is lost first when you take damage.  it can be repaired using a mending spell for 1 hp or a make whole spell for 2d8+level hp. it grants ac &quot;;[.I11];&quot;, has a &quot;;(100*[.L11]);&quot; arcane spell failure, and weighs &quot;;[.O11];&quot; it has a hardness of &quot;;[.D11];&quot; and &quot;;[.G1]*(20+[.F11]);&quot; hp.&quot;)" office:value-type="string" office:string-value="an Dragonite heavy sheild. it grants 10 temphp that is lost first when you take damage.  it can be repaired using a mending spell for 1 hp or a make whole spell for 2d8+level hp. it grants ac 2, has a 15 arcane spell failure, and weighs 7.5 lb. it has a hardness of 30 and 90 hp." calcext:value-type="string">
            <text:p>an Dragonite heavy sheild. it grants 10 temphp that is lost first when you take damage. <text:s/>it can be repaired using a mending spell for 1 hp or a make whole spell for 2d8+level hp. it grants ac 2, has a 15 arcane spell failure, and weighs 7.5 lb. it has a hardness of 30 and 90 hp.</text:p>
          </table:table-cell>
          <table:table-cell/>
          <table:table-cell table:formula="of:=COM.MICROSOFT.CONCAT(&quot;insert into items (name, description, cost, usable) values('&quot;;[.A11];&quot;, small &quot;;[.E11];&quot;','&quot;;[.P11];&quot;',&quot;;[.C11];&quot;,1)&quot;)" office:value-type="string" office:string-value="insert into items (name, description, cost, usable) values('Shield, heavy, small Dragonite','an Dragonite heavy sheild. it grants 10 temphp that is lost first when you take damage.  it can be repaired using a mending spell for 1 hp or a make whole spell for 2d8+level hp. it grants ac 2, has a 15 arcane spell failure, and weighs 7.5 lb. it has a hardness of 30 and 90 hp.',7200,1)" calcext:value-type="string">
            <text:p>insert into items (name, description, cost, usable) values('Shield, heavy, small Dragonite','an Dragonite heavy sheild. it grants 10 temphp that is lost first when you take damage. <text:s/>it can be repaired using a mending spell for 1 hp or a make whole spell for 2d8+level hp. it grants ac 2, has a 15 arcane spell failure, and weighs 7.5 lb. it has a hardness of 30 and 90 hp.',7200,1)</text:p>
          </table:table-cell>
        </table:table-row>
        <table:table-row table:style-name="ro1">
          <table:table-cell table:style-name="ce1" office:value-type="string" calcext:value-type="string">
            <text:p>Shield, tower</text:p>
          </table:table-cell>
          <table:table-cell table:style-name="ce1" office:value-type="float" office:value="10" calcext:value-type="float">
            <text:p>10</text:p>
          </table:table-cell>
          <table:table-cell table:style-name="ce1" table:formula="of:=700*[.B12]+1600" office:value-type="float" office:value="8600" calcext:value-type="float">
            <text:p>8600</text:p>
          </table:table-cell>
          <table:table-cell table:style-name="ce1" office:value-type="float" office:value="30" calcext:value-type="float">
            <text:p>30</text:p>
          </table:table-cell>
          <table:table-cell table:style-name="ce1" office:value-type="string" calcext:value-type="string">
            <text:p>Dragonite</text:p>
          </table:table-cell>
          <table:table-cell table:style-name="ce1" office:value-type="float" office:value="20" calcext:value-type="float">
            <text:p>20</text:p>
          </table:table-cell>
          <table:table-cell table:style-name="ce1" office:value-type="float" office:value="3" calcext:value-type="float">
            <text:p>3</text:p>
          </table:table-cell>
          <table:table-cell table:style-name="ce2" office:value-type="string" calcext:value-type="string">
            <text:p>30 gp</text:p>
          </table:table-cell>
          <table:table-cell table:style-name="ce2" office:value-type="float" office:value="43" calcext:value-type="float">
            <text:p>43</text:p>
          </table:table-cell>
          <table:table-cell table:style-name="ce2" office:value-type="float" office:value="2" calcext:value-type="float">
            <text:p>2</text:p>
          </table:table-cell>
          <table:table-cell table:style-name="ce2" office:value-type="float" office:value="-10" calcext:value-type="float">
            <text:p>-10</text:p>
          </table:table-cell>
          <table:table-cell table:style-name="ce3" office:value-type="percentage" office:value="0.5" calcext:value-type="percentage">
            <text:p>50%</text:p>
          </table:table-cell>
          <table:table-cell table:style-name="ce2" office:value-type="string" calcext:value-type="string">
            <text:p>—</text:p>
          </table:table-cell>
          <table:table-cell table:style-name="ce2" office:value-type="string" calcext:value-type="string">
            <text:p>45 lb.</text:p>
          </table:table-cell>
          <table:table-cell table:style-name="ce2" table:formula="of:=COM.MICROSOFT.CONCAT(SUBSTITUTE([.N12]; &quot; lb.&quot;;&quot;&quot;)/2;&quot; lb.&quot;)" office:value-type="string" office:string-value="22.5 lb." calcext:value-type="string">
            <text:p>22.5 lb.</text:p>
          </table:table-cell>
          <table:table-cell table:formula="of:=COM.MICROSOFT.CONCAT(&quot;This massive &quot;;[.E12];&quot; shield is nearly as tall as you are. It grants &quot;;[.F11];&quot; temphp that is lost first when you take damage.  It can be repaired using a mending spell for 1 hp or a make whole spell for 2d8+level hp. It grants AC &quot;;[.I12];&quot;, has an ACP of 2, a &quot;;(100*[.L12]);&quot; arcane spell failure, and weighs &quot;;[.O12];&quot; It has a hardness of &quot;;[.D12];&quot; and &quot;;[.G1]*(20+[.F12]);&quot; HP. Attacking while using a tower shield has a -2 penalty even when proficient with it. You can use it as total cover, though you must give up your attacks to do so. The shield does not, however, provide cover against targeted spells; a spellcaster can cast a spell on you by targeting the shield you are holding. You cannot bash with a tower shield, nor can you use your shield hand for anything else. &quot;)" office:value-type="string" office:string-value="This massive Dragonite shield is nearly as tall as you are. It grants 10 temphp that is lost first when you take damage.  It can be repaired using a mending spell for 1 hp or a make whole spell for 2d8+level hp. It grants AC 43, has an ACP of 2, a 50 arcane spell failure, and weighs 22.5 lb. It has a hardness of 30 and 120 HP. Attacking while using a tower shield has a -2 penalty even when proficient with it. You can use it as total cover, though you must give up your attacks to do so. The shield does not, however, provide cover against targeted spells; a spellcaster can cast a spell on you by targeting the shield you are holding. You cannot bash with a tower shield, nor can you use your shield hand for anything else. " calcext:value-type="string">
            <text:p>This massive Dragonite shield is nearly as tall as you are. It grants 10 temphp that is lost first when you take damage. <text:s/>It can be repaired using a mending spell for 1 hp or a make whole spell for 2d8+level hp. It grants AC 43, has an ACP of 2, a 50 arcane spell failure, and weighs 22.5 lb. It has a hardness of 30 and 120 HP. Attacking while using a tower shield has a -2 penalty even when proficient with it. You can use it as total cover, though you must give up your attacks to do so. The shield does not, however, provide cover against targeted spells; a spellcaster can cast a spell on you by targeting the shield you are holding. You cannot bash with a tower shield, nor can you use your shield hand for anything else. </text:p>
          </table:table-cell>
          <table:table-cell/>
          <table:table-cell table:formula="of:=COM.MICROSOFT.CONCAT(&quot;insert into items (name, description, cost, usable) values('&quot;;[.A12];&quot;, small &quot;;[.E12];&quot;','&quot;;[.P12];&quot;',&quot;;[.C12];&quot;,1)&quot;)" office:value-type="string" office:string-value="insert into items (name, description, cost, usable) values('Shield, tower, small Dragonite','This massive Dragonite shield is nearly as tall as you are. It grants 10 temphp that is lost first when you take damage.  It can be repaired using a mending spell for 1 hp or a make whole spell for 2d8+level hp. It grants AC 43, has an ACP of 2, a 50 arcane spell failure, and weighs 22.5 lb. It has a hardness of 30 and 120 HP. Attacking while using a tower shield has a -2 penalty even when proficient with it. You can use it as total cover, though you must give up your attacks to do so. The shield does not, however, provide cover against targeted spells; a spellcaster can cast a spell on you by targeting the shield you are holding. You cannot bash with a tower shield, nor can you use your shield hand for anything else. ',8600,1)" calcext:value-type="string">
            <text:p>insert into items (name, description, cost, usable) values('Shield, tower, small Dragonite','This massive Dragonite shield is nearly as tall as you are. It grants 10 temphp that is lost first when you take damage. <text:s/>It can be repaired using a mending spell for 1 hp or a make whole spell for 2d8+level hp. It grants AC 43, has an ACP of 2, a 50 arcane spell failure, and weighs 22.5 lb. It has a hardness of 30 and 120 HP. Attacking while using a tower shield has a -2 penalty even when proficient with it. You can use it as total cover, though you must give up your attacks to do so. The shield does not, however, provide cover against targeted spells; a spellcaster can cast a spell on you by targeting the shield you are holding. You cannot bash with a tower shield, nor can you use your shield hand for anything else. ',8600,1)</text:p>
          </table:table-cell>
        </table:table-row>
        <table:table-row table:style-name="ro1" table:number-rows-repeated="1048563">
          <table:table-cell table:number-columns-repeated="18"/>
        </table:table-row>
        <table:table-row table:style-name="ro1">
          <table:table-cell table:number-columns-repeated="18"/>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CA"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CA">$</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CA">$</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07">0000-00-00</text:date>, <text:time style:data-style-name="N2" text:time-value="21:06:50.516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6T08:28:39.845000000</meta:creation-date>
    <dc:date>2017-05-07T22:25:14.211000000</dc:date>
    <meta:editing-duration>PT12M40S</meta:editing-duration>
    <meta:editing-cycles>4</meta:editing-cycles>
    <meta:generator>LibreOffice/5.2.6.2$Windows_x86 LibreOffice_project/a3100ed2409ebf1c212f5048fbe377c281438fdc</meta:generator>
    <meta:document-statistic meta:table-count="6" meta:cell-count="2135" meta:object-count="0"/>
  </office:meta>
</office:document-meta>
</file>